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8.71pt"/>
    </style:style>
    <style:style style:name="co2" style:family="table-column">
      <style:table-column-properties fo:break-before="auto" style:column-width="223.14pt"/>
    </style:style>
    <style:style style:name="co3" style:family="table-column">
      <style:table-column-properties fo:break-before="auto" style:column-width="97.06pt"/>
    </style:style>
    <style:style style:name="co4" style:family="table-column">
      <style:table-column-properties fo:break-before="auto" style:column-width="65.71pt"/>
    </style:style>
    <style:style style:name="co5" style:family="table-column">
      <style:table-column-properties fo:break-before="auto" style:column-width="43pt"/>
    </style:style>
    <style:style style:name="co6" style:family="table-column">
      <style:table-column-properties fo:break-before="auto" style:column-width="30.81pt"/>
    </style:style>
    <style:style style:name="co7" style:family="table-column">
      <style:table-column-properties fo:break-before="auto" style:column-width="49.95pt"/>
    </style:style>
    <style:style style:name="co8" style:family="table-column">
      <style:table-column-properties fo:break-before="auto" style:column-width="50.54pt"/>
    </style:style>
    <style:style style:name="co9" style:family="table-column">
      <style:table-column-properties fo:break-before="auto" style:column-width="140.66pt"/>
    </style:style>
    <style:style style:name="co10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43.6pt"/>
    </style:style>
    <style:style style:name="co12" style:family="table-column">
      <style:table-column-properties fo:break-before="auto" style:column-width="35.46pt"/>
    </style:style>
    <style:style style:name="co13" style:family="table-column">
      <style:table-column-properties fo:break-before="auto" style:column-width="98.79pt"/>
    </style:style>
    <style:style style:name="co14" style:family="table-column">
      <style:table-column-properties fo:break-before="auto" style:column-width="131.9pt"/>
    </style:style>
    <style:style style:name="co15" style:family="table-column">
      <style:table-column-properties fo:break-before="auto" style:column-width="102.84pt"/>
    </style:style>
    <style:style style:name="co16" style:family="table-column">
      <style:table-column-properties fo:break-before="auto" style:column-width="77.3pt"/>
    </style:style>
    <style:style style:name="co17" style:family="table-column">
      <style:table-column-properties fo:break-before="auto" style:column-width="42.46pt"/>
    </style:style>
    <style:style style:name="co18" style:family="table-column">
      <style:table-column-properties fo:break-before="auto" style:column-width="114.49pt"/>
    </style:style>
    <style:style style:name="co19" style:family="table-column">
      <style:table-column-properties fo:break-before="auto" style:column-width="34.84pt"/>
    </style:style>
    <style:style style:name="co20" style:family="table-column">
      <style:table-column-properties fo:break-before="auto" style:column-width="86.6pt"/>
    </style:style>
    <style:style style:name="co21" style:family="table-column">
      <style:table-column-properties fo:break-before="auto" style:column-width="112.14pt"/>
    </style:style>
    <style:style style:name="co22" style:family="table-column">
      <style:table-column-properties fo:break-before="auto" style:column-width="44.76pt"/>
    </style:style>
    <style:style style:name="co23" style:family="table-column">
      <style:table-column-properties fo:break-before="auto" style:column-width="123.19pt"/>
    </style:style>
    <style:style style:name="co24" style:family="table-column">
      <style:table-column-properties fo:break-before="auto" style:column-width="72.65pt"/>
    </style:style>
    <style:style style:name="co25" style:family="table-column">
      <style:table-column-properties fo:break-before="auto" style:column-width="62.19pt"/>
    </style:style>
    <style:style style:name="co26" style:family="table-column">
      <style:table-column-properties fo:break-before="auto" style:column-width="37.81pt"/>
    </style:style>
    <style:style style:name="co27" style:family="table-column">
      <style:table-column-properties fo:break-before="auto" style:column-width="59.24pt"/>
    </style:style>
    <style:style style:name="co28" style:family="table-column">
      <style:table-column-properties fo:break-before="auto" style:column-width="54.06pt"/>
    </style:style>
    <style:style style:name="co29" style:family="table-column">
      <style:table-column-properties fo:break-before="auto" style:column-width="148.76pt"/>
    </style:style>
    <style:style style:name="co30" style:family="table-column">
      <style:table-column-properties fo:break-before="auto" style:column-width="63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4.75pt" fo:break-before="auto" style:use-optimal-row-height="false"/>
    </style:style>
    <style:style style:name="ro3" style:family="table-row">
      <style:table-row-properties style:row-height="41.24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36.74pt" fo:break-before="auto" style:use-optimal-row-height="false"/>
    </style:style>
    <style:style style:name="ro6" style:family="table-row">
      <style:table-row-properties style:row-height="55.5pt" fo:break-before="auto" style:use-optimal-row-height="false"/>
    </style:style>
    <style:style style:name="ro7" style:family="table-row">
      <style:table-row-properties style:row-height="32.26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ta1" style:family="table" style:master-page-name="PageStyle_5f_TR_20_Portal">
      <style:table-properties table:display="true" style:writing-mode="lr-tb"/>
    </style:style>
    <style:style style:name="ta2" style:family="table" style:master-page-name="PageStyle_5f_Current_20_Members">
      <style:table-properties table:display="true" style:writing-mode="lr-tb"/>
    </style:style>
    <style:style style:name="ta3" style:family="table" style:master-page-name="PageStyle_5f_Sheet10">
      <style:table-properties table:display="true" style:writing-mode="lr-tb"/>
    </style:style>
    <style:style style:name="ta4" style:family="table" style:master-page-name="PageStyle_5f_PRIZESMILESTONES">
      <style:table-properties table:display="true" style:writing-mode="lr-tb"/>
    </style:style>
    <style:style style:name="ta5" style:family="table" style:master-page-name="PageStyle_5f_Industry_20_Night">
      <style:table-properties table:display="true" style:writing-mode="lr-tb"/>
    </style:style>
    <style:style style:name="ta6" style:family="table" style:master-page-name="PageStyle_5f_Analysis">
      <style:table-properties table:display="true" style:writing-mode="lr-tb"/>
    </style:style>
    <style:style style:name="ta7" style:family="table" style:master-page-name="PageStyle_5f_Expired">
      <style:table-properties table:display="true" style:writing-mode="lr-tb"/>
    </style:style>
    <style:style style:name="ta8" style:family="table" style:master-page-name="PageStyle_5f_Old_20_shee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d9d2e9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fo:border-bottom="2.49pt solid #000000" fo:background-color="#fce5cd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 style:data-style-name="N125">
      <style:table-cell-properties fo:border-bottom="2.49pt solid #000000" fo:background-color="#cfe2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000000" style:diagonal-bl-tr="none" style:diagonal-tl-br="none" fo:border-left="none" fo:border-right="none" style:rotation-align="none" fo:border-top="non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fo:border-bottom="none" fo:background-color="#cfe2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order-bottom="0.06pt solid #000000" fo:background-color="#cfe2f3" style:diagonal-bl-tr="none" style:diagonal-tl-br="none" fo:border-left="2.49pt solid #000000" fo:border-right="none" style:rotation-align="none" fo:border-top="non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order-bottom="0.06pt solid #000000" fo:background-color="#cfe2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fo:border-bottom="2.49pt solid #000000" fo:background-color="#cfe2f3" style:diagonal-bl-tr="none" style:diagonal-tl-br="none" fo:border-left="2.49pt solid #000000" fo:border-right="none" style:rotation-align="none" fo:border-top="non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fo:background-color="#e6b8af" style:diagonal-bl-tr="none" style:diagonal-tl-br="none" fo:border-left="none" fo:border-right="none" style:rotation-align="none" fo:border-top="non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fo:background-color="#e6b8af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 style:data-style-name="N126">
      <style:table-cell-properties fo:border-bottom="2.49pt solid #000000" fo:background-color="#cfe2f3" style:diagonal-bl-tr="none" style:diagonal-tl-br="none" fo:border-left="none" fo:border-right="none" style:rotation-align="none" fo:border-top="non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6">
      <style:table-cell-properties fo:border-bottom="0.06pt solid #000000" fo:background-color="#cfe2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fo:border-bottom="2.49pt solid #000000" fo:background-color="#cfe2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06pt solid #000000" fo:background-color="#ff0000" style:diagonal-bl-tr="none" style:diagonal-tl-br="none" fo:border-left="none" fo:border-right="none" style:rotation-align="none" fo:border-top="non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0.06pt solid #000000" fo:background-color="#ff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fo:border-bottom="0.06pt solid #000000" fo:background-color="#cfe2f3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Arial" fo:font-size="21pt" fo:font-style="normal" fo:text-shadow="none" style:text-underline-style="none" fo:font-weight="norm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ce18" style:family="table-cell" style:parent-style-name="Default" style:data-style-name="N100">
      <style:table-cell-properties fo:border-bottom="2.49pt solid #000000" fo:background-color="#cfe2f3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fo:border-bottom="none" fo:background-color="#cfe2f3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0.06pt solid #000000" fo:background-color="#cfe2f3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06pt solid #000000" fo:background-color="#cfe2f3" style:diagonal-bl-tr="none" style:diagonal-tl-br="none" fo:border-left="none" fo:border-right="2.49pt solid #000000" style:rotation-align="none" fo:border-top="non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2.49pt solid #000000" fo:background-color="#cfe2f3" style:diagonal-bl-tr="none" style:diagonal-tl-br="none" fo:border-left="none" fo:border-right="2.49pt solid #000000" style:rotation-align="none" fo:border-top="non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2.49pt solid #000000" fo:background-color="#fff2cc" style:diagonal-bl-tr="none" style:diagonal-tl-br="none" fo:border-left="none" fo:border-right="none" style:rotation-align="none" fo:border-top="non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0.06pt solid #000000" fo:background-color="#fff2cc" style:diagonal-bl-tr="none" style:diagonal-tl-br="none" fo:border-left="none" fo:border-right="2.49pt solid #000000" style:rotation-align="none" fo:border-top="non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2.49pt solid #000000" fo:background-color="#fff2cc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fo:border-bottom="0.06pt solid #000000" fo:background-color="#000000" style:diagonal-bl-tr="none" style:diagonal-tl-br="none" fo:border-left="none" fo:border-right="2.49pt solid #000000" style:rotation-align="none" fo:border-top="non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none" fo:background-color="#fff2cc" style:diagonal-bl-tr="none" style:diagonal-tl-br="none" fo:border-left="none" fo:border-right="2.49pt solid #000000" style:rotation-align="none" fo:border-top="non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0.06pt solid #000000" fo:background-color="#fff2cc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order-bottom="2.49pt solid #000000" fo:background-color="#fff2cc" style:diagonal-bl-tr="none" style:diagonal-tl-br="none" fo:border-left="none" fo:border-right="2.49pt solid #000000" style:rotation-align="none" fo:border-top="non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fo:border-bottom="2.49pt solid #000000" fo:background-color="#ead1dc" style:diagonal-bl-tr="none" style:diagonal-tl-br="none" fo:border-left="none" fo:border-right="none" style:rotation-align="none" fo:border-top="non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order-bottom="0.06pt solid #000000" fo:background-color="#ead1dc" style:diagonal-bl-tr="none" style:diagonal-tl-br="none" fo:border-left="none" fo:border-right="none" style:rotation-align="none" fo:border-top="non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fo:border-bottom="2.49pt solid #000000" fo:background-color="#ead1dc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100">
      <style:table-cell-properties fo:background-color="#ead1dc" style:rotation-align="non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06pt solid #000000" fo:background-color="#ead1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Georgia" fo:font-size="13pt" fo:font-style="normal" fo:text-shadow="none" style:text-underline-style="none" fo:font-weight="bold" style:font-size-asian="13pt" style:font-style-asian="normal" style:font-weight-asian="bold" style:font-name-complex="Georgia" style:font-size-complex="13pt" style:font-style-complex="normal" style:font-weight-complex="bold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41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Georgia" fo:font-size="13pt" fo:font-style="normal" fo:text-shadow="none" style:text-underline-style="none" fo:font-weight="bold" style:font-size-asian="13pt" style:font-style-asian="normal" style:font-weight-asian="bold" style:font-name-complex="Georgia" style:font-size-complex="13pt" style:font-style-complex="normal" style:font-weight-complex="bold"/>
    </style:style>
    <style:style style:name="ce4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43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Georgia" fo:font-size="13pt" fo:font-style="normal" fo:text-shadow="none" style:text-underline-style="none" fo:font-weight="bold" style:font-size-asian="13pt" style:font-style-asian="normal" style:font-weight-asian="bold" style:font-name-complex="Georgia" style:font-size-complex="13pt" style:font-style-complex="normal" style:font-weight-complex="bold"/>
      <style:map style:condition="cell-content()=4" style:apply-style-name="ConditionalStyle_5f_2" style:base-cell-address="'Current Members'.C1"/>
    </style:style>
    <style:style style:name="ce4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  <style:map style:condition="cell-content()=4" style:apply-style-name="ConditionalStyle_5f_2" style:base-cell-address="'Current Members'.C1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cell-content()=4" style:apply-style-name="ConditionalStyle_5f_2" style:base-cell-address="'Current Members'.C1"/>
    </style:style>
    <style:style style:name="ce4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cell-content()=4" style:apply-style-name="ConditionalStyle_5f_2" style:base-cell-address="'Current Members'.C1"/>
    </style:style>
    <style:style style:name="ce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cell-content()=4" style:apply-style-name="ConditionalStyle_5f_2" style:base-cell-address="'Current Members'.C1"/>
    </style:style>
    <style:style style:name="ce48" style:family="table-cell" style:parent-style-name="Default">
      <style:table-cell-properties style:rotation-align="non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cell-content()=4" style:apply-style-name="ConditionalStyle_5f_2" style:base-cell-address="'Current Members'.C1"/>
    </style:style>
    <style:style style:name="ce49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cell-content()=4" style:apply-style-name="ConditionalStyle_5f_2" style:base-cell-address="'Current Members'.C1"/>
    </style:style>
    <style:style style:name="ce5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cell-content()=4" style:apply-style-name="ConditionalStyle_5f_2" style:base-cell-address="'Current Members'.C1"/>
    </style:style>
    <style:style style:name="ce51" style:family="table-cell" style:parent-style-name="Default">
      <style:map style:condition="cell-content()=4" style:apply-style-name="ConditionalStyle_5f_2" style:base-cell-address="'Current Members'.C1"/>
    </style:style>
    <style:style style:name="ce52" style:family="table-cell" style:parent-style-name="Default" style:data-style-name="N125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5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54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55" style:family="table-cell" style:parent-style-name="Default" style:data-style-name="N30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56" style:family="table-cell" style:parent-style-name="Default" style:data-style-name="N12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57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5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cell-content()=4" style:apply-style-name="ConditionalStyle_5f_2" style:base-cell-address="'Current Members'.C1"/>
    </style:style>
    <style:style style:name="ce5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60" style:family="table-cell" style:parent-style-name="Default" style:data-style-name="N36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6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62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63" style:family="table-cell" style:parent-style-name="Default" style:data-style-name="N125">
      <style:table-cell-properties style:rotation-align="non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64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Georgia" fo:font-size="13pt" fo:font-style="normal" fo:text-shadow="none" style:text-underline-style="none" fo:font-weight="bold" style:font-size-asian="13pt" style:font-style-asian="normal" style:font-weight-asian="bold" style:font-name-complex="Georgia" style:font-size-complex="13pt" style:font-style-complex="normal" style:font-weight-complex="bold"/>
      <style:map style:condition="is-true-formula(LEN(TRIM([.E1]))&gt;0)" style:apply-style-name="ConditionalStyle_5f_3" style:base-cell-address="'Current Members'.E1"/>
    </style:style>
    <style:style style:name="ce65" style:family="table-cell" style:parent-style-name="Default" style:data-style-name="N125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  <style:map style:condition="is-true-formula(LEN(TRIM([.E1]))&gt;0)" style:apply-style-name="ConditionalStyle_5f_3" style:base-cell-address="'Current Members'.E1"/>
    </style:style>
    <style:style style:name="ce6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3]);TRUNC([.E3])&lt;TODAY()))" style:apply-style-name="ConditionalStyle_5f_1" style:base-cell-address="'Current Members'.E3"/>
    </style:style>
    <style:style style:name="ce67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3]);TRUNC([.E3])&lt;TODAY()))" style:apply-style-name="ConditionalStyle_5f_1" style:base-cell-address="'Current Members'.E3"/>
    </style:style>
    <style:style style:name="ce68" style:family="table-cell" style:parent-style-name="Default" style:data-style-name="N30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3]);TRUNC([.E3])&lt;TODAY()))" style:apply-style-name="ConditionalStyle_5f_1" style:base-cell-address="'Current Members'.E3"/>
    </style:style>
    <style:style style:name="ce69" style:family="table-cell" style:parent-style-name="Default" style:data-style-name="N125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3]);TRUNC([.E3])&lt;TODAY()))" style:apply-style-name="ConditionalStyle_5f_1" style:base-cell-address="'Current Members'.E3"/>
    </style:style>
    <style:style style:name="ce70" style:family="table-cell" style:parent-style-name="Default" style:data-style-name="N36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3]);TRUNC([.E3])&lt;TODAY()))" style:apply-style-name="ConditionalStyle_5f_1" style:base-cell-address="'Current Members'.E3"/>
    </style:style>
    <style:style style:name="ce71" style:family="table-cell" style:parent-style-name="Default" style:data-style-name="N125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3]);TRUNC([.E3])&lt;TODAY()))" style:apply-style-name="ConditionalStyle_5f_1" style:base-cell-address="'Current Members'.E3"/>
    </style:style>
    <style:style style:name="ce7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3]);TRUNC([.E3])&lt;TODAY()))" style:apply-style-name="ConditionalStyle_5f_1" style:base-cell-address="'Current Members'.E3"/>
    </style:style>
    <style:style style:name="ce73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3]);TRUNC([.E3])&lt;TODAY()))" style:apply-style-name="ConditionalStyle_5f_1" style:base-cell-address="'Current Members'.E3"/>
    </style:style>
    <style:style style:name="ce74" style:family="table-cell" style:parent-style-name="Default" style:data-style-name="N125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3]);TRUNC([.E3])&lt;TODAY()))" style:apply-style-name="ConditionalStyle_5f_1" style:base-cell-address="'Current Members'.E3"/>
    </style:style>
    <style:style style:name="ce75" style:family="table-cell" style:parent-style-name="Default" style:data-style-name="N125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3]);TRUNC([.E3])&lt;TODAY()))" style:apply-style-name="ConditionalStyle_5f_1" style:base-cell-address="'Current Members'.E3"/>
    </style:style>
    <style:style style:name="ce76" style:family="table-cell" style:parent-style-name="Default" style:data-style-name="N125">
      <style:table-cell-properties fo:border-bottom="0.06pt solid #000000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3]);TRUNC([.E3])&lt;TODAY()))" style:apply-style-name="ConditionalStyle_5f_1" style:base-cell-address="'Current Members'.E3"/>
    </style:style>
    <style:style style:name="ce77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3]);TRUNC([.E3])&lt;TODAY()))" style:apply-style-name="ConditionalStyle_5f_1" style:base-cell-address="'Current Members'.E3"/>
    </style:style>
    <style:style style:name="ce78" style:family="table-cell" style:parent-style-name="Default" style:data-style-name="N125">
      <style:table-cell-properties style:rotation-align="non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3]);TRUNC([.E3])&lt;TODAY()))" style:apply-style-name="ConditionalStyle_5f_1" style:base-cell-address="'Current Members'.E3"/>
    </style:style>
    <style:style style:name="ce79" style:family="table-cell" style:parent-style-name="Default" style:data-style-name="N125">
      <style:table-cell-properties style:rotation-align="non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LEN(TRIM([.E1]))&gt;0)" style:apply-style-name="ConditionalStyle_5f_3" style:base-cell-address="'Current Members'.E1"/>
    </style:style>
    <style:style style:name="ce80" style:family="table-cell" style:parent-style-name="Default" style:data-style-name="N125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8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71924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82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71924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85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86" style:family="table-cell" style:parent-style-name="Default" style:data-style-name="N125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87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88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  <style:map style:condition="is-true-formula(LEN(TRIM([.I1]))&gt;0)" style:apply-style-name="ConditionalStyle_5f_3" style:base-cell-address="'Current Members'.I1"/>
    </style:style>
    <style:style style:name="ce89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  <style:map style:condition="is-true-formula(LEN(TRIM([.I1]))&gt;0)" style:apply-style-name="ConditionalStyle_5f_3" style:base-cell-address="'Current Members'.I1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LEN(TRIM([.I1]))&gt;0)" style:apply-style-name="ConditionalStyle_5f_3" style:base-cell-address="'Current Members'.I1"/>
    </style:style>
    <style:style style:name="ce9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LEN(TRIM([.I1]))&gt;0)" style:apply-style-name="ConditionalStyle_5f_3" style:base-cell-address="'Current Members'.I1"/>
    </style:style>
    <style:style style:name="ce9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LEN(TRIM([.I1]))&gt;0)" style:apply-style-name="ConditionalStyle_5f_3" style:base-cell-address="'Current Members'.I1"/>
    </style:style>
    <style:style style:name="ce9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LEN(TRIM([.I1]))&gt;0)" style:apply-style-name="ConditionalStyle_5f_3" style:base-cell-address="'Current Members'.I1"/>
    </style:style>
    <style:style style:name="ce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71924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71924" style:text-outline="false" style:text-line-through-style="none" style:text-line-through-type="none" style:font-name="Georg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99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  <style:map style:condition="cell-content()=&quot;ACTIVE&quot;" style:apply-style-name="ConditionalStyle_5f_5" style:base-cell-address="'Current Members'.M1"/>
    </style:style>
    <style:style style:name="ce1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  <style:map style:condition="cell-content()=&quot;ACTIVE&quot;" style:apply-style-name="ConditionalStyle_5f_5" style:base-cell-address="'Current Members'.M1"/>
    </style:style>
    <style:style style:name="ce101" style:family="table-cell" style:parent-style-name="Default">
      <style:table-cell-properties style:rotation-align="non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cell-content()=&quot;ACTIVE&quot;" style:apply-style-name="ConditionalStyle_5f_5" style:base-cell-address="'Current Members'.M1"/>
    </style:style>
    <style:style style:name="ce1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cell-content()=&quot;ACTIVE&quot;" style:apply-style-name="ConditionalStyle_5f_5" style:base-cell-address="'Current Members'.M1"/>
    </style:style>
    <style:style style:name="ce10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ackground-color="#434343"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Georgia" fo:font-size="13pt" fo:font-style="normal" fo:text-shadow="none" style:text-underline-style="none" fo:font-weight="bold" style:font-size-asian="13pt" style:font-style-asian="normal" style:font-weight-asian="bold" style:font-name-complex="Georgia" style:font-size-complex="13pt" style:font-style-complex="normal" style:font-weight-complex="bold"/>
    </style:style>
    <style:style style:name="ce106" style:family="table-cell" style:parent-style-name="Default">
      <style:table-cell-properties fo:background-color="#434343" style:text-align-source="value-type" style:repeat-content="false" fo:wrap-option="wrap" style:direction="ltr" style:rotation-angle="9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Georgia" fo:font-size="13pt" fo:font-style="normal" fo:text-shadow="none" style:text-underline-style="none" fo:font-weight="bold" style:font-size-asian="13pt" style:font-style-asian="normal" style:font-weight-asian="bold" style:font-name-complex="Georgia" style:font-size-complex="13pt" style:font-style-complex="normal" style:font-weight-complex="bold"/>
    </style:style>
    <style:style style:name="ce107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Georgia" fo:font-size="13pt" fo:font-style="normal" fo:text-shadow="none" style:text-underline-style="none" fo:font-weight="bold" style:font-size-asian="13pt" style:font-style-asian="normal" style:font-weight-asian="bold" style:font-name-complex="Georgia" style:font-size-complex="13pt" style:font-style-complex="normal" style:font-weight-complex="bold"/>
      <style:map style:condition="cell-content()=4" style:apply-style-name="ConditionalStyle_5f_2" style:base-cell-address="Sheet10.A3"/>
    </style:style>
    <style:style style:name="ce108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Georgia" fo:font-size="13pt" fo:font-style="normal" fo:text-shadow="none" style:text-underline-style="none" fo:font-weight="bold" style:font-size-asian="13pt" style:font-style-asian="normal" style:font-weight-asian="bold" style:font-name-complex="Georgia" style:font-size-complex="13pt" style:font-style-complex="normal" style:font-weight-complex="bold"/>
      <style:map style:condition="is-true-formula(LEN(TRIM([.A5]))&gt;0)" style:apply-style-name="ConditionalStyle_5f_3" style:base-cell-address="Sheet10.A5"/>
    </style:style>
    <style:style style:name="ce10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10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1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  <style:map style:condition="cell-content()=4" style:apply-style-name="ConditionalStyle_5f_2" style:base-cell-address="Sheet10.A3"/>
    </style:style>
    <style:style style:name="ce112" style:family="table-cell" style:parent-style-name="Default" style:data-style-name="N125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  <style:map style:condition="is-true-formula(LEN(TRIM([.A5]))&gt;0)" style:apply-style-name="ConditionalStyle_5f_3" style:base-cell-address="Sheet10.A5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14" style:family="table-cell" style:parent-style-name="Default">
      <style:table-cell-properties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cell-content()=4" style:apply-style-name="ConditionalStyle_5f_2" style:base-cell-address="Sheet10.A3"/>
    </style:style>
    <style:style style:name="ce11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C5]);TRUNC([.C5])&lt;TODAY()))" style:apply-style-name="ConditionalStyle_5f_1" style:base-cell-address="Sheet10.C5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90" style:rotation-align="bottom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2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cell-content()=4" style:apply-style-name="ConditionalStyle_5f_2" style:base-cell-address="Sheet10.A3"/>
    </style:style>
    <style:style style:name="ce121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C5]);TRUNC([.C5])&lt;TODAY()))" style:apply-style-name="ConditionalStyle_5f_1" style:base-cell-address="Sheet10.C5"/>
    </style:style>
    <style:style style:name="ce1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90" style:rotation-align="bottom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2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cell-content()=4" style:apply-style-name="ConditionalStyle_5f_2" style:base-cell-address="Sheet10.A3"/>
    </style:style>
    <style:style style:name="ce125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C5]);TRUNC([.C5])&lt;TODAY()))" style:apply-style-name="ConditionalStyle_5f_1" style:base-cell-address="Sheet10.C5"/>
    </style:style>
    <style:style style:name="ce1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27" style:family="table-cell" style:parent-style-name="Default">
      <style:table-cell-properties fo:border-bottom="0.06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90" style:rotation-align="bottom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cell-content()=4" style:apply-style-name="ConditionalStyle_5f_2" style:base-cell-address="Sheet10.A3"/>
    </style:style>
    <style:style style:name="ce129" style:family="table-cell" style:parent-style-name="Default" style:data-style-name="N30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C5]);TRUNC([.C5])&lt;TODAY()))" style:apply-style-name="ConditionalStyle_5f_1" style:base-cell-address="Sheet10.C5"/>
    </style:style>
    <style:style style:name="ce130" style:family="table-cell" style:parent-style-name="Default">
      <style:table-cell-properties style:rotation-align="non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cell-content()=4" style:apply-style-name="ConditionalStyle_5f_2" style:base-cell-address="Sheet10.A3"/>
    </style:style>
    <style:style style:name="ce131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32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C5]);TRUNC([.C5])&lt;TODAY()))" style:apply-style-name="ConditionalStyle_5f_1" style:base-cell-address="Sheet10.C5"/>
    </style:style>
    <style:style style:name="ce13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cell-content()=4" style:apply-style-name="ConditionalStyle_5f_2" style:base-cell-address="Sheet10.A3"/>
    </style:style>
    <style:style style:name="ce134" style:family="table-cell" style:parent-style-name="Default" style:data-style-name="N36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C5]);TRUNC([.C5])&lt;TODAY()))" style:apply-style-name="ConditionalStyle_5f_1" style:base-cell-address="Sheet10.C5"/>
    </style:style>
    <style:style style:name="ce13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90" style:rotation-align="bottom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36" style:family="table-cell" style:parent-style-name="Default">
      <style:table-cell-properties fo:border-bottom="0.06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3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71924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138" style:family="table-cell" style:parent-style-name="Default" style:data-style-name="N125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C5]);TRUNC([.C5])&lt;TODAY()))" style:apply-style-name="ConditionalStyle_5f_1" style:base-cell-address="Sheet10.C5"/>
    </style:style>
    <style:style style:name="ce139" style:family="table-cell" style:parent-style-name="Default">
      <style:map style:condition="cell-content()=4" style:apply-style-name="ConditionalStyle_5f_2" style:base-cell-address="Sheet10.A3"/>
    </style:style>
    <style:style style:name="ce140" style:family="table-cell" style:parent-style-name="Default">
      <style:map style:condition="is-true-formula(AND(ISNUMBER([.C5]);TRUNC([.C5])&lt;TODAY()))" style:apply-style-name="ConditionalStyle_5f_1" style:base-cell-address="Sheet10.C5"/>
    </style:style>
    <style:style style:name="ce141" style:family="table-cell" style:parent-style-name="Default" style:data-style-name="N125">
      <style:table-cell-properties style:rotation-align="non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C5]);TRUNC([.C5])&lt;TODAY()))" style:apply-style-name="ConditionalStyle_5f_1" style:base-cell-address="Sheet10.C5"/>
    </style:style>
    <style:style style:name="ce142" style:family="table-cell" style:parent-style-name="Default" style:data-style-name="N125">
      <style:table-cell-properties style:rotation-align="non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LEN(TRIM([.A5]))&gt;0)" style:apply-style-name="ConditionalStyle_5f_3" style:base-cell-address="Sheet10.A5"/>
    </style:style>
    <style:style style:name="ce1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0000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Arial" fo:font-size="19pt" fo:font-style="normal" fo:text-shadow="none" style:text-underline-style="none" fo:font-weight="bold" style:font-size-asian="19pt" style:font-style-asian="normal" style:font-weight-asian="bold" style:font-name-complex="Arial" style:font-size-complex="19pt" style:font-style-complex="normal" style:font-weight-complex="bold"/>
    </style:style>
    <style:style style:name="ce145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fo:background-color="#f4cccc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47" style:family="table-cell" style:parent-style-name="Default" style:data-style-name="N128">
      <style:table-cell-properties fo:background-color="#fff2cc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 style:data-style-name="N128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9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3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y&quot;" style:apply-style-name="ConditionalStyle_5f_3" style:base-cell-address="'Industry Night'.H1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y&quot;" style:apply-style-name="ConditionalStyle_5f_3" style:base-cell-address="'Industry Night'.H1"/>
    </style:style>
    <style:style style:name="ce15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7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style:rotation-align="non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59" style:family="table-cell" style:parent-style-name="Default" style:data-style-name="N30">
      <style:table-cell-properties style:rotation-align="non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60" style:family="table-cell" style:parent-style-name="Default" style:data-style-name="N127">
      <style:table-cell-properties style:rotation-align="non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61" style:family="table-cell" style:parent-style-name="Default" style:data-style-name="N36">
      <style:table-cell-properties style:rotation-align="non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62" style:family="table-cell" style:parent-style-name="Default" style:data-style-name="N1">
      <style:table-cell-properties style:rotation-align="non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63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164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165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166" style:family="table-cell" style:parent-style-name="Default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167" style:family="table-cell" style:parent-style-name="Default">
      <style:table-cell-properties style:rotation-align="none"/>
      <style:text-properties fo:color="#071924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168" style:family="table-cell" style:parent-style-name="Default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169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170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171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172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71924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173" style:family="table-cell" style:parent-style-name="Default" style:data-style-name="N10125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174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17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33]);TRUNC([.E33])&lt;TODAY()))" style:apply-style-name="ConditionalStyle_5f_1" style:base-cell-address="Expired.E33"/>
    </style:style>
    <style:style style:name="ce176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33]);TRUNC([.E33])&lt;TODAY()))" style:apply-style-name="ConditionalStyle_5f_1" style:base-cell-address="Expired.E33"/>
    </style:style>
    <style:style style:name="ce177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35]);TRUNC([.E35])&lt;TODAY()))" style:apply-style-name="ConditionalStyle_5f_1" style:base-cell-address="Expired.E35"/>
    </style:style>
    <style:style style:name="ce178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36]);TRUNC([.E36])&lt;TODAY()))" style:apply-style-name="ConditionalStyle_5f_1" style:base-cell-address="Expired.E36"/>
    </style:style>
    <style:style style:name="ce179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37]);TRUNC([.E37])&lt;TODAY()))" style:apply-style-name="ConditionalStyle_5f_1" style:base-cell-address="Expired.E37"/>
    </style:style>
    <style:style style:name="ce180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38]);TRUNC([.E38])&lt;TODAY()))" style:apply-style-name="ConditionalStyle_5f_1" style:base-cell-address="Expired.E38"/>
    </style:style>
    <style:style style:name="ce181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43]);TRUNC([.E43])&lt;TODAY()))" style:apply-style-name="ConditionalStyle_5f_1" style:base-cell-address="Expired.E43"/>
    </style:style>
    <style:style style:name="ce182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45]);TRUNC([.E45])&lt;TODAY()))" style:apply-style-name="ConditionalStyle_5f_1" style:base-cell-address="Expired.E45"/>
    </style:style>
    <style:style style:name="ce183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47]);TRUNC([.E47])&lt;TODAY()))" style:apply-style-name="ConditionalStyle_5f_1" style:base-cell-address="Expired.E47"/>
    </style:style>
    <style:style style:name="ce184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48]);TRUNC([.E48])&lt;TODAY()))" style:apply-style-name="ConditionalStyle_5f_1" style:base-cell-address="Expired.E48"/>
    </style:style>
    <style:style style:name="ce185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49]);TRUNC([.E49])&lt;TODAY()))" style:apply-style-name="ConditionalStyle_5f_1" style:base-cell-address="Expired.E49"/>
    </style:style>
    <style:style style:name="ce186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50]);TRUNC([.E50])&lt;TODAY()))" style:apply-style-name="ConditionalStyle_5f_1" style:base-cell-address="Expired.E50"/>
    </style:style>
    <style:style style:name="ce187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51]);TRUNC([.E51])&lt;TODAY()))" style:apply-style-name="ConditionalStyle_5f_1" style:base-cell-address="Expired.E51"/>
    </style:style>
    <style:style style:name="ce188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53]);TRUNC([.E53])&lt;TODAY()))" style:apply-style-name="ConditionalStyle_5f_1" style:base-cell-address="Expired.E53"/>
    </style:style>
    <style:style style:name="ce189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54]);TRUNC([.E54])&lt;TODAY()))" style:apply-style-name="ConditionalStyle_5f_1" style:base-cell-address="Expired.E54"/>
    </style:style>
    <style:style style:name="ce190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55]);TRUNC([.E55])&lt;TODAY()))" style:apply-style-name="ConditionalStyle_5f_1" style:base-cell-address="Expired.E55"/>
    </style:style>
    <style:style style:name="ce191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57]);TRUNC([.E57])&lt;TODAY()))" style:apply-style-name="ConditionalStyle_5f_1" style:base-cell-address="Expired.E57"/>
    </style:style>
    <style:style style:name="ce192" style:family="table-cell" style:parent-style-name="Default" style:data-style-name="N125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58]);TRUNC([.E58])&lt;TODAY()))" style:apply-style-name="ConditionalStyle_5f_1" style:base-cell-address="Expired.E58"/>
    </style:style>
    <style:style style:name="ce193" style:family="table-cell" style:parent-style-name="Default" style:data-style-name="N30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59]);TRUNC([.E59])&lt;TODAY()))" style:apply-style-name="ConditionalStyle_5f_1" style:base-cell-address="Expired.E59"/>
    </style:style>
    <style:style style:name="ce194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60]);TRUNC([.E60])&lt;TODAY()))" style:apply-style-name="ConditionalStyle_5f_1" style:base-cell-address="Expired.E60"/>
    </style:style>
    <style:style style:name="ce195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63]);TRUNC([.E63])&lt;TODAY()))" style:apply-style-name="ConditionalStyle_5f_1" style:base-cell-address="Expired.E63"/>
    </style:style>
    <style:style style:name="ce196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64]);TRUNC([.E64])&lt;TODAY()))" style:apply-style-name="ConditionalStyle_5f_1" style:base-cell-address="Expired.E64"/>
    </style:style>
    <style:style style:name="ce197" style:family="table-cell" style:parent-style-name="Default" style:data-style-name="N125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AND(ISNUMBER([.E66]);TRUNC([.E66])&lt;TODAY()))" style:apply-style-name="ConditionalStyle_5f_1" style:base-cell-address="Expired.E66"/>
    </style:style>
    <style:style style:name="ce198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199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00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01" style:family="table-cell" style:parent-style-name="Default" style:data-style-name="N129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202" style:family="table-cell" style:parent-style-name="Default" style:data-style-name="N129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03" style:family="table-cell" style:parent-style-name="Default" style:data-style-name="N129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71924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04" style:family="table-cell" style:parent-style-name="Default" style:data-style-name="N129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05" style:family="table-cell" style:parent-style-name="Default" style:data-style-name="N129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202124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06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71924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71924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08" style:family="table-cell" style:parent-style-name="Default" style:data-style-name="N37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71924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211" style:family="table-cell" style:parent-style-name="Default">
      <style:table-cell-properties style:rotation-align="none"/>
      <style:text-properties fo:color="#071924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212" style:family="table-cell" style:parent-style-name="Default">
      <style:table-cell-properties fo:background-color="#c27ba0" style:rotation-align="none"/>
      <style:text-properties fo:color="#071924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71924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214" style:family="table-cell" style:parent-style-name="Default">
      <style:table-cell-properties fo:background-color="#c27ba0" style:rotation-align="non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15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71924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18" style:family="table-cell" style:parent-style-name="Default" style:data-style-name="N129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71924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219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220" style:family="table-cell" style:parent-style-name="Default" style:data-style-name="N129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  <style:style style:name="ce2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71924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 Porta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<text:a xlink:href="https://portal2.arryved.com/" xlink:type="simple">ARRYVED</text:a></text:p>
          </table:table-cell>
          <table:table-cell table:style-name="ce9"/>
          <table:table-cell table:style-name="ce15"/>
          <table:table-cell table:style-name="ce23"/>
          <table:table-cell table:style-name="ce30"/>
          <table:table-cell table:number-columns-repeated="1019"/>
        </table:table-row>
        <table:table-row table:style-name="ro2">
          <table:table-cell table:style-name="ce2" office:value-type="string" calcext:value-type="string">
            <text:p><text:a xlink:href="https://calendar.google.com/calendar/embed?src=f0rkgfs4c69ipllfivoepmbqng%40group.calendar.google.com&amp;ctz=America%2FChicago" xlink:type="simple">SHIFTS</text:a></text:p>
          </table:table-cell>
          <table:table-cell table:style-name="ce10" office:value-type="string" calcext:value-type="string">
            <text:p><text:a xlink:href="https://docs.google.com/spreadsheets/d/1G3ZKBhZl2xuGuQI_TJcDZdi7GMYqAuJ1rXfPrWimqH8/edit#gid=131304965" xlink:type="simple">PR PORTAL</text:a></text:p>
          </table:table-cell>
          <table:table-cell table:style-name="ce16" office:value-type="string" calcext:value-type="string">
            <text:p>STAFF QUESTIONS: Allison 405-627-2375, BF 405-627-0167</text:p>
          </table:table-cell>
          <table:table-cell table:style-name="ce24"/>
          <table:table-cell table:style-name="ce31"/>
          <table:table-cell table:number-columns-repeated="1019"/>
        </table:table-row>
        <table:table-row table:style-name="ro3">
          <table:table-cell table:style-name="ce2" office:value-type="string" calcext:value-type="string">
            <text:p><text:a xlink:href="https://www.mcfleshmans.com/beer/" xlink:type="simple">ONLINE MENU</text:a></text:p>
          </table:table-cell>
          <table:table-cell table:style-name="ce10" office:value-type="string" calcext:value-type="string">
            <text:p><text:a xlink:href="https://docs.google.com/spreadsheets/d/1vajUO-CQtbYkQug7ltavp7WFHx1XekXc6EmTiyzJ0A8/edit?usp=sharing" xlink:type="simple">PUB CLUB</text:a></text:p>
          </table:table-cell>
          <table:table-cell table:style-name="ce17" office:value-type="string" calcext:value-type="string">
            <text:p>Put Notes to next staff here. </text:p>
          </table:table-cell>
          <table:table-cell table:style-name="ce24"/>
          <table:table-cell table:style-name="ce32" office:value-type="string" calcext:value-type="string">
            <text:p>Beers In Waiting for the wee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11"/>
          <table:table-cell table:style-name="ce18" office:value-type="string" calcext:value-type="string">
            <text:p>NOTES</text:p>
          </table:table-cell>
          <table:table-cell table:style-name="ce25" office:value-type="string" calcext:value-type="string">
            <text:p>EVENTS/Food Trucks</text:p>
          </table:table-cell>
          <table:table-cell table:style-name="ce32" office:value-type="string" calcext:value-type="string">
            <text:p>Start at top and replace as they kick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4" office:value-type="string" calcext:value-type="string">
            <text:p>AVG</text:p>
          </table:table-cell>
          <table:table-cell table:style-name="ce4"/>
          <table:table-cell table:style-name="ce26"/>
          <table:table-cell table:style-name="ce31"/>
          <table:table-cell table:number-columns-repeated="1019"/>
        </table:table-row>
        <table:table-row table:style-name="ro1">
          <table:table-cell table:style-name="ce5" office:value-type="date" office:date-value="2023-07-17" calcext:value-type="date">
            <text:p>7/17/2023</text:p>
          </table:table-cell>
          <table:table-cell table:style-name="ce12" office:value-type="string" calcext:value-type="string">
            <text:p>Mon</text:p>
          </table:table-cell>
          <table:table-cell table:style-name="ce19"/>
          <table:table-cell table:style-name="ce27"/>
          <table:table-cell table:style-name="ce33"/>
          <table:table-cell table:number-columns-repeated="1019"/>
        </table:table-row>
        <table:table-row table:style-name="ro1">
          <table:table-cell table:style-name="ce5" table:formula="of:=[.A6]+1" office:value-type="date" office:date-value="2023-07-18" calcext:value-type="date">
            <text:p>7/18/2023</text:p>
          </table:table-cell>
          <table:table-cell table:style-name="ce13" table:formula="of:=[.A7]" office:value-type="date" office:date-value="2023-07-18" calcext:value-type="date">
            <text:p>Tue</text:p>
          </table:table-cell>
          <table:table-cell table:style-name="ce20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5" table:formula="of:=[.A6]+1" office:value-type="date" office:date-value="2023-07-18" calcext:value-type="date">
            <text:p>7/18/2023</text:p>
          </table:table-cell>
          <table:table-cell table:style-name="ce13" table:formula="of:=[.A8]" office:value-type="date" office:date-value="2023-07-18" calcext:value-type="date">
            <text:p>Tue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5" table:formula="of:=[.A7]+1" office:value-type="date" office:date-value="2023-07-19" calcext:value-type="date">
            <text:p>7/19/2023</text:p>
          </table:table-cell>
          <table:table-cell table:style-name="ce13" table:formula="of:=[.A9]" office:value-type="date" office:date-value="2023-07-19" calcext:value-type="date">
            <text:p>Wed</text:p>
          </table:table-cell>
          <table:table-cell table:style-name="ce21"/>
          <table:table-cell table:style-name="ce28"/>
          <table:table-cell table:style-name="ce31"/>
          <table:table-cell table:number-columns-repeated="1019"/>
        </table:table-row>
        <table:table-row table:style-name="ro1">
          <table:table-cell table:style-name="ce5" table:formula="of:=[.A9]+1" office:value-type="date" office:date-value="2023-07-20" calcext:value-type="date">
            <text:p>7/20/2023</text:p>
          </table:table-cell>
          <table:table-cell table:style-name="ce13" table:formula="of:=[.A10]" office:value-type="date" office:date-value="2023-07-20" calcext:value-type="date">
            <text:p>Thu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5" table:formula="of:=[.A10]+1" office:value-type="date" office:date-value="2023-07-21" calcext:value-type="date">
            <text:p>7/21/2023</text:p>
          </table:table-cell>
          <table:table-cell table:style-name="ce14" table:formula="of:=[.A11]" office:value-type="date" office:date-value="2023-07-21" calcext:value-type="date">
            <text:p>Fri</text:p>
          </table:table-cell>
          <table:table-cell table:style-name="ce22"/>
          <table:table-cell table:style-name="ce29"/>
          <table:table-cell table:style-name="ce30"/>
          <table:table-cell table:number-columns-repeated="1019"/>
        </table:table-row>
        <table:table-row table:style-name="ro1">
          <table:table-cell table:style-name="ce4"/>
          <table:table-cell table:style-name="ce4" office:value-type="string" calcext:value-type="string">
            <text:p>AVG</text:p>
          </table:table-cell>
          <table:table-cell table:style-name="ce4"/>
          <table:table-cell table:style-name="ce26"/>
          <table:table-cell table:style-name="ce31"/>
          <table:table-cell table:number-columns-repeated="1019"/>
        </table:table-row>
        <table:table-row table:style-name="ro1">
          <table:table-cell table:style-name="ce5" table:formula="of:=[.A11]+1" office:value-type="date" office:date-value="2023-07-22" calcext:value-type="date">
            <text:p>7/22/2023</text:p>
          </table:table-cell>
          <table:table-cell table:style-name="ce12" office:value-type="string" calcext:value-type="string">
            <text:p>Mon</text:p>
          </table:table-cell>
          <table:table-cell table:style-name="ce19"/>
          <table:table-cell table:style-name="ce27"/>
          <table:table-cell table:style-name="ce33"/>
          <table:table-cell table:number-columns-repeated="1019"/>
        </table:table-row>
        <table:table-row table:style-name="ro1">
          <table:table-cell table:style-name="ce5" table:formula="of:=[.A13]+1" office:value-type="date" office:date-value="2023-07-23" calcext:value-type="date">
            <text:p>7/23/2023</text:p>
          </table:table-cell>
          <table:table-cell table:style-name="ce13" table:formula="of:=[.A14]" office:value-type="date" office:date-value="2023-07-23" calcext:value-type="date">
            <text:p>Sun</text:p>
          </table:table-cell>
          <table:table-cell table:style-name="ce20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5" table:formula="of:=[.A14]+1" office:value-type="date" office:date-value="2023-07-24" calcext:value-type="date">
            <text:p>7/24/2023</text:p>
          </table:table-cell>
          <table:table-cell table:style-name="ce13" table:formula="of:=[.A15]" office:value-type="date" office:date-value="2023-07-24" calcext:value-type="date">
            <text:p>Mon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5" table:formula="of:=[.A15]+1" office:value-type="date" office:date-value="2023-07-25" calcext:value-type="date">
            <text:p>7/25/2023</text:p>
          </table:table-cell>
          <table:table-cell table:style-name="ce13" table:formula="of:=[.A16]" office:value-type="date" office:date-value="2023-07-25" calcext:value-type="date">
            <text:p>Tue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5" table:formula="of:=[.A16]+1" office:value-type="date" office:date-value="2023-07-26" calcext:value-type="date">
            <text:p>7/26/2023</text:p>
          </table:table-cell>
          <table:table-cell table:style-name="ce13" table:formula="of:=[.A17]" office:value-type="date" office:date-value="2023-07-26" calcext:value-type="date">
            <text:p>Wed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5" table:formula="of:=[.A17]+1" office:value-type="date" office:date-value="2023-07-27" calcext:value-type="date">
            <text:p>7/27/2023</text:p>
          </table:table-cell>
          <table:table-cell table:style-name="ce13" table:formula="of:=[.A18]" office:value-type="date" office:date-value="2023-07-27" calcext:value-type="date">
            <text:p>Thu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5" table:formula="of:=[.A18]+1" office:value-type="date" office:date-value="2023-07-28" calcext:value-type="date">
            <text:p>7/28/2023</text:p>
          </table:table-cell>
          <table:table-cell table:style-name="ce14" table:formula="of:=[.A19]" office:value-type="date" office:date-value="2023-07-28" calcext:value-type="date">
            <text:p>Fri</text:p>
          </table:table-cell>
          <table:table-cell table:style-name="ce22"/>
          <table:table-cell table:style-name="ce29"/>
          <table:table-cell table:style-name="ce30"/>
          <table:table-cell table:number-columns-repeated="1019"/>
        </table:table-row>
        <table:table-row table:style-name="ro1">
          <table:table-cell table:style-name="ce4"/>
          <table:table-cell table:style-name="ce4" office:value-type="string" calcext:value-type="string">
            <text:p>AVG</text:p>
          </table:table-cell>
          <table:table-cell table:style-name="ce4"/>
          <table:table-cell table:style-name="ce26"/>
          <table:table-cell table:style-name="ce31"/>
          <table:table-cell table:number-columns-repeated="1019"/>
        </table:table-row>
        <table:table-row table:style-name="ro1">
          <table:table-cell table:style-name="ce5" office:value-type="date" office:date-value="2023-07-10" calcext:value-type="date">
            <text:p>7/10/2023</text:p>
          </table:table-cell>
          <table:table-cell table:style-name="ce12" office:value-type="string" calcext:value-type="string">
            <text:p>Mon</text:p>
          </table:table-cell>
          <table:table-cell table:style-name="ce19"/>
          <table:table-cell table:style-name="ce27"/>
          <table:table-cell table:style-name="ce33"/>
          <table:table-cell table:number-columns-repeated="1019"/>
        </table:table-row>
        <table:table-row table:style-name="ro1">
          <table:table-cell table:style-name="ce5" office:value-type="date" office:date-value="2023-07-11" calcext:value-type="date">
            <text:p>7/11/2023</text:p>
          </table:table-cell>
          <table:table-cell table:style-name="ce13" table:formula="of:=[.A22]" office:value-type="date" office:date-value="2023-07-11" calcext:value-type="date">
            <text:p>Tue</text:p>
          </table:table-cell>
          <table:table-cell table:style-name="ce20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5" office:value-type="date" office:date-value="2023-07-12" calcext:value-type="date">
            <text:p>7/12/2023</text:p>
          </table:table-cell>
          <table:table-cell table:style-name="ce13" table:formula="of:=[.A23]" office:value-type="date" office:date-value="2023-07-12" calcext:value-type="date">
            <text:p>Wed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5" office:value-type="date" office:date-value="2023-07-13" calcext:value-type="date">
            <text:p>7/13/2023</text:p>
          </table:table-cell>
          <table:table-cell table:style-name="ce13" table:formula="of:=[.A24]" office:value-type="date" office:date-value="2023-07-13" calcext:value-type="date">
            <text:p>Thu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5" office:value-type="date" office:date-value="2023-07-14" calcext:value-type="date">
            <text:p>7/14/2023</text:p>
          </table:table-cell>
          <table:table-cell table:style-name="ce13" table:formula="of:=[.A25]" office:value-type="date" office:date-value="2023-07-14" calcext:value-type="date">
            <text:p>Fri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5" office:value-type="date" office:date-value="2023-07-15" calcext:value-type="date">
            <text:p>7/15/2023</text:p>
          </table:table-cell>
          <table:table-cell table:style-name="ce13" table:formula="of:=[.A26]" office:value-type="date" office:date-value="2023-07-15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5" office:value-type="date" office:date-value="2023-07-16" calcext:value-type="date">
            <text:p>7/16/2023</text:p>
          </table:table-cell>
          <table:table-cell table:style-name="ce14" table:formula="of:=[.A27]" office:value-type="date" office:date-value="2023-07-16" calcext:value-type="date">
            <text:p>Sun</text:p>
          </table:table-cell>
          <table:table-cell table:style-name="ce22"/>
          <table:table-cell table:style-name="ce29"/>
          <table:table-cell table:style-name="ce30"/>
          <table:table-cell table:number-columns-repeated="1019"/>
        </table:table-row>
        <table:table-row table:style-name="ro1">
          <table:table-cell table:style-name="ce4"/>
          <table:table-cell table:style-name="ce4" office:value-type="string" calcext:value-type="string">
            <text:p>AVG</text:p>
          </table:table-cell>
          <table:table-cell table:style-name="ce4"/>
          <table:table-cell table:style-name="ce26"/>
          <table:table-cell table:style-name="ce31"/>
          <table:table-cell table:number-columns-repeated="1019"/>
        </table:table-row>
        <table:table-row table:style-name="ro1">
          <table:table-cell table:style-name="ce6"/>
          <table:table-cell table:style-name="ce13"/>
          <table:table-cell table:style-name="ce21"/>
          <table:table-cell table:style-name="ce24"/>
          <table:table-cell table:style-name="ce34"/>
          <table:table-cell table:number-columns-repeated="1019"/>
        </table:table-row>
        <table:table-row table:style-name="ro1" table:number-rows-repeated="25">
          <table:table-cell table:style-name="ce7"/>
          <table:table-cell table:style-name="ce13"/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10" calcext:value-type="date">
            <text:p>1/10/2023</text:p>
          </table:table-cell>
          <table:table-cell table:style-name="ce13" table:formula="of:=[.A55]" office:value-type="date" office:date-value="2023-01-10" calcext:value-type="date">
            <text:p>Tue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11" calcext:value-type="date">
            <text:p>1/11/2023</text:p>
          </table:table-cell>
          <table:table-cell table:style-name="ce13" table:formula="of:=[.A56]" office:value-type="date" office:date-value="2023-01-11" calcext:value-type="date">
            <text:p>Wed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12" calcext:value-type="date">
            <text:p>1/12/2023</text:p>
          </table:table-cell>
          <table:table-cell table:style-name="ce13" table:formula="of:=[.A57]" office:value-type="date" office:date-value="2023-01-12" calcext:value-type="date">
            <text:p>Thu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13" calcext:value-type="date">
            <text:p>1/13/2023</text:p>
          </table:table-cell>
          <table:table-cell table:style-name="ce13" table:formula="of:=[.A58]" office:value-type="date" office:date-value="2023-01-13" calcext:value-type="date">
            <text:p>Fri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14" calcext:value-type="date">
            <text:p>1/14/2023</text:p>
          </table:table-cell>
          <table:table-cell table:style-name="ce13" table:formula="of:=[.A59]" office:value-type="date" office:date-value="2023-01-14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15" calcext:value-type="date">
            <text:p>1/15/2023</text:p>
          </table:table-cell>
          <table:table-cell table:style-name="ce13" table:formula="of:=[.A60]" office:value-type="date" office:date-value="2023-01-15" calcext:value-type="date">
            <text:p>Sun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16" calcext:value-type="date">
            <text:p>1/16/2023</text:p>
          </table:table-cell>
          <table:table-cell table:style-name="ce13" table:formula="of:=[.A61]" office:value-type="date" office:date-value="2023-01-16" calcext:value-type="date">
            <text:p>Mon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17" calcext:value-type="date">
            <text:p>1/17/2023</text:p>
          </table:table-cell>
          <table:table-cell table:style-name="ce13" table:formula="of:=[.A62]" office:value-type="date" office:date-value="2023-01-17" calcext:value-type="date">
            <text:p>Tue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18" calcext:value-type="date">
            <text:p>1/18/2023</text:p>
          </table:table-cell>
          <table:table-cell table:style-name="ce13" table:formula="of:=[.A63]" office:value-type="date" office:date-value="2023-01-18" calcext:value-type="date">
            <text:p>Wed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19" calcext:value-type="date">
            <text:p>1/19/2023</text:p>
          </table:table-cell>
          <table:table-cell table:style-name="ce13" table:formula="of:=[.A64]" office:value-type="date" office:date-value="2023-01-19" calcext:value-type="date">
            <text:p>Thu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20" calcext:value-type="date">
            <text:p>1/20/2023</text:p>
          </table:table-cell>
          <table:table-cell table:style-name="ce13" table:formula="of:=[.A65]" office:value-type="date" office:date-value="2023-01-20" calcext:value-type="date">
            <text:p>Fri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21" calcext:value-type="date">
            <text:p>1/21/2023</text:p>
          </table:table-cell>
          <table:table-cell table:style-name="ce13" table:formula="of:=[.A66]" office:value-type="date" office:date-value="2023-01-21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22" calcext:value-type="date">
            <text:p>1/22/2023</text:p>
          </table:table-cell>
          <table:table-cell table:style-name="ce13" table:formula="of:=[.A67]" office:value-type="date" office:date-value="2023-01-22" calcext:value-type="date">
            <text:p>Sun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23" calcext:value-type="date">
            <text:p>1/23/2023</text:p>
          </table:table-cell>
          <table:table-cell table:style-name="ce13" table:formula="of:=[.A68]" office:value-type="date" office:date-value="2023-01-23" calcext:value-type="date">
            <text:p>Mon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24" calcext:value-type="date">
            <text:p>1/24/2023</text:p>
          </table:table-cell>
          <table:table-cell table:style-name="ce13" table:formula="of:=[.A69]" office:value-type="date" office:date-value="2023-01-24" calcext:value-type="date">
            <text:p>Tue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25" calcext:value-type="date">
            <text:p>1/25/2023</text:p>
          </table:table-cell>
          <table:table-cell table:style-name="ce13" table:formula="of:=[.A70]" office:value-type="date" office:date-value="2023-01-25" calcext:value-type="date">
            <text:p>Wed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26" calcext:value-type="date">
            <text:p>1/26/2023</text:p>
          </table:table-cell>
          <table:table-cell table:style-name="ce13" table:formula="of:=[.A71]" office:value-type="date" office:date-value="2023-01-26" calcext:value-type="date">
            <text:p>Thu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27" calcext:value-type="date">
            <text:p>1/27/2023</text:p>
          </table:table-cell>
          <table:table-cell table:style-name="ce13" table:formula="of:=[.A72]" office:value-type="date" office:date-value="2023-01-27" calcext:value-type="date">
            <text:p>Fri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28" calcext:value-type="date">
            <text:p>1/28/2023</text:p>
          </table:table-cell>
          <table:table-cell table:style-name="ce13" table:formula="of:=[.A73]" office:value-type="date" office:date-value="2023-01-28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29" calcext:value-type="date">
            <text:p>1/29/2023</text:p>
          </table:table-cell>
          <table:table-cell table:style-name="ce13" table:formula="of:=[.A74]" office:value-type="date" office:date-value="2023-01-29" calcext:value-type="date">
            <text:p>Sun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30" calcext:value-type="date">
            <text:p>1/30/2023</text:p>
          </table:table-cell>
          <table:table-cell table:style-name="ce13" table:formula="of:=[.A75]" office:value-type="date" office:date-value="2023-01-30" calcext:value-type="date">
            <text:p>Mon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1-31" calcext:value-type="date">
            <text:p>1/31/2023</text:p>
          </table:table-cell>
          <table:table-cell table:style-name="ce13" table:formula="of:=[.A76]" office:value-type="date" office:date-value="2023-01-31" calcext:value-type="date">
            <text:p>Tue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2-01" calcext:value-type="date">
            <text:p>2/1/2023</text:p>
          </table:table-cell>
          <table:table-cell table:style-name="ce13" table:formula="of:=[.A77]" office:value-type="date" office:date-value="2023-02-01" calcext:value-type="date">
            <text:p>Wed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2-02" calcext:value-type="date">
            <text:p>2/2/2023</text:p>
          </table:table-cell>
          <table:table-cell table:style-name="ce13" table:formula="of:=[.A78]" office:value-type="date" office:date-value="2023-02-02" calcext:value-type="date">
            <text:p>Thu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2-03" calcext:value-type="date">
            <text:p>2/3/2023</text:p>
          </table:table-cell>
          <table:table-cell table:style-name="ce13" table:formula="of:=[.A79]" office:value-type="date" office:date-value="2023-02-03" calcext:value-type="date">
            <text:p>Fri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2-04" calcext:value-type="date">
            <text:p>2/4/2023</text:p>
          </table:table-cell>
          <table:table-cell table:style-name="ce13" table:formula="of:=[.A80]" office:value-type="date" office:date-value="2023-02-04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2-05" calcext:value-type="date">
            <text:p>2/5/2023</text:p>
          </table:table-cell>
          <table:table-cell table:style-name="ce13" table:formula="of:=[.A81]" office:value-type="date" office:date-value="2023-02-05" calcext:value-type="date">
            <text:p>Sun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2-06" calcext:value-type="date">
            <text:p>2/6/2023</text:p>
          </table:table-cell>
          <table:table-cell table:style-name="ce13" table:formula="of:=[.A82]" office:value-type="date" office:date-value="2023-02-06" calcext:value-type="date">
            <text:p>Mon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2-07" calcext:value-type="date">
            <text:p>2/7/2023</text:p>
          </table:table-cell>
          <table:table-cell table:style-name="ce13" table:formula="of:=[.A83]" office:value-type="date" office:date-value="2023-02-07" calcext:value-type="date">
            <text:p>Tue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 office:value-type="date" office:date-value="2023-02-08" calcext:value-type="date">
            <text:p>2/8/2023</text:p>
          </table:table-cell>
          <table:table-cell table:style-name="ce13" table:formula="of:=[.A84]" office:value-type="date" office:date-value="2023-02-08" calcext:value-type="date">
            <text:p>Wed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85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86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87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88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89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90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91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92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93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94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95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96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97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98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99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00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01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02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03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04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05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06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07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08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09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10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11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12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13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14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15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16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17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18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19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20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21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22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23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24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25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26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27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28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29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30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31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32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33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34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35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36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37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38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39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40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41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>
          <table:table-cell table:style-name="ce7"/>
          <table:table-cell table:style-name="ce13" table:formula="of:=[.A142]" office:value-type="date" office:date-value="1899-12-30" calcext:value-type="date">
            <text:p>Sat</text:p>
          </table:table-cell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 table:number-rows-repeated="24">
          <table:table-cell table:style-name="ce7"/>
          <table:table-cell table:style-name="ce13"/>
          <table:table-cell table:style-name="ce21"/>
          <table:table-cell table:style-name="ce24"/>
          <table:table-cell table:style-name="ce31"/>
          <table:table-cell table:number-columns-repeated="1019"/>
        </table:table-row>
        <table:table-row table:style-name="ro1" table:number-rows-repeated="830">
          <table:table-cell table:style-name="ce6"/>
          <table:table-cell table:style-name="ce13"/>
          <table:table-cell table:style-name="ce21"/>
          <table:table-cell table:style-name="ce24"/>
          <table:table-cell table:style-name="ce34"/>
          <table:table-cell table:number-columns-repeated="1019"/>
        </table:table-row>
        <table:table-row table:style-name="ro1">
          <table:table-cell table:style-name="ce8"/>
          <table:table-cell table:style-name="ce11"/>
          <table:table-cell table:style-name="ce21"/>
          <table:table-cell table:style-name="ce29"/>
          <table:table-cell table:style-name="ce30"/>
          <table:table-cell table:number-columns-repeated="1019"/>
        </table:table-row>
        <table:table-row table:style-name="ro4" table:number-rows-repeated="10475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urrent Member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12" table:default-cell-style-name="Default"/>
        <table:table-row table:style-name="ro5">
          <table:table-cell table:style-name="ce35" office:value-type="string" calcext:value-type="string">
            <text:p>*!*!*PLEASE BE CAREFUL NOT TO ERASE/DELETE NUMBERS (OR ANYTHING ELSE) </text:p>
          </table:table-cell>
          <table:table-cell table:style-name="ce41"/>
          <table:table-cell table:style-name="ce43"/>
          <table:table-cell table:style-name="ce41"/>
          <table:table-cell table:style-name="ce64"/>
          <table:table-cell table:style-name="ce41"/>
          <table:table-cell table:style-name="ce85" table:number-columns-repeated="2"/>
          <table:table-cell table:style-name="ce88"/>
          <table:table-cell table:style-name="ce85" table:number-columns-repeated="3"/>
          <table:table-cell table:style-name="ce99"/>
          <table:table-cell table:style-name="ce85" table:number-columns-repeated="8"/>
          <table:table-cell table:number-columns-repeated="1003"/>
        </table:table-row>
        <table:table-row table:style-name="ro2">
          <table:table-cell table:style-name="ce36" office:value-type="string" calcext:value-type="string">
            <text:p>Last Name</text:p>
          </table:table-cell>
          <table:table-cell table:style-name="ce42" office:value-type="string" calcext:value-type="string">
            <text:p>First Name</text:p>
          </table:table-cell>
          <table:table-cell table:style-name="ce44" office:value-type="string" calcext:value-type="string">
            <text:p># Visits</text:p>
          </table:table-cell>
          <table:table-cell table:style-name="ce52" office:value-type="string" calcext:value-type="string">
            <text:p>Last Visit</text:p>
          </table:table-cell>
          <table:table-cell table:style-name="ce65" office:value-type="string" calcext:value-type="string">
            <text:p>Exp. Date</text:p>
          </table:table-cell>
          <table:table-cell table:style-name="ce42" office:value-type="string" calcext:value-type="string">
            <text:p>Given...Item, YOUR Name, Date</text:p>
          </table:table-cell>
          <table:table-cell table:style-name="ce42" office:value-type="string" calcext:value-type="string">
            <text:p>Shirt Size</text:p>
          </table:table-cell>
          <table:table-cell table:style-name="ce86" office:value-type="string" calcext:value-type="string">
            <text:p>Sign-up Date</text:p>
          </table:table-cell>
          <table:table-cell table:style-name="ce89" office:value-type="string" calcext:value-type="string">
            <text:p>has coaster</text:p>
          </table:table-cell>
          <table:table-cell table:style-name="ce36" office:value-type="string" calcext:value-type="string">
            <text:p>Notes to Alyse</text:p>
          </table:table-cell>
          <table:table-cell table:style-name="ce36" office:value-type="string" calcext:value-type="string">
            <text:p>Email</text:p>
          </table:table-cell>
          <table:table-cell table:style-name="ce36" office:value-type="string" calcext:value-type="string">
            <text:p>Phone #</text:p>
          </table:table-cell>
          <table:table-cell table:style-name="ce100" office:value-type="string" calcext:value-type="string">
            <text:p>STATUS</text:p>
          </table:table-cell>
          <table:table-cell table:style-name="ce103" table:number-columns-repeated="8"/>
          <table:table-cell table:number-columns-repeated="1003"/>
        </table:table-row>
        <table:table-row table:style-name="ro1">
          <table:table-cell table:style-name="ce37" office:value-type="string" calcext:value-type="string">
            <text:p>Adams</text:p>
          </table:table-cell>
          <table:table-cell table:style-name="ce37" office:value-type="string" calcext:value-type="string">
            <text:p>Dan</text:p>
          </table:table-cell>
          <table:table-cell table:style-name="ce45" office:value-type="float" office:value="15" calcext:value-type="float">
            <text:p>15</text:p>
          </table:table-cell>
          <table:table-cell table:style-name="ce53" office:value-type="date" office:date-value="2024-03-10" calcext:value-type="date">
            <text:p>3/10/2024</text:p>
          </table:table-cell>
          <table:table-cell table:style-name="ce66" office:value-type="date" office:date-value="2024-12-17" calcext:value-type="date">
            <text:p>12/17/2024</text:p>
          </table:table-cell>
          <table:table-cell table:style-name="ce63"/>
          <table:table-cell table:style-name="ce37" office:value-type="string" calcext:value-type="string">
            <text:p>XL</text:p>
          </table:table-cell>
          <table:table-cell table:style-name="ce53" office:value-type="date" office:date-value="2023-12-16" calcext:value-type="date">
            <text:p>12/16/2023</text:p>
          </table:table-cell>
          <table:table-cell table:style-name="ce90"/>
          <table:table-cell/>
          <table:table-cell table:style-name="ce37" office:value-type="string" calcext:value-type="string">
            <text:p>idette.adams@aol.com</text:p>
          </table:table-cell>
          <table:table-cell/>
          <table:table-cell table:style-name="ce101" table:formula="of:=IF([.$E3]-TODAY()&lt;0;&quot;EXPIRED&quot;;&quot;ACTIVE&quot;)" office:value-type="string" office:string-value="ACTIVE" calcext:value-type="string">
            <text:p>ACTIVE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Allen</text:p>
          </table:table-cell>
          <table:table-cell table:style-name="ce37" office:value-type="string" calcext:value-type="string">
            <text:p>Brandon</text:p>
          </table:table-cell>
          <table:table-cell table:style-name="ce45" office:value-type="float" office:value="88" calcext:value-type="float">
            <text:p>88</text:p>
          </table:table-cell>
          <table:table-cell table:style-name="ce53" office:value-type="date" office:date-value="2024-03-30" calcext:value-type="date">
            <text:p>3/30/2024</text:p>
          </table:table-cell>
          <table:table-cell table:style-name="ce66" office:value-type="date" office:date-value="2024-11-18" calcext:value-type="date">
            <text:p>11/18/2024</text:p>
          </table:table-cell>
          <table:table-cell table:style-name="ce37" office:value-type="string" calcext:value-type="string">
            <text:p>got dimple mug</text:p>
          </table:table-cell>
          <table:table-cell table:style-name="ce37" office:value-type="string" calcext:value-type="string">
            <text:p>M</text:p>
          </table:table-cell>
          <table:table-cell table:style-name="ce53" office:value-type="date" office:date-value="2023-11-18" calcext:value-type="date">
            <text:p>11/18/2023</text:p>
          </table:table-cell>
          <table:table-cell table:style-name="ce90"/>
          <table:table-cell/>
          <table:table-cell table:style-name="ce37" office:value-type="string" calcext:value-type="string">
            <text:p>falcon1209@gmail.com</text:p>
          </table:table-cell>
          <table:table-cell table:style-name="ce37" office:value-type="string" calcext:value-type="string">
            <text:p>920-917-0289</text:p>
          </table:table-cell>
          <table:table-cell table:style-name="ce101" table:formula="of:=IF([.$E4]-TODAY()&lt;0;&quot;EXPIRED&quot;;&quot;ACTIVE&quot;)" office:value-type="string" office:string-value="ACTIVE" calcext:value-type="string">
            <text:p>ACTIVE</text:p>
          </table:table-cell>
          <table:table-cell table:style-name="ce104" table:number-columns-repeated="2"/>
          <table:table-cell table:number-columns-repeated="1009"/>
        </table:table-row>
        <table:table-row table:style-name="ro1">
          <table:table-cell table:style-name="ce37" office:value-type="string" calcext:value-type="string">
            <text:p>Armstrong</text:p>
          </table:table-cell>
          <table:table-cell table:style-name="ce37" office:value-type="string" calcext:value-type="string">
            <text:p>Marissa</text:p>
          </table:table-cell>
          <table:table-cell table:style-name="ce45" office:value-type="float" office:value="91" calcext:value-type="float">
            <text:p>91</text:p>
          </table:table-cell>
          <table:table-cell table:style-name="ce53" office:value-type="date" office:date-value="2024-04-01" calcext:value-type="date">
            <text:p>4/1/2024</text:p>
          </table:table-cell>
          <table:table-cell table:style-name="ce66" office:value-type="date" office:date-value="2024-07-30" calcext:value-type="date">
            <text:p>7/30/2024</text:p>
          </table:table-cell>
          <table:table-cell table:style-name="ce37" office:value-type="string" calcext:value-type="string">
            <text:p>got stein</text:p>
          </table:table-cell>
          <table:table-cell table:style-name="ce37" office:value-type="string" calcext:value-type="string">
            <text:p>L</text:p>
          </table:table-cell>
          <table:table-cell table:style-name="ce53" office:value-type="date" office:date-value="2023-07-30" calcext:value-type="date">
            <text:p>7/30/2023</text:p>
          </table:table-cell>
          <table:table-cell table:style-name="ce90" office:value-type="string" calcext:value-type="string">
            <text:p>x</text:p>
          </table:table-cell>
          <table:table-cell/>
          <table:table-cell table:style-name="ce37" office:value-type="string" calcext:value-type="string">
            <text:p>mbc1209@gmail.com</text:p>
          </table:table-cell>
          <table:table-cell table:style-name="ce37" office:value-type="string" calcext:value-type="string">
            <text:p>920-460-5295</text:p>
          </table:table-cell>
          <table:table-cell table:style-name="ce101" table:formula="of:=IF([.$E5]-TODAY()&lt;0;&quot;EXPIRED&quot;;&quot;ACTIVE&quot;)" office:value-type="string" office:string-value="ACTIVE" calcext:value-type="string">
            <text:p>ACTIVE</text:p>
          </table:table-cell>
          <table:table-cell table:style-name="ce104"/>
          <table:table-cell table:style-name="ce104" table:formula="of:=[.C5]+4" office:value-type="float" office:value="95" calcext:value-type="float">
            <text:p>95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Arndt</text:p>
          </table:table-cell>
          <table:table-cell table:style-name="ce37" office:value-type="string" calcext:value-type="string">
            <text:p>Gary</text:p>
          </table:table-cell>
          <table:table-cell table:style-name="ce45" office:value-type="float" office:value="14" calcext:value-type="float">
            <text:p>14</text:p>
          </table:table-cell>
          <table:table-cell table:style-name="ce53" office:value-type="date" office:date-value="2024-03-27" calcext:value-type="date">
            <text:p>3/27/2024</text:p>
          </table:table-cell>
          <table:table-cell table:style-name="ce66" office:value-type="date" office:date-value="2025-02-03" calcext:value-type="date">
            <text:p>2/3/2025</text:p>
          </table:table-cell>
          <table:table-cell table:style-name="ce37"/>
          <table:table-cell/>
          <table:table-cell table:style-name="ce53" office:value-type="date" office:date-value="2023-01-18" calcext:value-type="date">
            <text:p>1/18/2023</text:p>
          </table:table-cell>
          <table:table-cell table:style-name="ce90" office:value-type="string" calcext:value-type="string">
            <text:p>x</text:p>
          </table:table-cell>
          <table:table-cell/>
          <table:table-cell table:style-name="ce37" office:value-type="string" calcext:value-type="string">
            <text:p>gary@arndt.com</text:p>
          </table:table-cell>
          <table:table-cell/>
          <table:table-cell table:style-name="ce101" table:formula="of:=IF([.$E6]-TODAY()&lt;0;&quot;EXPIRED&quot;;&quot;ACTIVE&quot;)" office:value-type="string" office:string-value="ACTIVE" calcext:value-type="string">
            <text:p>ACTIVE</text:p>
          </table:table-cell>
          <table:table-cell table:style-name="ce104"/>
          <table:table-cell table:style-name="ce104" table:formula="of:=[.C6]+4" office:value-type="float" office:value="18" calcext:value-type="float">
            <text:p>18</text:p>
          </table:table-cell>
          <table:table-cell table:number-columns-repeated="1009"/>
        </table:table-row>
        <table:table-row table:style-name="ro1" table:visibility="collapse">
          <table:table-cell table:style-name="ce38" office:value-type="string" calcext:value-type="string">
            <text:p>Bantes</text:p>
          </table:table-cell>
          <table:table-cell table:style-name="ce38" office:value-type="string" calcext:value-type="string">
            <text:p>Allison</text:p>
          </table:table-cell>
          <table:table-cell table:style-name="ce46" office:value-type="float" office:value="9" calcext:value-type="float">
            <text:p>9</text:p>
          </table:table-cell>
          <table:table-cell table:style-name="ce54" office:value-type="date" office:date-value="2022-08-10" calcext:value-type="date">
            <text:p>8/10/2022</text:p>
          </table:table-cell>
          <table:table-cell table:style-name="ce67" office:value-type="date" office:date-value="2023-07-14" calcext:value-type="date">
            <text:p>7/14/2023</text:p>
          </table:table-cell>
          <table:table-cell table:style-name="ce54"/>
          <table:table-cell/>
          <table:table-cell table:style-name="ce54" office:value-type="date" office:date-value="2022-07-14" calcext:value-type="date">
            <text:p>7/14/2022</text:p>
          </table:table-cell>
          <table:table-cell table:style-name="ce91" office:value-type="string" calcext:value-type="string">
            <text:p>x</text:p>
          </table:table-cell>
          <table:table-cell table:number-columns-repeated="3"/>
          <table:table-cell table:style-name="ce101" table:formula="of:=IF([.$E7]-TODAY()&lt;0;&quot;EXPIRED&quot;;&quot;ACTIVE&quot;)" office:value-type="string" office:string-value="EXPIRED" calcext:value-type="string">
            <text:p>EXPIRED</text:p>
          </table:table-cell>
          <table:table-cell table:style-name="ce104"/>
          <table:table-cell table:style-name="ce104" table:formula="of:=[.C7]+4" office:value-type="float" office:value="13" calcext:value-type="float">
            <text:p>13</text:p>
          </table:table-cell>
          <table:table-cell table:number-columns-repeated="1009"/>
        </table:table-row>
        <table:table-row table:style-name="ro1" table:visibility="collapse">
          <table:table-cell table:style-name="ce38" office:value-type="string" calcext:value-type="string">
            <text:p>Barth</text:p>
          </table:table-cell>
          <table:table-cell table:style-name="ce38" office:value-type="string" calcext:value-type="string">
            <text:p>Garrett</text:p>
          </table:table-cell>
          <table:table-cell table:style-name="ce47" office:value-type="float" office:value="9" calcext:value-type="float">
            <text:p>9</text:p>
          </table:table-cell>
          <table:table-cell table:style-name="ce54" office:value-type="date" office:date-value="2023-10-09" calcext:value-type="date">
            <text:p>10/9/2023</text:p>
          </table:table-cell>
          <table:table-cell table:style-name="ce67" office:value-type="date" office:date-value="2024-01-06" calcext:value-type="date">
            <text:p>1/6/2024</text:p>
          </table:table-cell>
          <table:table-cell table:style-name="ce38"/>
          <table:table-cell table:style-name="ce37" office:value-type="string" calcext:value-type="string">
            <text:p>L</text:p>
          </table:table-cell>
          <table:table-cell table:style-name="ce54" office:value-type="date" office:date-value="2023-01-06" calcext:value-type="date">
            <text:p>1/6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barthgp@gmail.com</text:p>
          </table:table-cell>
          <table:table-cell table:style-name="ce37" office:value-type="string" calcext:value-type="string">
            <text:p>262-388-8945</text:p>
          </table:table-cell>
          <table:table-cell table:style-name="ce101" table:formula="of:=IF([.$E8]-TODAY()&lt;0;&quot;EXPIRED&quot;;&quot;ACTIVE&quot;)" office:value-type="string" office:string-value="EXPIRED" calcext:value-type="string">
            <text:p>EXPIRED</text:p>
          </table:table-cell>
          <table:table-cell table:style-name="ce104"/>
          <table:table-cell table:style-name="ce104" table:formula="of:=[.C8]+4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Bates</text:p>
          </table:table-cell>
          <table:table-cell table:style-name="ce38" office:value-type="string" calcext:value-type="string">
            <text:p>Thomas</text:p>
          </table:table-cell>
          <table:table-cell table:style-name="ce47" office:value-type="float" office:value="11" calcext:value-type="float">
            <text:p>11</text:p>
          </table:table-cell>
          <table:table-cell table:style-name="ce54" office:value-type="date" office:date-value="2024-03-13" calcext:value-type="date">
            <text:p>3/13/2024</text:p>
          </table:table-cell>
          <table:table-cell table:style-name="ce67" office:value-type="date" office:date-value="2024-11-01" calcext:value-type="date">
            <text:p>11/1/2024</text:p>
          </table:table-cell>
          <table:table-cell table:style-name="ce80"/>
          <table:table-cell table:style-name="ce37" office:value-type="string" calcext:value-type="string">
            <text:p>XL</text:p>
          </table:table-cell>
          <table:table-cell table:style-name="ce54" office:value-type="date" office:date-value="2023-11-01" calcext:value-type="date">
            <text:p>11/1/2023</text:p>
          </table:table-cell>
          <table:table-cell table:style-name="ce91"/>
          <table:table-cell/>
          <table:table-cell table:style-name="ce37" office:value-type="string" calcext:value-type="string">
            <text:p>batesthomas@aasd.k12.wi.us</text:p>
          </table:table-cell>
          <table:table-cell table:style-name="ce37" office:value-type="float" office:value="9208583873" calcext:value-type="float">
            <text:p>9208583873</text:p>
          </table:table-cell>
          <table:table-cell table:style-name="ce101" table:formula="of:=IF([.$E9]-TODAY()&lt;0;&quot;EXPIRED&quot;;&quot;ACTIVE&quot;)" office:value-type="string" office:string-value="ACTIVE" calcext:value-type="string">
            <text:p>ACTIVE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Baur</text:p>
          </table:table-cell>
          <table:table-cell table:style-name="ce38" office:value-type="string" calcext:value-type="string">
            <text:p>Andrew J</text:p>
          </table:table-cell>
          <table:table-cell table:style-name="ce47" office:value-type="float" office:value="18" calcext:value-type="float">
            <text:p>18</text:p>
          </table:table-cell>
          <table:table-cell table:style-name="ce54" office:value-type="date" office:date-value="2024-02-23" calcext:value-type="date">
            <text:p>2/23/2024</text:p>
          </table:table-cell>
          <table:table-cell table:style-name="ce67" office:value-type="date" office:date-value="2024-12-08" calcext:value-type="date">
            <text:p>12/8/2024</text:p>
          </table:table-cell>
          <table:table-cell table:style-name="ce38"/>
          <table:table-cell/>
          <table:table-cell table:style-name="ce54" office:value-type="date" office:date-value="2023-12-08" calcext:value-type="date">
            <text:p>12/8/2023</text:p>
          </table:table-cell>
          <table:table-cell table:style-name="ce91" office:value-type="string" calcext:value-type="string">
            <text:p>x</text:p>
          </table:table-cell>
          <table:table-cell table:number-columns-repeated="3"/>
          <table:table-cell table:style-name="ce101" table:formula="of:=IF([.$E10]-TODAY()&lt;0;&quot;EXPIRED&quot;;&quot;ACTIVE&quot;)" office:value-type="string" office:string-value="ACTIVE" calcext:value-type="string">
            <text:p>ACTIVE</text:p>
          </table:table-cell>
          <table:table-cell table:style-name="ce104"/>
          <table:table-cell table:style-name="ce104" table:formula="of:=[.C10]+4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Baur</text:p>
          </table:table-cell>
          <table:table-cell table:style-name="ce38" office:value-type="string" calcext:value-type="string">
            <text:p>Justin</text:p>
          </table:table-cell>
          <table:table-cell table:style-name="ce47" office:value-type="float" office:value="32" calcext:value-type="float">
            <text:p>32</text:p>
          </table:table-cell>
          <table:table-cell table:style-name="ce54" office:value-type="date" office:date-value="2024-03-12" calcext:value-type="date">
            <text:p>3/12/2024</text:p>
          </table:table-cell>
          <table:table-cell table:style-name="ce67" office:value-type="date" office:date-value="2024-06-16" calcext:value-type="date">
            <text:p>6/16/2024</text:p>
          </table:table-cell>
          <table:table-cell table:style-name="ce38" office:value-type="string" calcext:value-type="string">
            <text:p>Needs 30 Shirt</text:p>
          </table:table-cell>
          <table:table-cell table:style-name="ce37" office:value-type="string" calcext:value-type="string">
            <text:p>L</text:p>
          </table:table-cell>
          <table:table-cell table:style-name="ce54" office:value-type="date" office:date-value="2023-06-16" calcext:value-type="date">
            <text:p>6/16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silverhat@live.com</text:p>
          </table:table-cell>
          <table:table-cell table:style-name="ce37" office:value-type="string" calcext:value-type="string">
            <text:p>920-851-2568</text:p>
          </table:table-cell>
          <table:table-cell table:style-name="ce101" table:formula="of:=IF([.$E11]-TODAY()&lt;0;&quot;EXPIRED&quot;;&quot;ACTIVE&quot;)" office:value-type="string" office:string-value="ACTIVE" calcext:value-type="string">
            <text:p>ACTIVE</text:p>
          </table:table-cell>
          <table:table-cell table:style-name="ce104"/>
          <table:table-cell table:style-name="ce104" table:formula="of:=[.C11]+4"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Bennett</text:p>
          </table:table-cell>
          <table:table-cell table:style-name="ce38" office:value-type="string" calcext:value-type="string">
            <text:p>Mark </text:p>
          </table:table-cell>
          <table:table-cell table:style-name="ce47" office:value-type="float" office:value="68" calcext:value-type="float">
            <text:p>68</text:p>
          </table:table-cell>
          <table:table-cell table:style-name="ce54" office:value-type="date" office:date-value="2024-03-31" calcext:value-type="date">
            <text:p>3/31/2024</text:p>
          </table:table-cell>
          <table:table-cell table:style-name="ce67" office:value-type="date" office:date-value="2024-06-17" calcext:value-type="date">
            <text:p>6/17/2024</text:p>
          </table:table-cell>
          <table:table-cell table:style-name="ce38" office:value-type="string" calcext:value-type="string">
            <text:p>got dimple mug</text:p>
          </table:table-cell>
          <table:table-cell table:style-name="ce37" office:value-type="string" calcext:value-type="string">
            <text:p>XXL</text:p>
          </table:table-cell>
          <table:table-cell table:style-name="ce54" office:value-type="date" office:date-value="2022-06-17" calcext:value-type="date">
            <text:p>6/17/2022</text:p>
          </table:table-cell>
          <table:table-cell table:style-name="ce91" office:value-type="string" calcext:value-type="string">
            <text:p>x</text:p>
          </table:table-cell>
          <table:table-cell table:style-name="ce37" office:value-type="string" calcext:value-type="string">
            <text:p>hit 125 last time? yes, yr added</text:p>
          </table:table-cell>
          <table:table-cell table:style-name="ce37" office:value-type="string" calcext:value-type="string">
            <text:p>markleebennetts@gmail.com</text:p>
          </table:table-cell>
          <table:table-cell/>
          <table:table-cell table:style-name="ce101" table:formula="of:=IF([.$E12]-TODAY()&lt;0;&quot;EXPIRED&quot;;&quot;ACTIVE&quot;)" office:value-type="string" office:string-value="ACTIVE" calcext:value-type="string">
            <text:p>ACTIVE</text:p>
          </table:table-cell>
          <table:table-cell table:style-name="ce104"/>
          <table:table-cell table:style-name="ce104" table:formula="of:=[.C12]+4" office:value-type="float" office:value="72" calcext:value-type="float">
            <text:p>72</text:p>
          </table:table-cell>
          <table:table-cell table:number-columns-repeated="1009"/>
        </table:table-row>
        <table:table-row table:style-name="ro1" table:visibility="collapse">
          <table:table-cell table:style-name="ce38" office:value-type="string" calcext:value-type="string">
            <text:p>Benti</text:p>
          </table:table-cell>
          <table:table-cell table:style-name="ce38" office:value-type="string" calcext:value-type="string">
            <text:p>Josh</text:p>
          </table:table-cell>
          <table:table-cell table:style-name="ce47" office:value-type="float" office:value="71" calcext:value-type="float">
            <text:p>71</text:p>
          </table:table-cell>
          <table:table-cell table:style-name="ce55" office:value-type="date" office:date-value="2024-03-31" calcext:value-type="date">
            <text:p>3/31/24</text:p>
          </table:table-cell>
          <table:table-cell table:style-name="ce67" office:value-type="date" office:date-value="2024-03-24" calcext:value-type="date">
            <text:p>3/24/2024</text:p>
          </table:table-cell>
          <table:table-cell table:style-name="ce38"/>
          <table:table-cell table:style-name="ce37"/>
          <table:table-cell table:style-name="ce54" office:value-type="date" office:date-value="2023-03-24" calcext:value-type="date">
            <text:p>3/24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jbenti31@gmail.com</text:p>
          </table:table-cell>
          <table:table-cell table:style-name="ce37" office:value-type="string" calcext:value-type="string">
            <text:p>920-815-7863</text:p>
          </table:table-cell>
          <table:table-cell table:style-name="ce101" table:formula="of:=IF([.$E13]-TODAY()&lt;0;&quot;EXPIRED&quot;;&quot;ACTIVE&quot;)" office:value-type="string" office:string-value="EXPIRED" calcext:value-type="string">
            <text:p>EXPIRED</text:p>
          </table:table-cell>
          <table:table-cell table:style-name="ce104"/>
          <table:table-cell table:style-name="ce104" table:formula="of:=[.C13]+4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Boardman</text:p>
          </table:table-cell>
          <table:table-cell table:style-name="ce38" office:value-type="string" calcext:value-type="string">
            <text:p>Julian</text:p>
          </table:table-cell>
          <table:table-cell table:style-name="ce47" office:value-type="float" office:value="59" calcext:value-type="float">
            <text:p>59</text:p>
          </table:table-cell>
          <table:table-cell table:style-name="ce54" office:value-type="date" office:date-value="2024-03-30" calcext:value-type="date">
            <text:p>3/30/2024</text:p>
          </table:table-cell>
          <table:table-cell table:style-name="ce67" office:value-type="date" office:date-value="2024-05-04" calcext:value-type="date">
            <text:p>5/4/2024</text:p>
          </table:table-cell>
          <table:table-cell table:style-name="ce38"/>
          <table:table-cell table:style-name="ce37" office:value-type="string" calcext:value-type="string">
            <text:p>L</text:p>
          </table:table-cell>
          <table:table-cell table:style-name="ce54" office:value-type="date" office:date-value="2023-05-04" calcext:value-type="date">
            <text:p>5/4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juliandboardman@gmail.com</text:p>
          </table:table-cell>
          <table:table-cell table:style-name="ce37" office:value-type="string" calcext:value-type="string">
            <text:p>920-450-7782</text:p>
          </table:table-cell>
          <table:table-cell table:style-name="ce101" table:formula="of:=IF([.$E14]-TODAY()&lt;0;&quot;EXPIRED&quot;;&quot;ACTIVE&quot;)" office:value-type="string" office:string-value="ACTIVE" calcext:value-type="string">
            <text:p>ACTIVE</text:p>
          </table:table-cell>
          <table:table-cell table:style-name="ce104"/>
          <table:table-cell table:style-name="ce104" table:formula="of:=[.C14]+4" office:value-type="float" office:value="63" calcext:value-type="float">
            <text:p>63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Boehm</text:p>
          </table:table-cell>
          <table:table-cell table:style-name="ce38" office:value-type="string" calcext:value-type="string">
            <text:p>Chris</text:p>
          </table:table-cell>
          <table:table-cell table:style-name="ce47" office:value-type="float" office:value="50" calcext:value-type="float">
            <text:p>50</text:p>
          </table:table-cell>
          <table:table-cell table:style-name="ce54" office:value-type="date" office:date-value="2024-03-29" calcext:value-type="date">
            <text:p>3/29/2024</text:p>
          </table:table-cell>
          <table:table-cell table:style-name="ce67" office:value-type="date" office:date-value="2024-06-16" calcext:value-type="date">
            <text:p>6/16/2024</text:p>
          </table:table-cell>
          <table:table-cell table:style-name="ce38" office:value-type="string" calcext:value-type="string">
            <text:p>got dimple mug</text:p>
          </table:table-cell>
          <table:table-cell table:style-name="ce37" office:value-type="string" calcext:value-type="string">
            <text:p>XL</text:p>
          </table:table-cell>
          <table:table-cell table:style-name="ce54" office:value-type="date" office:date-value="2023-06-16" calcext:value-type="date">
            <text:p>6/16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94" office:value-type="string" calcext:value-type="string">
            <text:p>hazelb1006@hotmail.com</text:p>
          </table:table-cell>
          <table:table-cell/>
          <table:table-cell table:style-name="ce101" table:formula="of:=IF([.$E15]-TODAY()&lt;0;&quot;EXPIRED&quot;;&quot;ACTIVE&quot;)" office:value-type="string" office:string-value="ACTIVE" calcext:value-type="string">
            <text:p>ACTIVE</text:p>
          </table:table-cell>
          <table:table-cell table:style-name="ce104"/>
          <table:table-cell table:style-name="ce104" table:formula="of:=[.C15]+4" office:value-type="float" office:value="54" calcext:value-type="float">
            <text:p>54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Boehm</text:p>
          </table:table-cell>
          <table:table-cell table:style-name="ce38" office:value-type="string" calcext:value-type="string">
            <text:p>Daisy</text:p>
          </table:table-cell>
          <table:table-cell table:style-name="ce47" office:value-type="float" office:value="50" calcext:value-type="float">
            <text:p>50</text:p>
          </table:table-cell>
          <table:table-cell table:style-name="ce54" office:value-type="date" office:date-value="2024-03-29" calcext:value-type="date">
            <text:p>3/29/2024</text:p>
          </table:table-cell>
          <table:table-cell table:style-name="ce68" office:value-type="date" office:date-value="2024-06-16" calcext:value-type="date">
            <text:p>6/16/24</text:p>
          </table:table-cell>
          <table:table-cell table:style-name="ce38" office:value-type="string" calcext:value-type="string">
            <text:p>got dimple mug</text:p>
          </table:table-cell>
          <table:table-cell table:style-name="ce37" office:value-type="string" calcext:value-type="string">
            <text:p>S</text:p>
          </table:table-cell>
          <table:table-cell table:style-name="ce54" office:value-type="date" office:date-value="2023-06-16" calcext:value-type="date">
            <text:p>6/16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94" office:value-type="string" calcext:value-type="string">
            <text:p>hazelb1006@hotmail.com</text:p>
          </table:table-cell>
          <table:table-cell/>
          <table:table-cell table:style-name="ce101" table:formula="of:=IF([.$E16]-TODAY()&lt;0;&quot;EXPIRED&quot;;&quot;ACTIVE&quot;)" office:value-type="string" office:string-value="ACTIVE" calcext:value-type="string">
            <text:p>ACTIVE</text:p>
          </table:table-cell>
          <table:table-cell table:style-name="ce104"/>
          <table:table-cell table:style-name="ce104" table:formula="of:=[.C16]+4" office:value-type="float" office:value="54" calcext:value-type="float">
            <text:p>54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Bolton</text:p>
          </table:table-cell>
          <table:table-cell table:style-name="ce38" office:value-type="string" calcext:value-type="string">
            <text:p>Holly</text:p>
          </table:table-cell>
          <table:table-cell table:style-name="ce47" office:value-type="float" office:value="24" calcext:value-type="float">
            <text:p>24</text:p>
          </table:table-cell>
          <table:table-cell table:style-name="ce54" office:value-type="date" office:date-value="2024-03-21" calcext:value-type="date">
            <text:p>3/21/2024</text:p>
          </table:table-cell>
          <table:table-cell table:style-name="ce67" office:value-type="date" office:date-value="2024-07-20" calcext:value-type="date">
            <text:p>7/20/2024</text:p>
          </table:table-cell>
          <table:table-cell table:style-name="ce38"/>
          <table:table-cell table:style-name="ce37"/>
          <table:table-cell table:style-name="ce55" office:value-type="date" office:date-value="2023-07-20" calcext:value-type="date">
            <text:p>7/20/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boltonholly@gmail.com</text:p>
          </table:table-cell>
          <table:table-cell/>
          <table:table-cell table:style-name="ce101" table:formula="of:=IF([.$E17]-TODAY()&lt;0;&quot;EXPIRED&quot;;&quot;ACTIVE&quot;)" office:value-type="string" office:string-value="ACTIVE" calcext:value-type="string">
            <text:p>ACTIVE</text:p>
          </table:table-cell>
          <table:table-cell table:style-name="ce104"/>
          <table:table-cell table:style-name="ce104" table:formula="of:=[.C17]+4"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Bolton</text:p>
          </table:table-cell>
          <table:table-cell table:style-name="ce38" office:value-type="string" calcext:value-type="string">
            <text:p>Jamie</text:p>
          </table:table-cell>
          <table:table-cell table:style-name="ce47" office:value-type="float" office:value="24" calcext:value-type="float">
            <text:p>24</text:p>
          </table:table-cell>
          <table:table-cell table:style-name="ce54" office:value-type="date" office:date-value="2024-03-21" calcext:value-type="date">
            <text:p>3/21/2024</text:p>
          </table:table-cell>
          <table:table-cell table:style-name="ce67" office:value-type="date" office:date-value="2024-07-20" calcext:value-type="date">
            <text:p>7/20/2024</text:p>
          </table:table-cell>
          <table:table-cell table:style-name="ce38"/>
          <table:table-cell table:style-name="ce37"/>
          <table:table-cell table:style-name="ce55" office:value-type="date" office:date-value="2023-07-20" calcext:value-type="date">
            <text:p>7/20/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jebro79@yahoo.com</text:p>
          </table:table-cell>
          <table:table-cell/>
          <table:table-cell table:style-name="ce101" table:formula="of:=IF([.$E18]-TODAY()&lt;0;&quot;EXPIRED&quot;;&quot;ACTIVE&quot;)" office:value-type="string" office:string-value="ACTIVE" calcext:value-type="string">
            <text:p>ACTIVE</text:p>
          </table:table-cell>
          <table:table-cell table:style-name="ce104"/>
          <table:table-cell table:style-name="ce104" table:formula="of:=[.C18]+4"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Brunner</text:p>
          </table:table-cell>
          <table:table-cell table:style-name="ce37" office:value-type="string" calcext:value-type="string">
            <text:p>Nathan</text:p>
          </table:table-cell>
          <table:table-cell table:style-name="ce45" office:value-type="float" office:value="20" calcext:value-type="float">
            <text:p>20</text:p>
          </table:table-cell>
          <table:table-cell table:style-name="ce53" office:value-type="date" office:date-value="2024-03-22" calcext:value-type="date">
            <text:p>3/22/2024</text:p>
          </table:table-cell>
          <table:table-cell table:style-name="ce66" office:value-type="date" office:date-value="2025-01-04" calcext:value-type="date">
            <text:p>1/4/2025</text:p>
          </table:table-cell>
          <table:table-cell table:style-name="ce37"/>
          <table:table-cell table:style-name="ce37" office:value-type="string" calcext:value-type="string">
            <text:p>L</text:p>
          </table:table-cell>
          <table:table-cell table:style-name="ce87" office:value-type="date" office:date-value="2024-01-04" calcext:value-type="date">
            <text:p>1/4/24</text:p>
          </table:table-cell>
          <table:table-cell table:style-name="ce90" office:value-type="string" calcext:value-type="string">
            <text:p>x</text:p>
          </table:table-cell>
          <table:table-cell/>
          <table:table-cell table:style-name="ce37" office:value-type="string" calcext:value-type="string">
            <text:p>natebrunner5@gmail.com</text:p>
          </table:table-cell>
          <table:table-cell/>
          <table:table-cell table:style-name="ce101" table:formula="of:=IF([.$E19]-TODAY()&lt;0;&quot;EXPIRED&quot;;&quot;ACTIVE&quot;)" office:value-type="string" office:string-value="ACTIVE" calcext:value-type="string">
            <text:p>ACTIVE</text:p>
          </table:table-cell>
          <table:table-cell table:style-name="ce104"/>
          <table:table-cell table:style-name="ce104" table:formula="of:=[.C19]+4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Brunner</text:p>
          </table:table-cell>
          <table:table-cell table:style-name="ce37" office:value-type="string" calcext:value-type="string">
            <text:p>Andrea</text:p>
          </table:table-cell>
          <table:table-cell table:style-name="ce45" office:value-type="float" office:value="20" calcext:value-type="float">
            <text:p>20</text:p>
          </table:table-cell>
          <table:table-cell table:style-name="ce53" office:value-type="date" office:date-value="2024-03-24" calcext:value-type="date">
            <text:p>3/24/2024</text:p>
          </table:table-cell>
          <table:table-cell table:style-name="ce66" office:value-type="date" office:date-value="2025-01-04" calcext:value-type="date">
            <text:p>1/4/2025</text:p>
          </table:table-cell>
          <table:table-cell table:style-name="ce37"/>
          <table:table-cell table:style-name="ce37" office:value-type="string" calcext:value-type="string">
            <text:p>M</text:p>
          </table:table-cell>
          <table:table-cell table:style-name="ce87" office:value-type="date" office:date-value="2024-01-04" calcext:value-type="date">
            <text:p>1/4/24</text:p>
          </table:table-cell>
          <table:table-cell table:style-name="ce90" office:value-type="string" calcext:value-type="string">
            <text:p>x</text:p>
          </table:table-cell>
          <table:table-cell/>
          <table:table-cell table:style-name="ce95" office:value-type="string" calcext:value-type="string">
            <text:p>andi.duncan0384@gmail.com</text:p>
          </table:table-cell>
          <table:table-cell/>
          <table:table-cell table:style-name="ce101" table:formula="of:=IF([.$E20]-TODAY()&lt;0;&quot;EXPIRED&quot;;&quot;ACTIVE&quot;)" office:value-type="string" office:string-value="ACTIVE" calcext:value-type="string">
            <text:p>ACTIVE</text:p>
          </table:table-cell>
          <table:table-cell table:style-name="ce104"/>
          <table:table-cell table:style-name="ce104" table:formula="of:=[.C20]+4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Bugni</text:p>
          </table:table-cell>
          <table:table-cell table:style-name="ce38" office:value-type="string" calcext:value-type="string">
            <text:p>Troy</text:p>
          </table:table-cell>
          <table:table-cell table:style-name="ce47" office:value-type="float" office:value="7" calcext:value-type="float">
            <text:p>7</text:p>
          </table:table-cell>
          <table:table-cell table:style-name="ce54" office:value-type="date" office:date-value="2024-03-11" calcext:value-type="date">
            <text:p>3/11/2024</text:p>
          </table:table-cell>
          <table:table-cell table:style-name="ce67" office:value-type="date" office:date-value="2024-12-27" calcext:value-type="date">
            <text:p>12/27/2024</text:p>
          </table:table-cell>
          <table:table-cell table:style-name="ce38"/>
          <table:table-cell table:style-name="ce37" office:value-type="string" calcext:value-type="string">
            <text:p>XL</text:p>
          </table:table-cell>
          <table:table-cell table:style-name="ce55" office:value-type="date" office:date-value="2023-12-27" calcext:value-type="date">
            <text:p>12/27/23</text:p>
          </table:table-cell>
          <table:table-cell table:style-name="ce91"/>
          <table:table-cell/>
          <table:table-cell table:style-name="ce37"/>
          <table:table-cell/>
          <table:table-cell table:style-name="ce101" table:formula="of:=IF([.$E21]-TODAY()&lt;0;&quot;EXPIRED&quot;;&quot;ACTIVE&quot;)" office:value-type="string" office:string-value="ACTIVE" calcext:value-type="string">
            <text:p>ACTIVE</text:p>
          </table:table-cell>
          <table:table-cell table:style-name="ce104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Buss</text:p>
          </table:table-cell>
          <table:table-cell table:style-name="ce38" office:value-type="string" calcext:value-type="string">
            <text:p>Jason</text:p>
          </table:table-cell>
          <table:table-cell table:style-name="ce47" office:value-type="float" office:value="126" calcext:value-type="float">
            <text:p>126</text:p>
          </table:table-cell>
          <table:table-cell table:style-name="ce55" office:value-type="date" office:date-value="2024-04-03" calcext:value-type="date">
            <text:p>4/3/24</text:p>
          </table:table-cell>
          <table:table-cell table:style-name="ce67" office:value-type="date" office:date-value="2024-06-28" calcext:value-type="date">
            <text:p>6/28/2024</text:p>
          </table:table-cell>
          <table:table-cell table:style-name="ce38" office:value-type="string" calcext:value-type="string">
            <text:p>needs shirt picked up mug</text:p>
          </table:table-cell>
          <table:table-cell table:style-name="ce37" office:value-type="string" calcext:value-type="string">
            <text:p>M</text:p>
          </table:table-cell>
          <table:table-cell table:style-name="ce55" office:value-type="date" office:date-value="2023-06-28" calcext:value-type="date">
            <text:p>6/28/23</text:p>
          </table:table-cell>
          <table:table-cell table:style-name="ce91" office:value-type="string" calcext:value-type="string">
            <text:p>x</text:p>
          </table:table-cell>
          <table:table-cell table:style-name="ce37"/>
          <table:table-cell table:style-name="ce37" office:value-type="string" calcext:value-type="string">
            <text:p>bussj74@gmail.com</text:p>
          </table:table-cell>
          <table:table-cell table:style-name="ce37" office:value-type="string" calcext:value-type="string">
            <text:p>920-475-4209</text:p>
          </table:table-cell>
          <table:table-cell table:style-name="ce101" table:formula="of:=IF([.$E22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22]+4" office:value-type="float" office:value="130" calcext:value-type="float">
            <text:p>130</text:p>
          </table:table-cell>
          <table:table-cell table:number-columns-repeated="1009"/>
        </table:table-row>
        <table:table-row table:style-name="ro1" table:visibility="collapse">
          <table:table-cell table:style-name="ce38" office:value-type="string" calcext:value-type="string">
            <text:p>Camann</text:p>
          </table:table-cell>
          <table:table-cell table:style-name="ce38" office:value-type="string" calcext:value-type="string">
            <text:p>Becca</text:p>
          </table:table-cell>
          <table:table-cell table:style-name="ce46" office:value-type="float" office:value="13" calcext:value-type="float">
            <text:p>13</text:p>
          </table:table-cell>
          <table:table-cell table:style-name="ce54" office:value-type="date" office:date-value="2023-05-13" calcext:value-type="date">
            <text:p>5/13/2023</text:p>
          </table:table-cell>
          <table:table-cell table:style-name="ce67" office:value-type="date" office:date-value="2023-07-16" calcext:value-type="date">
            <text:p>7/16/2023</text:p>
          </table:table-cell>
          <table:table-cell table:style-name="ce38"/>
          <table:table-cell/>
          <table:table-cell table:style-name="ce54" office:value-type="date" office:date-value="2022-07-16" calcext:value-type="date">
            <text:p>7/16/2022</text:p>
          </table:table-cell>
          <table:table-cell table:style-name="ce91" office:value-type="string" calcext:value-type="string">
            <text:p>x</text:p>
          </table:table-cell>
          <table:table-cell table:number-columns-repeated="3"/>
          <table:table-cell table:style-name="ce101" table:formula="of:=IF([.$E23]-TODAY()&lt;0;&quot;EXPIRED&quot;;&quot;ACTIVE&quot;)" office:value-type="string" office:string-value="EXPIRED" calcext:value-type="string">
            <text:p>EXPIRED</text:p>
          </table:table-cell>
          <table:table-cell table:style-name="ce104"/>
          <table:table-cell table:style-name="ce104" table:formula="of:=[.C23]+4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Campbell</text:p>
          </table:table-cell>
          <table:table-cell table:style-name="ce38" office:value-type="string" calcext:value-type="string">
            <text:p>Tanner</text:p>
          </table:table-cell>
          <table:table-cell table:style-name="ce47" office:value-type="float" office:value="5" calcext:value-type="float">
            <text:p>5</text:p>
          </table:table-cell>
          <table:table-cell table:style-name="ce54" office:value-type="date" office:date-value="2024-03-31" calcext:value-type="date">
            <text:p>3/31/2024</text:p>
          </table:table-cell>
          <table:table-cell table:style-name="ce67" office:value-type="date" office:date-value="2025-01-23" calcext:value-type="date">
            <text:p>1/23/2025</text:p>
          </table:table-cell>
          <table:table-cell table:style-name="ce38" office:value-type="string" calcext:value-type="string">
            <text:p>Received keychain 3/5/24 DK</text:p>
          </table:table-cell>
          <table:table-cell table:style-name="ce37" office:value-type="string" calcext:value-type="string">
            <text:p>XL</text:p>
          </table:table-cell>
          <table:table-cell table:style-name="ce54" office:value-type="date" office:date-value="2024-01-23" calcext:value-type="date">
            <text:p>1/23/2024</text:p>
          </table:table-cell>
          <table:table-cell table:style-name="ce91"/>
          <table:table-cell/>
          <table:table-cell table:style-name="ce37" office:value-type="string" calcext:value-type="string">
            <text:p>tannerleecampbell@gmail.com</text:p>
          </table:table-cell>
          <table:table-cell table:style-name="ce37" office:value-type="string" calcext:value-type="string">
            <text:p>920-810-4577</text:p>
          </table:table-cell>
          <table:table-cell table:style-name="ce101" table:formula="of:=IF([.$E24]-TODAY()&lt;0;&quot;EXPIRED&quot;;&quot;ACTIVE&quot;)" office:value-type="string" office:string-value="ACTIVE" calcext:value-type="string">
            <text:p>ACTIVE</text:p>
          </table:table-cell>
          <table:table-cell table:style-name="ce104" table:number-columns-repeated="2"/>
          <table:table-cell table:number-columns-repeated="1009"/>
        </table:table-row>
        <table:table-row table:style-name="ro1">
          <table:table-cell table:style-name="ce37" office:value-type="string" calcext:value-type="string">
            <text:p>Catalano</text:p>
          </table:table-cell>
          <table:table-cell table:style-name="ce37" office:value-type="string" calcext:value-type="string">
            <text:p>Sarah</text:p>
          </table:table-cell>
          <table:table-cell table:style-name="ce45" office:value-type="float" office:value="14" calcext:value-type="float">
            <text:p>14</text:p>
          </table:table-cell>
          <table:table-cell table:style-name="ce53" office:value-type="date" office:date-value="2024-04-01" calcext:value-type="date">
            <text:p>4/1/2024</text:p>
          </table:table-cell>
          <table:table-cell table:style-name="ce66" office:value-type="date" office:date-value="2025-03-11" calcext:value-type="date">
            <text:p>3/11/2025</text:p>
          </table:table-cell>
          <table:table-cell table:style-name="ce37" office:value-type="string" calcext:value-type="string">
            <text:p>got keychain</text:p>
          </table:table-cell>
          <table:table-cell table:style-name="ce37" office:value-type="string" calcext:value-type="string">
            <text:p>L</text:p>
          </table:table-cell>
          <table:table-cell table:style-name="ce53" office:value-type="date" office:date-value="2024-03-11" calcext:value-type="date">
            <text:p>3/11/2024</text:p>
          </table:table-cell>
          <table:table-cell table:style-name="ce90" office:value-type="string" calcext:value-type="string">
            <text:p>N</text:p>
          </table:table-cell>
          <table:table-cell/>
          <table:table-cell table:style-name="ce37" office:value-type="string" calcext:value-type="string">
            <text:p>sarah.catalano77@yahoo.com</text:p>
          </table:table-cell>
          <table:table-cell table:style-name="ce37" office:value-type="string" calcext:value-type="string">
            <text:p>920-621-9658</text:p>
          </table:table-cell>
          <table:table-cell table:style-name="ce101" table:formula="of:=IF([.$E25]-TODAY()&lt;0;&quot;EXPIRED&quot;;&quot;ACTIVE&quot;)" office:value-type="string" office:string-value="ACTIVE" calcext:value-type="string">
            <text:p>ACTIVE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Clarke</text:p>
          </table:table-cell>
          <table:table-cell table:style-name="ce37" office:value-type="string" calcext:value-type="string">
            <text:p>Bob</text:p>
          </table:table-cell>
          <table:table-cell table:style-name="ce45" office:value-type="float" office:value="7" calcext:value-type="float">
            <text:p>7</text:p>
          </table:table-cell>
          <table:table-cell table:style-name="ce53" office:value-type="date" office:date-value="2024-03-23" calcext:value-type="date">
            <text:p>3/23/2024</text:p>
          </table:table-cell>
          <table:table-cell table:style-name="ce66" office:value-type="date" office:date-value="2025-02-10" calcext:value-type="date">
            <text:p>2/10/2025</text:p>
          </table:table-cell>
          <table:table-cell table:style-name="ce37" table:number-columns-repeated="2"/>
          <table:table-cell table:style-name="ce53" office:value-type="date" office:date-value="2023-03-08" calcext:value-type="date">
            <text:p>3/8/2023</text:p>
          </table:table-cell>
          <table:table-cell table:style-name="ce90" office:value-type="string" calcext:value-type="string">
            <text:p>x</text:p>
          </table:table-cell>
          <table:table-cell/>
          <table:table-cell table:style-name="ce37" office:value-type="string" calcext:value-type="string">
            <text:p>rlclarke97@aol.com</text:p>
          </table:table-cell>
          <table:table-cell table:style-name="ce37"/>
          <table:table-cell table:style-name="ce101" table:formula="of:=IF([.$E26]-TODAY()&lt;0;&quot;EXPIRED&quot;;&quot;ACTIVE&quot;)" office:value-type="string" office:string-value="ACTIVE" calcext:value-type="string">
            <text:p>ACTIVE</text:p>
          </table:table-cell>
          <table:table-cell table:style-name="ce104"/>
          <table:table-cell table:style-name="ce104" table:formula="of:=[.C26]+4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Cooksey</text:p>
          </table:table-cell>
          <table:table-cell table:style-name="ce37" office:value-type="string" calcext:value-type="string">
            <text:p>Ann</text:p>
          </table:table-cell>
          <table:table-cell table:style-name="ce45" office:value-type="float" office:value="32" calcext:value-type="float">
            <text:p>32</text:p>
          </table:table-cell>
          <table:table-cell table:style-name="ce53" office:value-type="date" office:date-value="2024-03-27" calcext:value-type="date">
            <text:p>3/27/2024</text:p>
          </table:table-cell>
          <table:table-cell table:style-name="ce66" office:value-type="date" office:date-value="2024-05-13" calcext:value-type="date">
            <text:p>5/13/2024</text:p>
          </table:table-cell>
          <table:table-cell table:style-name="ce37"/>
          <table:table-cell table:style-name="ce37" office:value-type="string" calcext:value-type="string">
            <text:p>L</text:p>
          </table:table-cell>
          <table:table-cell table:style-name="ce87" office:value-type="date" office:date-value="2023-05-13" calcext:value-type="date">
            <text:p>5/13/23</text:p>
          </table:table-cell>
          <table:table-cell table:style-name="ce90" office:value-type="string" calcext:value-type="string">
            <text:p>x</text:p>
          </table:table-cell>
          <table:table-cell table:style-name="ce37"/>
          <table:table-cell table:style-name="ce37" office:value-type="string" calcext:value-type="string">
            <text:p>rumblestumbles@hotmail.com</text:p>
          </table:table-cell>
          <table:table-cell table:style-name="ce37" office:value-type="string" calcext:value-type="string">
            <text:p>224-234-1823</text:p>
          </table:table-cell>
          <table:table-cell table:style-name="ce101" table:formula="of:=IF([.$E27]-TODAY()&lt;0;&quot;EXPIRED&quot;;&quot;ACTIVE&quot;)" office:value-type="string" office:string-value="ACTIVE" calcext:value-type="string">
            <text:p>ACTIVE</text:p>
          </table:table-cell>
          <table:table-cell table:style-name="ce104"/>
          <table:table-cell table:style-name="ce104" table:formula="of:=[.C27]+4" office:value-type="float" office:value="36" calcext:value-type="float">
            <text:p>36</text:p>
          </table:table-cell>
          <table:table-cell table:number-columns-repeated="1009"/>
        </table:table-row>
        <table:table-row table:style-name="ro1" table:visibility="collapse">
          <table:table-cell table:style-name="ce37" office:value-type="string" calcext:value-type="string">
            <text:p>Dalton</text:p>
          </table:table-cell>
          <table:table-cell table:style-name="ce37" office:value-type="string" calcext:value-type="string">
            <text:p>Dave</text:p>
          </table:table-cell>
          <table:table-cell table:style-name="ce48" office:value-type="float" office:value="20" calcext:value-type="float">
            <text:p>20</text:p>
          </table:table-cell>
          <table:table-cell table:style-name="ce53" office:value-type="date" office:date-value="2022-12-11" calcext:value-type="date">
            <text:p>12/11/2022</text:p>
          </table:table-cell>
          <table:table-cell table:style-name="ce66" office:value-type="date" office:date-value="2023-03-25" calcext:value-type="date">
            <text:p>3/25/2023</text:p>
          </table:table-cell>
          <table:table-cell table:style-name="ce37"/>
          <table:table-cell/>
          <table:table-cell table:style-name="ce53" office:value-type="date" office:date-value="2022-03-25" calcext:value-type="date">
            <text:p>3/25/2022</text:p>
          </table:table-cell>
          <table:table-cell table:style-name="ce90"/>
          <table:table-cell table:number-columns-repeated="2"/>
          <table:table-cell table:style-name="ce37" office:value-type="string" calcext:value-type="string">
            <text:p>248-705-0327</text:p>
          </table:table-cell>
          <table:table-cell table:style-name="ce101" table:formula="of:=IF([.$E28]-TODAY()&lt;0;&quot;EXPIRED&quot;;&quot;ACTIVE&quot;)" office:value-type="string" office:string-value="EXPIRED" calcext:value-type="string">
            <text:p>EXPIRED</text:p>
          </table:table-cell>
          <table:table-cell/>
          <table:table-cell table:style-name="ce104" table:formula="of:=[.C28]+4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Del Toro</text:p>
          </table:table-cell>
          <table:table-cell table:style-name="ce38" office:value-type="string" calcext:value-type="string">
            <text:p>Israel</text:p>
          </table:table-cell>
          <table:table-cell table:style-name="ce47" office:value-type="float" office:value="15" calcext:value-type="float">
            <text:p>15</text:p>
          </table:table-cell>
          <table:table-cell table:style-name="ce54" office:value-type="date" office:date-value="2024-03-28" calcext:value-type="date">
            <text:p>3/28/2024</text:p>
          </table:table-cell>
          <table:table-cell table:style-name="ce67" office:value-type="date" office:date-value="2024-06-29" calcext:value-type="date">
            <text:p>6/29/2024</text:p>
          </table:table-cell>
          <table:table-cell table:style-name="ce38"/>
          <table:table-cell/>
          <table:table-cell table:style-name="ce55" office:value-type="date" office:date-value="2023-06-29" calcext:value-type="date">
            <text:p>6/29/23</text:p>
          </table:table-cell>
          <table:table-cell table:style-name="ce91" office:value-type="string" calcext:value-type="string">
            <text:p>x</text:p>
          </table:table-cell>
          <table:table-cell table:number-columns-repeated="3"/>
          <table:table-cell table:style-name="ce101" table:formula="of:=IF([.$E29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29]+4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Devillers</text:p>
          </table:table-cell>
          <table:table-cell table:style-name="ce38" office:value-type="string" calcext:value-type="string">
            <text:p>Jeremy</text:p>
          </table:table-cell>
          <table:table-cell table:style-name="ce47" office:value-type="float" office:value="51" calcext:value-type="float">
            <text:p>51</text:p>
          </table:table-cell>
          <table:table-cell table:style-name="ce54" office:value-type="date" office:date-value="2024-04-03" calcext:value-type="date">
            <text:p>4/3/2024</text:p>
          </table:table-cell>
          <table:table-cell table:style-name="ce67" office:value-type="date" office:date-value="2024-11-17" calcext:value-type="date">
            <text:p>11/17/2024</text:p>
          </table:table-cell>
          <table:table-cell table:style-name="ce38" office:value-type="string" calcext:value-type="string">
            <text:p>Given Dimple</text:p>
          </table:table-cell>
          <table:table-cell table:style-name="ce37" office:value-type="string" calcext:value-type="string">
            <text:p>XL</text:p>
          </table:table-cell>
          <table:table-cell table:style-name="ce54" office:value-type="date" office:date-value="2022-11-17" calcext:value-type="date">
            <text:p>11/17/2022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96" office:value-type="string" calcext:value-type="string">
            <text:p>jadevill13@gmail.com</text:p>
          </table:table-cell>
          <table:table-cell/>
          <table:table-cell table:style-name="ce101" table:formula="of:=IF([.$E30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30]+4" office:value-type="float" office:value="55" calcext:value-type="float">
            <text:p>55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Dewall</text:p>
          </table:table-cell>
          <table:table-cell table:style-name="ce38" office:value-type="string" calcext:value-type="string">
            <text:p>Bruce</text:p>
          </table:table-cell>
          <table:table-cell table:style-name="ce47" office:value-type="float" office:value="7" calcext:value-type="float">
            <text:p>7</text:p>
          </table:table-cell>
          <table:table-cell table:style-name="ce54" office:value-type="date" office:date-value="2024-03-23" calcext:value-type="date">
            <text:p>3/23/2024</text:p>
          </table:table-cell>
          <table:table-cell table:style-name="ce67" office:value-type="date" office:date-value="2025-02-08" calcext:value-type="date">
            <text:p>2/8/2025</text:p>
          </table:table-cell>
          <table:table-cell table:style-name="ce38"/>
          <table:table-cell table:style-name="ce37" office:value-type="string" calcext:value-type="string">
            <text:p>XL</text:p>
          </table:table-cell>
          <table:table-cell table:style-name="ce55" office:value-type="date" office:date-value="2023-01-05" calcext:value-type="date">
            <text:p>1/5/23</text:p>
          </table:table-cell>
          <table:table-cell table:style-name="ce91" office:value-type="string" calcext:value-type="string">
            <text:p>x</text:p>
          </table:table-cell>
          <table:table-cell table:number-columns-repeated="3"/>
          <table:table-cell table:style-name="ce101" table:formula="of:=IF([.$E31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31]+4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Doran</text:p>
          </table:table-cell>
          <table:table-cell table:style-name="ce38" office:value-type="string" calcext:value-type="string">
            <text:p>Stacy</text:p>
          </table:table-cell>
          <table:table-cell table:style-name="ce47" office:value-type="float" office:value="11" calcext:value-type="float">
            <text:p>11</text:p>
          </table:table-cell>
          <table:table-cell table:style-name="ce54" office:value-type="date" office:date-value="2024-02-18" calcext:value-type="date">
            <text:p>2/18/2024</text:p>
          </table:table-cell>
          <table:table-cell table:style-name="ce67" office:value-type="date" office:date-value="2024-08-25" calcext:value-type="date">
            <text:p>8/25/2024</text:p>
          </table:table-cell>
          <table:table-cell table:style-name="ce59"/>
          <table:table-cell table:style-name="ce37" office:value-type="string" calcext:value-type="string">
            <text:p>M</text:p>
          </table:table-cell>
          <table:table-cell table:style-name="ce54" office:value-type="date" office:date-value="2023-08-25" calcext:value-type="date">
            <text:p>8/25/2023</text:p>
          </table:table-cell>
          <table:table-cell table:style-name="ce91" office:value-type="string" calcext:value-type="string">
            <text:p>x</text:p>
          </table:table-cell>
          <table:table-cell table:style-name="ce37"/>
          <table:table-cell table:style-name="ce37" office:value-type="string" calcext:value-type="string">
            <text:p>ssdoran72@icloud.com</text:p>
          </table:table-cell>
          <table:table-cell table:style-name="ce37" office:value-type="string" calcext:value-type="string">
            <text:p>920-609-6991</text:p>
          </table:table-cell>
          <table:table-cell table:style-name="ce101" table:formula="of:=IF([.$E32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/>
          <table:table-cell table:number-columns-repeated="1009"/>
        </table:table-row>
        <table:table-row table:style-name="ro1">
          <table:table-cell table:style-name="ce37" office:value-type="string" calcext:value-type="string">
            <text:p>Doran</text:p>
          </table:table-cell>
          <table:table-cell table:style-name="ce37" office:value-type="string" calcext:value-type="string">
            <text:p>Sean</text:p>
          </table:table-cell>
          <table:table-cell table:style-name="ce45" office:value-type="float" office:value="15" calcext:value-type="float">
            <text:p>15</text:p>
          </table:table-cell>
          <table:table-cell table:style-name="ce53" office:value-type="date" office:date-value="2024-02-18" calcext:value-type="date">
            <text:p>2/18/2024</text:p>
          </table:table-cell>
          <table:table-cell table:style-name="ce66" office:value-type="date" office:date-value="2024-08-19" calcext:value-type="date">
            <text:p>8/19/2024</text:p>
          </table:table-cell>
          <table:table-cell/>
          <table:table-cell table:style-name="ce37" office:value-type="string" calcext:value-type="string">
            <text:p>XXXL</text:p>
          </table:table-cell>
          <table:table-cell table:style-name="ce53" office:value-type="date" office:date-value="2023-08-19" calcext:value-type="date">
            <text:p>8/19/2023</text:p>
          </table:table-cell>
          <table:table-cell table:style-name="ce90" office:value-type="string" calcext:value-type="string">
            <text:p>x</text:p>
          </table:table-cell>
          <table:table-cell table:style-name="ce37"/>
          <table:table-cell table:style-name="ce37" office:value-type="string" calcext:value-type="string">
            <text:p>ssdoran00@icloud.com</text:p>
          </table:table-cell>
          <table:table-cell table:style-name="ce37" office:value-type="string" calcext:value-type="string">
            <text:p>920-217-8709</text:p>
          </table:table-cell>
          <table:table-cell table:style-name="ce101" table:formula="of:=IF([.$E33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/>
          <table:table-cell table:number-columns-repeated="1009"/>
        </table:table-row>
        <table:table-row table:style-name="ro1">
          <table:table-cell table:style-name="ce38" office:value-type="string" calcext:value-type="string">
            <text:p>Eastman</text:p>
          </table:table-cell>
          <table:table-cell table:style-name="ce38" office:value-type="string" calcext:value-type="string">
            <text:p>Eric</text:p>
          </table:table-cell>
          <table:table-cell table:style-name="ce47" office:value-type="float" office:value="34" calcext:value-type="float">
            <text:p>34</text:p>
          </table:table-cell>
          <table:table-cell table:style-name="ce55" office:value-type="date" office:date-value="2024-03-27" calcext:value-type="date">
            <text:p>3/27/24</text:p>
          </table:table-cell>
          <table:table-cell table:style-name="ce68" office:value-type="date" office:date-value="2024-10-07" calcext:value-type="date">
            <text:p>10/7/24</text:p>
          </table:table-cell>
          <table:table-cell table:style-name="ce59"/>
          <table:table-cell table:style-name="ce37" office:value-type="string" calcext:value-type="string">
            <text:p>xl</text:p>
          </table:table-cell>
          <table:table-cell table:style-name="ce55" office:value-type="date" office:date-value="2023-10-07" calcext:value-type="date">
            <text:p>10/7/23</text:p>
          </table:table-cell>
          <table:table-cell table:style-name="ce92"/>
          <table:table-cell table:style-name="ce37" office:value-type="string" calcext:value-type="string">
            <text:p>Needs coaster</text:p>
          </table:table-cell>
          <table:table-cell table:style-name="ce37" office:value-type="string" calcext:value-type="string">
            <text:p>eastmane@mjsd.k12.wi.us</text:p>
          </table:table-cell>
          <table:table-cell table:style-name="ce37" office:value-type="string" calcext:value-type="string">
            <text:p>920-268-6177</text:p>
          </table:table-cell>
          <table:table-cell table:style-name="ce101" table:formula="of:=IF([.$E34]-TODAY()&lt;0;&quot;EXPIRED&quot;;&quot;ACTIVE&quot;)" office:value-type="string" office:string-value="ACTIVE" calcext:value-type="string">
            <text:p>ACTIVE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Erspamer</text:p>
          </table:table-cell>
          <table:table-cell table:style-name="ce38" office:value-type="string" calcext:value-type="string">
            <text:p>Tabitha</text:p>
          </table:table-cell>
          <table:table-cell table:style-name="ce47" office:value-type="float" office:value="71" calcext:value-type="float">
            <text:p>71</text:p>
          </table:table-cell>
          <table:table-cell table:style-name="ce54" office:value-type="date" office:date-value="2024-03-31" calcext:value-type="date">
            <text:p>3/31/2024</text:p>
          </table:table-cell>
          <table:table-cell table:style-name="ce67" office:value-type="date" office:date-value="2024-06-10" calcext:value-type="date">
            <text:p>6/10/2024</text:p>
          </table:table-cell>
          <table:table-cell table:style-name="ce59"/>
          <table:table-cell/>
          <table:table-cell table:style-name="ce54" office:value-type="date" office:date-value="2023-06-10" calcext:value-type="date">
            <text:p>6/10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fantb1@yahoo.com</text:p>
          </table:table-cell>
          <table:table-cell table:style-name="ce37" office:value-type="string" calcext:value-type="string">
            <text:p>920-203-3759</text:p>
          </table:table-cell>
          <table:table-cell table:style-name="ce101" table:formula="of:=IF([.$E35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35]+4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Fleming</text:p>
          </table:table-cell>
          <table:table-cell table:style-name="ce38" office:value-type="string" calcext:value-type="string">
            <text:p>Todd</text:p>
          </table:table-cell>
          <table:table-cell table:style-name="ce47" office:value-type="float" office:value="31" calcext:value-type="float">
            <text:p>31</text:p>
          </table:table-cell>
          <table:table-cell table:style-name="ce54" office:value-type="date" office:date-value="2024-04-03" calcext:value-type="date">
            <text:p>4/3/2024</text:p>
          </table:table-cell>
          <table:table-cell table:style-name="ce67" office:value-type="date" office:date-value="2025-01-01" calcext:value-type="date">
            <text:p>1/1/2025</text:p>
          </table:table-cell>
          <table:table-cell table:style-name="ce38" office:value-type="string" calcext:value-type="string">
            <text:p><text:s/>got shirt </text:p>
          </table:table-cell>
          <table:table-cell table:style-name="ce37" office:value-type="string" calcext:value-type="string">
            <text:p>M</text:p>
          </table:table-cell>
          <table:table-cell table:style-name="ce54" office:value-type="date" office:date-value="2023-01-19" calcext:value-type="date">
            <text:p>1/19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96" office:value-type="string" calcext:value-type="string">
            <text:p>todd.g.fleming@gmail.com</text:p>
          </table:table-cell>
          <table:table-cell/>
          <table:table-cell table:style-name="ce101" table:formula="of:=IF([.$E36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36]+4" office:value-type="float" office:value="35" calcext:value-type="float">
            <text:p>35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Foley</text:p>
          </table:table-cell>
          <table:table-cell table:style-name="ce37" office:value-type="string" calcext:value-type="string">
            <text:p>Beth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date" office:date-value="2024-02-20" calcext:value-type="date">
            <text:p>2/20/2024</text:p>
          </table:table-cell>
          <table:table-cell table:style-name="ce69" office:value-type="date" office:date-value="2025-02-20" calcext:value-type="date">
            <text:p>2/20/2025</text:p>
          </table:table-cell>
          <table:table-cell table:style-name="ce37"/>
          <table:table-cell table:style-name="ce37" office:value-type="string" calcext:value-type="string">
            <text:p>M</text:p>
          </table:table-cell>
          <table:table-cell table:style-name="ce53" office:value-type="date" office:date-value="2022-11-23" calcext:value-type="date">
            <text:p>11/23/2022</text:p>
          </table:table-cell>
          <table:table-cell table:style-name="ce90" office:value-type="string" calcext:value-type="string">
            <text:p>x</text:p>
          </table:table-cell>
          <table:table-cell/>
          <table:table-cell table:style-name="ce37" office:value-type="string" calcext:value-type="string">
            <text:p>bfoley1@new.rr.com</text:p>
          </table:table-cell>
          <table:table-cell/>
          <table:table-cell table:style-name="ce101" table:formula="of:=IF([.$E37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37]+4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Frederick</text:p>
          </table:table-cell>
          <table:table-cell table:style-name="ce38" office:value-type="string" calcext:value-type="string">
            <text:p>Jake</text:p>
          </table:table-cell>
          <table:table-cell table:style-name="ce47" office:value-type="float" office:value="33" calcext:value-type="float">
            <text:p>33</text:p>
          </table:table-cell>
          <table:table-cell table:style-name="ce55" office:value-type="date" office:date-value="2024-03-29" calcext:value-type="date">
            <text:p>3/29/24</text:p>
          </table:table-cell>
          <table:table-cell table:style-name="ce67" office:value-type="date" office:date-value="2024-04-14" calcext:value-type="date">
            <text:p>4/14/2024</text:p>
          </table:table-cell>
          <table:table-cell table:style-name="ce54"/>
          <table:table-cell table:style-name="ce37" office:value-type="string" calcext:value-type="string">
            <text:p>L</text:p>
          </table:table-cell>
          <table:table-cell table:style-name="ce54" office:value-type="date" office:date-value="2023-04-14" calcext:value-type="date">
            <text:p>4/14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jake.frederick@lawrence.edu</text:p>
          </table:table-cell>
          <table:table-cell/>
          <table:table-cell table:style-name="ce101" table:formula="of:=IF([.$E38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38]+4" office:value-type="float" office:value="37" calcext:value-type="float">
            <text:p>37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Garrett</text:p>
          </table:table-cell>
          <table:table-cell table:style-name="ce38" office:value-type="string" calcext:value-type="string">
            <text:p>Jeff</text:p>
          </table:table-cell>
          <table:table-cell table:style-name="ce46" office:value-type="float" office:value="5" calcext:value-type="float">
            <text:p>5</text:p>
          </table:table-cell>
          <table:table-cell table:style-name="ce54" office:value-type="date" office:date-value="2023-07-08" calcext:value-type="date">
            <text:p>7/8/2023</text:p>
          </table:table-cell>
          <table:table-cell table:style-name="ce67" office:value-type="date" office:date-value="2024-07-08" calcext:value-type="date">
            <text:p>7/8/2024</text:p>
          </table:table-cell>
          <table:table-cell table:style-name="ce38"/>
          <table:table-cell table:style-name="ce37" office:value-type="string" calcext:value-type="string">
            <text:p>XL</text:p>
          </table:table-cell>
          <table:table-cell table:style-name="ce54" office:value-type="date" office:date-value="2023-07-08" calcext:value-type="date">
            <text:p>7/8/2023</text:p>
          </table:table-cell>
          <table:table-cell table:style-name="ce91"/>
          <table:table-cell/>
          <table:table-cell table:style-name="ce37" office:value-type="string" calcext:value-type="string">
            <text:p>jdgwi@att.net</text:p>
          </table:table-cell>
          <table:table-cell table:style-name="ce37" office:value-type="string" calcext:value-type="string">
            <text:p>920-284-5731</text:p>
          </table:table-cell>
          <table:table-cell table:style-name="ce101" table:formula="of:=IF([.$E39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39]+4" office:value-type="float" office:value="9" calcext:value-type="float">
            <text:p>9</text:p>
          </table:table-cell>
          <table:table-cell table:number-columns-repeated="1009"/>
        </table:table-row>
        <table:table-row table:style-name="ro1" table:visibility="collapse">
          <table:table-cell table:style-name="ce38" office:value-type="string" calcext:value-type="string">
            <text:p>Goodacre</text:p>
          </table:table-cell>
          <table:table-cell table:style-name="ce38" office:value-type="string" calcext:value-type="string">
            <text:p>Zach</text:p>
          </table:table-cell>
          <table:table-cell table:style-name="ce46" office:value-type="float" office:value="11" calcext:value-type="float">
            <text:p>11</text:p>
          </table:table-cell>
          <table:table-cell table:style-name="ce54" office:value-type="date" office:date-value="2023-04-20" calcext:value-type="date">
            <text:p>4/20/2023</text:p>
          </table:table-cell>
          <table:table-cell table:style-name="ce67" office:value-type="date" office:date-value="2024-02-10" calcext:value-type="date">
            <text:p>2/10/2024</text:p>
          </table:table-cell>
          <table:table-cell table:style-name="ce38"/>
          <table:table-cell/>
          <table:table-cell table:style-name="ce54" office:value-type="date" office:date-value="2023-02-10" calcext:value-type="date">
            <text:p>2/10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zgoodacre971@gmail.com</text:p>
          </table:table-cell>
          <table:table-cell table:style-name="ce37" office:value-type="string" calcext:value-type="string">
            <text:p>920-209-2878</text:p>
          </table:table-cell>
          <table:table-cell table:style-name="ce101" table:formula="of:=IF([.$E40]-TODAY()&lt;0;&quot;EXPIRED&quot;;&quot;ACTIVE&quot;)" office:value-type="string" office:string-value="EXPIRED" calcext:value-type="string">
            <text:p>EXPIRED</text:p>
          </table:table-cell>
          <table:table-cell/>
          <table:table-cell table:style-name="ce104" table:formula="of:=[.C40]+4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Goriup</text:p>
          </table:table-cell>
          <table:table-cell table:style-name="ce38" office:value-type="string" calcext:value-type="string">
            <text:p>Delaney</text:p>
          </table:table-cell>
          <table:table-cell table:style-name="ce47" office:value-type="float" office:value="8" calcext:value-type="float">
            <text:p>8</text:p>
          </table:table-cell>
          <table:table-cell table:style-name="ce56" office:value-type="date" office:date-value="2023-10-29" calcext:value-type="date">
            <text:p>10/29</text:p>
          </table:table-cell>
          <table:table-cell table:style-name="ce68" office:value-type="date" office:date-value="2024-06-22" calcext:value-type="date">
            <text:p>6/22/24</text:p>
          </table:table-cell>
          <table:table-cell table:style-name="ce59"/>
          <table:table-cell/>
          <table:table-cell table:style-name="ce55" office:value-type="date" office:date-value="2023-06-22" calcext:value-type="date">
            <text:p>6/22/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gracie109@gmail.com</text:p>
          </table:table-cell>
          <table:table-cell/>
          <table:table-cell table:style-name="ce101" table:formula="of:=IF([.$E41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41]+4" office:value-type="float" office:value="12" calcext:value-type="float">
            <text:p>12</text:p>
          </table:table-cell>
          <table:table-cell table:number-columns-repeated="1009"/>
        </table:table-row>
        <table:table-row table:style-name="ro1" table:visibility="collapse">
          <table:table-cell table:style-name="ce38" office:value-type="string" calcext:value-type="string">
            <text:p>Graves</text:p>
          </table:table-cell>
          <table:table-cell table:style-name="ce38" office:value-type="string" calcext:value-type="string">
            <text:p>Bob</text:p>
          </table:table-cell>
          <table:table-cell table:style-name="ce46" office:value-type="float" office:value="16" calcext:value-type="float">
            <text:p>16</text:p>
          </table:table-cell>
          <table:table-cell table:style-name="ce54" office:value-type="date" office:date-value="2022-11-26" calcext:value-type="date">
            <text:p>11/26/2022</text:p>
          </table:table-cell>
          <table:table-cell table:style-name="ce67" office:value-type="date" office:date-value="2023-07-02" calcext:value-type="date">
            <text:p>7/2/2023</text:p>
          </table:table-cell>
          <table:table-cell table:style-name="ce38"/>
          <table:table-cell table:style-name="ce37"/>
          <table:table-cell table:style-name="ce54" office:value-type="date" office:date-value="2022-07-02" calcext:value-type="date">
            <text:p>7/2/2022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rpgraves4@gmail.com</text:p>
          </table:table-cell>
          <table:table-cell/>
          <table:table-cell table:style-name="ce101" table:formula="of:=IF([.$E42]-TODAY()&lt;0;&quot;EXPIRED&quot;;&quot;ACTIVE&quot;)" office:value-type="string" office:string-value="EXPIRED" calcext:value-type="string">
            <text:p>EXPIRED</text:p>
          </table:table-cell>
          <table:table-cell/>
          <table:table-cell table:style-name="ce104" table:formula="of:=[.C42]+4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Guerin</text:p>
          </table:table-cell>
          <table:table-cell table:style-name="ce38" office:value-type="string" calcext:value-type="string">
            <text:p>Cari</text:p>
          </table:table-cell>
          <table:table-cell table:style-name="ce47" office:value-type="float" office:value="36" calcext:value-type="float">
            <text:p>36</text:p>
          </table:table-cell>
          <table:table-cell table:style-name="ce54" office:value-type="date" office:date-value="2024-04-03" calcext:value-type="date">
            <text:p>4/3/2024</text:p>
          </table:table-cell>
          <table:table-cell table:style-name="ce67" office:value-type="date" office:date-value="2025-12-31" calcext:value-type="date">
            <text:p>12/31/2025</text:p>
          </table:table-cell>
          <table:table-cell table:style-name="ce38" office:value-type="string" calcext:value-type="string">
            <text:p>210 reached beforehand</text:p>
          </table:table-cell>
          <table:table-cell table:style-name="ce37" office:value-type="string" calcext:value-type="string">
            <text:p>XL</text:p>
          </table:table-cell>
          <table:table-cell table:style-name="ce54" office:value-type="date" office:date-value="2022-12-23" calcext:value-type="date">
            <text:p>12/23/2022</text:p>
          </table:table-cell>
          <table:table-cell table:style-name="ce91" office:value-type="string" calcext:value-type="string">
            <text:p>x</text:p>
          </table:table-cell>
          <table:table-cell table:style-name="ce37" office:value-type="string" calcext:value-type="string">
            <text:p>Alyse added year to exp date</text:p>
          </table:table-cell>
          <table:table-cell table:style-name="ce37" office:value-type="string" calcext:value-type="string">
            <text:p>cjguerin@ymail.com</text:p>
          </table:table-cell>
          <table:table-cell/>
          <table:table-cell table:style-name="ce101" table:formula="of:=IF([.$E43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43]+4"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Guerin</text:p>
          </table:table-cell>
          <table:table-cell table:style-name="ce38" office:value-type="string" calcext:value-type="string">
            <text:p>Doug</text:p>
          </table:table-cell>
          <table:table-cell table:style-name="ce47" office:value-type="float" office:value="176" calcext:value-type="float">
            <text:p>176</text:p>
          </table:table-cell>
          <table:table-cell table:style-name="ce57" office:value-type="date" office:date-value="2024-04-03" calcext:value-type="date">
            <text:p>4/3/2024</text:p>
          </table:table-cell>
          <table:table-cell table:style-name="ce67" office:value-type="date" office:date-value="2024-04-30" calcext:value-type="date">
            <text:p>4/30/2024</text:p>
          </table:table-cell>
          <table:table-cell table:style-name="ce38"/>
          <table:table-cell table:style-name="ce37" office:value-type="string" calcext:value-type="string">
            <text:p>XL</text:p>
          </table:table-cell>
          <table:table-cell table:style-name="ce54" office:value-type="date" office:date-value="2023-04-30" calcext:value-type="date">
            <text:p>4/30/2023</text:p>
          </table:table-cell>
          <table:table-cell table:style-name="ce91" office:value-type="string" calcext:value-type="string">
            <text:p>x</text:p>
          </table:table-cell>
          <table:table-cell table:number-columns-repeated="3"/>
          <table:table-cell table:style-name="ce101" table:formula="of:=IF([.$E44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44]+4" office:value-type="float" office:value="180" calcext:value-type="float">
            <text:p>180</text:p>
          </table:table-cell>
          <table:table-cell table:number-columns-repeated="1009"/>
        </table:table-row>
        <table:table-row table:style-name="ro1" table:visibility="collapse">
          <table:table-cell table:style-name="ce38" office:value-type="string" calcext:value-type="string">
            <text:p>Hakes</text:p>
          </table:table-cell>
          <table:table-cell table:style-name="ce38" office:value-type="string" calcext:value-type="string">
            <text:p>Jon</text:p>
          </table:table-cell>
          <table:table-cell table:style-name="ce46" office:value-type="float" office:value="23" calcext:value-type="float">
            <text:p>23</text:p>
          </table:table-cell>
          <table:table-cell table:style-name="ce54" office:value-type="date" office:date-value="2023-06-18" calcext:value-type="date">
            <text:p>6/18/2023</text:p>
          </table:table-cell>
          <table:table-cell table:style-name="ce67" office:value-type="date" office:date-value="2023-06-18" calcext:value-type="date">
            <text:p>6/18/2023</text:p>
          </table:table-cell>
          <table:table-cell table:style-name="ce38"/>
          <table:table-cell/>
          <table:table-cell table:style-name="ce54" office:value-type="date" office:date-value="2022-06-18" calcext:value-type="date">
            <text:p>6/18/2022</text:p>
          </table:table-cell>
          <table:table-cell table:style-name="ce91" office:value-type="string" calcext:value-type="string">
            <text:p>x</text:p>
          </table:table-cell>
          <table:table-cell table:number-columns-repeated="3"/>
          <table:table-cell table:style-name="ce101" table:formula="of:=IF([.$E45]-TODAY()&lt;0;&quot;EXPIRED&quot;;&quot;ACTIVE&quot;)" office:value-type="string" office:string-value="EXPIRED" calcext:value-type="string">
            <text:p>EXPIRED</text:p>
          </table:table-cell>
          <table:table-cell/>
          <table:table-cell table:style-name="ce104" table:formula="of:=[.C45]+4" office:value-type="float" office:value="27" calcext:value-type="float">
            <text:p>27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Hay</text:p>
          </table:table-cell>
          <table:table-cell table:style-name="ce38" office:value-type="string" calcext:value-type="string">
            <text:p>Ezriah</text:p>
          </table:table-cell>
          <table:table-cell table:style-name="ce46" office:value-type="float" office:value="11" calcext:value-type="float">
            <text:p>11</text:p>
          </table:table-cell>
          <table:table-cell table:style-name="ce54" office:value-type="date" office:date-value="2023-06-18" calcext:value-type="date">
            <text:p>6/18/2023</text:p>
          </table:table-cell>
          <table:table-cell table:style-name="ce67" office:value-type="date" office:date-value="2024-05-18" calcext:value-type="date">
            <text:p>5/18/2024</text:p>
          </table:table-cell>
          <table:table-cell table:style-name="ce63"/>
          <table:table-cell/>
          <table:table-cell table:style-name="ce54" office:value-type="date" office:date-value="2023-05-18" calcext:value-type="date">
            <text:p>5/18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ezriahhay@gmail.com</text:p>
          </table:table-cell>
          <table:table-cell table:style-name="ce37"/>
          <table:table-cell table:style-name="ce101" table:formula="of:=IF([.$E46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46]+4" office:value-type="float" office:value="15" calcext:value-type="float">
            <text:p>15</text:p>
          </table:table-cell>
          <table:table-cell table:number-columns-repeated="1009"/>
        </table:table-row>
        <table:table-row table:style-name="ro1" table:visibility="collapse">
          <table:table-cell table:style-name="ce38" office:value-type="string" calcext:value-type="string">
            <text:p>Hernandez</text:p>
          </table:table-cell>
          <table:table-cell table:style-name="ce38" office:value-type="string" calcext:value-type="string">
            <text:p>Jesus</text:p>
          </table:table-cell>
          <table:table-cell table:style-name="ce47" office:value-type="float" office:value="11" calcext:value-type="float">
            <text:p>11</text:p>
          </table:table-cell>
          <table:table-cell table:style-name="ce54" office:value-type="date" office:date-value="2023-08-15" calcext:value-type="date">
            <text:p>8/15/2023</text:p>
          </table:table-cell>
          <table:table-cell table:style-name="ce67" office:value-type="date" office:date-value="2024-01-21" calcext:value-type="date">
            <text:p>1/21/2024</text:p>
          </table:table-cell>
          <table:table-cell table:style-name="ce63"/>
          <table:table-cell/>
          <table:table-cell table:style-name="ce54" office:value-type="date" office:date-value="2023-01-21" calcext:value-type="date">
            <text:p>1/21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zeus@920photolife.com</text:p>
          </table:table-cell>
          <table:table-cell table:style-name="ce37" office:value-type="string" calcext:value-type="string">
            <text:p>562-208-5874</text:p>
          </table:table-cell>
          <table:table-cell table:style-name="ce101" table:formula="of:=IF([.$E47]-TODAY()&lt;0;&quot;EXPIRED&quot;;&quot;ACTIVE&quot;)" office:value-type="string" office:string-value="EXPIRED" calcext:value-type="string">
            <text:p>EXPIRED</text:p>
          </table:table-cell>
          <table:table-cell/>
          <table:table-cell table:style-name="ce104" table:formula="of:=[.C47]+4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Heus</text:p>
          </table:table-cell>
          <table:table-cell table:style-name="ce38" office:value-type="string" calcext:value-type="string">
            <text:p>Ginger</text:p>
          </table:table-cell>
          <table:table-cell table:style-name="ce47" office:value-type="float" office:value="14" calcext:value-type="float">
            <text:p>14</text:p>
          </table:table-cell>
          <table:table-cell table:style-name="ce54" office:value-type="date" office:date-value="2024-03-23" calcext:value-type="date">
            <text:p>3/23/2024</text:p>
          </table:table-cell>
          <table:table-cell table:style-name="ce67" office:value-type="date" office:date-value="2025-01-04" calcext:value-type="date">
            <text:p>1/4/2025</text:p>
          </table:table-cell>
          <table:table-cell table:style-name="ce37" office:value-type="string" calcext:value-type="string">
            <text:p>gf, keychain given</text:p>
          </table:table-cell>
          <table:table-cell table:style-name="ce37" office:value-type="string" calcext:value-type="string">
            <text:p>XL</text:p>
          </table:table-cell>
          <table:table-cell table:style-name="ce54" office:value-type="date" office:date-value="2024-01-04" calcext:value-type="date">
            <text:p>1/4/2024</text:p>
          </table:table-cell>
          <table:table-cell table:style-name="ce91"/>
          <table:table-cell/>
          <table:table-cell table:style-name="ce37" office:value-type="string" calcext:value-type="string">
            <text:p>gingerheus@aol.com</text:p>
          </table:table-cell>
          <table:table-cell table:style-name="ce37" office:value-type="string" calcext:value-type="string">
            <text:p>920-944-5975</text:p>
          </table:table-cell>
          <table:table-cell table:style-name="ce101" table:formula="of:=IF([.$E48]-TODAY()&lt;0;&quot;EXPIRED&quot;;&quot;ACTIVE&quot;)" office:value-type="string" office:string-value="ACTIVE" calcext:value-type="string">
            <text:p>ACTIVE</text:p>
          </table:table-cell>
          <table:table-cell table:number-columns-repeated="1011"/>
        </table:table-row>
        <table:table-row table:style-name="ro1" table:visibility="collapse">
          <table:table-cell table:style-name="ce38" office:value-type="string" calcext:value-type="string">
            <text:p>Huntley</text:p>
          </table:table-cell>
          <table:table-cell table:style-name="ce38" office:value-type="string" calcext:value-type="string">
            <text:p>Ashley</text:p>
          </table:table-cell>
          <table:table-cell table:style-name="ce46" office:value-type="float" office:value="9" calcext:value-type="float">
            <text:p>9</text:p>
          </table:table-cell>
          <table:table-cell table:style-name="ce54" office:value-type="date" office:date-value="2022-08-10" calcext:value-type="date">
            <text:p>8/10/2022</text:p>
          </table:table-cell>
          <table:table-cell table:style-name="ce67" office:value-type="date" office:date-value="2023-07-14" calcext:value-type="date">
            <text:p>7/14/2023</text:p>
          </table:table-cell>
          <table:table-cell table:style-name="ce38"/>
          <table:table-cell/>
          <table:table-cell table:style-name="ce54" office:value-type="date" office:date-value="2022-07-14" calcext:value-type="date">
            <text:p>7/14/2022</text:p>
          </table:table-cell>
          <table:table-cell table:style-name="ce91" office:value-type="string" calcext:value-type="string">
            <text:p>x</text:p>
          </table:table-cell>
          <table:table-cell table:number-columns-repeated="3"/>
          <table:table-cell table:style-name="ce101" table:formula="of:=IF([.$E49]-TODAY()&lt;0;&quot;EXPIRED&quot;;&quot;ACTIVE&quot;)" office:value-type="string" office:string-value="EXPIRED" calcext:value-type="string">
            <text:p>EXPIRED</text:p>
          </table:table-cell>
          <table:table-cell/>
          <table:table-cell table:style-name="ce104" table:formula="of:=[.C49]+4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Huenink</text:p>
          </table:table-cell>
          <table:table-cell table:style-name="ce38" office:value-type="string" calcext:value-type="string">
            <text:p>Greg</text:p>
          </table:table-cell>
          <table:table-cell table:style-name="ce47" office:value-type="float" office:value="1" calcext:value-type="float">
            <text:p>1</text:p>
          </table:table-cell>
          <table:table-cell table:style-name="ce54" office:value-type="date" office:date-value="2024-03-13" calcext:value-type="date">
            <text:p>3/13/2024</text:p>
          </table:table-cell>
          <table:table-cell table:style-name="ce67" office:value-type="date" office:date-value="2025-03-14" calcext:value-type="date">
            <text:p>3/14/2025</text:p>
          </table:table-cell>
          <table:table-cell table:style-name="ce38"/>
          <table:table-cell table:style-name="ce37" office:value-type="string" calcext:value-type="string">
            <text:p>XL</text:p>
          </table:table-cell>
          <table:table-cell table:style-name="ce54" office:value-type="date" office:date-value="2024-03-13" calcext:value-type="date">
            <text:p>3/13/2024</text:p>
          </table:table-cell>
          <table:table-cell table:style-name="ce91"/>
          <table:table-cell/>
          <table:table-cell table:style-name="ce37" office:value-type="string" calcext:value-type="string">
            <text:p>greghuenink@gmail.com</text:p>
          </table:table-cell>
          <table:table-cell table:style-name="ce37" office:value-type="string" calcext:value-type="string">
            <text:p>920-475-6099</text:p>
          </table:table-cell>
          <table:table-cell table:style-name="ce102" office:value-type="string" calcext:value-type="string">
            <text:p>ACTIVE</text:p>
          </table:table-cell>
          <table:table-cell/>
          <table:table-cell table:style-name="ce104"/>
          <table:table-cell table:number-columns-repeated="1009"/>
        </table:table-row>
        <table:table-row table:style-name="ro1">
          <table:table-cell table:style-name="ce38" office:value-type="string" calcext:value-type="string">
            <text:p>Jackson</text:p>
          </table:table-cell>
          <table:table-cell table:style-name="ce38" office:value-type="string" calcext:value-type="string">
            <text:p>Jay</text:p>
          </table:table-cell>
          <table:table-cell table:style-name="ce49" office:value-type="float" office:value="158" calcext:value-type="float">
            <text:p>158</text:p>
          </table:table-cell>
          <table:table-cell table:style-name="ce54" office:value-type="date" office:date-value="2024-04-03" calcext:value-type="date">
            <text:p>4/3/2024</text:p>
          </table:table-cell>
          <table:table-cell table:style-name="ce67" office:value-type="date" office:date-value="2024-07-12" calcext:value-type="date">
            <text:p>7/12/2024</text:p>
          </table:table-cell>
          <table:table-cell table:style-name="ce38" office:value-type="string" calcext:value-type="string">
            <text:p>got 75th, got 150th</text:p>
          </table:table-cell>
          <table:table-cell table:style-name="ce37" office:value-type="string" calcext:value-type="string">
            <text:p>XXL</text:p>
          </table:table-cell>
          <table:table-cell table:style-name="ce54" office:value-type="date" office:date-value="2022-07-12" calcext:value-type="date">
            <text:p>7/12/2022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97" office:value-type="string" calcext:value-type="string">
            <text:p>jjacl3737@gmail.com</text:p>
          </table:table-cell>
          <table:table-cell/>
          <table:table-cell table:style-name="ce101" table:formula="of:=IF([.$E51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51]+4" office:value-type="float" office:value="162" calcext:value-type="float">
            <text:p>162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Jayjack</text:p>
          </table:table-cell>
          <table:table-cell table:style-name="ce38" office:value-type="string" calcext:value-type="string">
            <text:p>Matt</text:p>
          </table:table-cell>
          <table:table-cell table:style-name="ce47" office:value-type="float" office:value="6" calcext:value-type="float">
            <text:p>6</text:p>
          </table:table-cell>
          <table:table-cell table:style-name="ce54" office:value-type="date" office:date-value="2024-03-09" calcext:value-type="date">
            <text:p>3/9/2024</text:p>
          </table:table-cell>
          <table:table-cell table:style-name="ce67" office:value-type="date" office:date-value="2024-10-16" calcext:value-type="date">
            <text:p>10/16/2024</text:p>
          </table:table-cell>
          <table:table-cell table:style-name="ce38" office:value-type="string" calcext:value-type="string">
            <text:p>20 visits in 2023 - gift given</text:p>
          </table:table-cell>
          <table:table-cell/>
          <table:table-cell table:style-name="ce54" office:value-type="date" office:date-value="2023-10-16" calcext:value-type="date">
            <text:p>10/16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97" office:value-type="string" calcext:value-type="string">
            <text:p>matthew.jayjack@gmail.com</text:p>
          </table:table-cell>
          <table:table-cell/>
          <table:table-cell table:style-name="ce101" table:formula="of:=IF([.$E52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52]+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Kachur</text:p>
          </table:table-cell>
          <table:table-cell table:style-name="ce38" office:value-type="string" calcext:value-type="string">
            <text:p>Dan</text:p>
          </table:table-cell>
          <table:table-cell table:style-name="ce49" office:value-type="float" office:value="179" calcext:value-type="float">
            <text:p>179</text:p>
          </table:table-cell>
          <table:table-cell table:style-name="ce54" office:value-type="date" office:date-value="2024-04-03" calcext:value-type="date">
            <text:p>4/3/2024</text:p>
          </table:table-cell>
          <table:table-cell table:style-name="ce70" office:value-type="date" office:date-value="2024-08-12" calcext:value-type="date">
            <text:p>08/12/2024</text:p>
          </table:table-cell>
          <table:table-cell table:style-name="ce39"/>
          <table:table-cell table:style-name="ce37" office:value-type="string" calcext:value-type="string">
            <text:p>XXL</text:p>
          </table:table-cell>
          <table:table-cell table:style-name="ce54" office:value-type="date" office:date-value="2022-08-12" calcext:value-type="date">
            <text:p>8/12/2022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97" office:value-type="string" calcext:value-type="string">
            <text:p>dkachur@gmail.com</text:p>
          </table:table-cell>
          <table:table-cell/>
          <table:table-cell table:style-name="ce101" table:formula="of:=IF([.$E53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53]+4" office:value-type="float" office:value="183" calcext:value-type="float">
            <text:p>183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Kadar</text:p>
          </table:table-cell>
          <table:table-cell table:style-name="ce38" office:value-type="string" calcext:value-type="string">
            <text:p>Zoly</text:p>
          </table:table-cell>
          <table:table-cell table:style-name="ce47" office:value-type="float" office:value="8" calcext:value-type="float">
            <text:p>8</text:p>
          </table:table-cell>
          <table:table-cell table:style-name="ce58" office:value-type="date" office:date-value="2024-03-28" calcext:value-type="date">
            <text:p>3/28/2024</text:p>
          </table:table-cell>
          <table:table-cell table:style-name="ce67" office:value-type="date" office:date-value="2025-02-20" calcext:value-type="date">
            <text:p>2/20/2025</text:p>
          </table:table-cell>
          <table:table-cell table:style-name="ce80"/>
          <table:table-cell table:style-name="ce37" office:value-type="string" calcext:value-type="string">
            <text:p>XL</text:p>
          </table:table-cell>
          <table:table-cell table:style-name="ce80"/>
          <table:table-cell table:style-name="ce91"/>
          <table:table-cell/>
          <table:table-cell table:style-name="ce37" office:value-type="string" calcext:value-type="string">
            <text:p>zolykjf@gmail.com</text:p>
          </table:table-cell>
          <table:table-cell table:style-name="ce37" office:value-type="string" calcext:value-type="string">
            <text:p>920-858-2566</text:p>
          </table:table-cell>
          <table:table-cell table:style-name="ce101" table:formula="of:=IF([.$E54]-TODAY()&lt;0;&quot;EXPIRED&quot;;&quot;ACTIVE&quot;)" office:value-type="string" office:string-value="ACTIVE" calcext:value-type="string">
            <text:p>ACTIVE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Karck</text:p>
          </table:table-cell>
          <table:table-cell table:style-name="ce37" office:value-type="string" calcext:value-type="string">
            <text:p>Christoph</text:p>
          </table:table-cell>
          <table:table-cell table:style-name="ce45" office:value-type="float" office:value="18" calcext:value-type="float">
            <text:p>18</text:p>
          </table:table-cell>
          <table:table-cell table:style-name="ce54" office:value-type="date" office:date-value="2024-03-31" calcext:value-type="date">
            <text:p>3/31/2024</text:p>
          </table:table-cell>
          <table:table-cell table:style-name="ce66" office:value-type="date" office:date-value="2024-10-31" calcext:value-type="date">
            <text:p>10/31/2024</text:p>
          </table:table-cell>
          <table:table-cell table:style-name="ce37" office:value-type="string" calcext:value-type="string">
            <text:p>pick up button and keychain 2/28</text:p>
          </table:table-cell>
          <table:table-cell table:style-name="ce37" office:value-type="string" calcext:value-type="string">
            <text:p>XXL</text:p>
          </table:table-cell>
          <table:table-cell table:style-name="ce53" office:value-type="date" office:date-value="2023-10-31" calcext:value-type="date">
            <text:p>10/31/2023</text:p>
          </table:table-cell>
          <table:table-cell table:style-name="ce90" office:value-type="string" calcext:value-type="string">
            <text:p>x</text:p>
          </table:table-cell>
          <table:table-cell/>
          <table:table-cell table:style-name="ce37" office:value-type="string" calcext:value-type="string">
            <text:p>christoph_karck@vfc.com</text:p>
          </table:table-cell>
          <table:table-cell/>
          <table:table-cell table:style-name="ce101" table:formula="of:=IF([.$E55]-TODAY()&lt;0;&quot;EXPIRED&quot;;&quot;ACTIVE&quot;)" office:value-type="string" office:string-value="ACTIVE" calcext:value-type="string">
            <text:p>ACTIVE</text:p>
          </table:table-cell>
          <table:table-cell table:number-columns-repeated="1011"/>
        </table:table-row>
        <table:table-row table:style-name="ro1">
          <table:table-cell table:style-name="ce39" office:value-type="string" calcext:value-type="string">
            <text:p>Kerklin</text:p>
          </table:table-cell>
          <table:table-cell table:style-name="ce38" office:value-type="string" calcext:value-type="string">
            <text:p>Michelle</text:p>
          </table:table-cell>
          <table:table-cell table:style-name="ce47" office:value-type="float" office:value="64" calcext:value-type="float">
            <text:p>64</text:p>
          </table:table-cell>
          <table:table-cell table:style-name="ce53" office:value-type="string" calcext:value-type="string">
            <text:p>3/15/0204</text:p>
          </table:table-cell>
          <table:table-cell table:style-name="ce67" office:value-type="date" office:date-value="2024-07-19" calcext:value-type="date">
            <text:p>7/19/2024</text:p>
          </table:table-cell>
          <table:table-cell table:style-name="ce38" office:value-type="string" calcext:value-type="string">
            <text:p>keychain 08/13; 6 pack 9/18got shirt</text:p>
          </table:table-cell>
          <table:table-cell table:style-name="ce37" office:value-type="string" calcext:value-type="string">
            <text:p>XL</text:p>
          </table:table-cell>
          <table:table-cell table:style-name="ce54" office:value-type="date" office:date-value="2023-07-19" calcext:value-type="date">
            <text:p>7/19/2023</text:p>
          </table:table-cell>
          <table:table-cell table:style-name="ce91" office:value-type="string" calcext:value-type="string">
            <text:p>x</text:p>
          </table:table-cell>
          <table:table-cell table:style-name="ce37"/>
          <table:table-cell table:style-name="ce37" office:value-type="string" calcext:value-type="string">
            <text:p>lmkerklin@gmail.com</text:p>
          </table:table-cell>
          <table:table-cell table:style-name="ce37" office:value-type="string" calcext:value-type="string">
            <text:p>920-378-3913</text:p>
          </table:table-cell>
          <table:table-cell table:style-name="ce101" table:formula="of:=IF([.$E56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56]+4" office:value-type="float" office:value="68" calcext:value-type="float">
            <text:p>68</text:p>
          </table:table-cell>
          <table:table-cell table:number-columns-repeated="1009"/>
        </table:table-row>
        <table:table-row table:style-name="ro1">
          <table:table-cell table:style-name="ce39" office:value-type="string" calcext:value-type="string">
            <text:p>Korber</text:p>
          </table:table-cell>
          <table:table-cell table:style-name="ce38" office:value-type="string" calcext:value-type="string">
            <text:p>Adam</text:p>
          </table:table-cell>
          <table:table-cell table:style-name="ce47" office:value-type="float" office:value="32" calcext:value-type="float">
            <text:p>32</text:p>
          </table:table-cell>
          <table:table-cell table:style-name="ce59"/>
          <table:table-cell table:style-name="ce67" office:value-type="date" office:date-value="2024-06-16" calcext:value-type="date">
            <text:p>6/16/2024</text:p>
          </table:table-cell>
          <table:table-cell table:style-name="ce38" office:value-type="string" calcext:value-type="string">
            <text:p>keychain 08/15; t-shirt needed</text:p>
          </table:table-cell>
          <table:table-cell table:style-name="ce37" office:value-type="string" calcext:value-type="string">
            <text:p>M</text:p>
          </table:table-cell>
          <table:table-cell table:style-name="ce54" office:value-type="date" office:date-value="2023-06-16" calcext:value-type="date">
            <text:p>6/16/2023</text:p>
          </table:table-cell>
          <table:table-cell table:style-name="ce91" office:value-type="string" calcext:value-type="string">
            <text:p>x</text:p>
          </table:table-cell>
          <table:table-cell table:style-name="ce37"/>
          <table:table-cell table:style-name="ce37" office:value-type="string" calcext:value-type="string">
            <text:p>adam.korber@gmail.com</text:p>
          </table:table-cell>
          <table:table-cell table:style-name="ce37" office:value-type="string" calcext:value-type="string">
            <text:p>847-624-3124</text:p>
          </table:table-cell>
          <table:table-cell table:style-name="ce101" table:formula="of:=IF([.$E57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57]+4" office:value-type="float" office:value="36" calcext:value-type="float">
            <text:p>36</text:p>
          </table:table-cell>
          <table:table-cell table:number-columns-repeated="1009"/>
        </table:table-row>
        <table:table-row table:style-name="ro1" table:visibility="collapse">
          <table:table-cell table:style-name="ce38" office:value-type="string" calcext:value-type="string">
            <text:p>Lathrop</text:p>
          </table:table-cell>
          <table:table-cell table:style-name="ce38" office:value-type="string" calcext:value-type="string">
            <text:p>Shane</text:p>
          </table:table-cell>
          <table:table-cell table:style-name="ce46" office:value-type="float" office:value="7" calcext:value-type="float">
            <text:p>7</text:p>
          </table:table-cell>
          <table:table-cell table:style-name="ce54" office:value-type="date" office:date-value="2023-06-23" calcext:value-type="date">
            <text:p>6/23/2023</text:p>
          </table:table-cell>
          <table:table-cell table:style-name="ce67" office:value-type="date" office:date-value="2023-11-23" calcext:value-type="date">
            <text:p>11/23/2023</text:p>
          </table:table-cell>
          <table:table-cell table:style-name="ce54"/>
          <table:table-cell/>
          <table:table-cell table:style-name="ce54" office:value-type="date" office:date-value="2022-11-23" calcext:value-type="date">
            <text:p>11/23/2022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shanelathrop1@gmail.com</text:p>
          </table:table-cell>
          <table:table-cell/>
          <table:table-cell table:style-name="ce101" table:formula="of:=IF([.$E58]-TODAY()&lt;0;&quot;EXPIRED&quot;;&quot;ACTIVE&quot;)" office:value-type="string" office:string-value="EXPIRED" calcext:value-type="string">
            <text:p>EXPIRED</text:p>
          </table:table-cell>
          <table:table-cell/>
          <table:table-cell table:style-name="ce104" table:formula="of:=[.C58]+4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39" office:value-type="string" calcext:value-type="string">
            <text:p>Kramer</text:p>
          </table:table-cell>
          <table:table-cell table:style-name="ce38" office:value-type="string" calcext:value-type="string">
            <text:p>Danielle</text:p>
          </table:table-cell>
          <table:table-cell table:style-name="ce47" office:value-type="float" office:value="137" calcext:value-type="float">
            <text:p>137</text:p>
          </table:table-cell>
          <table:table-cell table:style-name="ce54" office:value-type="date" office:date-value="2024-03-31" calcext:value-type="date">
            <text:p>3/31/2024</text:p>
          </table:table-cell>
          <table:table-cell table:style-name="ce67" office:value-type="date" office:date-value="2024-06-05" calcext:value-type="date">
            <text:p>6/5/2024</text:p>
          </table:table-cell>
          <table:table-cell table:style-name="ce38" office:value-type="string" calcext:value-type="string">
            <text:p>got 75th mug </text:p>
          </table:table-cell>
          <table:table-cell table:style-name="ce37" office:value-type="string" calcext:value-type="string">
            <text:p>M</text:p>
          </table:table-cell>
          <table:table-cell table:style-name="ce54" office:value-type="date" office:date-value="2023-06-05" calcext:value-type="date">
            <text:p>6/5/2023</text:p>
          </table:table-cell>
          <table:table-cell table:style-name="ce91" office:value-type="string" calcext:value-type="string">
            <text:p>x</text:p>
          </table:table-cell>
          <table:table-cell table:style-name="ce37" office:value-type="string" calcext:value-type="string">
            <text:p>Renewed 6/5/23 at 106</text:p>
          </table:table-cell>
          <table:table-cell table:style-name="ce37" office:value-type="string" calcext:value-type="string">
            <text:p>deepwells2219@gmail.com</text:p>
          </table:table-cell>
          <table:table-cell/>
          <table:table-cell table:style-name="ce101" table:formula="of:=IF([.$E59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59]+4" office:value-type="float" office:value="141" calcext:value-type="float">
            <text:p>141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Leitch</text:p>
          </table:table-cell>
          <table:table-cell table:style-name="ce38" office:value-type="string" calcext:value-type="string">
            <text:p>Susie</text:p>
          </table:table-cell>
          <table:table-cell table:style-name="ce47" office:value-type="float" office:value="27" calcext:value-type="float">
            <text:p>27</text:p>
          </table:table-cell>
          <table:table-cell table:style-name="ce54" office:value-type="date" office:date-value="2024-03-31" calcext:value-type="date">
            <text:p>3/31/2024</text:p>
          </table:table-cell>
          <table:table-cell table:style-name="ce67" office:value-type="date" office:date-value="2024-06-12" calcext:value-type="date">
            <text:p>6/12/2024</text:p>
          </table:table-cell>
          <table:table-cell table:style-name="ce38" office:value-type="string" calcext:value-type="string">
            <text:p>picked up 20th</text:p>
          </table:table-cell>
          <table:table-cell table:style-name="ce37" office:value-type="string" calcext:value-type="string">
            <text:p>L</text:p>
          </table:table-cell>
          <table:table-cell table:style-name="ce54" office:value-type="date" office:date-value="2023-06-12" calcext:value-type="date">
            <text:p>6/12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98" office:value-type="string" calcext:value-type="string">
            <text:p>susie.leitch@gmail.com</text:p>
          </table:table-cell>
          <table:table-cell table:style-name="ce37" office:value-type="string" calcext:value-type="string">
            <text:p>630-200-3286</text:p>
          </table:table-cell>
          <table:table-cell table:style-name="ce101" table:formula="of:=IF([.$E60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60]+4" office:value-type="float" office:value="31" calcext:value-type="float">
            <text:p>31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Lemery</text:p>
          </table:table-cell>
          <table:table-cell table:style-name="ce38" office:value-type="string" calcext:value-type="string">
            <text:p>Shawn</text:p>
          </table:table-cell>
          <table:table-cell table:style-name="ce47" office:value-type="float" office:value="5" calcext:value-type="float">
            <text:p>5</text:p>
          </table:table-cell>
          <table:table-cell table:style-name="ce54" office:value-type="date" office:date-value="2024-03-30" calcext:value-type="date">
            <text:p>3/30/2024</text:p>
          </table:table-cell>
          <table:table-cell table:style-name="ce67" office:value-type="date" office:date-value="2025-03-06" calcext:value-type="date">
            <text:p>3/6/2025</text:p>
          </table:table-cell>
          <table:table-cell table:style-name="ce39" office:value-type="string" calcext:value-type="string">
            <text:p>Needs keychain</text:p>
          </table:table-cell>
          <table:table-cell table:style-name="ce37" office:value-type="string" calcext:value-type="string">
            <text:p>XL</text:p>
          </table:table-cell>
          <table:table-cell table:style-name="ce54" office:value-type="date" office:date-value="2023-02-20" calcext:value-type="date">
            <text:p>2/20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98" office:value-type="string" calcext:value-type="string">
            <text:p>slemery1@new.rr.com</text:p>
          </table:table-cell>
          <table:table-cell table:style-name="ce37" office:value-type="string" calcext:value-type="string">
            <text:p>920-216-2558</text:p>
          </table:table-cell>
          <table:table-cell table:style-name="ce101" table:formula="of:=IF([.$E61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61]+4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Lobeck</text:p>
          </table:table-cell>
          <table:table-cell table:style-name="ce38" office:value-type="string" calcext:value-type="string">
            <text:p>Matt</text:p>
          </table:table-cell>
          <table:table-cell table:style-name="ce47" office:value-type="float" office:value="9" calcext:value-type="float">
            <text:p>9</text:p>
          </table:table-cell>
          <table:table-cell table:style-name="ce54" office:value-type="date" office:date-value="2024-02-03" calcext:value-type="date">
            <text:p>2/3/2024</text:p>
          </table:table-cell>
          <table:table-cell table:style-name="ce67" office:value-type="date" office:date-value="2024-09-13" calcext:value-type="date">
            <text:p>9/13/2024</text:p>
          </table:table-cell>
          <table:table-cell table:style-name="ce38"/>
          <table:table-cell table:style-name="ce37" office:value-type="string" calcext:value-type="string">
            <text:p>L</text:p>
          </table:table-cell>
          <table:table-cell table:style-name="ce54" office:value-type="date" office:date-value="2023-09-13" calcext:value-type="date">
            <text:p>9/13/2023</text:p>
          </table:table-cell>
          <table:table-cell table:style-name="ce91"/>
          <table:table-cell/>
          <table:table-cell table:style-name="ce96" office:value-type="string" calcext:value-type="string">
            <text:p>lobeck0921@gmail.com</text:p>
          </table:table-cell>
          <table:table-cell table:style-name="ce37" office:value-type="string" calcext:value-type="string">
            <text:p>920-784-5284</text:p>
          </table:table-cell>
          <table:table-cell table:style-name="ce101" table:formula="of:=IF([.$E62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/>
          <table:table-cell table:number-columns-repeated="1009"/>
        </table:table-row>
        <table:table-row table:style-name="ro1">
          <table:table-cell table:style-name="ce38" office:value-type="string" calcext:value-type="string">
            <text:p>Long</text:p>
          </table:table-cell>
          <table:table-cell table:style-name="ce38" office:value-type="string" calcext:value-type="string">
            <text:p>James</text:p>
          </table:table-cell>
          <table:table-cell table:style-name="ce47" office:value-type="float" office:value="2" calcext:value-type="float">
            <text:p>2</text:p>
          </table:table-cell>
          <table:table-cell table:style-name="ce54" office:value-type="date" office:date-value="2024-03-08" calcext:value-type="date">
            <text:p>3/8/2024</text:p>
          </table:table-cell>
          <table:table-cell table:style-name="ce67" office:value-type="date" office:date-value="2025-03-06" calcext:value-type="date">
            <text:p>3/6/2025</text:p>
          </table:table-cell>
          <table:table-cell table:style-name="ce38"/>
          <table:table-cell/>
          <table:table-cell table:style-name="ce54" office:value-type="date" office:date-value="2023-02-18" calcext:value-type="date">
            <text:p>2/18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96" office:value-type="string" calcext:value-type="string">
            <text:p>james.phillip.long@gmail.com</text:p>
          </table:table-cell>
          <table:table-cell table:style-name="ce37" office:value-type="string" calcext:value-type="string">
            <text:p>217-690-0876</text:p>
          </table:table-cell>
          <table:table-cell table:style-name="ce101" table:formula="of:=IF([.$E63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63]+4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Malcolm</text:p>
          </table:table-cell>
          <table:table-cell table:style-name="ce38" office:value-type="string" calcext:value-type="string">
            <text:p>Craig</text:p>
          </table:table-cell>
          <table:table-cell table:style-name="ce47" office:value-type="float" office:value="13" calcext:value-type="float">
            <text:p>13</text:p>
          </table:table-cell>
          <table:table-cell table:style-name="ce54" office:value-type="date" office:date-value="2024-02-06" calcext:value-type="date">
            <text:p>2/6/2024</text:p>
          </table:table-cell>
          <table:table-cell table:style-name="ce67" office:value-type="date" office:date-value="2024-09-19" calcext:value-type="date">
            <text:p>9/19/2024</text:p>
          </table:table-cell>
          <table:table-cell table:style-name="ce81" office:value-type="string" calcext:value-type="string">
            <text:p>gets coaster</text:p>
          </table:table-cell>
          <table:table-cell table:style-name="ce37" office:value-type="string" calcext:value-type="string">
            <text:p>L</text:p>
          </table:table-cell>
          <table:table-cell table:style-name="ce54" office:value-type="date" office:date-value="2023-09-19" calcext:value-type="date">
            <text:p>9/19/2023</text:p>
          </table:table-cell>
          <table:table-cell table:style-name="ce91"/>
          <table:table-cell table:style-name="ce37"/>
          <table:table-cell table:style-name="ce37" office:value-type="string" calcext:value-type="string">
            <text:p>craigamalcolm@mail.com</text:p>
          </table:table-cell>
          <table:table-cell table:style-name="ce37" office:value-type="string" calcext:value-type="string">
            <text:p>920-209-5350</text:p>
          </table:table-cell>
          <table:table-cell table:style-name="ce101" table:formula="of:=IF([.$E64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/>
          <table:table-cell table:number-columns-repeated="1009"/>
        </table:table-row>
        <table:table-row table:style-name="ro1">
          <table:table-cell table:style-name="ce38" office:value-type="string" calcext:value-type="string">
            <text:p>Mayo</text:p>
          </table:table-cell>
          <table:table-cell table:style-name="ce38" office:value-type="string" calcext:value-type="string">
            <text:p>Paul</text:p>
          </table:table-cell>
          <table:table-cell table:style-name="ce47" office:value-type="float" office:value="1" calcext:value-type="float">
            <text:p>1</text:p>
          </table:table-cell>
          <table:table-cell table:style-name="ce54" office:value-type="date" office:date-value="2024-12-28" calcext:value-type="date">
            <text:p>12/28/2024</text:p>
          </table:table-cell>
          <table:table-cell table:style-name="ce67" office:value-type="date" office:date-value="2025-12-29" calcext:value-type="date">
            <text:p>12/29/2025</text:p>
          </table:table-cell>
          <table:table-cell table:style-name="ce80"/>
          <table:table-cell table:style-name="ce37" office:value-type="string" calcext:value-type="string">
            <text:p>L</text:p>
          </table:table-cell>
          <table:table-cell table:style-name="ce80"/>
          <table:table-cell table:style-name="ce91"/>
          <table:table-cell table:number-columns-repeated="3"/>
          <table:table-cell table:style-name="ce101" table:formula="of:=IF([.$E65]-TODAY()&lt;0;&quot;EXPIRED&quot;;&quot;ACTIVE&quot;)" office:value-type="string" office:string-value="ACTIVE" calcext:value-type="string">
            <text:p>ACTIVE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McCabe</text:p>
          </table:table-cell>
          <table:table-cell table:style-name="ce38" office:value-type="string" calcext:value-type="string">
            <text:p>Zach</text:p>
          </table:table-cell>
          <table:table-cell table:style-name="ce47" office:value-type="float" office:value="125" calcext:value-type="float">
            <text:p>125</text:p>
          </table:table-cell>
          <table:table-cell table:style-name="ce60" office:value-type="date" office:date-value="2024-04-01" calcext:value-type="date">
            <text:p>04/01/2024</text:p>
          </table:table-cell>
          <table:table-cell table:style-name="ce67" office:value-type="date" office:date-value="2024-04-03" calcext:value-type="date">
            <text:p>4/3/2024</text:p>
          </table:table-cell>
          <table:table-cell table:style-name="ce82" office:value-type="string" calcext:value-type="string">
            <text:p>Given 75th Stein 11/26 REACHED 100! REACHED 125!</text:p>
          </table:table-cell>
          <table:table-cell table:style-name="ce37" office:value-type="string" calcext:value-type="string">
            <text:p>XXXL</text:p>
          </table:table-cell>
          <table:table-cell table:style-name="ce54" office:value-type="date" office:date-value="2023-04-01" calcext:value-type="date">
            <text:p>4/1/2023</text:p>
          </table:table-cell>
          <table:table-cell table:style-name="ce91" office:value-type="string" calcext:value-type="string">
            <text:p>x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Zmccabe07@gmail.com</text:p>
          </table:table-cell>
          <table:table-cell table:style-name="ce37"/>
          <table:table-cell table:style-name="ce101" table:formula="of:=IF([.$E66]-TODAY()&lt;0;&quot;EXPIRED&quot;;&quot;ACTIVE&quot;)" office:value-type="string" office:string-value="EXPIRED" calcext:value-type="string">
            <text:p>EXPIRED</text:p>
          </table:table-cell>
          <table:table-cell/>
          <table:table-cell table:style-name="ce104" table:formula="of:=[.C66]+4" office:value-type="float" office:value="129" calcext:value-type="float">
            <text:p>129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Mekuly</text:p>
          </table:table-cell>
          <table:table-cell table:style-name="ce38" office:value-type="string" calcext:value-type="string">
            <text:p>Breanna</text:p>
          </table:table-cell>
          <table:table-cell table:style-name="ce47" office:value-type="float" office:value="4" calcext:value-type="float">
            <text:p>4</text:p>
          </table:table-cell>
          <table:table-cell table:style-name="ce54" office:value-type="date" office:date-value="2024-02-27" calcext:value-type="date">
            <text:p>2/27/2024</text:p>
          </table:table-cell>
          <table:table-cell table:style-name="ce67" office:value-type="date" office:date-value="2024-11-24" calcext:value-type="date">
            <text:p>11/24/2024</text:p>
          </table:table-cell>
          <table:table-cell table:style-name="ce38"/>
          <table:table-cell table:style-name="ce37" office:value-type="string" calcext:value-type="string">
            <text:p>L</text:p>
          </table:table-cell>
          <table:table-cell table:style-name="ce54" office:value-type="date" office:date-value="2023-11-24" calcext:value-type="date">
            <text:p>11/24/2023</text:p>
          </table:table-cell>
          <table:table-cell table:style-name="ce91"/>
          <table:table-cell table:style-name="ce37"/>
          <table:table-cell table:style-name="ce97" office:value-type="string" calcext:value-type="string">
            <text:p>bmekuly@gmail.com</text:p>
          </table:table-cell>
          <table:table-cell table:style-name="ce37" office:value-type="string" calcext:value-type="string">
            <text:p>920-850-2812</text:p>
          </table:table-cell>
          <table:table-cell table:style-name="ce101" table:formula="of:=IF([.$E67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/>
          <table:table-cell table:number-columns-repeated="1009"/>
        </table:table-row>
        <table:table-row table:style-name="ro1" table:visibility="collapse">
          <table:table-cell table:style-name="ce38" office:value-type="string" calcext:value-type="string">
            <text:p>Morrow</text:p>
          </table:table-cell>
          <table:table-cell table:style-name="ce38" office:value-type="string" calcext:value-type="string">
            <text:p>Yvonne</text:p>
          </table:table-cell>
          <table:table-cell table:style-name="ce46" office:value-type="float" office:value="34" calcext:value-type="float">
            <text:p>34</text:p>
          </table:table-cell>
          <table:table-cell table:style-name="ce54" office:value-type="date" office:date-value="2022-10-30" calcext:value-type="date">
            <text:p>10/30/2022</text:p>
          </table:table-cell>
          <table:table-cell table:style-name="ce67" office:value-type="date" office:date-value="2023-04-30" calcext:value-type="date">
            <text:p>4/30/2023</text:p>
          </table:table-cell>
          <table:table-cell table:style-name="ce38"/>
          <table:table-cell/>
          <table:table-cell table:style-name="ce54" office:value-type="date" office:date-value="2022-04-30" calcext:value-type="date">
            <text:p>4/30/2022</text:p>
          </table:table-cell>
          <table:table-cell table:style-name="ce91" office:value-type="string" calcext:value-type="string">
            <text:p>x</text:p>
          </table:table-cell>
          <table:table-cell table:number-columns-repeated="3"/>
          <table:table-cell table:style-name="ce101" table:formula="of:=IF([.$E68]-TODAY()&lt;0;&quot;EXPIRED&quot;;&quot;ACTIVE&quot;)" office:value-type="string" office:string-value="EXPIRED" calcext:value-type="string">
            <text:p>EXPIRED</text:p>
          </table:table-cell>
          <table:table-cell/>
          <table:table-cell table:style-name="ce104" table:formula="of:=[.C68]+4" office:value-type="float" office:value="38" calcext:value-type="float">
            <text:p>38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Moraine</text:p>
          </table:table-cell>
          <table:table-cell table:style-name="ce38" office:value-type="string" calcext:value-type="string">
            <text:p>Morgen</text:p>
          </table:table-cell>
          <table:table-cell table:style-name="ce47" office:value-type="float" office:value="42" calcext:value-type="float">
            <text:p>42</text:p>
          </table:table-cell>
          <table:table-cell table:style-name="ce54" office:value-type="date" office:date-value="2024-03-17" calcext:value-type="date">
            <text:p>3/17/2024</text:p>
          </table:table-cell>
          <table:table-cell table:style-name="ce67" office:value-type="date" office:date-value="2024-06-16" calcext:value-type="date">
            <text:p>6/16/2024</text:p>
          </table:table-cell>
          <table:table-cell table:style-name="ce38"/>
          <table:table-cell table:style-name="ce37" office:value-type="string" calcext:value-type="string">
            <text:p>S</text:p>
          </table:table-cell>
          <table:table-cell table:style-name="ce54" office:value-type="date" office:date-value="2023-06-16" calcext:value-type="date">
            <text:p>6/16/2023</text:p>
          </table:table-cell>
          <table:table-cell table:style-name="ce91" office:value-type="string" calcext:value-type="string">
            <text:p>x</text:p>
          </table:table-cell>
          <table:table-cell table:style-name="ce37"/>
          <table:table-cell table:style-name="ce97" office:value-type="string" calcext:value-type="string">
            <text:p>morgenmoraine@gmail.com</text:p>
          </table:table-cell>
          <table:table-cell table:style-name="ce37" office:value-type="string" calcext:value-type="string">
            <text:p>262-347-7461</text:p>
          </table:table-cell>
          <table:table-cell table:style-name="ce101" table:formula="of:=IF([.$E69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69]+4" office:value-type="float" office:value="46" calcext:value-type="float">
            <text:p>46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Niebergall</text:p>
          </table:table-cell>
          <table:table-cell table:style-name="ce38" office:value-type="string" calcext:value-type="string">
            <text:p>Robert</text:p>
          </table:table-cell>
          <table:table-cell table:style-name="ce47" office:value-type="float" office:value="26" calcext:value-type="float">
            <text:p>26</text:p>
          </table:table-cell>
          <table:table-cell table:style-name="ce54" office:value-type="date" office:date-value="2024-02-23" calcext:value-type="date">
            <text:p>2/23/2024</text:p>
          </table:table-cell>
          <table:table-cell table:style-name="ce68" office:value-type="date" office:date-value="2024-05-16" calcext:value-type="date">
            <text:p>5/16/24</text:p>
          </table:table-cell>
          <table:table-cell table:style-name="ce53"/>
          <table:table-cell/>
          <table:table-cell table:style-name="ce54" office:value-type="date" office:date-value="2023-05-16" calcext:value-type="date">
            <text:p>5/16/2023</text:p>
          </table:table-cell>
          <table:table-cell table:style-name="ce91" office:value-type="string" calcext:value-type="string">
            <text:p>x</text:p>
          </table:table-cell>
          <table:table-cell table:number-columns-repeated="3"/>
          <table:table-cell table:style-name="ce101" table:formula="of:=IF([.$E70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70]+4"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O'Brien</text:p>
          </table:table-cell>
          <table:table-cell table:style-name="ce37" office:value-type="string" calcext:value-type="string">
            <text:p>Connor</text:p>
          </table:table-cell>
          <table:table-cell table:style-name="ce45" office:value-type="float" office:value="9" calcext:value-type="float">
            <text:p>9</text:p>
          </table:table-cell>
          <table:table-cell table:style-name="ce53" office:value-type="date" office:date-value="2024-03-15" calcext:value-type="date">
            <text:p>3/15/2024</text:p>
          </table:table-cell>
          <table:table-cell table:style-name="ce66" office:value-type="date" office:date-value="2024-12-21" calcext:value-type="date">
            <text:p>12/21/2024</text:p>
          </table:table-cell>
          <table:table-cell table:style-name="ce37"/>
          <table:table-cell/>
          <table:table-cell table:style-name="ce53" office:value-type="date" office:date-value="2023-12-21" calcext:value-type="date">
            <text:p>12/21/2023</text:p>
          </table:table-cell>
          <table:table-cell table:style-name="ce90" office:value-type="string" calcext:value-type="string">
            <text:p>x</text:p>
          </table:table-cell>
          <table:table-cell table:style-name="ce37" office:value-type="string" calcext:value-type="string">
            <text:p>purchased as xmas gift for Connor O'Brien, from Becky Lindberg</text:p>
          </table:table-cell>
          <table:table-cell table:style-name="ce97" office:value-type="string" calcext:value-type="string">
            <text:p>connorob10@gmail.com</text:p>
          </table:table-cell>
          <table:table-cell table:style-name="ce37" office:value-type="string" calcext:value-type="string">
            <text:p>920-284-6715</text:p>
          </table:table-cell>
          <table:table-cell table:style-name="ce101" table:formula="of:=IF([.$E71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71]+4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O'Donnell</text:p>
          </table:table-cell>
          <table:table-cell table:style-name="ce38" office:value-type="string" calcext:value-type="string">
            <text:p>Robert</text:p>
          </table:table-cell>
          <table:table-cell table:style-name="ce47" office:value-type="float" office:value="65" calcext:value-type="float">
            <text:p>65</text:p>
          </table:table-cell>
          <table:table-cell table:style-name="ce54" office:value-type="date" office:date-value="2024-03-31" calcext:value-type="date">
            <text:p>3/31/2024</text:p>
          </table:table-cell>
          <table:table-cell table:style-name="ce71" office:value-type="date" office:date-value="2024-07-16" calcext:value-type="date">
            <text:p>7/16/2024</text:p>
          </table:table-cell>
          <table:table-cell table:style-name="ce38"/>
          <table:table-cell table:style-name="ce37" office:value-type="string" calcext:value-type="string">
            <text:p>XXL</text:p>
          </table:table-cell>
          <table:table-cell table:style-name="ce54" office:value-type="date" office:date-value="2023-07-16" calcext:value-type="date">
            <text:p>7/16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97" office:value-type="string" calcext:value-type="string">
            <text:p>reodonnell57@gmail.com</text:p>
          </table:table-cell>
          <table:table-cell table:style-name="ce37" office:value-type="string" calcext:value-type="string">
            <text:p>920-422-0657</text:p>
          </table:table-cell>
          <table:table-cell table:style-name="ce101" table:formula="of:=IF([.$E72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72]+4" office:value-type="float" office:value="69" calcext:value-type="float">
            <text:p>69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Olesen</text:p>
          </table:table-cell>
          <table:table-cell table:style-name="ce38" office:value-type="string" calcext:value-type="string">
            <text:p>Eric</text:p>
          </table:table-cell>
          <table:table-cell table:style-name="ce47" office:value-type="float" office:value="5" calcext:value-type="float">
            <text:p>5</text:p>
          </table:table-cell>
          <table:table-cell table:style-name="ce54" office:value-type="date" office:date-value="2024-03-18" calcext:value-type="date">
            <text:p>3/18/2024</text:p>
          </table:table-cell>
          <table:table-cell table:style-name="ce72" office:value-type="string" calcext:value-type="string">
            <text:p>2/29/25</text:p>
          </table:table-cell>
          <table:table-cell table:style-name="ce38" office:value-type="string" calcext:value-type="string">
            <text:p>got keychain </text:p>
          </table:table-cell>
          <table:table-cell table:style-name="ce37" office:value-type="string" calcext:value-type="string">
            <text:p>xxl</text:p>
          </table:table-cell>
          <table:table-cell table:style-name="ce54" office:value-type="date" office:date-value="2024-02-29" calcext:value-type="date">
            <text:p>2/29/2024</text:p>
          </table:table-cell>
          <table:table-cell table:style-name="ce91"/>
          <table:table-cell/>
          <table:table-cell table:style-name="ce37" office:value-type="string" calcext:value-type="string">
            <text:p>olesen.eric@gmail.com</text:p>
          </table:table-cell>
          <table:table-cell/>
          <table:table-cell table:style-name="ce101" table:formula="of:=IF([.$E73]-TODAY()&lt;0;&quot;EXPIRED&quot;;&quot;ACTIVE&quot;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Olski</text:p>
          </table:table-cell>
          <table:table-cell table:style-name="ce38" office:value-type="string" calcext:value-type="string">
            <text:p>James</text:p>
          </table:table-cell>
          <table:table-cell table:style-name="ce47" office:value-type="float" office:value="74" calcext:value-type="float">
            <text:p>74</text:p>
          </table:table-cell>
          <table:table-cell table:style-name="ce54" office:value-type="date" office:date-value="2024-03-23" calcext:value-type="date">
            <text:p>3/23/2024</text:p>
          </table:table-cell>
          <table:table-cell table:style-name="ce71" office:value-type="date" office:date-value="2025-03-17" calcext:value-type="date">
            <text:p>3/17/2025</text:p>
          </table:table-cell>
          <table:table-cell table:style-name="ce38"/>
          <table:table-cell table:style-name="ce37" office:value-type="string" calcext:value-type="string">
            <text:p>XXL</text:p>
          </table:table-cell>
          <table:table-cell table:style-name="ce54" office:value-type="date" office:date-value="2023-03-02" calcext:value-type="date">
            <text:p>3/2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97" office:value-type="string" calcext:value-type="string">
            <text:p>jamesolski4@gmail.com</text:p>
          </table:table-cell>
          <table:table-cell table:style-name="ce37" office:value-type="string" calcext:value-type="string">
            <text:p>920-730-3991</text:p>
          </table:table-cell>
          <table:table-cell table:style-name="ce101" table:formula="of:=IF([.$E74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74]+4" office:value-type="float" office:value="78" calcext:value-type="float">
            <text:p>78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Peterson</text:p>
          </table:table-cell>
          <table:table-cell table:style-name="ce38" office:value-type="string" calcext:value-type="string">
            <text:p>Emily</text:p>
          </table:table-cell>
          <table:table-cell table:style-name="ce47" office:value-type="float" office:value="10" calcext:value-type="float">
            <text:p>10</text:p>
          </table:table-cell>
          <table:table-cell table:style-name="ce54" office:value-type="date" office:date-value="2024-03-16" calcext:value-type="date">
            <text:p>3/16/2024</text:p>
          </table:table-cell>
          <table:table-cell table:style-name="ce67" office:value-type="date" office:date-value="2025-02-07" calcext:value-type="date">
            <text:p>2/7/2025</text:p>
          </table:table-cell>
          <table:table-cell table:style-name="ce38" office:value-type="string" calcext:value-type="string">
            <text:p>needs keychain and coaster</text:p>
          </table:table-cell>
          <table:table-cell/>
          <table:table-cell table:style-name="ce54" office:value-type="date" office:date-value="2024-02-07" calcext:value-type="date">
            <text:p>2/7/2024</text:p>
          </table:table-cell>
          <table:table-cell table:style-name="ce91"/>
          <table:table-cell table:number-columns-repeated="3"/>
          <table:table-cell table:style-name="ce101" table:formula="of:=IF([.$E75]-TODAY()&lt;0;&quot;EXPIRED&quot;;&quot;ACTIVE&quot;)" office:value-type="string" office:string-value="ACTIVE" calcext:value-type="string">
            <text:p>ACTIVE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Phaiah</text:p>
          </table:table-cell>
          <table:table-cell table:style-name="ce38" office:value-type="string" calcext:value-type="string">
            <text:p>Torin</text:p>
          </table:table-cell>
          <table:table-cell table:style-name="ce47" office:value-type="float" office:value="59" calcext:value-type="float">
            <text:p>59</text:p>
          </table:table-cell>
          <table:table-cell table:style-name="ce54" office:value-type="date" office:date-value="2024-03-12" calcext:value-type="date">
            <text:p>3/12/2024</text:p>
          </table:table-cell>
          <table:table-cell table:style-name="ce71" office:value-type="date" office:date-value="2024-04-12" calcext:value-type="date">
            <text:p>4/12/2024</text:p>
          </table:table-cell>
          <table:table-cell table:style-name="ce38" office:value-type="string" calcext:value-type="string">
            <text:p>got t shirt (no initials); got dimple mug 3/12/24</text:p>
          </table:table-cell>
          <table:table-cell table:style-name="ce37" office:value-type="string" calcext:value-type="string">
            <text:p>M</text:p>
          </table:table-cell>
          <table:table-cell table:style-name="ce54" office:value-type="date" office:date-value="2023-04-12" calcext:value-type="date">
            <text:p>4/12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97" office:value-type="string" calcext:value-type="string">
            <text:p>torin.phaiah@gmail.com</text:p>
          </table:table-cell>
          <table:table-cell table:style-name="ce37" office:value-type="string" calcext:value-type="string">
            <text:p>920-475-8040</text:p>
          </table:table-cell>
          <table:table-cell table:style-name="ce101" table:formula="of:=IF([.$E76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76]+4" office:value-type="float" office:value="63" calcext:value-type="float">
            <text:p>63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Pickett</text:p>
          </table:table-cell>
          <table:table-cell table:style-name="ce38" office:value-type="string" calcext:value-type="string">
            <text:p>Megan</text:p>
          </table:table-cell>
          <table:table-cell table:style-name="ce47" office:value-type="float" office:value="49" calcext:value-type="float">
            <text:p>49</text:p>
          </table:table-cell>
          <table:table-cell table:style-name="ce61" office:value-type="date" office:date-value="2024-04-01" calcext:value-type="date">
            <text:p>04/01/24</text:p>
          </table:table-cell>
          <table:table-cell table:style-name="ce67" office:value-type="date" office:date-value="2024-07-20" calcext:value-type="date">
            <text:p>7/20/2024</text:p>
          </table:table-cell>
          <table:table-cell table:style-name="ce38" office:value-type="string" calcext:value-type="string">
            <text:p>needs t shirt 12/15</text:p>
          </table:table-cell>
          <table:table-cell table:style-name="ce37" office:value-type="string" calcext:value-type="string">
            <text:p>M</text:p>
          </table:table-cell>
          <table:table-cell table:style-name="ce54" office:value-type="date" office:date-value="2023-07-20" calcext:value-type="date">
            <text:p>7/20/2023</text:p>
          </table:table-cell>
          <table:table-cell table:style-name="ce91" office:value-type="string" calcext:value-type="string">
            <text:p>x</text:p>
          </table:table-cell>
          <table:table-cell table:number-columns-repeated="3"/>
          <table:table-cell table:style-name="ce101" table:formula="of:=IF([.$E77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77]+4" office:value-type="float" office:value="53" calcext:value-type="float">
            <text:p>53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Powell</text:p>
          </table:table-cell>
          <table:table-cell table:style-name="ce38" office:value-type="string" calcext:value-type="string">
            <text:p>Wesley</text:p>
          </table:table-cell>
          <table:table-cell table:style-name="ce47" office:value-type="float" office:value="25" calcext:value-type="float">
            <text:p>25</text:p>
          </table:table-cell>
          <table:table-cell table:style-name="ce54" office:value-type="date" office:date-value="2024-03-21" calcext:value-type="date">
            <text:p>3/21/2024</text:p>
          </table:table-cell>
          <table:table-cell table:style-name="ce71" office:value-type="date" office:date-value="2024-04-23" calcext:value-type="date">
            <text:p>4/23/2024</text:p>
          </table:table-cell>
          <table:table-cell table:style-name="ce39"/>
          <table:table-cell table:style-name="ce37"/>
          <table:table-cell table:style-name="ce54" office:value-type="date" office:date-value="2023-04-23" calcext:value-type="date">
            <text:p>4/23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97" office:value-type="string" calcext:value-type="string">
            <text:p>wpowell004@yahoo.com</text:p>
          </table:table-cell>
          <table:table-cell table:style-name="ce37" office:value-type="string" calcext:value-type="string">
            <text:p>920-475-0845</text:p>
          </table:table-cell>
          <table:table-cell table:style-name="ce101" table:formula="of:=IF([.$E78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78]+4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Quiroz</text:p>
          </table:table-cell>
          <table:table-cell table:style-name="ce37" office:value-type="string" calcext:value-type="string">
            <text:p>Rebecca</text:p>
          </table:table-cell>
          <table:table-cell table:style-name="ce45" office:value-type="float" office:value="98" calcext:value-type="float">
            <text:p>98</text:p>
          </table:table-cell>
          <table:table-cell table:style-name="ce53" office:value-type="date" office:date-value="2024-03-24" calcext:value-type="date">
            <text:p>3/24/2024</text:p>
          </table:table-cell>
          <table:table-cell table:style-name="ce73" office:value-type="date" office:date-value="2024-05-28" calcext:value-type="date">
            <text:p>5/28/2024</text:p>
          </table:table-cell>
          <table:table-cell table:style-name="ce83"/>
          <table:table-cell table:style-name="ce37" office:value-type="string" calcext:value-type="string">
            <text:p>XXXL</text:p>
          </table:table-cell>
          <table:table-cell table:style-name="ce53" office:value-type="date" office:date-value="2023-05-28" calcext:value-type="date">
            <text:p>5/28/2023</text:p>
          </table:table-cell>
          <table:table-cell table:style-name="ce90" office:value-type="string" calcext:value-type="string">
            <text:p>x</text:p>
          </table:table-cell>
          <table:table-cell/>
          <table:table-cell table:style-name="ce97" office:value-type="string" calcext:value-type="string">
            <text:p>rholzjd@gmail.com</text:p>
          </table:table-cell>
          <table:table-cell table:style-name="ce37" office:value-type="string" calcext:value-type="string">
            <text:p>414-559-9360</text:p>
          </table:table-cell>
          <table:table-cell table:style-name="ce101" table:formula="of:=IF([.$E79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79]+4"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Rabideau</text:p>
          </table:table-cell>
          <table:table-cell table:style-name="ce37" office:value-type="string" calcext:value-type="string">
            <text:p>Sara</text:p>
          </table:table-cell>
          <table:table-cell table:style-name="ce45" office:value-type="float" office:value="11" calcext:value-type="float">
            <text:p>11</text:p>
          </table:table-cell>
          <table:table-cell table:style-name="ce53" office:value-type="date" office:date-value="2024-03-17" calcext:value-type="date">
            <text:p>3/17/2024</text:p>
          </table:table-cell>
          <table:table-cell table:style-name="ce73" office:value-type="date" office:date-value="2025-01-08" calcext:value-type="date">
            <text:p>1/8/2025</text:p>
          </table:table-cell>
          <table:table-cell table:style-name="ce37"/>
          <table:table-cell table:style-name="ce37" office:value-type="string" calcext:value-type="string">
            <text:p>XL</text:p>
          </table:table-cell>
          <table:table-cell table:style-name="ce53" office:value-type="date" office:date-value="2024-01-08" calcext:value-type="date">
            <text:p>1/8/2024</text:p>
          </table:table-cell>
          <table:table-cell table:style-name="ce90" office:value-type="string" calcext:value-type="string">
            <text:p>x</text:p>
          </table:table-cell>
          <table:table-cell/>
          <table:table-cell table:style-name="ce97" office:value-type="string" calcext:value-type="string">
            <text:p>sararabideau@gmail.com</text:p>
          </table:table-cell>
          <table:table-cell table:style-name="ce37" office:value-type="string" calcext:value-type="string">
            <text:p>920-858-3828</text:p>
          </table:table-cell>
          <table:table-cell table:style-name="ce101" table:formula="of:=IF([.$E80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80]+4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Rabideau</text:p>
          </table:table-cell>
          <table:table-cell table:style-name="ce38" office:value-type="string" calcext:value-type="string">
            <text:p>Sam</text:p>
          </table:table-cell>
          <table:table-cell table:style-name="ce47" office:value-type="float" office:value="65" calcext:value-type="float">
            <text:p>65</text:p>
          </table:table-cell>
          <table:table-cell table:style-name="ce54" office:value-type="date" office:date-value="2024-03-10" calcext:value-type="date">
            <text:p>3/10/2024</text:p>
          </table:table-cell>
          <table:table-cell table:style-name="ce71" office:value-type="date" office:date-value="2024-05-07" calcext:value-type="date">
            <text:p>5/7/2024</text:p>
          </table:table-cell>
          <table:table-cell table:style-name="ce38"/>
          <table:table-cell table:style-name="ce37" office:value-type="string" calcext:value-type="string">
            <text:p>L</text:p>
          </table:table-cell>
          <table:table-cell table:style-name="ce54" office:value-type="date" office:date-value="2023-05-07" calcext:value-type="date">
            <text:p>5/7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97" office:value-type="string" calcext:value-type="string">
            <text:p>stassoul_1@yahoo.com</text:p>
          </table:table-cell>
          <table:table-cell table:style-name="ce37" office:value-type="string" calcext:value-type="string">
            <text:p>920-850-3857</text:p>
          </table:table-cell>
          <table:table-cell table:style-name="ce101" table:formula="of:=IF([.$E81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81]+4" office:value-type="float" office:value="69" calcext:value-type="float">
            <text:p>69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Ralph</text:p>
          </table:table-cell>
          <table:table-cell table:style-name="ce38" office:value-type="string" calcext:value-type="string">
            <text:p>John</text:p>
          </table:table-cell>
          <table:table-cell table:style-name="ce47" office:value-type="float" office:value="8" calcext:value-type="float">
            <text:p>8</text:p>
          </table:table-cell>
          <table:table-cell table:style-name="ce54" office:value-type="date" office:date-value="2023-10-28" calcext:value-type="date">
            <text:p>10/28/2023</text:p>
          </table:table-cell>
          <table:table-cell table:style-name="ce67" office:value-type="date" office:date-value="2024-07-02" calcext:value-type="date">
            <text:p>7/2/2024</text:p>
          </table:table-cell>
          <table:table-cell table:style-name="ce38"/>
          <table:table-cell table:style-name="ce37"/>
          <table:table-cell table:style-name="ce54" office:value-type="date" office:date-value="2023-07-02" calcext:value-type="date">
            <text:p>7/2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table:number-columns-repeated="2"/>
          <table:table-cell table:style-name="ce101" table:formula="of:=IF([.$E82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82]+4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Recker</text:p>
          </table:table-cell>
          <table:table-cell table:style-name="ce38" office:value-type="string" calcext:value-type="string">
            <text:p>Maria</text:p>
          </table:table-cell>
          <table:table-cell table:style-name="ce47" office:value-type="float" office:value="14" calcext:value-type="float">
            <text:p>14</text:p>
          </table:table-cell>
          <table:table-cell table:style-name="ce54" office:value-type="date" office:date-value="2024-03-17" calcext:value-type="date">
            <text:p>3/17/2024</text:p>
          </table:table-cell>
          <table:table-cell table:style-name="ce67" office:value-type="date" office:date-value="2024-11-26" calcext:value-type="date">
            <text:p>11/26/2024</text:p>
          </table:table-cell>
          <table:table-cell table:style-name="ce38" office:value-type="string" calcext:value-type="string">
            <text:p>given keychain 12/24</text:p>
          </table:table-cell>
          <table:table-cell table:style-name="ce37" office:value-type="string" calcext:value-type="string">
            <text:p>XXL</text:p>
          </table:table-cell>
          <table:table-cell table:style-name="ce54" office:value-type="date" office:date-value="2023-11-26" calcext:value-type="date">
            <text:p>11/26/2023</text:p>
          </table:table-cell>
          <table:table-cell table:style-name="ce91"/>
          <table:table-cell/>
          <table:table-cell table:style-name="ce37" office:value-type="string" calcext:value-type="string">
            <text:p>reckermk@gmail.com</text:p>
          </table:table-cell>
          <table:table-cell table:style-name="ce37" office:value-type="string" calcext:value-type="string">
            <text:p>920-450-8755</text:p>
          </table:table-cell>
          <table:table-cell table:style-name="ce101" table:formula="of:=IF([.$E83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/>
          <table:table-cell table:number-columns-repeated="1009"/>
        </table:table-row>
        <table:table-row table:style-name="ro1">
          <table:table-cell table:style-name="ce38" office:value-type="string" calcext:value-type="string">
            <text:p>Rex</text:p>
          </table:table-cell>
          <table:table-cell table:style-name="ce38" office:value-type="string" calcext:value-type="string">
            <text:p>Geri</text:p>
          </table:table-cell>
          <table:table-cell table:style-name="ce47" office:value-type="float" office:value="12" calcext:value-type="float">
            <text:p>12</text:p>
          </table:table-cell>
          <table:table-cell table:style-name="ce54" office:value-type="date" office:date-value="2023-11-27" calcext:value-type="date">
            <text:p>11/27/2023</text:p>
          </table:table-cell>
          <table:table-cell table:style-name="ce67" office:value-type="date" office:date-value="2024-05-27" calcext:value-type="date">
            <text:p>5/27/2024</text:p>
          </table:table-cell>
          <table:table-cell table:style-name="ce38"/>
          <table:table-cell table:style-name="ce37" office:value-type="string" calcext:value-type="string">
            <text:p>M</text:p>
          </table:table-cell>
          <table:table-cell table:style-name="ce54" office:value-type="date" office:date-value="2023-05-27" calcext:value-type="date">
            <text:p>5/27/2023</text:p>
          </table:table-cell>
          <table:table-cell table:style-name="ce91"/>
          <table:table-cell/>
          <table:table-cell table:style-name="ce37" office:value-type="string" calcext:value-type="string">
            <text:p>gerirex@gmail.com</text:p>
          </table:table-cell>
          <table:table-cell table:style-name="ce37" office:value-type="string" calcext:value-type="string">
            <text:p>805-405-5125</text:p>
          </table:table-cell>
          <table:table-cell table:style-name="ce101" table:formula="of:=IF([.$E84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84]+4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Rex</text:p>
          </table:table-cell>
          <table:table-cell table:style-name="ce38" office:value-type="string" calcext:value-type="string">
            <text:p>Jase</text:p>
          </table:table-cell>
          <table:table-cell table:style-name="ce47" office:value-type="float" office:value="12" calcext:value-type="float">
            <text:p>12</text:p>
          </table:table-cell>
          <table:table-cell table:style-name="ce54" office:value-type="date" office:date-value="2023-11-27" calcext:value-type="date">
            <text:p>11/27/2023</text:p>
          </table:table-cell>
          <table:table-cell table:style-name="ce67" office:value-type="date" office:date-value="2024-05-27" calcext:value-type="date">
            <text:p>5/27/2024</text:p>
          </table:table-cell>
          <table:table-cell table:style-name="ce38"/>
          <table:table-cell table:style-name="ce37" office:value-type="string" calcext:value-type="string">
            <text:p>M</text:p>
          </table:table-cell>
          <table:table-cell table:style-name="ce54" office:value-type="date" office:date-value="2023-05-27" calcext:value-type="date">
            <text:p>5/27/2023</text:p>
          </table:table-cell>
          <table:table-cell table:style-name="ce91"/>
          <table:table-cell/>
          <table:table-cell table:style-name="ce37" office:value-type="string" calcext:value-type="string">
            <text:p>jaserex@gmail.com</text:p>
          </table:table-cell>
          <table:table-cell table:style-name="ce37" office:value-type="string" calcext:value-type="string">
            <text:p>805-405-5539</text:p>
          </table:table-cell>
          <table:table-cell table:style-name="ce101" table:formula="of:=IF([.$E85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85]+4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Sachs</text:p>
          </table:table-cell>
          <table:table-cell table:style-name="ce38" office:value-type="string" calcext:value-type="string">
            <text:p>Kat</text:p>
          </table:table-cell>
          <table:table-cell table:style-name="ce47" office:value-type="float" office:value="27" calcext:value-type="float">
            <text:p>27</text:p>
          </table:table-cell>
          <table:table-cell table:style-name="ce54" office:value-type="date" office:date-value="2024-04-03" calcext:value-type="date">
            <text:p>4/3/2024</text:p>
          </table:table-cell>
          <table:table-cell table:style-name="ce67" office:value-type="date" office:date-value="2025-02-26" calcext:value-type="date">
            <text:p>2/26/2025</text:p>
          </table:table-cell>
          <table:table-cell table:style-name="ce38" office:value-type="string" calcext:value-type="string">
            <text:p>, got 6-pk 3/25</text:p>
          </table:table-cell>
          <table:table-cell table:style-name="ce37" office:value-type="string" calcext:value-type="string">
            <text:p>L</text:p>
          </table:table-cell>
          <table:table-cell table:style-name="ce80"/>
          <table:table-cell table:style-name="ce91"/>
          <table:table-cell table:number-columns-repeated="3"/>
          <table:table-cell table:style-name="ce101" table:formula="of:=IF([.$E86]-TODAY()&lt;0;&quot;EXPIRED&quot;;&quot;ACTIVE&quot;)" office:value-type="string" office:string-value="ACTIVE" calcext:value-type="string">
            <text:p>ACTIVE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Sankey</text:p>
          </table:table-cell>
          <table:table-cell table:style-name="ce38" office:value-type="string" calcext:value-type="string">
            <text:p>Heidi</text:p>
          </table:table-cell>
          <table:table-cell table:style-name="ce47" office:value-type="float" office:value="8" calcext:value-type="float">
            <text:p>8</text:p>
          </table:table-cell>
          <table:table-cell table:style-name="ce54" office:value-type="date" office:date-value="2024-04-03" calcext:value-type="date">
            <text:p>4/3/2024</text:p>
          </table:table-cell>
          <table:table-cell table:style-name="ce67" office:value-type="date" office:date-value="2025-03-22" calcext:value-type="date">
            <text:p>3/22/2025</text:p>
          </table:table-cell>
          <table:table-cell table:style-name="ce38" office:value-type="string" calcext:value-type="string">
            <text:p>need keychain</text:p>
          </table:table-cell>
          <table:table-cell table:style-name="ce37" office:value-type="string" calcext:value-type="string">
            <text:p>2XL</text:p>
          </table:table-cell>
          <table:table-cell table:style-name="ce54" office:value-type="date" office:date-value="2024-03-22" calcext:value-type="date">
            <text:p>3/22/2024</text:p>
          </table:table-cell>
          <table:table-cell table:style-name="ce91"/>
          <table:table-cell/>
          <table:table-cell table:style-name="ce37" office:value-type="string" calcext:value-type="string">
            <text:p>cheesecakesweetie96@yahoo.com</text:p>
          </table:table-cell>
          <table:table-cell table:style-name="ce37" office:value-type="string" calcext:value-type="string">
            <text:p>906-214-8547</text:p>
          </table:table-cell>
          <table:table-cell table:style-name="ce102" office:value-type="string" calcext:value-type="string">
            <text:p>ACTIVE</text:p>
          </table:table-cell>
          <table:table-cell/>
          <table:table-cell table:style-name="ce104"/>
          <table:table-cell table:number-columns-repeated="1009"/>
        </table:table-row>
        <table:table-row table:style-name="ro1">
          <table:table-cell table:style-name="ce38" office:value-type="string" calcext:value-type="string">
            <text:p>Sankey</text:p>
          </table:table-cell>
          <table:table-cell table:style-name="ce38" office:value-type="string" calcext:value-type="string">
            <text:p>Brad</text:p>
          </table:table-cell>
          <table:table-cell table:style-name="ce47" office:value-type="float" office:value="8" calcext:value-type="float">
            <text:p>8</text:p>
          </table:table-cell>
          <table:table-cell table:style-name="ce54" office:value-type="date" office:date-value="2024-04-03" calcext:value-type="date">
            <text:p>4/3/2024</text:p>
          </table:table-cell>
          <table:table-cell table:style-name="ce71" office:value-type="date" office:date-value="2025-03-22" calcext:value-type="date">
            <text:p>3/22/2025</text:p>
          </table:table-cell>
          <table:table-cell table:style-name="ce38" office:value-type="string" calcext:value-type="string">
            <text:p>need keychain</text:p>
          </table:table-cell>
          <table:table-cell table:style-name="ce37" office:value-type="string" calcext:value-type="string">
            <text:p>2XL</text:p>
          </table:table-cell>
          <table:table-cell table:style-name="ce54" office:value-type="date" office:date-value="2024-03-22" calcext:value-type="date">
            <text:p>3/22/2024</text:p>
          </table:table-cell>
          <table:table-cell table:style-name="ce91"/>
          <table:table-cell/>
          <table:table-cell table:style-name="ce37" office:value-type="string" calcext:value-type="string">
            <text:p>bradsankey@gmail.com</text:p>
          </table:table-cell>
          <table:table-cell table:style-name="ce37" office:value-type="string" calcext:value-type="string">
            <text:p>906-284-0962</text:p>
          </table:table-cell>
          <table:table-cell table:style-name="ce102" office:value-type="string" calcext:value-type="string">
            <text:p>ACTIVE</text:p>
          </table:table-cell>
          <table:table-cell/>
          <table:table-cell table:style-name="ce104"/>
          <table:table-cell table:number-columns-repeated="1009"/>
        </table:table-row>
        <table:table-row table:style-name="ro1">
          <table:table-cell table:style-name="ce38" office:value-type="string" calcext:value-type="string">
            <text:p>Scheel</text:p>
          </table:table-cell>
          <table:table-cell table:style-name="ce38" office:value-type="string" calcext:value-type="string">
            <text:p>Paul</text:p>
          </table:table-cell>
          <table:table-cell table:style-name="ce47" office:value-type="float" office:value="14" calcext:value-type="float">
            <text:p>14</text:p>
          </table:table-cell>
          <table:table-cell table:style-name="ce54" office:value-type="date" office:date-value="2024-02-19" calcext:value-type="date">
            <text:p>2/19/2024</text:p>
          </table:table-cell>
          <table:table-cell table:style-name="ce67" office:value-type="date" office:date-value="2024-12-29" calcext:value-type="date">
            <text:p>12/29/2024</text:p>
          </table:table-cell>
          <table:table-cell table:style-name="ce38"/>
          <table:table-cell table:style-name="ce37" office:value-type="string" calcext:value-type="string">
            <text:p>XL</text:p>
          </table:table-cell>
          <table:table-cell table:style-name="ce54" office:value-type="date" office:date-value="2023-12-29" calcext:value-type="date">
            <text:p>12/29/2023</text:p>
          </table:table-cell>
          <table:table-cell table:style-name="ce91"/>
          <table:table-cell/>
          <table:table-cell table:style-name="ce37" office:value-type="string" calcext:value-type="string">
            <text:p>pskks@sbcglobal.net</text:p>
          </table:table-cell>
          <table:table-cell table:style-name="ce37" office:value-type="string" calcext:value-type="string">
            <text:p>920-730-9470</text:p>
          </table:table-cell>
          <table:table-cell table:style-name="ce101" table:formula="of:=IF([.$E89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/>
          <table:table-cell table:number-columns-repeated="1009"/>
        </table:table-row>
        <table:table-row table:style-name="ro1">
          <table:table-cell table:style-name="ce38" office:value-type="string" calcext:value-type="string">
            <text:p>Schumacher</text:p>
          </table:table-cell>
          <table:table-cell table:style-name="ce38" office:value-type="string" calcext:value-type="string">
            <text:p>Angie</text:p>
          </table:table-cell>
          <table:table-cell table:style-name="ce47" office:value-type="float" office:value="9" calcext:value-type="float">
            <text:p>9</text:p>
          </table:table-cell>
          <table:table-cell table:style-name="ce54" office:value-type="date" office:date-value="2024-04-01" calcext:value-type="date">
            <text:p>4/1/2024</text:p>
          </table:table-cell>
          <table:table-cell table:style-name="ce67" office:value-type="date" office:date-value="2025-02-28" calcext:value-type="date">
            <text:p>2/28/2025</text:p>
          </table:table-cell>
          <table:table-cell table:style-name="ce38" office:value-type="string" calcext:value-type="string">
            <text:p>Free Year - Starts fresh</text:p>
          </table:table-cell>
          <table:table-cell table:style-name="ce37" office:value-type="string" calcext:value-type="string">
            <text:p>XL</text:p>
          </table:table-cell>
          <table:table-cell table:style-name="ce54" office:value-type="date" office:date-value="2023-02-19" calcext:value-type="date">
            <text:p>2/19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puddleduck5000@gmail.com</text:p>
          </table:table-cell>
          <table:table-cell table:style-name="ce37" office:value-type="string" calcext:value-type="string">
            <text:p>920-707-0029</text:p>
          </table:table-cell>
          <table:table-cell table:style-name="ce101" table:formula="of:=IF([.$E90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90]+4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Schwanke</text:p>
          </table:table-cell>
          <table:table-cell table:style-name="ce38" office:value-type="string" calcext:value-type="string">
            <text:p>Pat</text:p>
          </table:table-cell>
          <table:table-cell table:style-name="ce47" office:value-type="float" office:value="7" calcext:value-type="float">
            <text:p>7</text:p>
          </table:table-cell>
          <table:table-cell table:style-name="ce54" office:value-type="date" office:date-value="2023-09-17" calcext:value-type="date">
            <text:p>9/17/2023</text:p>
          </table:table-cell>
          <table:table-cell table:style-name="ce67" office:value-type="date" office:date-value="2024-06-24" calcext:value-type="date">
            <text:p>6/24/2024</text:p>
          </table:table-cell>
          <table:table-cell table:style-name="ce38"/>
          <table:table-cell/>
          <table:table-cell table:style-name="ce54" office:value-type="date" office:date-value="2023-06-24" calcext:value-type="date">
            <text:p>6/24/2023</text:p>
          </table:table-cell>
          <table:table-cell table:style-name="ce91" office:value-type="string" calcext:value-type="string">
            <text:p>x</text:p>
          </table:table-cell>
          <table:table-cell table:style-name="ce37" office:value-type="string" calcext:value-type="string">
            <text:p>renewed, was at 11 before</text:p>
          </table:table-cell>
          <table:table-cell table:number-columns-repeated="2"/>
          <table:table-cell table:style-name="ce101" table:formula="of:=IF([.$E91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91]+4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Sedo</text:p>
          </table:table-cell>
          <table:table-cell table:style-name="ce38" office:value-type="string" calcext:value-type="string">
            <text:p>Kurt</text:p>
          </table:table-cell>
          <table:table-cell table:style-name="ce47" office:value-type="float" office:value="1" calcext:value-type="float">
            <text:p>1</text:p>
          </table:table-cell>
          <table:table-cell table:style-name="ce54" office:value-type="date" office:date-value="2023-12-19" calcext:value-type="date">
            <text:p>12/19/2023</text:p>
          </table:table-cell>
          <table:table-cell table:style-name="ce67" office:value-type="date" office:date-value="2024-12-19" calcext:value-type="date">
            <text:p>12/19/2024</text:p>
          </table:table-cell>
          <table:table-cell table:style-name="ce38"/>
          <table:table-cell table:style-name="ce37" office:value-type="string" calcext:value-type="string">
            <text:p>XL</text:p>
          </table:table-cell>
          <table:table-cell table:style-name="ce54" office:value-type="date" office:date-value="2023-12-19" calcext:value-type="date">
            <text:p>12/19/2023</text:p>
          </table:table-cell>
          <table:table-cell table:style-name="ce91"/>
          <table:table-cell/>
          <table:table-cell table:style-name="ce37" office:value-type="string" calcext:value-type="string">
            <text:p>ksedo2012@gmail.com</text:p>
          </table:table-cell>
          <table:table-cell table:style-name="ce37" office:value-type="string" calcext:value-type="string">
            <text:p>920-850-3056</text:p>
          </table:table-cell>
          <table:table-cell table:style-name="ce101" table:formula="of:=IF([.$E92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/>
          <table:table-cell table:number-columns-repeated="1009"/>
        </table:table-row>
        <table:table-row table:style-name="ro1">
          <table:table-cell table:style-name="ce38" office:value-type="string" calcext:value-type="string">
            <text:p>Skypczak</text:p>
          </table:table-cell>
          <table:table-cell table:style-name="ce38" office:value-type="string" calcext:value-type="string">
            <text:p>Dan</text:p>
          </table:table-cell>
          <table:table-cell table:style-name="ce47" office:value-type="float" office:value="52" calcext:value-type="float">
            <text:p>52</text:p>
          </table:table-cell>
          <table:table-cell table:style-name="ce55" office:value-type="date" office:date-value="2024-03-30" calcext:value-type="date">
            <text:p>3/30/24</text:p>
          </table:table-cell>
          <table:table-cell table:style-name="ce67" office:value-type="date" office:date-value="2024-05-04" calcext:value-type="date">
            <text:p>5/4/2024</text:p>
          </table:table-cell>
          <table:table-cell table:style-name="ce38"/>
          <table:table-cell table:style-name="ce37" office:value-type="string" calcext:value-type="string">
            <text:p>XXL</text:p>
          </table:table-cell>
          <table:table-cell table:style-name="ce54" office:value-type="date" office:date-value="2023-05-04" calcext:value-type="date">
            <text:p>5/4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dskrippy@gmail.com</text:p>
          </table:table-cell>
          <table:table-cell/>
          <table:table-cell table:style-name="ce101" table:formula="of:=IF([.$E93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93]+4"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Somers</text:p>
          </table:table-cell>
          <table:table-cell table:style-name="ce37" office:value-type="string" calcext:value-type="string">
            <text:p>Tim</text:p>
          </table:table-cell>
          <table:table-cell table:style-name="ce45" office:value-type="float" office:value="8" calcext:value-type="float">
            <text:p>8</text:p>
          </table:table-cell>
          <table:table-cell table:style-name="ce53" office:value-type="date" office:date-value="2024-03-28" calcext:value-type="date">
            <text:p>3/28/2024</text:p>
          </table:table-cell>
          <table:table-cell table:style-name="ce74" office:value-type="date" office:date-value="2025-02-28" calcext:value-type="date">
            <text:p>2/28/2025</text:p>
          </table:table-cell>
          <table:table-cell table:style-name="ce37"/>
          <table:table-cell table:style-name="ce37" office:value-type="string" calcext:value-type="string">
            <text:p>XXL</text:p>
          </table:table-cell>
          <table:table-cell table:style-name="ce53" office:value-type="date" office:date-value="2023-02-26" calcext:value-type="date">
            <text:p>2/26/2023</text:p>
          </table:table-cell>
          <table:table-cell table:style-name="ce90" office:value-type="string" calcext:value-type="string">
            <text:p>x</text:p>
          </table:table-cell>
          <table:table-cell/>
          <table:table-cell table:style-name="ce37" office:value-type="string" calcext:value-type="string">
            <text:p>tim.somers@twc.com</text:p>
          </table:table-cell>
          <table:table-cell table:style-name="ce37" office:value-type="string" calcext:value-type="string">
            <text:p>920-716-1909</text:p>
          </table:table-cell>
          <table:table-cell table:style-name="ce101" table:formula="of:=IF([.$E94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94]+4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Sprecher</text:p>
          </table:table-cell>
          <table:table-cell table:style-name="ce38" office:value-type="string" calcext:value-type="string">
            <text:p>Bailey</text:p>
          </table:table-cell>
          <table:table-cell table:style-name="ce47" office:value-type="float" office:value="32" calcext:value-type="float">
            <text:p>32</text:p>
          </table:table-cell>
          <table:table-cell table:style-name="ce55" office:value-type="date" office:date-value="2024-03-13" calcext:value-type="date">
            <text:p>3/13/24</text:p>
          </table:table-cell>
          <table:table-cell table:style-name="ce67" office:value-type="date" office:date-value="2024-05-18" calcext:value-type="date">
            <text:p>5/18/2024</text:p>
          </table:table-cell>
          <table:table-cell table:style-name="ce59"/>
          <table:table-cell table:style-name="ce37"/>
          <table:table-cell table:style-name="ce54" office:value-type="date" office:date-value="2023-05-18" calcext:value-type="date">
            <text:p>5/18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sprecherbailey@gmail.com</text:p>
          </table:table-cell>
          <table:table-cell table:style-name="ce37"/>
          <table:table-cell table:style-name="ce101" table:formula="of:=IF([.$E95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95]+4"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Stadig</text:p>
          </table:table-cell>
          <table:table-cell table:style-name="ce38" office:value-type="string" calcext:value-type="string">
            <text:p>Eric</text:p>
          </table:table-cell>
          <table:table-cell table:style-name="ce47" office:value-type="float" office:value="30" calcext:value-type="float">
            <text:p>30</text:p>
          </table:table-cell>
          <table:table-cell table:style-name="ce54" office:value-type="date" office:date-value="2024-04-03" calcext:value-type="date">
            <text:p>4/3/2024</text:p>
          </table:table-cell>
          <table:table-cell table:style-name="ce67" office:value-type="date" office:date-value="2024-06-12" calcext:value-type="date">
            <text:p>6/12/2024</text:p>
          </table:table-cell>
          <table:table-cell table:style-name="ce38" office:value-type="string" calcext:value-type="string">
            <text:p>received crowler got shirt</text:p>
          </table:table-cell>
          <table:table-cell table:style-name="ce37" office:value-type="string" calcext:value-type="string">
            <text:p>L</text:p>
          </table:table-cell>
          <table:table-cell table:style-name="ce54" office:value-type="date" office:date-value="2024-06-12" calcext:value-type="date">
            <text:p>6/12/2024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stadigeric@gmail.com</text:p>
          </table:table-cell>
          <table:table-cell table:style-name="ce37" office:value-type="string" calcext:value-type="string">
            <text:p>815-245-9443</text:p>
          </table:table-cell>
          <table:table-cell table:style-name="ce101" table:formula="of:=IF([.$E96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96]+4" office:value-type="float" office:value="34" calcext:value-type="float">
            <text:p>34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Stone </text:p>
          </table:table-cell>
          <table:table-cell table:style-name="ce38" office:value-type="string" calcext:value-type="string">
            <text:p>Jenna</text:p>
          </table:table-cell>
          <table:table-cell table:style-name="ce47" office:value-type="float" office:value="20" calcext:value-type="float">
            <text:p>20</text:p>
          </table:table-cell>
          <table:table-cell table:style-name="ce54" office:value-type="date" office:date-value="2023-12-07" calcext:value-type="date">
            <text:p>12/7/2023</text:p>
          </table:table-cell>
          <table:table-cell table:style-name="ce67" office:value-type="date" office:date-value="2024-12-08" calcext:value-type="date">
            <text:p>12/8/2024</text:p>
          </table:table-cell>
          <table:table-cell table:style-name="ce38"/>
          <table:table-cell table:style-name="ce37"/>
          <table:table-cell table:style-name="ce54" office:value-type="date" office:date-value="2022-12-08" calcext:value-type="date">
            <text:p>12/8/2022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logastellus@gmail.com</text:p>
          </table:table-cell>
          <table:table-cell/>
          <table:table-cell table:style-name="ce101" table:formula="of:=IF([.$E97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97]+4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Stoneking</text:p>
          </table:table-cell>
          <table:table-cell table:style-name="ce38" office:value-type="string" calcext:value-type="string">
            <text:p>Matthew</text:p>
          </table:table-cell>
          <table:table-cell table:style-name="ce47" office:value-type="float" office:value="21" calcext:value-type="float">
            <text:p>21</text:p>
          </table:table-cell>
          <table:table-cell table:style-name="ce54" office:value-type="date" office:date-value="2024-03-17" calcext:value-type="date">
            <text:p>3/17/2024</text:p>
          </table:table-cell>
          <table:table-cell table:style-name="ce67" office:value-type="date" office:date-value="2024-06-21" calcext:value-type="date">
            <text:p>6/21/2024</text:p>
          </table:table-cell>
          <table:table-cell table:style-name="ce38"/>
          <table:table-cell table:style-name="ce37"/>
          <table:table-cell table:style-name="ce54" office:value-type="date" office:date-value="2023-06-21" calcext:value-type="date">
            <text:p>6/21/2023</text:p>
          </table:table-cell>
          <table:table-cell table:style-name="ce91" office:value-type="string" calcext:value-type="string">
            <text:p>x</text:p>
          </table:table-cell>
          <table:table-cell table:style-name="ce37" office:value-type="string" calcext:value-type="string">
            <text:p>was at 35 b4 renew</text:p>
          </table:table-cell>
          <table:table-cell table:number-columns-repeated="2"/>
          <table:table-cell table:style-name="ce101" table:formula="of:=IF([.$E98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98]+4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Strader</text:p>
          </table:table-cell>
          <table:table-cell table:style-name="ce38" office:value-type="string" calcext:value-type="string">
            <text:p>Mike</text:p>
          </table:table-cell>
          <table:table-cell table:style-name="ce47" office:value-type="float" office:value="10" calcext:value-type="float">
            <text:p>10</text:p>
          </table:table-cell>
          <table:table-cell table:style-name="ce54" office:value-type="date" office:date-value="2024-03-26" calcext:value-type="date">
            <text:p>3/26/2024</text:p>
          </table:table-cell>
          <table:table-cell table:style-name="ce67" office:value-type="date" office:date-value="2025-03-01" calcext:value-type="date">
            <text:p>3/1/2025</text:p>
          </table:table-cell>
          <table:table-cell table:style-name="ce38"/>
          <table:table-cell table:style-name="ce37" office:value-type="string" calcext:value-type="string">
            <text:p>L</text:p>
          </table:table-cell>
          <table:table-cell table:style-name="ce54" office:value-type="date" office:date-value="2023-02-18" calcext:value-type="date">
            <text:p>2/18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bigmike64@new.rr.com</text:p>
          </table:table-cell>
          <table:table-cell table:style-name="ce37" office:value-type="string" calcext:value-type="string">
            <text:p>920-734-0974</text:p>
          </table:table-cell>
          <table:table-cell table:style-name="ce101" table:formula="of:=IF([.$E99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99]+4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Strader</text:p>
          </table:table-cell>
          <table:table-cell table:style-name="ce38" office:value-type="string" calcext:value-type="string">
            <text:p>Evan</text:p>
          </table:table-cell>
          <table:table-cell table:style-name="ce47" office:value-type="float" office:value="10" calcext:value-type="float">
            <text:p>10</text:p>
          </table:table-cell>
          <table:table-cell table:style-name="ce54" office:value-type="date" office:date-value="2024-03-26" calcext:value-type="date">
            <text:p>3/26/2024</text:p>
          </table:table-cell>
          <table:table-cell table:style-name="ce67" office:value-type="date" office:date-value="2025-03-01" calcext:value-type="date">
            <text:p>3/1/2025</text:p>
          </table:table-cell>
          <table:table-cell table:style-name="ce38"/>
          <table:table-cell table:style-name="ce37" office:value-type="string" calcext:value-type="string">
            <text:p>XXL</text:p>
          </table:table-cell>
          <table:table-cell table:style-name="ce54" office:value-type="date" office:date-value="2023-02-18" calcext:value-type="date">
            <text:p>2/18/2023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estrader1987@gmail.com</text:p>
          </table:table-cell>
          <table:table-cell table:style-name="ce37" office:value-type="string" calcext:value-type="string">
            <text:p>920-574-7514</text:p>
          </table:table-cell>
          <table:table-cell table:style-name="ce101" table:formula="of:=IF([.$E100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100]+4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Suetterlin</text:p>
          </table:table-cell>
          <table:table-cell table:style-name="ce38" office:value-type="string" calcext:value-type="string">
            <text:p>Kevin</text:p>
          </table:table-cell>
          <table:table-cell table:style-name="ce46" office:value-type="float" office:value="5" calcext:value-type="float">
            <text:p>5</text:p>
          </table:table-cell>
          <table:table-cell table:style-name="ce54" office:value-type="date" office:date-value="2023-05-11" calcext:value-type="date">
            <text:p>5/11/2023</text:p>
          </table:table-cell>
          <table:table-cell table:style-name="ce67" office:value-type="date" office:date-value="2024-05-11" calcext:value-type="date">
            <text:p>5/11/2024</text:p>
          </table:table-cell>
          <table:table-cell table:style-name="ce38"/>
          <table:table-cell table:style-name="ce37" office:value-type="string" calcext:value-type="string">
            <text:p>XL</text:p>
          </table:table-cell>
          <table:table-cell table:style-name="ce54" office:value-type="date" office:date-value="2023-05-11" calcext:value-type="date">
            <text:p>5/11/2023</text:p>
          </table:table-cell>
          <table:table-cell table:style-name="ce91"/>
          <table:table-cell/>
          <table:table-cell table:style-name="ce37" office:value-type="string" calcext:value-type="string">
            <text:p>kevin@foxvalleysymphony.com</text:p>
          </table:table-cell>
          <table:table-cell table:style-name="ce37" office:value-type="string" calcext:value-type="string">
            <text:p>804-405-6699</text:p>
          </table:table-cell>
          <table:table-cell table:style-name="ce101" table:formula="of:=IF([.$E101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101]+4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38" office:value-type="string" calcext:value-type="string">
            <text:p>Surrency</text:p>
          </table:table-cell>
          <table:table-cell table:style-name="ce38" office:value-type="string" calcext:value-type="string">
            <text:p>Zachry</text:p>
          </table:table-cell>
          <table:table-cell table:style-name="ce47" office:value-type="float" office:value="12" calcext:value-type="float">
            <text:p>12</text:p>
          </table:table-cell>
          <table:table-cell table:style-name="ce54" office:value-type="date" office:date-value="2024-03-30" calcext:value-type="date">
            <text:p>3/30/2024</text:p>
          </table:table-cell>
          <table:table-cell table:style-name="ce67" office:value-type="date" office:date-value="2024-09-02" calcext:value-type="date">
            <text:p>9/2/2024</text:p>
          </table:table-cell>
          <table:table-cell table:style-name="ce39"/>
          <table:table-cell table:style-name="ce37" office:value-type="string" calcext:value-type="string">
            <text:p>XL</text:p>
          </table:table-cell>
          <table:table-cell table:style-name="ce54" office:value-type="date" office:date-value="2023-09-02" calcext:value-type="date">
            <text:p>9/2/2023</text:p>
          </table:table-cell>
          <table:table-cell table:style-name="ce91"/>
          <table:table-cell/>
          <table:table-cell table:style-name="ce37" office:value-type="string" calcext:value-type="string">
            <text:p>zsurrency@gmail.com</text:p>
          </table:table-cell>
          <table:table-cell table:style-name="ce37" office:value-type="string" calcext:value-type="string">
            <text:p>912-424-5008</text:p>
          </table:table-cell>
          <table:table-cell table:style-name="ce101" table:formula="of:=IF([.$E102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/>
          <table:table-cell table:number-columns-repeated="1009"/>
        </table:table-row>
        <table:table-row table:style-name="ro1">
          <table:table-cell table:style-name="ce38" office:value-type="string" calcext:value-type="string">
            <text:p>Udoekong</text:p>
          </table:table-cell>
          <table:table-cell table:style-name="ce38" office:value-type="string" calcext:value-type="string">
            <text:p>Nerf</text:p>
          </table:table-cell>
          <table:table-cell table:style-name="ce47" office:value-type="float" office:value="10" calcext:value-type="float">
            <text:p>10</text:p>
          </table:table-cell>
          <table:table-cell table:style-name="ce54" office:value-type="date" office:date-value="2024-03-16" calcext:value-type="date">
            <text:p>3/16/2024</text:p>
          </table:table-cell>
          <table:table-cell table:style-name="ce67" office:value-type="date" office:date-value="2025-02-07" calcext:value-type="date">
            <text:p>2/7/2025</text:p>
          </table:table-cell>
          <table:table-cell table:style-name="ce38" office:value-type="string" calcext:value-type="string">
            <text:p>needs wooden coaster</text:p>
          </table:table-cell>
          <table:table-cell/>
          <table:table-cell table:style-name="ce54" office:value-type="date" office:date-value="2024-02-07" calcext:value-type="date">
            <text:p>2/7/2024</text:p>
          </table:table-cell>
          <table:table-cell table:style-name="ce91"/>
          <table:table-cell/>
          <table:table-cell table:style-name="ce37" office:value-type="string" calcext:value-type="string">
            <text:p>a.udoekong@gmail.com</text:p>
          </table:table-cell>
          <table:table-cell table:style-name="ce37" office:value-type="string" calcext:value-type="string">
            <text:p>920-205-9647</text:p>
          </table:table-cell>
          <table:table-cell table:style-name="ce101" table:formula="of:=IF([.$E103]-TODAY()&lt;0;&quot;EXPIRED&quot;;&quot;ACTIVE&quot;)" office:value-type="string" office:string-value="ACTIVE" calcext:value-type="string">
            <text:p>ACTIVE</text:p>
          </table:table-cell>
          <table:table-cell table:number-columns-repeated="1011"/>
        </table:table-row>
        <table:table-row table:style-name="ro1" table:visibility="collapse">
          <table:table-cell table:style-name="ce38" office:value-type="string" calcext:value-type="string">
            <text:p>Velicer</text:p>
          </table:table-cell>
          <table:table-cell table:style-name="ce38" office:value-type="string" calcext:value-type="string">
            <text:p>Alex</text:p>
          </table:table-cell>
          <table:table-cell table:style-name="ce46" office:value-type="float" office:value="9" calcext:value-type="float">
            <text:p>9</text:p>
          </table:table-cell>
          <table:table-cell table:style-name="ce54" office:value-type="date" office:date-value="2022-08-10" calcext:value-type="date">
            <text:p>8/10/2022</text:p>
          </table:table-cell>
          <table:table-cell table:style-name="ce67" office:value-type="date" office:date-value="2023-06-19" calcext:value-type="date">
            <text:p>6/19/2023</text:p>
          </table:table-cell>
          <table:table-cell table:style-name="ce38"/>
          <table:table-cell/>
          <table:table-cell table:style-name="ce54" office:value-type="date" office:date-value="2022-06-19" calcext:value-type="date">
            <text:p>6/19/2022</text:p>
          </table:table-cell>
          <table:table-cell table:style-name="ce91" office:value-type="string" calcext:value-type="string">
            <text:p>x</text:p>
          </table:table-cell>
          <table:table-cell table:number-columns-repeated="3"/>
          <table:table-cell table:style-name="ce101" table:formula="of:=IF([.$E104]-TODAY()&lt;0;&quot;EXPIRED&quot;;&quot;ACTIVE&quot;)" office:value-type="string" office:string-value="EXPIRED" calcext:value-type="string">
            <text:p>EXPIRED</text:p>
          </table:table-cell>
          <table:table-cell/>
          <table:table-cell table:style-name="ce104" table:formula="of:=[.C104]+4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40" office:value-type="string" calcext:value-type="string">
            <text:p>Van Hout</text:p>
          </table:table-cell>
          <table:table-cell table:style-name="ce40" office:value-type="string" calcext:value-type="string">
            <text:p>Mark </text:p>
          </table:table-cell>
          <table:table-cell table:style-name="ce50" office:value-type="float" office:value="1" calcext:value-type="float">
            <text:p>1</text:p>
          </table:table-cell>
          <table:table-cell table:style-name="ce62" office:value-type="date" office:date-value="2023-12-19" calcext:value-type="date">
            <text:p>12/19/2023</text:p>
          </table:table-cell>
          <table:table-cell table:style-name="ce75" office:value-type="date" office:date-value="2024-12-19" calcext:value-type="date">
            <text:p>12/19/2024</text:p>
          </table:table-cell>
          <table:table-cell table:style-name="ce40"/>
          <table:table-cell table:style-name="ce37" office:value-type="string" calcext:value-type="string">
            <text:p>L</text:p>
          </table:table-cell>
          <table:table-cell table:style-name="ce62" office:value-type="date" office:date-value="2023-12-19" calcext:value-type="date">
            <text:p>12/19/2023</text:p>
          </table:table-cell>
          <table:table-cell table:style-name="ce93"/>
          <table:table-cell table:style-name="ce37"/>
          <table:table-cell table:style-name="ce97" office:value-type="string" calcext:value-type="string">
            <text:p>mandpvh@gmail.com</text:p>
          </table:table-cell>
          <table:table-cell table:style-name="ce37" office:value-type="string" calcext:value-type="string">
            <text:p>920-205-5926</text:p>
          </table:table-cell>
          <table:table-cell table:style-name="ce101" table:formula="of:=IF([.$E105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/>
          <table:table-cell table:number-columns-repeated="1009"/>
        </table:table-row>
        <table:table-row table:style-name="ro1">
          <table:table-cell table:style-name="ce38" office:value-type="string" calcext:value-type="string">
            <text:p>Van Laanen</text:p>
          </table:table-cell>
          <table:table-cell table:style-name="ce38" office:value-type="string" calcext:value-type="string">
            <text:p>Chad</text:p>
          </table:table-cell>
          <table:table-cell table:style-name="ce47" office:value-type="float" office:value="2" calcext:value-type="float">
            <text:p>2</text:p>
          </table:table-cell>
          <table:table-cell table:style-name="ce54" office:value-type="date" office:date-value="2024-03-30" calcext:value-type="date">
            <text:p>3/30/2024</text:p>
          </table:table-cell>
          <table:table-cell table:style-name="ce76" office:value-type="date" office:date-value="2025-02-20" calcext:value-type="date">
            <text:p>2/20/2025</text:p>
          </table:table-cell>
          <table:table-cell table:style-name="ce39"/>
          <table:table-cell table:style-name="ce37" office:value-type="string" calcext:value-type="string">
            <text:p>XXL</text:p>
          </table:table-cell>
          <table:table-cell table:style-name="ce54" office:value-type="date" office:date-value="2022-11-23" calcext:value-type="date">
            <text:p>11/23/2022</text:p>
          </table:table-cell>
          <table:table-cell table:style-name="ce91" office:value-type="string" calcext:value-type="string">
            <text:p>x</text:p>
          </table:table-cell>
          <table:table-cell/>
          <table:table-cell table:style-name="ce37" office:value-type="string" calcext:value-type="string">
            <text:p>cmvanlaanen@mac.com</text:p>
          </table:table-cell>
          <table:table-cell/>
          <table:table-cell table:style-name="ce101" table:formula="of:=IF([.$E106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106]+4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Vanderwerff</text:p>
          </table:table-cell>
          <table:table-cell table:style-name="ce37" office:value-type="string" calcext:value-type="string">
            <text:p>Mike</text:p>
          </table:table-cell>
          <table:table-cell table:style-name="ce45" office:value-type="float" office:value="10" calcext:value-type="float">
            <text:p>10</text:p>
          </table:table-cell>
          <table:table-cell table:style-name="ce53" office:value-type="date" office:date-value="2024-03-23" calcext:value-type="date">
            <text:p>3/23/2024</text:p>
          </table:table-cell>
          <table:table-cell table:style-name="ce77" office:value-type="date" office:date-value="2025-02-01" calcext:value-type="date">
            <text:p>2/1/25</text:p>
          </table:table-cell>
          <table:table-cell table:style-name="ce37" table:number-columns-repeated="2"/>
          <table:table-cell table:style-name="ce87" office:value-type="date" office:date-value="2022-12-31" calcext:value-type="date">
            <text:p>12/31/22</text:p>
          </table:table-cell>
          <table:table-cell table:style-name="ce90" office:value-type="string" calcext:value-type="string">
            <text:p>x</text:p>
          </table:table-cell>
          <table:table-cell table:style-name="ce37" office:value-type="string" calcext:value-type="string">
            <text:p>renewed on 2/1/24</text:p>
          </table:table-cell>
          <table:table-cell table:style-name="ce96" office:value-type="string" calcext:value-type="string">
            <text:p>michaelvan8@hotmail.com</text:p>
          </table:table-cell>
          <table:table-cell/>
          <table:table-cell table:style-name="ce101" table:formula="of:=IF([.$E107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107]+4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Verrill</text:p>
          </table:table-cell>
          <table:table-cell table:style-name="ce37" office:value-type="string" calcext:value-type="string">
            <text:p>Chris</text:p>
          </table:table-cell>
          <table:table-cell table:style-name="ce45" office:value-type="float" office:value="23" calcext:value-type="float">
            <text:p>23</text:p>
          </table:table-cell>
          <table:table-cell table:style-name="ce53" office:value-type="date" office:date-value="2024-02-19" calcext:value-type="date">
            <text:p>2/19/2024</text:p>
          </table:table-cell>
          <table:table-cell table:style-name="ce73" office:value-type="date" office:date-value="2024-09-15" calcext:value-type="date">
            <text:p>9/15/2024</text:p>
          </table:table-cell>
          <table:table-cell table:style-name="ce37"/>
          <table:table-cell table:style-name="ce37" office:value-type="string" calcext:value-type="string">
            <text:p>L</text:p>
          </table:table-cell>
          <table:table-cell table:style-name="ce53" office:value-type="date" office:date-value="2023-09-15" calcext:value-type="date">
            <text:p>9/15/2023</text:p>
          </table:table-cell>
          <table:table-cell table:style-name="ce90"/>
          <table:table-cell table:style-name="ce37"/>
          <table:table-cell table:style-name="ce97" office:value-type="string" calcext:value-type="string">
            <text:p>cverrill@gmail.com</text:p>
          </table:table-cell>
          <table:table-cell table:style-name="ce37" office:value-type="string" calcext:value-type="string">
            <text:p>801-706-7424</text:p>
          </table:table-cell>
          <table:table-cell table:style-name="ce101" table:formula="of:=IF([.$E108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/>
          <table:table-cell table:number-columns-repeated="1009"/>
        </table:table-row>
        <table:table-row table:style-name="ro1">
          <table:table-cell table:style-name="ce37" office:value-type="string" calcext:value-type="string">
            <text:p>Wandtke</text:p>
          </table:table-cell>
          <table:table-cell table:style-name="ce37" office:value-type="string" calcext:value-type="string">
            <text:p>Cindy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date" office:date-value="2024-02-14" calcext:value-type="date">
            <text:p>2/14/2024</text:p>
          </table:table-cell>
          <table:table-cell table:style-name="ce66" office:value-type="date" office:date-value="2025-01-13" calcext:value-type="date">
            <text:p>1/13/2025</text:p>
          </table:table-cell>
          <table:table-cell table:style-name="ce63"/>
          <table:table-cell/>
          <table:table-cell table:style-name="ce63"/>
          <table:table-cell table:style-name="ce90"/>
          <table:table-cell/>
          <table:table-cell table:style-name="ce37" office:value-type="string" calcext:value-type="string">
            <text:p>cindy@blackgoldes.com</text:p>
          </table:table-cell>
          <table:table-cell table:style-name="ce37" office:value-type="string" calcext:value-type="string">
            <text:p>715-340-2042</text:p>
          </table:table-cell>
          <table:table-cell table:style-name="ce101" table:formula="of:=IF([.$E109]-TODAY()&lt;0;&quot;EXPIRED&quot;;&quot;ACTIVE&quot;)" office:value-type="string" office:string-value="ACTIVE" calcext:value-type="string">
            <text:p>ACTIVE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>
            <text:p>Wandtke</text:p>
          </table:table-cell>
          <table:table-cell table:style-name="ce37" office:value-type="string" calcext:value-type="string">
            <text:p>Denny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date" office:date-value="2024-02-14" calcext:value-type="date">
            <text:p>2/14/2024</text:p>
          </table:table-cell>
          <table:table-cell table:style-name="ce66" office:value-type="date" office:date-value="2025-01-13" calcext:value-type="date">
            <text:p>1/13/2025</text:p>
          </table:table-cell>
          <table:table-cell table:style-name="ce63"/>
          <table:table-cell/>
          <table:table-cell table:style-name="ce63"/>
          <table:table-cell table:style-name="ce90"/>
          <table:table-cell/>
          <table:table-cell table:style-name="ce37" office:value-type="string" calcext:value-type="string">
            <text:p>cindy@blackgoldes.com</text:p>
          </table:table-cell>
          <table:table-cell table:style-name="ce37" office:value-type="string" calcext:value-type="string">
            <text:p>715-340-2042</text:p>
          </table:table-cell>
          <table:table-cell table:style-name="ce101" table:formula="of:=IF([.$E110]-TODAY()&lt;0;&quot;EXPIRED&quot;;&quot;ACTIVE&quot;)" office:value-type="string" office:string-value="ACTIVE" calcext:value-type="string">
            <text:p>ACTIVE</text:p>
          </table:table-cell>
          <table:table-cell table:number-columns-repeated="1011"/>
        </table:table-row>
        <table:table-row table:style-name="ro1" table:visibility="collapse">
          <table:table-cell table:style-name="ce37" office:value-type="string" calcext:value-type="string">
            <text:p>Withbroe</text:p>
          </table:table-cell>
          <table:table-cell table:style-name="ce37" office:value-type="string" calcext:value-type="string">
            <text:p>Adam</text:p>
          </table:table-cell>
          <table:table-cell table:style-name="ce48" office:value-type="float" office:value="8" calcext:value-type="float">
            <text:p>8</text:p>
          </table:table-cell>
          <table:table-cell table:style-name="ce53" office:value-type="date" office:date-value="2023-02-24" calcext:value-type="date">
            <text:p>2/24/2023</text:p>
          </table:table-cell>
          <table:table-cell table:style-name="ce66" office:value-type="date" office:date-value="2023-11-03" calcext:value-type="date">
            <text:p>11/3/2023</text:p>
          </table:table-cell>
          <table:table-cell table:style-name="ce37"/>
          <table:table-cell/>
          <table:table-cell table:style-name="ce53" office:value-type="date" office:date-value="2022-11-03" calcext:value-type="date">
            <text:p>11/3/2022</text:p>
          </table:table-cell>
          <table:table-cell table:style-name="ce90" office:value-type="string" calcext:value-type="string">
            <text:p>x</text:p>
          </table:table-cell>
          <table:table-cell/>
          <table:table-cell table:style-name="ce37" office:value-type="string" calcext:value-type="string">
            <text:p>withbroeshelby@gmail.com</text:p>
          </table:table-cell>
          <table:table-cell table:style-name="ce37"/>
          <table:table-cell table:style-name="ce101" table:formula="of:=IF([.$E111]-TODAY()&lt;0;&quot;EXPIRED&quot;;&quot;ACTIVE&quot;)" office:value-type="string" office:string-value="EXPIRED" calcext:value-type="string">
            <text:p>EXPIRED</text:p>
          </table:table-cell>
          <table:table-cell/>
          <table:table-cell table:style-name="ce104" table:formula="of:=[.C111]+4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Weaver</text:p>
          </table:table-cell>
          <table:table-cell table:style-name="ce37" office:value-type="string" calcext:value-type="string">
            <text:p>Konrad</text:p>
          </table:table-cell>
          <table:table-cell table:style-name="ce45" office:value-type="float" office:value="130" calcext:value-type="float">
            <text:p>130</text:p>
          </table:table-cell>
          <table:table-cell table:style-name="ce53" office:value-type="date" office:date-value="2024-04-01" calcext:value-type="date">
            <text:p>4/1/2024</text:p>
          </table:table-cell>
          <table:table-cell table:style-name="ce73" office:value-type="date" office:date-value="2024-12-28" calcext:value-type="date">
            <text:p>12/28/2024</text:p>
          </table:table-cell>
          <table:table-cell table:style-name="ce84" office:value-type="string" calcext:value-type="string">
            <text:p>REACHED 100!!! <text:s/>REACHED 125!!!</text:p>
          </table:table-cell>
          <table:table-cell table:style-name="ce37" office:value-type="string" calcext:value-type="string">
            <text:p>XXXL</text:p>
          </table:table-cell>
          <table:table-cell table:style-name="ce53" office:value-type="date" office:date-value="2022-12-28" calcext:value-type="date">
            <text:p>12/28/2022</text:p>
          </table:table-cell>
          <table:table-cell table:style-name="ce90" office:value-type="string" calcext:value-type="string">
            <text:p>x</text:p>
          </table:table-cell>
          <table:table-cell table:style-name="ce37" office:value-type="string" calcext:value-type="string">
            <text:p>Alyse added year to exp.</text:p>
          </table:table-cell>
          <table:table-cell table:style-name="ce97" office:value-type="string" calcext:value-type="string">
            <text:p>gearhead@new.rr.com</text:p>
          </table:table-cell>
          <table:table-cell/>
          <table:table-cell table:style-name="ce101" table:formula="of:=IF([.$E112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112]+4" office:value-type="float" office:value="134" calcext:value-type="float">
            <text:p>134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Weekes</text:p>
          </table:table-cell>
          <table:table-cell table:style-name="ce37" office:value-type="string" calcext:value-type="string">
            <text:p>Steven</text:p>
          </table:table-cell>
          <table:table-cell table:style-name="ce45" office:value-type="float" office:value="110" calcext:value-type="float">
            <text:p>110</text:p>
          </table:table-cell>
          <table:table-cell/>
          <table:table-cell table:style-name="ce66" office:value-type="date" office:date-value="2024-10-24" calcext:value-type="date">
            <text:p>10/24/2024</text:p>
          </table:table-cell>
          <table:table-cell table:style-name="ce37"/>
          <table:table-cell table:style-name="ce37" office:value-type="string" calcext:value-type="string">
            <text:p>XL</text:p>
          </table:table-cell>
          <table:table-cell table:style-name="ce53" office:value-type="date" office:date-value="2022-10-21" calcext:value-type="date">
            <text:p>10/21/2022</text:p>
          </table:table-cell>
          <table:table-cell table:style-name="ce90" office:value-type="string" calcext:value-type="string">
            <text:p>x</text:p>
          </table:table-cell>
          <table:table-cell table:style-name="ce37" office:value-type="string" calcext:value-type="string">
            <text:p>got to 280</text:p>
          </table:table-cell>
          <table:table-cell table:style-name="ce96" office:value-type="string" calcext:value-type="string">
            <text:p>sweekes22477@gmail.com</text:p>
          </table:table-cell>
          <table:table-cell/>
          <table:table-cell table:style-name="ce101" table:formula="of:=IF([.$E113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113]+4" office:value-type="float" office:value="114" calcext:value-type="float">
            <text:p>114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Wilton</text:p>
          </table:table-cell>
          <table:table-cell table:style-name="ce37" office:value-type="string" calcext:value-type="string">
            <text:p>Mark 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date" office:date-value="2024-01-22" calcext:value-type="date">
            <text:p>1/22/2024</text:p>
          </table:table-cell>
          <table:table-cell table:style-name="ce66" office:value-type="date" office:date-value="2024-05-14" calcext:value-type="date">
            <text:p>5/14/2024</text:p>
          </table:table-cell>
          <table:table-cell table:style-name="ce37"/>
          <table:table-cell table:style-name="ce37" office:value-type="string" calcext:value-type="string">
            <text:p>xl</text:p>
          </table:table-cell>
          <table:table-cell table:style-name="ce53" office:value-type="date" office:date-value="2023-05-14" calcext:value-type="date">
            <text:p>5/14/2023</text:p>
          </table:table-cell>
          <table:table-cell table:style-name="ce90"/>
          <table:table-cell/>
          <table:table-cell table:style-name="ce37" office:value-type="string" calcext:value-type="string">
            <text:p>m.a.wilton@gmail.com</text:p>
          </table:table-cell>
          <table:table-cell table:style-name="ce37" office:value-type="string" calcext:value-type="string">
            <text:p>847-942-8501</text:p>
          </table:table-cell>
          <table:table-cell table:style-name="ce101" table:formula="of:=IF([.$E114]-TODAY()&lt;0;&quot;EXPIRED&quot;;&quot;ACTIVE&quot;)" office:value-type="string" office:string-value="ACTIVE" calcext:value-type="string">
            <text:p>ACTIVE</text:p>
          </table:table-cell>
          <table:table-cell/>
          <table:table-cell table:style-name="ce104" table:formula="of:=[.C114]+4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1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1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1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1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1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2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2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2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2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2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2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2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2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2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2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3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3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3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3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3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3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3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3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3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3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4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4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4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4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4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4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4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4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4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4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5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5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5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5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5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5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8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5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5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5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5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6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6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6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6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6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6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6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6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6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6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7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7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7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7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7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7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7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7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7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7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8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8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8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8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8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8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8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8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8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8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9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9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9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9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9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9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9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9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9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9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0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0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0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0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0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0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0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0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0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0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1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1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1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1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1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1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1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1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1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1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2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2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2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2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2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2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2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2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2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2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3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3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3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3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3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3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3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3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3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3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4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4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4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4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4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4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4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4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4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4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5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5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5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5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5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5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5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5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5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5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6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6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6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6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6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6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6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6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6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6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7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7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7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7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7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7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7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7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7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7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8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8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8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8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8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8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8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8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8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8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9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9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9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9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9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9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9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9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9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29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0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0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0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0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0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0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0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0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0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0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1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1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1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1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1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1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1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1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1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1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2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2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2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2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2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2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2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2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2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2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3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3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3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3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3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3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3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3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3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3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4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4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4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4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4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4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4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4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4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4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5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5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5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5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5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5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5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5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5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5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6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6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6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6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6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6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6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6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6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6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7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7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7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7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7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7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7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7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7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7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8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8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8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8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8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8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8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8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8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8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9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9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9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9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9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9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9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9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9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39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0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0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0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0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0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0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0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0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0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0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1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1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1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1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1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1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1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1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1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1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2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2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2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2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2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2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2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2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2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2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3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3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3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3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3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3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3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3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3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3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4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4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4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4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4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4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4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4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4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4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5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5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5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5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5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5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5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5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5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5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6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6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6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6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6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6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6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6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6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6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7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7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7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7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7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7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7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7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7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7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8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8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8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8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8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8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8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8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8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8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9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9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9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9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9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9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9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9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9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49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0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0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0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0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0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0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0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0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0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0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1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1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1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1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1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1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1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1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1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1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2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2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2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2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2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2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2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2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2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2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3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3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3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3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3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3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3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3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3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3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4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4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4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4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4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4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4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4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4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4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5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5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5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5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5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5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5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5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5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5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6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6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6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6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6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6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6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6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6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6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7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7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7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7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7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7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7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7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7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7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8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8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8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8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8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8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8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8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8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8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9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9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9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9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9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9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9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9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9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59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0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0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0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0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0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0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0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0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0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0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1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1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1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1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1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1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1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1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1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1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2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2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2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2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2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2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2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2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2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2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3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3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3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3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3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3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3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3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3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3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4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4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4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4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4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4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4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4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4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4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5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5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5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5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5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5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5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5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5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5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6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6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6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6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6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6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6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6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6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6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7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7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7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7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7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7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7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7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7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7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8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8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8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8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8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8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8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8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8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8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9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9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9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9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9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9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9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9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9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69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0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0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0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0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0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0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0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0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0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0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1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1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1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1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1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1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1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1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1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1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2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2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2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2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2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2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2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2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2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2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3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3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3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3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3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3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3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3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3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3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4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4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4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4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4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4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4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4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4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4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5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5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5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5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5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5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5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5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5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5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6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6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6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6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6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6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6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6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6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6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7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7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7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7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7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7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7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7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7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7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8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8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8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8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8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8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8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8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8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8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9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9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9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9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9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9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9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9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9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79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0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0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0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0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0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0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0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0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0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0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1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1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1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1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1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1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1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1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1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1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2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2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2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2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2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2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2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2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2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2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3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3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3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3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3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3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3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3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3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3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4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4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4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4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4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4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4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4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4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4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5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5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5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5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5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5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5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5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5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5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6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6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6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6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6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6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6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6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6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6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7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7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7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7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7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7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7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7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7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7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8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8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8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8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8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8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8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8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8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8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9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9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9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9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9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9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9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9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9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89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0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0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0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0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0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0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0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0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0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0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1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1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1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1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1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1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1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1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1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1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2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2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2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2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2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2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2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2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2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2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3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3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3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3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3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3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3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3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3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3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4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4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4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4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4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4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4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4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4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4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5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5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5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5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5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5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5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5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5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5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6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6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6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6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6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6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6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6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6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6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7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7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7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7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7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7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7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7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7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7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8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8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8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8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8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8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8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8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8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8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9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9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9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9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9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9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9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9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9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99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000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001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002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003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004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005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006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007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008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1"/>
          <table:table-cell table:style-name="ce63"/>
          <table:table-cell table:style-name="ce79"/>
          <table:table-cell table:style-name="ce63"/>
          <table:table-cell/>
          <table:table-cell table:style-name="ce63"/>
          <table:table-cell table:style-name="ce90"/>
          <table:table-cell table:number-columns-repeated="3"/>
          <table:table-cell table:style-name="ce101" table:formula="of:=IF([.$E1009]-TODAY()&lt;0;&quot;EXPIRED&quot;;&quot;ACTIVE&quot;)" office:value-type="string" office:string-value="EXPIRED" calcext:value-type="string">
            <text:p>EXPIRED</text:p>
          </table:table-cell>
          <table:table-cell table:number-columns-repeated="1011"/>
        </table:table-row>
        <table:table-row table:style-name="ro4" table:number-rows-repeated="104756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Current Members'.E3:'Current Members'.E156">
            <calcext:condition calcext:apply-style-name="ConditionalStyle_1" calcext:value="formula-is(AND(ISNUMBER([.E3]);TRUNC([.E3])&lt;TODAY()))" calcext:base-cell-address="'Current Members'.E3"/>
          </calcext:conditional-format>
          <calcext:conditional-format calcext:target-range-address="'Current Members'.C1:'Current Members'.C1009 'Current Members'.D54:'Current Members'.D54">
            <calcext:condition calcext:apply-style-name="ConditionalStyle_2" calcext:value="=4" calcext:base-cell-address="'Current Members'.C1"/>
          </calcext:conditional-format>
          <calcext:conditional-format calcext:target-range-address="'Current Members'.C1:'Current Members'.C1009 'Current Members'.D54:'Current Members'.D54">
            <calcext:condition calcext:apply-style-name="ConditionalStyle_2" calcext:value="=9" calcext:base-cell-address="'Current Members'.C1"/>
          </calcext:conditional-format>
          <calcext:conditional-format calcext:target-range-address="'Current Members'.C1:'Current Members'.C1009 'Current Members'.D54:'Current Members'.D54">
            <calcext:condition calcext:apply-style-name="ConditionalStyle_2" calcext:value="=19" calcext:base-cell-address="'Current Members'.C1"/>
          </calcext:conditional-format>
          <calcext:conditional-format calcext:target-range-address="'Current Members'.C1:'Current Members'.C1009 'Current Members'.D54:'Current Members'.D54">
            <calcext:condition calcext:apply-style-name="ConditionalStyle_2" calcext:value="=29" calcext:base-cell-address="'Current Members'.C1"/>
          </calcext:conditional-format>
          <calcext:conditional-format calcext:target-range-address="'Current Members'.C1:'Current Members'.C1009 'Current Members'.D54:'Current Members'.D54">
            <calcext:condition calcext:apply-style-name="ConditionalStyle_2" calcext:value="=49" calcext:base-cell-address="'Current Members'.C1"/>
          </calcext:conditional-format>
          <calcext:conditional-format calcext:target-range-address="'Current Members'.C1:'Current Members'.C1009 'Current Members'.D54:'Current Members'.D54">
            <calcext:condition calcext:apply-style-name="ConditionalStyle_2" calcext:value="=74" calcext:base-cell-address="'Current Members'.C1"/>
          </calcext:conditional-format>
          <calcext:conditional-format calcext:target-range-address="'Current Members'.C1:'Current Members'.C1009 'Current Members'.D54:'Current Members'.D54">
            <calcext:condition calcext:apply-style-name="ConditionalStyle_2" calcext:value="=99" calcext:base-cell-address="'Current Members'.C1"/>
          </calcext:conditional-format>
          <calcext:conditional-format calcext:target-range-address="'Current Members'.C1:'Current Members'.C1009 'Current Members'.D54:'Current Members'.D54">
            <calcext:condition calcext:apply-style-name="ConditionalStyle_2" calcext:value="=124" calcext:base-cell-address="'Current Members'.C1"/>
          </calcext:conditional-format>
          <calcext:conditional-format calcext:target-range-address="'Current Members'.C1:'Current Members'.C1009 'Current Members'.D54:'Current Members'.D54">
            <calcext:condition calcext:apply-style-name="ConditionalStyle_2" calcext:value="=149" calcext:base-cell-address="'Current Members'.C1"/>
          </calcext:conditional-format>
          <calcext:conditional-format calcext:target-range-address="'Current Members'.C1:'Current Members'.C1009 'Current Members'.D54:'Current Members'.D54">
            <calcext:condition calcext:apply-style-name="ConditionalStyle_2" calcext:value="=199" calcext:base-cell-address="'Current Members'.C1"/>
          </calcext:conditional-format>
          <calcext:conditional-format calcext:target-range-address="'Current Members'.E1:'Current Members'.E1009">
            <calcext:condition calcext:apply-style-name="ConditionalStyle_3" calcext:value="formula-is(LEN(TRIM([.E1]))&gt;0)" calcext:base-cell-address="'Current Members'.E1"/>
          </calcext:conditional-format>
          <calcext:conditional-format calcext:target-range-address="'Current Members'.C1:'Current Members'.C1009 'Current Members'.D54:'Current Members'.D54">
            <calcext:condition calcext:apply-style-name="ConditionalStyle_4" calcext:value="=180" calcext:base-cell-address="'Current Members'.C1"/>
          </calcext:conditional-format>
          <calcext:conditional-format calcext:target-range-address="'Current Members'.M1:'Current Members'.M1009">
            <calcext:condition calcext:apply-style-name="ConditionalStyle_5" calcext:value="=&quot;ACTIVE&quot;" calcext:base-cell-address="'Current Members'.M1"/>
          </calcext:conditional-format>
          <calcext:conditional-format calcext:target-range-address="'Current Members'.M1:'Current Members'.M1009">
            <calcext:condition calcext:apply-style-name="ConditionalStyle_6" calcext:value="=&quot;EXPIRED&quot;" calcext:base-cell-address="'Current Members'.M1"/>
          </calcext:conditional-format>
          <calcext:conditional-format calcext:target-range-address="'Current Members'.I1:'Current Members'.I1009">
            <calcext:condition calcext:apply-style-name="ConditionalStyle_3" calcext:value="formula-is(LEN(TRIM([.I1]))&gt;0)" calcext:base-cell-address="'Current Members'.I1"/>
          </calcext:conditional-format>
        </calcext:conditional-formats>
      </table:table>
      <table:table table:name="Sheet10" table:style-name="ta3"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4" table:default-cell-style-name="Default"/>
        <table:table-row table:style-name="ro6">
          <table:table-cell table:style-name="ce105" office:value-type="string" calcext:value-type="string">
            <text:p>*!*!*PLEASE BE CAREFUL NOT TO ERASE/DELETE NUMBERS (OR ANYTHING ELSE) </text:p>
          </table:table-cell>
          <table:table-cell table:style-name="ce109" office:value-type="string" calcext:value-type="string">
            <text:p>Last Name</text:p>
          </table:table-cell>
          <table:table-cell table:style-name="ce114" office:value-type="string" calcext:value-type="string">
            <text:p>Armstrong</text:p>
          </table:table-cell>
          <table:table-cell table:style-name="ce114" office:value-type="string" calcext:value-type="string">
            <text:p>Arndt</text:p>
          </table:table-cell>
          <table:table-cell table:style-name="ce119" office:value-type="string" calcext:value-type="string">
            <text:p>Barth</text:p>
          </table:table-cell>
          <table:table-cell table:style-name="ce123" office:value-type="string" calcext:value-type="string">
            <text:p>Baur</text:p>
          </table:table-cell>
          <table:table-cell table:style-name="ce127" office:value-type="string" calcext:value-type="string">
            <text:p>Baur</text:p>
          </table:table-cell>
          <table:table-cell table:style-name="ce123" office:value-type="string" calcext:value-type="string">
            <text:p>Bennett</text:p>
          </table:table-cell>
          <table:table-cell table:style-name="ce123" office:value-type="string" calcext:value-type="string">
            <text:p>Benti</text:p>
          </table:table-cell>
          <table:table-cell table:style-name="ce123" office:value-type="string" calcext:value-type="string">
            <text:p>Boardman</text:p>
          </table:table-cell>
          <table:table-cell table:number-columns-repeated="2" table:style-name="ce123" office:value-type="string" calcext:value-type="string">
            <text:p>Boehm</text:p>
          </table:table-cell>
          <table:table-cell table:number-columns-repeated="2" table:style-name="ce123" office:value-type="string" calcext:value-type="string">
            <text:p>Bolton</text:p>
          </table:table-cell>
          <table:table-cell table:number-columns-repeated="2" table:style-name="ce123" office:value-type="string" calcext:value-type="string">
            <text:p>Brunner</text:p>
          </table:table-cell>
          <table:table-cell table:style-name="ce114" office:value-type="string" calcext:value-type="string">
            <text:p>Buss</text:p>
          </table:table-cell>
          <table:table-cell table:style-name="ce123" office:value-type="string" calcext:value-type="string">
            <text:p>Clarke</text:p>
          </table:table-cell>
          <table:table-cell table:style-name="ce123" office:value-type="string" calcext:value-type="string">
            <text:p>Cooksey</text:p>
          </table:table-cell>
          <table:table-cell table:style-name="ce123" office:value-type="string" calcext:value-type="string">
            <text:p>Del Toro</text:p>
          </table:table-cell>
          <table:table-cell table:style-name="ce123" office:value-type="string" calcext:value-type="string">
            <text:p>Devillers</text:p>
          </table:table-cell>
          <table:table-cell table:style-name="ce123" office:value-type="string" calcext:value-type="string">
            <text:p>Dewall</text:p>
          </table:table-cell>
          <table:table-cell table:number-columns-repeated="2" table:style-name="ce114" office:value-type="string" calcext:value-type="string">
            <text:p>Doran</text:p>
          </table:table-cell>
          <table:table-cell table:style-name="ce114" office:value-type="string" calcext:value-type="string">
            <text:p>Erspamer</text:p>
          </table:table-cell>
          <table:table-cell table:style-name="ce123" office:value-type="string" calcext:value-type="string">
            <text:p>Fleming</text:p>
          </table:table-cell>
          <table:table-cell table:style-name="ce123" office:value-type="string" calcext:value-type="string">
            <text:p>Foley</text:p>
          </table:table-cell>
          <table:table-cell table:style-name="ce123" office:value-type="string" calcext:value-type="string">
            <text:p>Frederick</text:p>
          </table:table-cell>
          <table:table-cell table:style-name="ce123" office:value-type="string" calcext:value-type="string">
            <text:p>Garrett</text:p>
          </table:table-cell>
          <table:table-cell table:style-name="ce123" office:value-type="string" calcext:value-type="string">
            <text:p>Goodacre</text:p>
          </table:table-cell>
          <table:table-cell table:number-columns-repeated="2" table:style-name="ce123" office:value-type="string" calcext:value-type="string">
            <text:p>Gordley</text:p>
          </table:table-cell>
          <table:table-cell table:style-name="ce114" office:value-type="string" calcext:value-type="string">
            <text:p>Goriup</text:p>
          </table:table-cell>
          <table:table-cell table:number-columns-repeated="2" table:style-name="ce123" office:value-type="string" calcext:value-type="string">
            <text:p>Guerin</text:p>
          </table:table-cell>
          <table:table-cell table:style-name="ce123" office:value-type="string" calcext:value-type="string">
            <text:p>Hay</text:p>
          </table:table-cell>
          <table:table-cell table:style-name="ce123" office:value-type="string" calcext:value-type="string">
            <text:p>Hernandez</text:p>
          </table:table-cell>
          <table:table-cell table:style-name="ce123" office:value-type="string" calcext:value-type="string">
            <text:p>Jackson</text:p>
          </table:table-cell>
          <table:table-cell table:style-name="ce123" office:value-type="string" calcext:value-type="string">
            <text:p>Jayjack</text:p>
          </table:table-cell>
          <table:table-cell table:style-name="ce123" office:value-type="string" calcext:value-type="string">
            <text:p>Kachur</text:p>
          </table:table-cell>
          <table:table-cell table:style-name="ce135" office:value-type="string" calcext:value-type="string">
            <text:p>Kerklin</text:p>
          </table:table-cell>
          <table:table-cell table:style-name="ce135" office:value-type="string" calcext:value-type="string">
            <text:p>Korber</text:p>
          </table:table-cell>
          <table:table-cell table:style-name="ce135" office:value-type="string" calcext:value-type="string">
            <text:p>Kramer</text:p>
          </table:table-cell>
          <table:table-cell table:style-name="ce123" office:value-type="string" calcext:value-type="string">
            <text:p>Lathrop</text:p>
          </table:table-cell>
          <table:table-cell table:style-name="ce123" office:value-type="string" calcext:value-type="string">
            <text:p>Leitch</text:p>
          </table:table-cell>
          <table:table-cell table:style-name="ce123" office:value-type="string" calcext:value-type="string">
            <text:p>Lemery</text:p>
          </table:table-cell>
          <table:table-cell table:style-name="ce123" office:value-type="string" calcext:value-type="string">
            <text:p>Long</text:p>
          </table:table-cell>
          <table:table-cell table:style-name="ce123" office:value-type="string" calcext:value-type="string">
            <text:p>McCabe</text:p>
          </table:table-cell>
          <table:table-cell table:style-name="ce123" office:value-type="string" calcext:value-type="string">
            <text:p>Moraine</text:p>
          </table:table-cell>
          <table:table-cell table:style-name="ce123" office:value-type="string" calcext:value-type="string">
            <text:p>Niebergall</text:p>
          </table:table-cell>
          <table:table-cell table:style-name="ce123" office:value-type="string" calcext:value-type="string">
            <text:p>O'Brien</text:p>
          </table:table-cell>
          <table:table-cell table:style-name="ce123" office:value-type="string" calcext:value-type="string">
            <text:p>O'Donnell</text:p>
          </table:table-cell>
          <table:table-cell table:style-name="ce123" office:value-type="string" calcext:value-type="string">
            <text:p>Olski</text:p>
          </table:table-cell>
          <table:table-cell table:style-name="ce123" office:value-type="string" calcext:value-type="string">
            <text:p>Phaiah</text:p>
          </table:table-cell>
          <table:table-cell table:style-name="ce114" office:value-type="string" calcext:value-type="string">
            <text:p>Pickett</text:p>
          </table:table-cell>
          <table:table-cell table:style-name="ce123" office:value-type="string" calcext:value-type="string">
            <text:p>Powell</text:p>
          </table:table-cell>
          <table:table-cell table:style-name="ce123" office:value-type="string" calcext:value-type="string">
            <text:p>Quiroz</text:p>
          </table:table-cell>
          <table:table-cell table:number-columns-repeated="2" table:style-name="ce123" office:value-type="string" calcext:value-type="string">
            <text:p>Rabideau</text:p>
          </table:table-cell>
          <table:table-cell table:style-name="ce123" office:value-type="string" calcext:value-type="string">
            <text:p>Ralph</text:p>
          </table:table-cell>
          <table:table-cell table:number-columns-repeated="2" table:style-name="ce123" office:value-type="string" calcext:value-type="string">
            <text:p>Rex</text:p>
          </table:table-cell>
          <table:table-cell table:style-name="ce123" office:value-type="string" calcext:value-type="string">
            <text:p>Schumacher</text:p>
          </table:table-cell>
          <table:table-cell table:style-name="ce123" office:value-type="string" calcext:value-type="string">
            <text:p>Schwanke</text:p>
          </table:table-cell>
          <table:table-cell table:style-name="ce123" office:value-type="string" calcext:value-type="string">
            <text:p>Skrypczak</text:p>
          </table:table-cell>
          <table:table-cell table:style-name="ce123" office:value-type="string" calcext:value-type="string">
            <text:p>Somers</text:p>
          </table:table-cell>
          <table:table-cell table:style-name="ce123" office:value-type="string" calcext:value-type="string">
            <text:p>Sprecher</text:p>
          </table:table-cell>
          <table:table-cell table:style-name="ce114" office:value-type="string" calcext:value-type="string">
            <text:p>Stadig</text:p>
          </table:table-cell>
          <table:table-cell table:number-columns-repeated="2" table:style-name="ce123" office:value-type="string" calcext:value-type="string">
            <text:p>Strader</text:p>
          </table:table-cell>
          <table:table-cell table:style-name="ce123" office:value-type="string" calcext:value-type="string">
            <text:p>Stone </text:p>
          </table:table-cell>
          <table:table-cell table:style-name="ce123" office:value-type="string" calcext:value-type="string">
            <text:p>Stoneking</text:p>
          </table:table-cell>
          <table:table-cell table:style-name="ce123" office:value-type="string" calcext:value-type="string">
            <text:p>Suetterlin</text:p>
          </table:table-cell>
          <table:table-cell table:style-name="ce123" office:value-type="string" calcext:value-type="string">
            <text:p>Surrency</text:p>
          </table:table-cell>
          <table:table-cell table:style-name="ce123" office:value-type="string" calcext:value-type="string">
            <text:p>Taylor</text:p>
          </table:table-cell>
          <table:table-cell table:style-name="ce123" office:value-type="string" calcext:value-type="string">
            <text:p>Thomson</text:p>
          </table:table-cell>
          <table:table-cell table:style-name="ce123" office:value-type="string" calcext:value-type="string">
            <text:p>Van Laanen</text:p>
          </table:table-cell>
          <table:table-cell table:style-name="ce123" office:value-type="string" calcext:value-type="string">
            <text:p>Vanderwerff</text:p>
          </table:table-cell>
          <table:table-cell table:style-name="ce123" office:value-type="string" calcext:value-type="string">
            <text:p>Weaver</text:p>
          </table:table-cell>
          <table:table-cell table:style-name="ce123" office:value-type="string" calcext:value-type="string">
            <text:p>Weekes</text:p>
          </table:table-cell>
          <table:table-cell table:style-name="ce123" office:value-type="string" calcext:value-type="string">
            <text:p>Wilton</text:p>
          </table:table-cell>
          <table:table-cell table:style-name="ce123" office:value-type="string" calcext:value-type="string">
            <text:p>Withbroe</text:p>
          </table:table-cell>
          <table:table-cell table:style-name="ce123" office:value-type="string" calcext:value-type="string">
            <text:p>Dalton</text:p>
          </table:table-cell>
          <table:table-cell table:style-name="ce123" office:value-type="string" calcext:value-type="string">
            <text:p>Glovacki</text:p>
          </table:table-cell>
          <table:table-cell table:style-name="ce123" office:value-type="string" calcext:value-type="string">
            <text:p>Morrow</text:p>
          </table:table-cell>
          <table:table-cell table:style-name="ce123" office:value-type="string" calcext:value-type="string">
            <text:p>Toppe</text:p>
          </table:table-cell>
          <table:table-cell table:style-name="ce123" office:value-type="string" calcext:value-type="string">
            <text:p>Hakes</text:p>
          </table:table-cell>
          <table:table-cell table:style-name="ce123" office:value-type="string" calcext:value-type="string">
            <text:p>Velicer</text:p>
          </table:table-cell>
          <table:table-cell table:style-name="ce123" office:value-type="string" calcext:value-type="string">
            <text:p>Graves</text:p>
          </table:table-cell>
          <table:table-cell table:style-name="ce123" office:value-type="string" calcext:value-type="string">
            <text:p>Huntley</text:p>
          </table:table-cell>
          <table:table-cell table:style-name="ce123" office:value-type="string" calcext:value-type="string">
            <text:p>Camann</text:p>
          </table:table-cell>
          <table:table-cell table:style-name="ce114" office:value-type="string" calcext:value-type="string">
            <text:p>Bantes</text:p>
          </table:table-cell>
          <table:table-cell table:style-name="ce114" table:number-columns-repeated="918"/>
          <table:table-cell table:number-columns-repeated="14"/>
        </table:table-row>
        <table:table-row table:style-name="ro6">
          <table:table-cell table:style-name="ce106"/>
          <table:table-cell table:style-name="ce110" office:value-type="string" calcext:value-type="string">
            <text:p>First Name</text:p>
          </table:table-cell>
          <table:table-cell table:style-name="ce114" office:value-type="string" calcext:value-type="string">
            <text:p>Marissa</text:p>
          </table:table-cell>
          <table:table-cell table:style-name="ce114" office:value-type="string" calcext:value-type="string">
            <text:p>Gary</text:p>
          </table:table-cell>
          <table:table-cell table:style-name="ce119" office:value-type="string" calcext:value-type="string">
            <text:p>Garrett</text:p>
          </table:table-cell>
          <table:table-cell table:style-name="ce123" office:value-type="string" calcext:value-type="string">
            <text:p>Andrew J</text:p>
          </table:table-cell>
          <table:table-cell table:style-name="ce123" office:value-type="string" calcext:value-type="string">
            <text:p>Justin</text:p>
          </table:table-cell>
          <table:table-cell table:style-name="ce123" office:value-type="string" calcext:value-type="string">
            <text:p>Mark </text:p>
          </table:table-cell>
          <table:table-cell table:style-name="ce123" office:value-type="string" calcext:value-type="string">
            <text:p>Josh</text:p>
          </table:table-cell>
          <table:table-cell table:style-name="ce123" office:value-type="string" calcext:value-type="string">
            <text:p>Julian</text:p>
          </table:table-cell>
          <table:table-cell table:style-name="ce123" office:value-type="string" calcext:value-type="string">
            <text:p>Chris</text:p>
          </table:table-cell>
          <table:table-cell table:style-name="ce123" office:value-type="string" calcext:value-type="string">
            <text:p>Daisy</text:p>
          </table:table-cell>
          <table:table-cell table:style-name="ce123" office:value-type="string" calcext:value-type="string">
            <text:p>Holly</text:p>
          </table:table-cell>
          <table:table-cell table:style-name="ce123" office:value-type="string" calcext:value-type="string">
            <text:p>Jamie</text:p>
          </table:table-cell>
          <table:table-cell table:style-name="ce123" office:value-type="string" calcext:value-type="string">
            <text:p>Nathan</text:p>
          </table:table-cell>
          <table:table-cell table:style-name="ce123" office:value-type="string" calcext:value-type="string">
            <text:p>Andrea</text:p>
          </table:table-cell>
          <table:table-cell table:style-name="ce114" office:value-type="string" calcext:value-type="string">
            <text:p>Jason</text:p>
          </table:table-cell>
          <table:table-cell table:style-name="ce123" office:value-type="string" calcext:value-type="string">
            <text:p>Bob</text:p>
          </table:table-cell>
          <table:table-cell table:style-name="ce123" office:value-type="string" calcext:value-type="string">
            <text:p>Ann</text:p>
          </table:table-cell>
          <table:table-cell table:style-name="ce123" office:value-type="string" calcext:value-type="string">
            <text:p>Israel</text:p>
          </table:table-cell>
          <table:table-cell table:style-name="ce123" office:value-type="string" calcext:value-type="string">
            <text:p>Jeremy</text:p>
          </table:table-cell>
          <table:table-cell table:style-name="ce123" office:value-type="string" calcext:value-type="string">
            <text:p>Bruce</text:p>
          </table:table-cell>
          <table:table-cell table:style-name="ce114" office:value-type="string" calcext:value-type="string">
            <text:p>Sean</text:p>
          </table:table-cell>
          <table:table-cell table:style-name="ce114" office:value-type="string" calcext:value-type="string">
            <text:p>Stacy</text:p>
          </table:table-cell>
          <table:table-cell table:style-name="ce114" office:value-type="string" calcext:value-type="string">
            <text:p>Tabitha</text:p>
          </table:table-cell>
          <table:table-cell table:style-name="ce123" office:value-type="string" calcext:value-type="string">
            <text:p>Todd</text:p>
          </table:table-cell>
          <table:table-cell table:style-name="ce123" office:value-type="string" calcext:value-type="string">
            <text:p>Beth</text:p>
          </table:table-cell>
          <table:table-cell table:style-name="ce123" office:value-type="string" calcext:value-type="string">
            <text:p>Jake</text:p>
          </table:table-cell>
          <table:table-cell table:style-name="ce123" office:value-type="string" calcext:value-type="string">
            <text:p>Jeff</text:p>
          </table:table-cell>
          <table:table-cell table:style-name="ce123" office:value-type="string" calcext:value-type="string">
            <text:p>Zach</text:p>
          </table:table-cell>
          <table:table-cell table:style-name="ce123" office:value-type="string" calcext:value-type="string">
            <text:p>Megan</text:p>
          </table:table-cell>
          <table:table-cell table:style-name="ce123" office:value-type="string" calcext:value-type="string">
            <text:p>Nancy</text:p>
          </table:table-cell>
          <table:table-cell table:style-name="ce114" office:value-type="string" calcext:value-type="string">
            <text:p>Delaney</text:p>
          </table:table-cell>
          <table:table-cell table:style-name="ce123" office:value-type="string" calcext:value-type="string">
            <text:p>Doug</text:p>
          </table:table-cell>
          <table:table-cell table:style-name="ce123" office:value-type="string" calcext:value-type="string">
            <text:p>Cari</text:p>
          </table:table-cell>
          <table:table-cell table:style-name="ce123" office:value-type="string" calcext:value-type="string">
            <text:p>Ezriah</text:p>
          </table:table-cell>
          <table:table-cell table:style-name="ce123" office:value-type="string" calcext:value-type="string">
            <text:p>Jesus</text:p>
          </table:table-cell>
          <table:table-cell table:style-name="ce123" office:value-type="string" calcext:value-type="string">
            <text:p>Jay</text:p>
          </table:table-cell>
          <table:table-cell table:style-name="ce123" office:value-type="string" calcext:value-type="string">
            <text:p>Matt</text:p>
          </table:table-cell>
          <table:table-cell table:style-name="ce123" office:value-type="string" calcext:value-type="string">
            <text:p>Dan</text:p>
          </table:table-cell>
          <table:table-cell table:style-name="ce123" office:value-type="string" calcext:value-type="string">
            <text:p>Michelle</text:p>
          </table:table-cell>
          <table:table-cell table:style-name="ce123" office:value-type="string" calcext:value-type="string">
            <text:p>Adam</text:p>
          </table:table-cell>
          <table:table-cell table:style-name="ce123" office:value-type="string" calcext:value-type="string">
            <text:p>Danielle</text:p>
          </table:table-cell>
          <table:table-cell table:style-name="ce123" office:value-type="string" calcext:value-type="string">
            <text:p>Shane</text:p>
          </table:table-cell>
          <table:table-cell table:style-name="ce123" office:value-type="string" calcext:value-type="string">
            <text:p>Susie</text:p>
          </table:table-cell>
          <table:table-cell table:style-name="ce123" office:value-type="string" calcext:value-type="string">
            <text:p>Shawn</text:p>
          </table:table-cell>
          <table:table-cell table:style-name="ce123" office:value-type="string" calcext:value-type="string">
            <text:p>James</text:p>
          </table:table-cell>
          <table:table-cell table:style-name="ce123" office:value-type="string" calcext:value-type="string">
            <text:p>Zach</text:p>
          </table:table-cell>
          <table:table-cell table:style-name="ce123" office:value-type="string" calcext:value-type="string">
            <text:p>Morgen</text:p>
          </table:table-cell>
          <table:table-cell table:style-name="ce123" office:value-type="string" calcext:value-type="string">
            <text:p>Robert</text:p>
          </table:table-cell>
          <table:table-cell table:style-name="ce123" office:value-type="string" calcext:value-type="string">
            <text:p>Connor</text:p>
          </table:table-cell>
          <table:table-cell table:style-name="ce123" office:value-type="string" calcext:value-type="string">
            <text:p>Robert</text:p>
          </table:table-cell>
          <table:table-cell table:style-name="ce123" office:value-type="string" calcext:value-type="string">
            <text:p>James</text:p>
          </table:table-cell>
          <table:table-cell table:style-name="ce123" office:value-type="string" calcext:value-type="string">
            <text:p>Torin</text:p>
          </table:table-cell>
          <table:table-cell table:style-name="ce114" office:value-type="string" calcext:value-type="string">
            <text:p>Megan</text:p>
          </table:table-cell>
          <table:table-cell table:style-name="ce123" office:value-type="string" calcext:value-type="string">
            <text:p>Wesley</text:p>
          </table:table-cell>
          <table:table-cell table:style-name="ce123" office:value-type="string" calcext:value-type="string">
            <text:p>Rebecca</text:p>
          </table:table-cell>
          <table:table-cell table:style-name="ce123" office:value-type="string" calcext:value-type="string">
            <text:p>Sam</text:p>
          </table:table-cell>
          <table:table-cell table:style-name="ce123" office:value-type="string" calcext:value-type="string">
            <text:p>Sara</text:p>
          </table:table-cell>
          <table:table-cell table:style-name="ce123" office:value-type="string" calcext:value-type="string">
            <text:p>John</text:p>
          </table:table-cell>
          <table:table-cell table:style-name="ce123" office:value-type="string" calcext:value-type="string">
            <text:p>Geri</text:p>
          </table:table-cell>
          <table:table-cell table:style-name="ce123" office:value-type="string" calcext:value-type="string">
            <text:p>Jase</text:p>
          </table:table-cell>
          <table:table-cell table:style-name="ce123" office:value-type="string" calcext:value-type="string">
            <text:p>Angie</text:p>
          </table:table-cell>
          <table:table-cell table:style-name="ce123" office:value-type="string" calcext:value-type="string">
            <text:p>Pat</text:p>
          </table:table-cell>
          <table:table-cell table:style-name="ce123" office:value-type="string" calcext:value-type="string">
            <text:p>Dan</text:p>
          </table:table-cell>
          <table:table-cell table:style-name="ce123" office:value-type="string" calcext:value-type="string">
            <text:p>Tim</text:p>
          </table:table-cell>
          <table:table-cell table:style-name="ce123" office:value-type="string" calcext:value-type="string">
            <text:p>Bailey</text:p>
          </table:table-cell>
          <table:table-cell table:style-name="ce114" office:value-type="string" calcext:value-type="string">
            <text:p>Eric</text:p>
          </table:table-cell>
          <table:table-cell table:style-name="ce123" office:value-type="string" calcext:value-type="string">
            <text:p>Mike</text:p>
          </table:table-cell>
          <table:table-cell table:style-name="ce123" office:value-type="string" calcext:value-type="string">
            <text:p>Evan</text:p>
          </table:table-cell>
          <table:table-cell table:style-name="ce123" office:value-type="string" calcext:value-type="string">
            <text:p>Jenna</text:p>
          </table:table-cell>
          <table:table-cell table:style-name="ce123" office:value-type="string" calcext:value-type="string">
            <text:p>Matthew</text:p>
          </table:table-cell>
          <table:table-cell table:style-name="ce123" office:value-type="string" calcext:value-type="string">
            <text:p>Kevin</text:p>
          </table:table-cell>
          <table:table-cell table:style-name="ce123" office:value-type="string" calcext:value-type="string">
            <text:p>Zachry</text:p>
          </table:table-cell>
          <table:table-cell table:style-name="ce123" office:value-type="string" calcext:value-type="string">
            <text:p>James</text:p>
          </table:table-cell>
          <table:table-cell table:style-name="ce123" office:value-type="string" calcext:value-type="string">
            <text:p>Ian</text:p>
          </table:table-cell>
          <table:table-cell table:style-name="ce123" office:value-type="string" calcext:value-type="string">
            <text:p>Chad</text:p>
          </table:table-cell>
          <table:table-cell table:style-name="ce123" office:value-type="string" calcext:value-type="string">
            <text:p>Mike</text:p>
          </table:table-cell>
          <table:table-cell table:style-name="ce123" office:value-type="string" calcext:value-type="string">
            <text:p>Konrad</text:p>
          </table:table-cell>
          <table:table-cell table:style-name="ce123" office:value-type="string" calcext:value-type="string">
            <text:p>Steven</text:p>
          </table:table-cell>
          <table:table-cell table:style-name="ce123" office:value-type="string" calcext:value-type="string">
            <text:p>Mark </text:p>
          </table:table-cell>
          <table:table-cell table:style-name="ce123" office:value-type="string" calcext:value-type="string">
            <text:p>Adam</text:p>
          </table:table-cell>
          <table:table-cell table:style-name="ce123" office:value-type="string" calcext:value-type="string">
            <text:p>Dave</text:p>
          </table:table-cell>
          <table:table-cell table:style-name="ce123" office:value-type="string" calcext:value-type="string">
            <text:p>Chris</text:p>
          </table:table-cell>
          <table:table-cell table:style-name="ce123" office:value-type="string" calcext:value-type="string">
            <text:p>Yvonne</text:p>
          </table:table-cell>
          <table:table-cell table:style-name="ce123" office:value-type="string" calcext:value-type="string">
            <text:p>John</text:p>
          </table:table-cell>
          <table:table-cell table:style-name="ce123" office:value-type="string" calcext:value-type="string">
            <text:p>Jon</text:p>
          </table:table-cell>
          <table:table-cell table:style-name="ce123" office:value-type="string" calcext:value-type="string">
            <text:p>Alex</text:p>
          </table:table-cell>
          <table:table-cell table:style-name="ce123" office:value-type="string" calcext:value-type="string">
            <text:p>Bob</text:p>
          </table:table-cell>
          <table:table-cell table:style-name="ce123" office:value-type="string" calcext:value-type="string">
            <text:p>Ashley</text:p>
          </table:table-cell>
          <table:table-cell table:style-name="ce123" office:value-type="string" calcext:value-type="string">
            <text:p>Becca</text:p>
          </table:table-cell>
          <table:table-cell table:style-name="ce114" office:value-type="string" calcext:value-type="string">
            <text:p>Allison</text:p>
          </table:table-cell>
          <table:table-cell table:style-name="ce114" table:number-columns-repeated="918"/>
          <table:table-cell table:number-columns-repeated="14"/>
        </table:table-row>
        <table:table-row table:style-name="ro1">
          <table:table-cell table:style-name="ce107"/>
          <table:table-cell table:style-name="ce111" office:value-type="string" calcext:value-type="string">
            <text:p># Visits</text:p>
          </table:table-cell>
          <table:table-cell table:style-name="ce115" office:value-type="float" office:value="21" calcext:value-type="float">
            <text:p>21</text:p>
          </table:table-cell>
          <table:table-cell table:style-name="ce115" office:value-type="float" office:value="38" calcext:value-type="float">
            <text:p>38</text:p>
          </table:table-cell>
          <table:table-cell table:style-name="ce120" office:value-type="float" office:value="8" calcext:value-type="float">
            <text:p>8</text:p>
          </table:table-cell>
          <table:table-cell table:style-name="ce124" office:value-type="float" office:value="16" calcext:value-type="float">
            <text:p>16</text:p>
          </table:table-cell>
          <table:table-cell table:style-name="ce124" office:value-type="float" office:value="11" calcext:value-type="float">
            <text:p>11</text:p>
          </table:table-cell>
          <table:table-cell table:style-name="ce128" office:value-type="float" office:value="27" calcext:value-type="float">
            <text:p>27</text:p>
          </table:table-cell>
          <table:table-cell table:style-name="ce128" office:value-type="float" office:value="30" calcext:value-type="float">
            <text:p>30</text:p>
          </table:table-cell>
          <table:table-cell table:style-name="ce128" office:value-type="float" office:value="19" calcext:value-type="float">
            <text:p>19</text:p>
          </table:table-cell>
          <table:table-cell table:number-columns-repeated="2" table:style-name="ce128" office:value-type="float" office:value="30" calcext:value-type="float">
            <text:p>30</text:p>
          </table:table-cell>
          <table:table-cell table:number-columns-repeated="2" table:style-name="ce128" office:value-type="float" office:value="6" calcext:value-type="float">
            <text:p>6</text:p>
          </table:table-cell>
          <table:table-cell table:style-name="ce128" office:value-type="float" office:value="36" calcext:value-type="float">
            <text:p>36</text:p>
          </table:table-cell>
          <table:table-cell table:style-name="ce128" office:value-type="float" office:value="42" calcext:value-type="float">
            <text:p>42</text:p>
          </table:table-cell>
          <table:table-cell table:style-name="ce115" office:value-type="float" office:value="25" calcext:value-type="float">
            <text:p>25</text:p>
          </table:table-cell>
          <table:table-cell table:style-name="ce128" office:value-type="float" office:value="28" calcext:value-type="float">
            <text:p>28</text:p>
          </table:table-cell>
          <table:table-cell table:style-name="ce128" office:value-type="float" office:value="15" calcext:value-type="float">
            <text:p>15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95" calcext:value-type="float">
            <text:p>95</text:p>
          </table:table-cell>
          <table:table-cell table:style-name="ce128" office:value-type="float" office:value="30" calcext:value-type="float">
            <text:p>30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24" calcext:value-type="float">
            <text:p>24</text:p>
          </table:table-cell>
          <table:table-cell table:style-name="ce128" office:value-type="float" office:value="87" calcext:value-type="float">
            <text:p>87</text:p>
          </table:table-cell>
          <table:table-cell table:style-name="ce128" office:value-type="float" office:value="59" calcext:value-type="float">
            <text:p>59</text:p>
          </table:table-cell>
          <table:table-cell table:style-name="ce128" office:value-type="float" office:value="11" calcext:value-type="float">
            <text:p>11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11" calcext:value-type="float">
            <text:p>11</text:p>
          </table:table-cell>
          <table:table-cell table:number-columns-repeated="2" table:style-name="ce124" office:value-type="float" office:value="6" calcext:value-type="float">
            <text:p>6</text:p>
          </table:table-cell>
          <table:table-cell table:style-name="ce130" office:value-type="float" office:value="6" calcext:value-type="float">
            <text:p>6</text:p>
          </table:table-cell>
          <table:table-cell table:style-name="ce128" office:value-type="float" office:value="85" calcext:value-type="float">
            <text:p>85</text:p>
          </table:table-cell>
          <table:table-cell table:style-name="ce128" office:value-type="float" office:value="153" calcext:value-type="float">
            <text:p>153</text:p>
          </table:table-cell>
          <table:table-cell table:style-name="ce124" office:value-type="float" office:value="11" calcext:value-type="float">
            <text:p>11</text:p>
          </table:table-cell>
          <table:table-cell table:style-name="ce128" office:value-type="float" office:value="11" calcext:value-type="float">
            <text:p>11</text:p>
          </table:table-cell>
          <table:table-cell table:style-name="ce133" office:value-type="float" office:value="41" calcext:value-type="float">
            <text:p>41</text:p>
          </table:table-cell>
          <table:table-cell table:style-name="ce128" office:value-type="float" office:value="13" calcext:value-type="float">
            <text:p>13</text:p>
          </table:table-cell>
          <table:table-cell table:style-name="ce133" office:value-type="float" office:value="22" calcext:value-type="float">
            <text:p>22</text:p>
          </table:table-cell>
          <table:table-cell table:style-name="ce128" office:value-type="float" office:value="17" calcext:value-type="float">
            <text:p>17</text:p>
          </table:table-cell>
          <table:table-cell table:style-name="ce128" office:value-type="float" office:value="12" calcext:value-type="float">
            <text:p>12</text:p>
          </table:table-cell>
          <table:table-cell table:style-name="ce128" office:value-type="float" office:value="54" calcext:value-type="float">
            <text:p>54</text:p>
          </table:table-cell>
          <table:table-cell table:style-name="ce124" office:value-type="float" office:value="7" calcext:value-type="float">
            <text:p>7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18" calcext:value-type="float">
            <text:p>18</text:p>
          </table:table-cell>
          <table:table-cell table:style-name="ce128" office:value-type="float" office:value="24" calcext:value-type="float">
            <text:p>24</text:p>
          </table:table-cell>
          <table:table-cell table:style-name="ce128" office:value-type="float" office:value="49" calcext:value-type="float">
            <text:p>49</text:p>
          </table:table-cell>
          <table:table-cell table:style-name="ce128" office:value-type="float" office:value="16" calcext:value-type="float">
            <text:p>16</text:p>
          </table:table-cell>
          <table:table-cell table:style-name="ce124" office:value-type="float" office:value="21" calcext:value-type="float">
            <text:p>21</text:p>
          </table:table-cell>
          <table:table-cell table:style-name="ce128" office:value-type="float" office:value="25" calcext:value-type="float">
            <text:p>25</text:p>
          </table:table-cell>
          <table:table-cell table:style-name="ce128" office:value-type="float" office:value="24" calcext:value-type="float">
            <text:p>24</text:p>
          </table:table-cell>
          <table:table-cell table:style-name="ce128" office:value-type="float" office:value="47" calcext:value-type="float">
            <text:p>47</text:p>
          </table:table-cell>
          <table:table-cell table:style-name="ce128" office:value-type="float" office:value="28" calcext:value-type="float">
            <text:p>28</text:p>
          </table:table-cell>
          <table:table-cell table:style-name="ce115" office:value-type="float" office:value="13" calcext:value-type="float">
            <text:p>13</text:p>
          </table:table-cell>
          <table:table-cell table:style-name="ce128" office:value-type="float" office:value="12" calcext:value-type="float">
            <text:p>12</text:p>
          </table:table-cell>
          <table:table-cell table:style-name="ce128" office:value-type="float" office:value="22" calcext:value-type="float">
            <text:p>22</text:p>
          </table:table-cell>
          <table:table-cell table:style-name="ce128" office:value-type="float" office:value="33" calcext:value-type="float">
            <text:p>33</text:p>
          </table:table-cell>
          <table:table-cell table:style-name="ce128" office:value-type="float" office:value="58" calcext:value-type="float">
            <text:p>58</text:p>
          </table:table-cell>
          <table:table-cell table:style-name="ce124" office:value-type="float" office:value="7" calcext:value-type="float">
            <text:p>7</text:p>
          </table:table-cell>
          <table:table-cell table:style-name="ce124" office:value-type="float" office:value="6" calcext:value-type="float">
            <text:p>6</text:p>
          </table:table-cell>
          <table:table-cell table:style-name="ce124" office:value-type="float" office:value="5" calcext:value-type="float">
            <text:p>5</text:p>
          </table:table-cell>
          <table:table-cell table:style-name="ce128" office:value-type="float" office:value="77" calcext:value-type="float">
            <text:p>77</text:p>
          </table:table-cell>
          <table:table-cell table:style-name="ce124" office:value-type="float" office:value="6" calcext:value-type="float">
            <text:p>6</text:p>
          </table:table-cell>
          <table:table-cell table:style-name="ce128" office:value-type="float" office:value="6" calcext:value-type="float">
            <text:p>6</text:p>
          </table:table-cell>
          <table:table-cell table:style-name="ce128" office:value-type="float" office:value="55" calcext:value-type="float">
            <text:p>55</text:p>
          </table:table-cell>
          <table:table-cell table:style-name="ce128" office:value-type="float" office:value="15" calcext:value-type="float">
            <text:p>15</text:p>
          </table:table-cell>
          <table:table-cell table:style-name="ce115" office:value-type="float" office:value="12" calcext:value-type="float">
            <text:p>12</text:p>
          </table:table-cell>
          <table:table-cell table:style-name="ce128" office:value-type="float" office:value="61" calcext:value-type="float">
            <text:p>61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float" office:value="14" calcext:value-type="float">
            <text:p>14</text:p>
          </table:table-cell>
          <table:table-cell table:style-name="ce128" office:value-type="float" office:value="13" calcext:value-type="float">
            <text:p>13</text:p>
          </table:table-cell>
          <table:table-cell table:style-name="ce124" office:value-type="float" office:value="5" calcext:value-type="float">
            <text:p>5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27" calcext:value-type="float">
            <text:p>27</text:p>
          </table:table-cell>
          <table:table-cell table:style-name="ce124" office:value-type="float" office:value="43" calcext:value-type="float">
            <text:p>43</text:p>
          </table:table-cell>
          <table:table-cell table:style-name="ce128" office:value-type="float" office:value="63" calcext:value-type="float">
            <text:p>63</text:p>
          </table:table-cell>
          <table:table-cell table:style-name="ce128" office:value-type="float" office:value="29" calcext:value-type="float">
            <text:p>29</text:p>
          </table:table-cell>
          <table:table-cell table:style-name="ce128" office:value-type="float" office:value="132" calcext:value-type="float">
            <text:p>132</text:p>
          </table:table-cell>
          <table:table-cell table:style-name="ce128" office:value-type="float" office:value="237" calcext:value-type="float">
            <text:p>237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8" calcext:value-type="float">
            <text:p>8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4" calcext:value-type="float">
            <text:p>14</text:p>
          </table:table-cell>
          <table:table-cell table:style-name="ce124" office:value-type="float" office:value="34" calcext:value-type="float">
            <text:p>34</text:p>
          </table:table-cell>
          <table:table-cell table:style-name="ce124" office:value-type="float" office:value="51" calcext:value-type="float">
            <text:p>51</text:p>
          </table:table-cell>
          <table:table-cell table:style-name="ce124" office:value-type="float" office:value="23" calcext:value-type="float">
            <text:p>23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float" office:value="16" calcext:value-type="float">
            <text:p>16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float" office:value="13" calcext:value-type="float">
            <text:p>13</text:p>
          </table:table-cell>
          <table:table-cell table:style-name="ce130" office:value-type="float" office:value="9" calcext:value-type="float">
            <text:p>9</text:p>
          </table:table-cell>
          <table:table-cell table:style-name="ce139" table:number-columns-repeated="918"/>
          <table:table-cell table:number-columns-repeated="14"/>
        </table:table-row>
        <table:table-row table:style-name="ro1">
          <table:table-cell table:style-name="ce41"/>
          <table:table-cell table:style-name="ce52" office:value-type="string" calcext:value-type="string">
            <text:p>Last Visit</text:p>
          </table:table-cell>
          <table:table-cell table:style-name="ce53" office:value-type="date" office:date-value="2023-09-03" calcext:value-type="date">
            <text:p>9/3/2023</text:p>
          </table:table-cell>
          <table:table-cell table:style-name="ce53" office:value-type="date" office:date-value="2023-08-23" calcext:value-type="date">
            <text:p>8/23/2023</text:p>
          </table:table-cell>
          <table:table-cell table:style-name="ce62" office:value-type="date" office:date-value="2023-04-19" calcext:value-type="date">
            <text:p>4/19/2023</text:p>
          </table:table-cell>
          <table:table-cell table:number-columns-repeated="2" table:style-name="ce54" office:value-type="date" office:date-value="2023-07-14" calcext:value-type="date">
            <text:p>7/14/2023</text:p>
          </table:table-cell>
          <table:table-cell table:style-name="ce54" office:value-type="date" office:date-value="2023-09-09" calcext:value-type="date">
            <text:p>9/9/2023</text:p>
          </table:table-cell>
          <table:table-cell table:style-name="ce54" office:value-type="date" office:date-value="2023-09-08" calcext:value-type="date">
            <text:p>9/8/2023</text:p>
          </table:table-cell>
          <table:table-cell table:style-name="ce54" office:value-type="date" office:date-value="2023-09-05" calcext:value-type="date">
            <text:p>9/5/2023</text:p>
          </table:table-cell>
          <table:table-cell table:number-columns-repeated="2" table:style-name="ce54" office:value-type="date" office:date-value="2023-09-08" calcext:value-type="date">
            <text:p>9/8/2023</text:p>
          </table:table-cell>
          <table:table-cell table:number-columns-repeated="2" table:style-name="ce54" office:value-type="date" office:date-value="2023-09-01" calcext:value-type="date">
            <text:p>9/1/2023</text:p>
          </table:table-cell>
          <table:table-cell table:style-name="ce54" office:value-type="date" office:date-value="2023-09-03" calcext:value-type="date">
            <text:p>9/3/2023</text:p>
          </table:table-cell>
          <table:table-cell table:style-name="ce54" office:value-type="date" office:date-value="2023-09-07" calcext:value-type="date">
            <text:p>9/7/2023</text:p>
          </table:table-cell>
          <table:table-cell table:style-name="ce37" office:value-type="string" calcext:value-type="string">
            <text:p>q</text:p>
          </table:table-cell>
          <table:table-cell table:style-name="ce54" office:value-type="date" office:date-value="2023-09-09" calcext:value-type="date">
            <text:p>9/9/2023</text:p>
          </table:table-cell>
          <table:table-cell table:style-name="ce54" office:value-type="date" office:date-value="2023-09-07" calcext:value-type="date">
            <text:p>9/7/2023</text:p>
          </table:table-cell>
          <table:table-cell table:style-name="ce54" office:value-type="date" office:date-value="2023-08-24" calcext:value-type="date">
            <text:p>8/24/2023</text:p>
          </table:table-cell>
          <table:table-cell table:style-name="ce54" office:value-type="date" office:date-value="2023-09-09" calcext:value-type="date">
            <text:p>9/9/2023</text:p>
          </table:table-cell>
          <table:table-cell table:style-name="ce54" office:value-type="date" office:date-value="2023-08-31" calcext:value-type="date">
            <text:p>8/31/2023</text:p>
          </table:table-cell>
          <table:table-cell table:number-columns-repeated="3" table:style-name="ce53" office:value-type="date" office:date-value="2023-09-08" calcext:value-type="date">
            <text:p>9/8/2023</text:p>
          </table:table-cell>
          <table:table-cell table:style-name="ce54" office:value-type="date" office:date-value="2023-09-09" calcext:value-type="date">
            <text:p>9/9/2023</text:p>
          </table:table-cell>
          <table:table-cell table:style-name="ce55" office:value-type="date" office:date-value="2023-09-06" calcext:value-type="date">
            <text:p>9/6/23</text:p>
          </table:table-cell>
          <table:table-cell table:style-name="ce54" office:value-type="date" office:date-value="2023-09-01" calcext:value-type="date">
            <text:p>9/1/2023</text:p>
          </table:table-cell>
          <table:table-cell table:style-name="ce54" office:value-type="date" office:date-value="2023-07-08" calcext:value-type="date">
            <text:p>7/8/2023</text:p>
          </table:table-cell>
          <table:table-cell table:style-name="ce54" office:value-type="date" office:date-value="2023-04-20" calcext:value-type="date">
            <text:p>4/20/2023</text:p>
          </table:table-cell>
          <table:table-cell table:number-columns-repeated="2" table:style-name="ce54" office:value-type="date" office:date-value="2022-11-11" calcext:value-type="date">
            <text:p>11/11/2022</text:p>
          </table:table-cell>
          <table:table-cell table:style-name="ce131" office:value-type="date" office:date-value="2023-07-24" calcext:value-type="date">
            <text:p>7/24</text:p>
          </table:table-cell>
          <table:table-cell table:style-name="ce57" office:value-type="date" office:date-value="2023-09-08" calcext:value-type="date">
            <text:p>9/8/2023</text:p>
          </table:table-cell>
          <table:table-cell table:style-name="ce54" office:value-type="date" office:date-value="2023-09-08" calcext:value-type="date">
            <text:p>9/8/2023</text:p>
          </table:table-cell>
          <table:table-cell table:style-name="ce54" office:value-type="date" office:date-value="2023-06-18" calcext:value-type="date">
            <text:p>6/18/2023</text:p>
          </table:table-cell>
          <table:table-cell table:style-name="ce54" office:value-type="date" office:date-value="2023-08-15" calcext:value-type="date">
            <text:p>8/15/2023</text:p>
          </table:table-cell>
          <table:table-cell table:style-name="ce56" office:value-type="date" office:date-value="2023-09-08" calcext:value-type="date">
            <text:p>9/8</text:p>
          </table:table-cell>
          <table:table-cell table:style-name="ce54" office:value-type="date" office:date-value="2023-08-12" calcext:value-type="date">
            <text:p>8/12/2023</text:p>
          </table:table-cell>
          <table:table-cell table:style-name="ce54" office:value-type="date" office:date-value="2023-09-08" calcext:value-type="date">
            <text:p>9/8/2023</text:p>
          </table:table-cell>
          <table:table-cell table:style-name="ce54" office:value-type="date" office:date-value="2023-09-05" calcext:value-type="date">
            <text:p>9/5/2023</text:p>
          </table:table-cell>
          <table:table-cell table:style-name="ce54" office:value-type="date" office:date-value="2023-09-02" calcext:value-type="date">
            <text:p>9/2/2023</text:p>
          </table:table-cell>
          <table:table-cell table:style-name="ce54" office:value-type="date" office:date-value="2023-09-05" calcext:value-type="date">
            <text:p>9/5/2023</text:p>
          </table:table-cell>
          <table:table-cell table:style-name="ce54" office:value-type="date" office:date-value="2023-06-23" calcext:value-type="date">
            <text:p>6/23/2023</text:p>
          </table:table-cell>
          <table:table-cell table:style-name="ce54" office:value-type="date" office:date-value="2023-08-25" calcext:value-type="date">
            <text:p>8/25/2023</text:p>
          </table:table-cell>
          <table:table-cell table:style-name="ce54" office:value-type="date" office:date-value="2023-09-06" calcext:value-type="date">
            <text:p>9/6/2023</text:p>
          </table:table-cell>
          <table:table-cell table:style-name="ce54" office:value-type="date" office:date-value="2023-08-26" calcext:value-type="date">
            <text:p>8/26/2023</text:p>
          </table:table-cell>
          <table:table-cell table:style-name="ce54" office:value-type="date" office:date-value="2023-09-03" calcext:value-type="date">
            <text:p>9/3/2023</text:p>
          </table:table-cell>
          <table:table-cell table:style-name="ce54" office:value-type="date" office:date-value="2023-09-02" calcext:value-type="date">
            <text:p>9/2/2023</text:p>
          </table:table-cell>
          <table:table-cell table:style-name="ce54" office:value-type="date" office:date-value="2023-07-05" calcext:value-type="date">
            <text:p>7/5/2023</text:p>
          </table:table-cell>
          <table:table-cell table:number-columns-repeated="2" table:style-name="ce54" office:value-type="date" office:date-value="2023-09-08" calcext:value-type="date">
            <text:p>9/8/2023</text:p>
          </table:table-cell>
          <table:table-cell table:style-name="ce54" office:value-type="date" office:date-value="2023-09-09" calcext:value-type="date">
            <text:p>9/9/2023</text:p>
          </table:table-cell>
          <table:table-cell table:style-name="ce54" office:value-type="date" office:date-value="2023-08-29" calcext:value-type="date">
            <text:p>8/29/2023</text:p>
          </table:table-cell>
          <table:table-cell table:style-name="ce115" office:value-type="float" office:value="13" calcext:value-type="float">
            <text:p>13</text:p>
          </table:table-cell>
          <table:table-cell table:style-name="ce54" office:value-type="date" office:date-value="2023-09-03" calcext:value-type="date">
            <text:p>9/3/2023</text:p>
          </table:table-cell>
          <table:table-cell table:style-name="ce54" office:value-type="date" office:date-value="2023-09-09" calcext:value-type="date">
            <text:p>9/9/2023</text:p>
          </table:table-cell>
          <table:table-cell table:number-columns-repeated="2" table:style-name="ce54" office:value-type="date" office:date-value="2023-09-10" calcext:value-type="date">
            <text:p>9/10/2023</text:p>
          </table:table-cell>
          <table:table-cell table:style-name="ce54" office:value-type="date" office:date-value="2023-07-19" calcext:value-type="date">
            <text:p>7/19/2023</text:p>
          </table:table-cell>
          <table:table-cell table:number-columns-repeated="2" table:style-name="ce54" office:value-type="date" office:date-value="2023-05-27" calcext:value-type="date">
            <text:p>5/27/2023</text:p>
          </table:table-cell>
          <table:table-cell table:style-name="ce54" office:value-type="date" office:date-value="2023-09-10" calcext:value-type="date">
            <text:p>9/10/2023</text:p>
          </table:table-cell>
          <table:table-cell table:style-name="ce54" office:value-type="date" office:date-value="2023-07-07" calcext:value-type="date">
            <text:p>7/7/2023</text:p>
          </table:table-cell>
          <table:table-cell table:style-name="ce54" office:value-type="date" office:date-value="2023-09-01" calcext:value-type="date">
            <text:p>9/1/2023</text:p>
          </table:table-cell>
          <table:table-cell table:style-name="ce54" office:value-type="date" office:date-value="2023-09-08" calcext:value-type="date">
            <text:p>9/8/2023</text:p>
          </table:table-cell>
          <table:table-cell table:style-name="ce54" office:value-type="date" office:date-value="2023-07-11" calcext:value-type="date">
            <text:p>7/11/2023</text:p>
          </table:table-cell>
          <table:table-cell table:style-name="ce53" office:value-type="date" office:date-value="2023-09-07" calcext:value-type="date">
            <text:p>9/7/2023</text:p>
          </table:table-cell>
          <table:table-cell table:number-columns-repeated="2" table:style-name="ce54" office:value-type="date" office:date-value="2023-09-06" calcext:value-type="date">
            <text:p>9/6/2023</text:p>
          </table:table-cell>
          <table:table-cell table:style-name="ce54" office:value-type="date" office:date-value="2023-08-24" calcext:value-type="date">
            <text:p>8/24/2023</text:p>
          </table:table-cell>
          <table:table-cell table:style-name="ce54" office:value-type="date" office:date-value="2023-09-05" calcext:value-type="date">
            <text:p>9/5/2023</text:p>
          </table:table-cell>
          <table:table-cell table:style-name="ce54" office:value-type="date" office:date-value="2023-05-11" calcext:value-type="date">
            <text:p>5/11/2023</text:p>
          </table:table-cell>
          <table:table-cell table:style-name="ce54" office:value-type="date" office:date-value="2023-09-08" calcext:value-type="date">
            <text:p>9/8/2023</text:p>
          </table:table-cell>
          <table:table-cell table:style-name="ce54" office:value-type="date" office:date-value="2023-09-09" calcext:value-type="date">
            <text:p>9/9/2023</text:p>
          </table:table-cell>
          <table:table-cell table:style-name="ce54" office:value-type="date" office:date-value="2022-12-10" calcext:value-type="date">
            <text:p>12/10/2022</text:p>
          </table:table-cell>
          <table:table-cell table:style-name="ce54" office:value-type="date" office:date-value="2023-08-26" calcext:value-type="date">
            <text:p>8/26/2023</text:p>
          </table:table-cell>
          <table:table-cell table:style-name="ce54" office:value-type="date" office:date-value="2023-08-31" calcext:value-type="date">
            <text:p>8/31/2023</text:p>
          </table:table-cell>
          <table:table-cell table:number-columns-repeated="2" table:style-name="ce54" office:value-type="date" office:date-value="2023-09-10" calcext:value-type="date">
            <text:p>9/10/2023</text:p>
          </table:table-cell>
          <table:table-cell table:style-name="ce54" office:value-type="date" office:date-value="2023-05-14" calcext:value-type="date">
            <text:p>5/14/2023</text:p>
          </table:table-cell>
          <table:table-cell table:style-name="ce54" office:value-type="date" office:date-value="2023-02-24" calcext:value-type="date">
            <text:p>2/24/2023</text:p>
          </table:table-cell>
          <table:table-cell table:style-name="ce54" office:value-type="date" office:date-value="2022-12-11" calcext:value-type="date">
            <text:p>12/11/2022</text:p>
          </table:table-cell>
          <table:table-cell table:style-name="ce54" office:value-type="date" office:date-value="2022-08-10" calcext:value-type="date">
            <text:p>8/10/2022</text:p>
          </table:table-cell>
          <table:table-cell table:style-name="ce54" office:value-type="date" office:date-value="2022-10-30" calcext:value-type="date">
            <text:p>10/30/2022</text:p>
          </table:table-cell>
          <table:table-cell table:style-name="ce54" office:value-type="date" office:date-value="2023-04-21" calcext:value-type="date">
            <text:p>4/21/2023</text:p>
          </table:table-cell>
          <table:table-cell table:style-name="ce54" office:value-type="date" office:date-value="2023-06-18" calcext:value-type="date">
            <text:p>6/18/2023</text:p>
          </table:table-cell>
          <table:table-cell table:style-name="ce54" office:value-type="date" office:date-value="2022-08-10" calcext:value-type="date">
            <text:p>8/10/2022</text:p>
          </table:table-cell>
          <table:table-cell table:style-name="ce54" office:value-type="date" office:date-value="2022-11-26" calcext:value-type="date">
            <text:p>11/26/2022</text:p>
          </table:table-cell>
          <table:table-cell table:style-name="ce54" office:value-type="date" office:date-value="2022-08-10" calcext:value-type="date">
            <text:p>8/10/2022</text:p>
          </table:table-cell>
          <table:table-cell table:style-name="ce54" office:value-type="date" office:date-value="2023-05-13" calcext:value-type="date">
            <text:p>5/13/2023</text:p>
          </table:table-cell>
          <table:table-cell table:style-name="ce53" office:value-type="date" office:date-value="2022-08-10" calcext:value-type="date">
            <text:p>8/10/2022</text:p>
          </table:table-cell>
          <table:table-cell/>
          <table:table-cell table:style-name="ce63" table:number-columns-repeated="917"/>
          <table:table-cell table:number-columns-repeated="14"/>
        </table:table-row>
        <table:table-row table:style-name="ro1">
          <table:table-cell table:style-name="ce108"/>
          <table:table-cell table:style-name="ce112" office:value-type="string" calcext:value-type="string">
            <text:p>Exp. Date</text:p>
          </table:table-cell>
          <table:table-cell table:style-name="ce116" office:value-type="date" office:date-value="2024-07-30" calcext:value-type="date">
            <text:p>7/30/2024</text:p>
          </table:table-cell>
          <table:table-cell table:style-name="ce116" office:value-type="date" office:date-value="2024-01-18" calcext:value-type="date">
            <text:p>1/18/2024</text:p>
          </table:table-cell>
          <table:table-cell table:style-name="ce121" office:value-type="date" office:date-value="2024-01-06" calcext:value-type="date">
            <text:p>1/6/2024</text:p>
          </table:table-cell>
          <table:table-cell table:style-name="ce125" office:value-type="date" office:date-value="2023-11-23" calcext:value-type="date">
            <text:p>11/23/2023</text:p>
          </table:table-cell>
          <table:table-cell table:style-name="ce125" office:value-type="date" office:date-value="2024-06-16" calcext:value-type="date">
            <text:p>6/16/2024</text:p>
          </table:table-cell>
          <table:table-cell table:style-name="ce125" office:value-type="date" office:date-value="2024-06-17" calcext:value-type="date">
            <text:p>6/17/2024</text:p>
          </table:table-cell>
          <table:table-cell table:style-name="ce125" office:value-type="date" office:date-value="2024-03-24" calcext:value-type="date">
            <text:p>3/24/2024</text:p>
          </table:table-cell>
          <table:table-cell table:style-name="ce125" office:value-type="date" office:date-value="2024-05-04" calcext:value-type="date">
            <text:p>5/4/2024</text:p>
          </table:table-cell>
          <table:table-cell table:style-name="ce125" office:value-type="date" office:date-value="2024-06-16" calcext:value-type="date">
            <text:p>6/16/2024</text:p>
          </table:table-cell>
          <table:table-cell table:style-name="ce129" office:value-type="date" office:date-value="2024-06-16" calcext:value-type="date">
            <text:p>6/16/24</text:p>
          </table:table-cell>
          <table:table-cell table:number-columns-repeated="2" table:style-name="ce125" office:value-type="date" office:date-value="2024-07-20" calcext:value-type="date">
            <text:p>7/20/2024</text:p>
          </table:table-cell>
          <table:table-cell table:number-columns-repeated="2" table:style-name="ce125" office:value-type="date" office:date-value="2023-12-26" calcext:value-type="date">
            <text:p>12/26/2023</text:p>
          </table:table-cell>
          <table:table-cell table:style-name="ce116" office:value-type="date" office:date-value="2024-06-28" calcext:value-type="date">
            <text:p>6/28/2024</text:p>
          </table:table-cell>
          <table:table-cell table:style-name="ce125" office:value-type="date" office:date-value="2024-03-08" calcext:value-type="date">
            <text:p>3/8/2024</text:p>
          </table:table-cell>
          <table:table-cell table:style-name="ce125" office:value-type="date" office:date-value="2024-05-13" calcext:value-type="date">
            <text:p>5/13/2024</text:p>
          </table:table-cell>
          <table:table-cell table:style-name="ce125" office:value-type="date" office:date-value="2024-06-29" calcext:value-type="date">
            <text:p>6/29/2024</text:p>
          </table:table-cell>
          <table:table-cell table:style-name="ce125" office:value-type="date" office:date-value="2023-11-17" calcext:value-type="date">
            <text:p>11/17/2023</text:p>
          </table:table-cell>
          <table:table-cell table:style-name="ce125" office:value-type="date" office:date-value="2024-01-05" calcext:value-type="date">
            <text:p>1/5/2024</text:p>
          </table:table-cell>
          <table:table-cell table:style-name="ce116" office:value-type="date" office:date-value="2024-08-19" calcext:value-type="date">
            <text:p>8/19/2024</text:p>
          </table:table-cell>
          <table:table-cell table:style-name="ce116" office:value-type="date" office:date-value="2024-08-25" calcext:value-type="date">
            <text:p>8/25/2024</text:p>
          </table:table-cell>
          <table:table-cell table:style-name="ce116" office:value-type="date" office:date-value="2024-06-10" calcext:value-type="date">
            <text:p>6/10/2024</text:p>
          </table:table-cell>
          <table:table-cell table:style-name="ce125" office:value-type="date" office:date-value="2024-01-19" calcext:value-type="date">
            <text:p>1/19/2024</text:p>
          </table:table-cell>
          <table:table-cell table:style-name="ce125" office:value-type="date" office:date-value="2023-11-23" calcext:value-type="date">
            <text:p>11/23/2023</text:p>
          </table:table-cell>
          <table:table-cell table:style-name="ce125" office:value-type="date" office:date-value="2024-04-14" calcext:value-type="date">
            <text:p>4/14/2024</text:p>
          </table:table-cell>
          <table:table-cell table:style-name="ce125" office:value-type="date" office:date-value="2024-07-08" calcext:value-type="date">
            <text:p>7/8/2024</text:p>
          </table:table-cell>
          <table:table-cell table:style-name="ce125" office:value-type="date" office:date-value="2024-02-10" calcext:value-type="date">
            <text:p>2/10/2024</text:p>
          </table:table-cell>
          <table:table-cell table:number-columns-repeated="2" table:style-name="ce125" office:value-type="date" office:date-value="2023-10-22" calcext:value-type="date">
            <text:p>10/22/2023</text:p>
          </table:table-cell>
          <table:table-cell table:style-name="ce132" office:value-type="date" office:date-value="2024-06-22" calcext:value-type="date">
            <text:p>6/22/24</text:p>
          </table:table-cell>
          <table:table-cell table:style-name="ce125" office:value-type="date" office:date-value="2024-04-30" calcext:value-type="date">
            <text:p>4/30/2024</text:p>
          </table:table-cell>
          <table:table-cell table:style-name="ce125" office:value-type="date" office:date-value="2023-12-23" calcext:value-type="date">
            <text:p>12/23/2023</text:p>
          </table:table-cell>
          <table:table-cell table:style-name="ce125" office:value-type="date" office:date-value="2024-05-18" calcext:value-type="date">
            <text:p>5/18/2024</text:p>
          </table:table-cell>
          <table:table-cell table:style-name="ce125" office:value-type="date" office:date-value="2024-01-21" calcext:value-type="date">
            <text:p>1/21/2024</text:p>
          </table:table-cell>
          <table:table-cell table:style-name="ce125" office:value-type="date" office:date-value="2024-07-12" calcext:value-type="date">
            <text:p>7/12/2024</text:p>
          </table:table-cell>
          <table:table-cell table:style-name="ce125" office:value-type="date" office:date-value="2023-09-30" calcext:value-type="date">
            <text:p>9/30/2023</text:p>
          </table:table-cell>
          <table:table-cell table:style-name="ce134" office:value-type="date" office:date-value="2024-08-12" calcext:value-type="date">
            <text:p>08/12/2024</text:p>
          </table:table-cell>
          <table:table-cell table:style-name="ce125" office:value-type="date" office:date-value="2024-07-19" calcext:value-type="date">
            <text:p>7/19/2024</text:p>
          </table:table-cell>
          <table:table-cell table:style-name="ce125" office:value-type="date" office:date-value="2024-06-16" calcext:value-type="date">
            <text:p>6/16/2024</text:p>
          </table:table-cell>
          <table:table-cell table:style-name="ce125" office:value-type="date" office:date-value="2024-06-05" calcext:value-type="date">
            <text:p>6/5/2024</text:p>
          </table:table-cell>
          <table:table-cell table:style-name="ce125" office:value-type="date" office:date-value="2023-11-23" calcext:value-type="date">
            <text:p>11/23/2023</text:p>
          </table:table-cell>
          <table:table-cell table:style-name="ce125" office:value-type="date" office:date-value="2024-06-12" calcext:value-type="date">
            <text:p>6/12/2024</text:p>
          </table:table-cell>
          <table:table-cell table:style-name="ce125" office:value-type="date" office:date-value="2024-02-20" calcext:value-type="date">
            <text:p>2/20/2024</text:p>
          </table:table-cell>
          <table:table-cell table:style-name="ce125" office:value-type="date" office:date-value="2024-02-18" calcext:value-type="date">
            <text:p>2/18/2024</text:p>
          </table:table-cell>
          <table:table-cell table:style-name="ce125" office:value-type="date" office:date-value="2024-04-01" calcext:value-type="date">
            <text:p>4/1/2024</text:p>
          </table:table-cell>
          <table:table-cell table:style-name="ce125" office:value-type="date" office:date-value="2024-06-16" calcext:value-type="date">
            <text:p>6/16/2024</text:p>
          </table:table-cell>
          <table:table-cell table:style-name="ce129" office:value-type="date" office:date-value="2024-05-16" calcext:value-type="date">
            <text:p>5/16/24</text:p>
          </table:table-cell>
          <table:table-cell table:style-name="ce125" office:value-type="date" office:date-value="2023-12-21" calcext:value-type="date">
            <text:p>12/21/2023</text:p>
          </table:table-cell>
          <table:table-cell table:style-name="ce138" office:value-type="date" office:date-value="2024-07-16" calcext:value-type="date">
            <text:p>7/16/2024</text:p>
          </table:table-cell>
          <table:table-cell table:style-name="ce138" office:value-type="date" office:date-value="2024-03-02" calcext:value-type="date">
            <text:p>3/2/2024</text:p>
          </table:table-cell>
          <table:table-cell table:style-name="ce138" office:value-type="date" office:date-value="2024-04-12" calcext:value-type="date">
            <text:p>4/12/2024</text:p>
          </table:table-cell>
          <table:table-cell table:style-name="ce116" office:value-type="date" office:date-value="2024-07-20" calcext:value-type="date">
            <text:p>7/20/2024</text:p>
          </table:table-cell>
          <table:table-cell table:style-name="ce138" office:value-type="date" office:date-value="2024-04-23" calcext:value-type="date">
            <text:p>4/23/2024</text:p>
          </table:table-cell>
          <table:table-cell table:style-name="ce138" office:value-type="date" office:date-value="2024-05-28" calcext:value-type="date">
            <text:p>5/28/2024</text:p>
          </table:table-cell>
          <table:table-cell table:style-name="ce138" office:value-type="date" office:date-value="2024-05-07" calcext:value-type="date">
            <text:p>5/7/2024</text:p>
          </table:table-cell>
          <table:table-cell table:style-name="ce138" office:value-type="date" office:date-value="2024-01-08" calcext:value-type="date">
            <text:p>1/8/2024</text:p>
          </table:table-cell>
          <table:table-cell table:style-name="ce125" office:value-type="date" office:date-value="2024-07-02" calcext:value-type="date">
            <text:p>7/2/2024</text:p>
          </table:table-cell>
          <table:table-cell table:number-columns-repeated="2" table:style-name="ce125" office:value-type="date" office:date-value="2024-05-27" calcext:value-type="date">
            <text:p>5/27/2024</text:p>
          </table:table-cell>
          <table:table-cell table:style-name="ce125" office:value-type="date" office:date-value="2024-02-19" calcext:value-type="date">
            <text:p>2/19/2024</text:p>
          </table:table-cell>
          <table:table-cell table:style-name="ce125" office:value-type="date" office:date-value="2024-06-24" calcext:value-type="date">
            <text:p>6/24/2024</text:p>
          </table:table-cell>
          <table:table-cell table:style-name="ce125" office:value-type="date" office:date-value="2024-05-04" calcext:value-type="date">
            <text:p>5/4/2024</text:p>
          </table:table-cell>
          <table:table-cell table:style-name="ce125" office:value-type="date" office:date-value="2024-02-26" calcext:value-type="date">
            <text:p>2/26/2024</text:p>
          </table:table-cell>
          <table:table-cell table:style-name="ce125" office:value-type="date" office:date-value="2024-05-18" calcext:value-type="date">
            <text:p>5/18/2024</text:p>
          </table:table-cell>
          <table:table-cell table:style-name="ce116" office:value-type="date" office:date-value="2024-06-12" calcext:value-type="date">
            <text:p>6/12/2024</text:p>
          </table:table-cell>
          <table:table-cell table:number-columns-repeated="2" table:style-name="ce125" office:value-type="date" office:date-value="2024-02-18" calcext:value-type="date">
            <text:p>2/18/2024</text:p>
          </table:table-cell>
          <table:table-cell table:style-name="ce125" office:value-type="date" office:date-value="2023-12-08" calcext:value-type="date">
            <text:p>12/8/2023</text:p>
          </table:table-cell>
          <table:table-cell table:style-name="ce125" office:value-type="date" office:date-value="2024-06-21" calcext:value-type="date">
            <text:p>6/21/2024</text:p>
          </table:table-cell>
          <table:table-cell table:style-name="ce125" office:value-type="date" office:date-value="2024-05-11" calcext:value-type="date">
            <text:p>5/11/2024</text:p>
          </table:table-cell>
          <table:table-cell table:style-name="ce125" office:value-type="date" office:date-value="2024-09-02" calcext:value-type="date">
            <text:p>9/2/2024</text:p>
          </table:table-cell>
          <table:table-cell table:style-name="ce125" office:value-type="date" office:date-value="2024-01-07" calcext:value-type="date">
            <text:p>1/7/2024</text:p>
          </table:table-cell>
          <table:table-cell table:style-name="ce125" office:value-type="date" office:date-value="2023-10-06" calcext:value-type="date">
            <text:p>10/6/2023</text:p>
          </table:table-cell>
          <table:table-cell table:style-name="ce125" office:value-type="date" office:date-value="2023-11-23" calcext:value-type="date">
            <text:p>11/23/2023</text:p>
          </table:table-cell>
          <table:table-cell table:style-name="ce129" office:value-type="date" office:date-value="2023-12-31" calcext:value-type="date">
            <text:p>12/31/23</text:p>
          </table:table-cell>
          <table:table-cell table:style-name="ce138" office:value-type="date" office:date-value="2023-12-28" calcext:value-type="date">
            <text:p>12/28/2023</text:p>
          </table:table-cell>
          <table:table-cell table:style-name="ce125" office:value-type="date" office:date-value="2024-10-21" calcext:value-type="date">
            <text:p>10/21/2024</text:p>
          </table:table-cell>
          <table:table-cell table:style-name="ce125" office:value-type="date" office:date-value="2024-05-14" calcext:value-type="date">
            <text:p>5/14/2024</text:p>
          </table:table-cell>
          <table:table-cell table:style-name="ce125" office:value-type="date" office:date-value="2023-11-03" calcext:value-type="date">
            <text:p>11/3/2023</text:p>
          </table:table-cell>
          <table:table-cell table:style-name="ce125" office:value-type="date" office:date-value="2023-03-25" calcext:value-type="date">
            <text:p>3/25/2023</text:p>
          </table:table-cell>
          <table:table-cell table:style-name="ce125" office:value-type="date" office:date-value="2023-04-21" calcext:value-type="date">
            <text:p>4/21/2023</text:p>
          </table:table-cell>
          <table:table-cell table:style-name="ce125" office:value-type="date" office:date-value="2023-04-30" calcext:value-type="date">
            <text:p>4/30/2023</text:p>
          </table:table-cell>
          <table:table-cell table:style-name="ce138" office:value-type="date" office:date-value="2023-06-06" calcext:value-type="date">
            <text:p>6/6/2023</text:p>
          </table:table-cell>
          <table:table-cell table:style-name="ce125" office:value-type="date" office:date-value="2023-06-18" calcext:value-type="date">
            <text:p>6/18/2023</text:p>
          </table:table-cell>
          <table:table-cell table:style-name="ce125" office:value-type="date" office:date-value="2023-06-19" calcext:value-type="date">
            <text:p>6/19/2023</text:p>
          </table:table-cell>
          <table:table-cell table:style-name="ce125" office:value-type="date" office:date-value="2023-07-02" calcext:value-type="date">
            <text:p>7/2/2023</text:p>
          </table:table-cell>
          <table:table-cell table:style-name="ce125" office:value-type="date" office:date-value="2023-07-14" calcext:value-type="date">
            <text:p>7/14/2023</text:p>
          </table:table-cell>
          <table:table-cell table:style-name="ce125" office:value-type="date" office:date-value="2023-07-16" calcext:value-type="date">
            <text:p>7/16/2023</text:p>
          </table:table-cell>
          <table:table-cell table:style-name="ce116" office:value-type="date" office:date-value="2023-07-14" calcext:value-type="date">
            <text:p>7/14/2023</text:p>
          </table:table-cell>
          <table:table-cell table:style-name="ce140"/>
          <table:table-cell table:style-name="ce141" table:number-columns-repeated="64"/>
          <table:table-cell table:style-name="ce142" table:number-columns-repeated="853"/>
          <table:table-cell table:number-columns-repeated="14"/>
        </table:table-row>
        <table:table-row table:style-name="ro1">
          <table:table-cell table:style-name="ce41"/>
          <table:table-cell table:style-name="ce42" office:value-type="string" calcext:value-type="string">
            <text:p>Given...Item, YOUR Name, Date</text:p>
          </table:table-cell>
          <table:table-cell table:style-name="ce37" office:value-type="string" calcext:value-type="string">
            <text:p>got keychain 08/08 <text:s/>got 6er 09/03</text:p>
          </table:table-cell>
          <table:table-cell table:style-name="ce37" office:value-type="string" calcext:value-type="string">
            <text:p><text:s/>Gary got his shirt, Joel.</text:p>
          </table:table-cell>
          <table:table-cell table:style-name="ce40"/>
          <table:table-cell table:style-name="ce54" table:number-columns-repeated="2"/>
          <table:table-cell table:style-name="ce38"/>
          <table:table-cell table:style-name="ce38" office:value-type="string" calcext:value-type="string">
            <text:p>picked up 6er 08/12 t shirt on 09/08</text:p>
          </table:table-cell>
          <table:table-cell table:style-name="ce38" office:value-type="string" calcext:value-type="string">
            <text:p>keychain 08/16</text:p>
          </table:table-cell>
          <table:table-cell table:number-columns-repeated="2" table:style-name="ce38" office:value-type="string" calcext:value-type="string">
            <text:p>picked up 6er 08/12 t shirt on 09/08</text:p>
          </table:table-cell>
          <table:table-cell table:style-name="ce38" table:number-columns-repeated="3"/>
          <table:table-cell table:style-name="ce54"/>
          <table:table-cell table:style-name="ce37" office:value-type="string" calcext:value-type="string">
            <text:p>given keychain &amp; 6-pk </text:p>
          </table:table-cell>
          <table:table-cell table:style-name="ce38" table:number-columns-repeated="3"/>
          <table:table-cell table:style-name="ce38" office:value-type="string" calcext:value-type="string">
            <text:p>Got Stein from Joel 7/26/23</text:p>
          </table:table-cell>
          <table:table-cell table:style-name="ce38"/>
          <table:table-cell table:style-name="ce37" table:number-columns-repeated="2"/>
          <table:table-cell table:style-name="ce37" office:value-type="string" calcext:value-type="string">
            <text:p><text:s/>coaster needed</text:p>
          </table:table-cell>
          <table:table-cell table:style-name="ce38" office:value-type="string" calcext:value-type="string">
            <text:p>Given 75th Stein Nancy 8/8/23</text:p>
          </table:table-cell>
          <table:table-cell table:style-name="ce38" office:value-type="string" calcext:value-type="string">
            <text:p>dimple mug needed...</text:p>
          </table:table-cell>
          <table:table-cell table:style-name="ce54"/>
          <table:table-cell table:style-name="ce38" table:number-columns-repeated="4"/>
          <table:table-cell/>
          <table:table-cell table:style-name="ce38" office:value-type="string" calcext:value-type="string">
            <text:p>needs 75th stein/got stein 08/20</text:p>
          </table:table-cell>
          <table:table-cell table:style-name="ce38"/>
          <table:table-cell table:style-name="ce80" table:number-columns-repeated="2"/>
          <table:table-cell table:style-name="ce38" office:value-type="string" calcext:value-type="string">
            <text:p>picked up 150 visit prize (Gertie)</text:p>
          </table:table-cell>
          <table:table-cell table:style-name="ce38"/>
          <table:table-cell table:style-name="ce39"/>
          <table:table-cell table:style-name="ce38" office:value-type="string" calcext:value-type="string">
            <text:p>keychain 08/13</text:p>
          </table:table-cell>
          <table:table-cell table:style-name="ce38" office:value-type="string" calcext:value-type="string">
            <text:p>keychain 08/15</text:p>
          </table:table-cell>
          <table:table-cell table:style-name="ce38" office:value-type="string" calcext:value-type="string">
            <text:p>REACHED 100</text:p>
          </table:table-cell>
          <table:table-cell table:style-name="ce54"/>
          <table:table-cell table:style-name="ce38"/>
          <table:table-cell table:style-name="ce136" office:value-type="string" calcext:value-type="string">
            <text:p>GIVEN MILESTONE? keychain 08/16</text:p>
          </table:table-cell>
          <table:table-cell table:style-name="ce38" office:value-type="string" calcext:value-type="string">
            <text:p>NEEDS 4/6 pack</text:p>
          </table:table-cell>
          <table:table-cell table:style-name="ce137" office:value-type="string" calcext:value-type="string">
            <text:p><text:s/>6 pk 7/22 / tee shirt on 08/08</text:p>
          </table:table-cell>
          <table:table-cell table:style-name="ce38" office:value-type="string" calcext:value-type="string">
            <text:p>GIven Keychain Allison 7/31</text:p>
          </table:table-cell>
          <table:table-cell table:style-name="ce54"/>
          <table:table-cell table:style-name="ce38"/>
          <table:table-cell table:style-name="ce38" office:value-type="string" calcext:value-type="string">
            <text:p>got keychain 7/25 /needs 6 or4 pk</text:p>
          </table:table-cell>
          <table:table-cell table:style-name="ce38" office:value-type="string" calcext:value-type="string">
            <text:p>got t-shirt 8/9 Joel</text:p>
          </table:table-cell>
          <table:table-cell table:style-name="ce38" office:value-type="string" calcext:value-type="string">
            <text:p>got t shirt 08/11</text:p>
          </table:table-cell>
          <table:table-cell table:style-name="ce37" office:value-type="string" calcext:value-type="string">
            <text:p>got keychain 08/11</text:p>
          </table:table-cell>
          <table:table-cell table:style-name="ce136" office:value-type="string" calcext:value-type="string">
            <text:p>GIVEN MILESTONE?kchain&amp;button</text:p>
          </table:table-cell>
          <table:table-cell table:style-name="ce136" office:value-type="string" calcext:value-type="string">
            <text:p>GIVEN MILESTONE? yes keychain&amp;6er</text:p>
          </table:table-cell>
          <table:table-cell table:style-name="ce38" office:value-type="string" calcext:value-type="string">
            <text:p>Given dimple mug 8/10</text:p>
          </table:table-cell>
          <table:table-cell table:style-name="ce38" table:number-columns-repeated="7"/>
          <table:table-cell table:style-name="ce38" office:value-type="string" calcext:value-type="string">
            <text:p>GIVEN dimple Mug </text:p>
          </table:table-cell>
          <table:table-cell/>
          <table:table-cell table:style-name="ce37" office:value-type="string" calcext:value-type="string">
            <text:p>recieved keychain 08/01</text:p>
          </table:table-cell>
          <table:table-cell table:number-columns-repeated="2" table:style-name="ce38" office:value-type="string" calcext:value-type="string">
            <text:p>needs dimple mug</text:p>
          </table:table-cell>
          <table:table-cell table:style-name="ce38"/>
          <table:table-cell table:style-name="ce38" office:value-type="string" calcext:value-type="string">
            <text:p>received sticker /key chain on 7/24</text:p>
          </table:table-cell>
          <table:table-cell table:style-name="ce38" table:number-columns-repeated="4"/>
          <table:table-cell table:style-name="ce54"/>
          <table:table-cell table:style-name="ce38"/>
          <table:table-cell table:style-name="ce136" office:value-type="string" calcext:value-type="string">
            <text:p>REACHED 100!!! <text:s/>REACHED 125!!!</text:p>
          </table:table-cell>
          <table:table-cell table:style-name="ce38" office:value-type="string" calcext:value-type="string">
            <text:p>GIVEN GERTIE <text:s/>Cari 7/13</text:p>
          </table:table-cell>
          <table:table-cell table:style-name="ce38" table:number-columns-repeated="3"/>
          <table:table-cell table:style-name="ce54"/>
          <table:table-cell table:style-name="ce38" table:number-columns-repeated="7"/>
          <table:table-cell table:style-name="ce53"/>
          <table:table-cell/>
          <table:table-cell table:style-name="ce63" table:number-columns-repeated="917"/>
          <table:table-cell table:number-columns-repeated="14"/>
        </table:table-row>
        <table:table-row table:style-name="ro1">
          <table:table-cell table:style-name="ce85"/>
          <table:table-cell table:style-name="ce42" office:value-type="string" calcext:value-type="string">
            <text:p>Shirt Size</text:p>
          </table:table-cell>
          <table:table-cell table:style-name="ce37" office:value-type="string" calcext:value-type="string">
            <text:p>L</text:p>
          </table:table-cell>
          <table:table-cell/>
          <table:table-cell table:style-name="ce37" office:value-type="string" calcext:value-type="string">
            <text:p>L</text:p>
          </table:table-cell>
          <table:table-cell/>
          <table:table-cell table:style-name="ce37" office:value-type="string" calcext:value-type="string">
            <text:p>L</text:p>
          </table:table-cell>
          <table:table-cell table:style-name="ce37" office:value-type="string" calcext:value-type="string">
            <text:p>XXL</text:p>
          </table:table-cell>
          <table:table-cell table:style-name="ce37"/>
          <table:table-cell table:style-name="ce37" office:value-type="string" calcext:value-type="string">
            <text:p>L</text:p>
          </table:table-cell>
          <table:table-cell table:style-name="ce37" office:value-type="string" calcext:value-type="string">
            <text:p>XL</text:p>
          </table:table-cell>
          <table:table-cell table:style-name="ce37" office:value-type="string" calcext:value-type="string">
            <text:p>S</text:p>
          </table:table-cell>
          <table:table-cell table:style-name="ce37" table:number-columns-repeated="2"/>
          <table:table-cell table:style-name="ce37" office:value-type="string" calcext:value-type="string">
            <text:p>L</text:p>
          </table:table-cell>
          <table:table-cell table:number-columns-repeated="2"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L</text:p>
          </table:table-cell>
          <table:table-cell/>
          <table:table-cell table:number-columns-repeated="2" table:style-name="ce37" office:value-type="string" calcext:value-type="string">
            <text:p>XL</text:p>
          </table:table-cell>
          <table:table-cell table:style-name="ce37" office:value-type="string" calcext:value-type="string">
            <text:p>XXXL</text:p>
          </table:table-cell>
          <table:table-cell table:style-name="ce37" office:value-type="string" calcext:value-type="string">
            <text:p>M</text:p>
          </table:table-cell>
          <table:table-cell/>
          <table:table-cell table:number-columns-repeated="2" table:style-name="ce37" office:value-type="string" calcext:value-type="string">
            <text:p>M</text:p>
          </table:table-cell>
          <table:table-cell table:style-name="ce37" office:value-type="string" calcext:value-type="string">
            <text:p>L</text:p>
          </table:table-cell>
          <table:table-cell table:style-name="ce37" office:value-type="string" calcext:value-type="string">
            <text:p>XL</text:p>
          </table:table-cell>
          <table:table-cell table:number-columns-repeated="4"/>
          <table:table-cell table:number-columns-repeated="2" table:style-name="ce37" office:value-type="string" calcext:value-type="string">
            <text:p>XL</text:p>
          </table:table-cell>
          <table:table-cell table:number-columns-repeated="2"/>
          <table:table-cell table:style-name="ce37" office:value-type="string" calcext:value-type="string">
            <text:p>XXL</text:p>
          </table:table-cell>
          <table:table-cell/>
          <table:table-cell table:style-name="ce37" office:value-type="string" calcext:value-type="string">
            <text:p>XXL</text:p>
          </table:table-cell>
          <table:table-cell table:style-name="ce37" office:value-type="string" calcext:value-type="string">
            <text:p>XL</text:p>
          </table:table-cell>
          <table:table-cell table:number-columns-repeated="2" table:style-name="ce37" office:value-type="string" calcext:value-type="string">
            <text:p>M</text:p>
          </table:table-cell>
          <table:table-cell/>
          <table:table-cell table:style-name="ce37" office:value-type="string" calcext:value-type="string">
            <text:p>L</text:p>
          </table:table-cell>
          <table:table-cell table:number-columns-repeated="2"/>
          <table:table-cell table:style-name="ce37" office:value-type="string" calcext:value-type="string">
            <text:p>XXXL</text:p>
          </table:table-cell>
          <table:table-cell table:style-name="ce37" office:value-type="string" calcext:value-type="string">
            <text:p>S</text:p>
          </table:table-cell>
          <table:table-cell table:number-columns-repeated="2"/>
          <table:table-cell table:number-columns-repeated="2" table:style-name="ce37" office:value-type="string" calcext:value-type="string">
            <text:p>XXL</text:p>
          </table:table-cell>
          <table:table-cell table:style-name="ce37" office:value-type="string" calcext:value-type="string">
            <text:p>M</text:p>
          </table:table-cell>
          <table:table-cell/>
          <table:table-cell table:style-name="ce37"/>
          <table:table-cell table:style-name="ce37" office:value-type="string" calcext:value-type="string">
            <text:p>XXXL</text:p>
          </table:table-cell>
          <table:table-cell table:style-name="ce37" office:value-type="string" calcext:value-type="string">
            <text:p>L</text:p>
          </table:table-cell>
          <table:table-cell table:style-name="ce37" office:value-type="string" calcext:value-type="string">
            <text:p>XL</text:p>
          </table:table-cell>
          <table:table-cell table:style-name="ce37"/>
          <table:table-cell table:number-columns-repeated="2" table:style-name="ce37" office:value-type="string" calcext:value-type="string">
            <text:p>M</text:p>
          </table:table-cell>
          <table:table-cell table:style-name="ce37" office:value-type="string" calcext:value-type="string">
            <text:p>XL</text:p>
          </table:table-cell>
          <table:table-cell/>
          <table:table-cell table:style-name="ce37"/>
          <table:table-cell table:style-name="ce37" office:value-type="string" calcext:value-type="string">
            <text:p>XXL</text:p>
          </table:table-cell>
          <table:table-cell table:style-name="ce37"/>
          <table:table-cell/>
          <table:table-cell table:style-name="ce37" office:value-type="string" calcext:value-type="string">
            <text:p>L</text:p>
          </table:table-cell>
          <table:table-cell table:style-name="ce37" office:value-type="string" calcext:value-type="string">
            <text:p>XXL</text:p>
          </table:table-cell>
          <table:table-cell table:style-name="ce37" table:number-columns-repeated="2"/>
          <table:table-cell table:number-columns-repeated="2" table:style-name="ce37" office:value-type="string" calcext:value-type="string">
            <text:p>XL</text:p>
          </table:table-cell>
          <table:table-cell table:number-columns-repeated="2"/>
          <table:table-cell table:style-name="ce37" office:value-type="string" calcext:value-type="string">
            <text:p>XXL</text:p>
          </table:table-cell>
          <table:table-cell table:style-name="ce37"/>
          <table:table-cell table:style-name="ce37" office:value-type="string" calcext:value-type="string">
            <text:p>XXXL</text:p>
          </table:table-cell>
          <table:table-cell/>
          <table:table-cell table:style-name="ce37" office:value-type="string" calcext:value-type="string">
            <text:p>xl</text:p>
          </table:table-cell>
          <table:table-cell table:number-columns-repeated="4"/>
          <table:table-cell table:style-name="ce37" office:value-type="string" calcext:value-type="string">
            <text:p>XXXL</text:p>
          </table:table-cell>
          <table:table-cell table:number-columns-repeated="2"/>
          <table:table-cell table:style-name="ce37"/>
          <table:table-cell table:number-columns-repeated="935"/>
        </table:table-row>
        <table:table-row table:style-name="ro1">
          <table:table-cell table:style-name="ce85"/>
          <table:table-cell table:style-name="ce86" office:value-type="string" calcext:value-type="string">
            <text:p>Sign-up Date</text:p>
          </table:table-cell>
          <table:table-cell table:style-name="ce53" office:value-type="date" office:date-value="2023-07-30" calcext:value-type="date">
            <text:p>7/30/2023</text:p>
          </table:table-cell>
          <table:table-cell table:style-name="ce53" office:value-type="date" office:date-value="2023-01-18" calcext:value-type="date">
            <text:p>1/18/2023</text:p>
          </table:table-cell>
          <table:table-cell table:style-name="ce62" office:value-type="date" office:date-value="2023-01-06" calcext:value-type="date">
            <text:p>1/6/2023</text:p>
          </table:table-cell>
          <table:table-cell table:style-name="ce54" office:value-type="date" office:date-value="2022-11-23" calcext:value-type="date">
            <text:p>11/23/2022</text:p>
          </table:table-cell>
          <table:table-cell table:style-name="ce54" office:value-type="date" office:date-value="2023-06-16" calcext:value-type="date">
            <text:p>6/16/2023</text:p>
          </table:table-cell>
          <table:table-cell table:style-name="ce54" office:value-type="date" office:date-value="2022-06-17" calcext:value-type="date">
            <text:p>6/17/2022</text:p>
          </table:table-cell>
          <table:table-cell table:style-name="ce54" office:value-type="date" office:date-value="2023-03-24" calcext:value-type="date">
            <text:p>3/24/2023</text:p>
          </table:table-cell>
          <table:table-cell table:style-name="ce54" office:value-type="date" office:date-value="2023-05-04" calcext:value-type="date">
            <text:p>5/4/2023</text:p>
          </table:table-cell>
          <table:table-cell table:number-columns-repeated="2" table:style-name="ce54" office:value-type="date" office:date-value="2023-06-16" calcext:value-type="date">
            <text:p>6/16/2023</text:p>
          </table:table-cell>
          <table:table-cell table:number-columns-repeated="2" table:style-name="ce55" office:value-type="date" office:date-value="2023-07-20" calcext:value-type="date">
            <text:p>7/20/23</text:p>
          </table:table-cell>
          <table:table-cell table:number-columns-repeated="2" table:style-name="ce55" office:value-type="date" office:date-value="2022-12-26" calcext:value-type="date">
            <text:p>12/26/22</text:p>
          </table:table-cell>
          <table:table-cell table:style-name="ce87" office:value-type="date" office:date-value="2023-06-28" calcext:value-type="date">
            <text:p>6/28/23</text:p>
          </table:table-cell>
          <table:table-cell table:style-name="ce54" office:value-type="date" office:date-value="2023-03-08" calcext:value-type="date">
            <text:p>3/8/2023</text:p>
          </table:table-cell>
          <table:table-cell table:style-name="ce55" office:value-type="date" office:date-value="2023-05-13" calcext:value-type="date">
            <text:p>5/13/23</text:p>
          </table:table-cell>
          <table:table-cell table:style-name="ce55" office:value-type="date" office:date-value="2023-06-29" calcext:value-type="date">
            <text:p>6/29/23</text:p>
          </table:table-cell>
          <table:table-cell table:style-name="ce54" office:value-type="date" office:date-value="2022-11-17" calcext:value-type="date">
            <text:p>11/17/2022</text:p>
          </table:table-cell>
          <table:table-cell table:style-name="ce55" office:value-type="date" office:date-value="2023-01-05" calcext:value-type="date">
            <text:p>1/5/23</text:p>
          </table:table-cell>
          <table:table-cell table:style-name="ce53" office:value-type="date" office:date-value="2023-08-19" calcext:value-type="date">
            <text:p>8/19/2023</text:p>
          </table:table-cell>
          <table:table-cell table:style-name="ce53" office:value-type="date" office:date-value="2023-08-25" calcext:value-type="date">
            <text:p>8/25/2023</text:p>
          </table:table-cell>
          <table:table-cell table:style-name="ce53" office:value-type="date" office:date-value="2023-06-10" calcext:value-type="date">
            <text:p>6/10/2023</text:p>
          </table:table-cell>
          <table:table-cell table:style-name="ce54" office:value-type="date" office:date-value="2023-01-19" calcext:value-type="date">
            <text:p>1/19/2023</text:p>
          </table:table-cell>
          <table:table-cell table:style-name="ce54" office:value-type="date" office:date-value="2022-11-23" calcext:value-type="date">
            <text:p>11/23/2022</text:p>
          </table:table-cell>
          <table:table-cell table:style-name="ce54" office:value-type="date" office:date-value="2023-04-14" calcext:value-type="date">
            <text:p>4/14/2023</text:p>
          </table:table-cell>
          <table:table-cell table:style-name="ce54" office:value-type="date" office:date-value="2023-07-08" calcext:value-type="date">
            <text:p>7/8/2023</text:p>
          </table:table-cell>
          <table:table-cell table:style-name="ce54" office:value-type="date" office:date-value="2023-02-10" calcext:value-type="date">
            <text:p>2/10/2023</text:p>
          </table:table-cell>
          <table:table-cell table:number-columns-repeated="2" table:style-name="ce54" office:value-type="date" office:date-value="2022-10-22" calcext:value-type="date">
            <text:p>10/22/2022</text:p>
          </table:table-cell>
          <table:table-cell table:style-name="ce87" office:value-type="date" office:date-value="2023-06-22" calcext:value-type="date">
            <text:p>6/22/23</text:p>
          </table:table-cell>
          <table:table-cell table:style-name="ce54" office:value-type="date" office:date-value="2023-04-30" calcext:value-type="date">
            <text:p>4/30/2023</text:p>
          </table:table-cell>
          <table:table-cell table:style-name="ce54" office:value-type="date" office:date-value="2022-12-23" calcext:value-type="date">
            <text:p>12/23/2022</text:p>
          </table:table-cell>
          <table:table-cell table:style-name="ce54" office:value-type="date" office:date-value="2023-05-18" calcext:value-type="date">
            <text:p>5/18/2023</text:p>
          </table:table-cell>
          <table:table-cell table:style-name="ce54" office:value-type="date" office:date-value="2023-01-21" calcext:value-type="date">
            <text:p>1/21/2023</text:p>
          </table:table-cell>
          <table:table-cell table:style-name="ce54" office:value-type="date" office:date-value="2022-07-12" calcext:value-type="date">
            <text:p>7/12/2022</text:p>
          </table:table-cell>
          <table:table-cell table:style-name="ce54" office:value-type="date" office:date-value="2022-09-30" calcext:value-type="date">
            <text:p>9/30/2022</text:p>
          </table:table-cell>
          <table:table-cell table:style-name="ce54" office:value-type="date" office:date-value="2022-08-12" calcext:value-type="date">
            <text:p>8/12/2022</text:p>
          </table:table-cell>
          <table:table-cell table:style-name="ce54" office:value-type="date" office:date-value="2023-07-19" calcext:value-type="date">
            <text:p>7/19/2023</text:p>
          </table:table-cell>
          <table:table-cell table:style-name="ce54" office:value-type="date" office:date-value="2023-06-16" calcext:value-type="date">
            <text:p>6/16/2023</text:p>
          </table:table-cell>
          <table:table-cell table:style-name="ce54" office:value-type="date" office:date-value="2023-06-05" calcext:value-type="date">
            <text:p>6/5/2023</text:p>
          </table:table-cell>
          <table:table-cell table:style-name="ce54" office:value-type="date" office:date-value="2022-11-23" calcext:value-type="date">
            <text:p>11/23/2022</text:p>
          </table:table-cell>
          <table:table-cell table:style-name="ce54" office:value-type="date" office:date-value="2023-06-12" calcext:value-type="date">
            <text:p>6/12/2023</text:p>
          </table:table-cell>
          <table:table-cell table:style-name="ce54" office:value-type="date" office:date-value="2023-02-20" calcext:value-type="date">
            <text:p>2/20/2023</text:p>
          </table:table-cell>
          <table:table-cell table:style-name="ce54" office:value-type="date" office:date-value="2023-02-18" calcext:value-type="date">
            <text:p>2/18/2023</text:p>
          </table:table-cell>
          <table:table-cell table:style-name="ce54" office:value-type="date" office:date-value="2023-04-01" calcext:value-type="date">
            <text:p>4/1/2023</text:p>
          </table:table-cell>
          <table:table-cell table:style-name="ce54" office:value-type="date" office:date-value="2023-06-16" calcext:value-type="date">
            <text:p>6/16/2023</text:p>
          </table:table-cell>
          <table:table-cell table:style-name="ce54" office:value-type="date" office:date-value="2023-05-16" calcext:value-type="date">
            <text:p>5/16/2023</text:p>
          </table:table-cell>
          <table:table-cell table:style-name="ce54" office:value-type="date" office:date-value="2022-12-21" calcext:value-type="date">
            <text:p>12/21/2022</text:p>
          </table:table-cell>
          <table:table-cell table:style-name="ce54" office:value-type="date" office:date-value="2023-07-16" calcext:value-type="date">
            <text:p>7/16/2023</text:p>
          </table:table-cell>
          <table:table-cell table:style-name="ce54" office:value-type="date" office:date-value="2023-03-02" calcext:value-type="date">
            <text:p>3/2/2023</text:p>
          </table:table-cell>
          <table:table-cell table:style-name="ce54" office:value-type="date" office:date-value="2023-04-12" calcext:value-type="date">
            <text:p>4/12/2023</text:p>
          </table:table-cell>
          <table:table-cell table:style-name="ce53" office:value-type="date" office:date-value="2023-07-20" calcext:value-type="date">
            <text:p>7/20/2023</text:p>
          </table:table-cell>
          <table:table-cell table:style-name="ce54" office:value-type="date" office:date-value="2023-04-23" calcext:value-type="date">
            <text:p>4/23/2023</text:p>
          </table:table-cell>
          <table:table-cell table:style-name="ce54" office:value-type="date" office:date-value="2023-05-28" calcext:value-type="date">
            <text:p>5/28/2023</text:p>
          </table:table-cell>
          <table:table-cell table:style-name="ce54" office:value-type="date" office:date-value="2023-05-07" calcext:value-type="date">
            <text:p>5/7/2023</text:p>
          </table:table-cell>
          <table:table-cell table:style-name="ce54" office:value-type="date" office:date-value="2023-01-08" calcext:value-type="date">
            <text:p>1/8/2023</text:p>
          </table:table-cell>
          <table:table-cell table:style-name="ce54" office:value-type="date" office:date-value="2023-07-02" calcext:value-type="date">
            <text:p>7/2/2023</text:p>
          </table:table-cell>
          <table:table-cell table:number-columns-repeated="2" table:style-name="ce54" office:value-type="date" office:date-value="2023-05-27" calcext:value-type="date">
            <text:p>5/27/2023</text:p>
          </table:table-cell>
          <table:table-cell table:style-name="ce54" office:value-type="date" office:date-value="2023-02-19" calcext:value-type="date">
            <text:p>2/19/2023</text:p>
          </table:table-cell>
          <table:table-cell table:style-name="ce54" office:value-type="date" office:date-value="2023-06-24" calcext:value-type="date">
            <text:p>6/24/2023</text:p>
          </table:table-cell>
          <table:table-cell table:style-name="ce54" office:value-type="date" office:date-value="2023-05-04" calcext:value-type="date">
            <text:p>5/4/2023</text:p>
          </table:table-cell>
          <table:table-cell table:style-name="ce54" office:value-type="date" office:date-value="2023-02-26" calcext:value-type="date">
            <text:p>2/26/2023</text:p>
          </table:table-cell>
          <table:table-cell table:style-name="ce54" office:value-type="date" office:date-value="2023-05-18" calcext:value-type="date">
            <text:p>5/18/2023</text:p>
          </table:table-cell>
          <table:table-cell table:style-name="ce53" office:value-type="date" office:date-value="2024-06-12" calcext:value-type="date">
            <text:p>6/12/2024</text:p>
          </table:table-cell>
          <table:table-cell table:number-columns-repeated="2" table:style-name="ce54" office:value-type="date" office:date-value="2023-02-18" calcext:value-type="date">
            <text:p>2/18/2023</text:p>
          </table:table-cell>
          <table:table-cell table:style-name="ce54" office:value-type="date" office:date-value="2022-12-08" calcext:value-type="date">
            <text:p>12/8/2022</text:p>
          </table:table-cell>
          <table:table-cell table:style-name="ce54" office:value-type="date" office:date-value="2023-06-21" calcext:value-type="date">
            <text:p>6/21/2023</text:p>
          </table:table-cell>
          <table:table-cell table:style-name="ce54" office:value-type="date" office:date-value="2023-05-11" calcext:value-type="date">
            <text:p>5/11/2023</text:p>
          </table:table-cell>
          <table:table-cell table:style-name="ce54" office:value-type="date" office:date-value="2023-09-02" calcext:value-type="date">
            <text:p>9/2/2023</text:p>
          </table:table-cell>
          <table:table-cell table:style-name="ce54" office:value-type="date" office:date-value="2023-01-07" calcext:value-type="date">
            <text:p>1/7/2023</text:p>
          </table:table-cell>
          <table:table-cell table:style-name="ce54" office:value-type="date" office:date-value="2022-10-06" calcext:value-type="date">
            <text:p>10/6/2022</text:p>
          </table:table-cell>
          <table:table-cell table:style-name="ce54" office:value-type="date" office:date-value="2022-11-23" calcext:value-type="date">
            <text:p>11/23/2022</text:p>
          </table:table-cell>
          <table:table-cell table:style-name="ce55" office:value-type="date" office:date-value="2022-12-31" calcext:value-type="date">
            <text:p>12/31/22</text:p>
          </table:table-cell>
          <table:table-cell table:style-name="ce54" office:value-type="date" office:date-value="2022-12-28" calcext:value-type="date">
            <text:p>12/28/2022</text:p>
          </table:table-cell>
          <table:table-cell table:style-name="ce54" office:value-type="date" office:date-value="2022-10-21" calcext:value-type="date">
            <text:p>10/21/2022</text:p>
          </table:table-cell>
          <table:table-cell table:style-name="ce54" office:value-type="date" office:date-value="2023-05-14" calcext:value-type="date">
            <text:p>5/14/2023</text:p>
          </table:table-cell>
          <table:table-cell table:style-name="ce54" office:value-type="date" office:date-value="2022-11-03" calcext:value-type="date">
            <text:p>11/3/2022</text:p>
          </table:table-cell>
          <table:table-cell table:style-name="ce54" office:value-type="date" office:date-value="2022-03-25" calcext:value-type="date">
            <text:p>3/25/2022</text:p>
          </table:table-cell>
          <table:table-cell table:style-name="ce54" office:value-type="date" office:date-value="2022-04-21" calcext:value-type="date">
            <text:p>4/21/2022</text:p>
          </table:table-cell>
          <table:table-cell table:style-name="ce54" office:value-type="date" office:date-value="2022-04-30" calcext:value-type="date">
            <text:p>4/30/2022</text:p>
          </table:table-cell>
          <table:table-cell table:style-name="ce54" office:value-type="date" office:date-value="2022-06-05" calcext:value-type="date">
            <text:p>6/5/2022</text:p>
          </table:table-cell>
          <table:table-cell table:style-name="ce54" office:value-type="date" office:date-value="2022-06-18" calcext:value-type="date">
            <text:p>6/18/2022</text:p>
          </table:table-cell>
          <table:table-cell table:style-name="ce54" office:value-type="date" office:date-value="2022-06-19" calcext:value-type="date">
            <text:p>6/19/2022</text:p>
          </table:table-cell>
          <table:table-cell table:style-name="ce54" office:value-type="date" office:date-value="2022-07-02" calcext:value-type="date">
            <text:p>7/2/2022</text:p>
          </table:table-cell>
          <table:table-cell table:style-name="ce54" office:value-type="date" office:date-value="2022-07-14" calcext:value-type="date">
            <text:p>7/14/2022</text:p>
          </table:table-cell>
          <table:table-cell table:style-name="ce54" office:value-type="date" office:date-value="2022-07-16" calcext:value-type="date">
            <text:p>7/16/2022</text:p>
          </table:table-cell>
          <table:table-cell table:style-name="ce53" office:value-type="date" office:date-value="2022-07-14" calcext:value-type="date">
            <text:p>7/14/2022</text:p>
          </table:table-cell>
          <table:table-cell/>
          <table:table-cell table:style-name="ce63" table:number-columns-repeated="917"/>
          <table:table-cell table:number-columns-repeated="14"/>
        </table:table-row>
        <table:table-row table:style-name="ro1">
          <table:table-cell table:style-name="ce85"/>
          <table:table-cell table:style-name="ce113" office:value-type="string" calcext:value-type="string">
            <text:p>has coaster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22" office:value-type="string" calcext:value-type="string">
            <text:p>x</text:p>
          </table:table-cell>
          <table:table-cell table:style-name="ce126" office:value-type="string" calcext:value-type="string">
            <text:p>x</text:p>
          </table:table-cell>
          <table:table-cell table:style-name="ce126"/>
          <table:table-cell table:number-columns-repeated="2" table:style-name="ce126" office:value-type="string" calcext:value-type="string">
            <text:p>x</text:p>
          </table:table-cell>
          <table:table-cell table:style-name="ce126"/>
          <table:table-cell table:number-columns-repeated="2" table:style-name="ce126" office:value-type="string" calcext:value-type="string">
            <text:p>x</text:p>
          </table:table-cell>
          <table:table-cell table:style-name="ce126" table:number-columns-repeated="2"/>
          <table:table-cell table:number-columns-repeated="2" table:style-name="ce126" office:value-type="string" calcext:value-type="string">
            <text:p>x</text:p>
          </table:table-cell>
          <table:table-cell table:style-name="ce117"/>
          <table:table-cell table:style-name="ce126" office:value-type="string" calcext:value-type="string">
            <text:p>x</text:p>
          </table:table-cell>
          <table:table-cell table:style-name="ce126"/>
          <table:table-cell table:number-columns-repeated="3" table:style-name="ce126" office:value-type="string" calcext:value-type="string">
            <text:p>x</text:p>
          </table:table-cell>
          <table:table-cell table:style-name="ce117" table:number-columns-repeated="3"/>
          <table:table-cell table:number-columns-repeated="3" table:style-name="ce126" office:value-type="string" calcext:value-type="string">
            <text:p>x</text:p>
          </table:table-cell>
          <table:table-cell table:style-name="ce126"/>
          <table:table-cell table:number-columns-repeated="3" table:style-name="ce126" office:value-type="string" calcext:value-type="string">
            <text:p>x</text:p>
          </table:table-cell>
          <table:table-cell/>
          <table:table-cell table:number-columns-repeated="2" table:style-name="ce126" office:value-type="string" calcext:value-type="string">
            <text:p>x</text:p>
          </table:table-cell>
          <table:table-cell table:style-name="ce126"/>
          <table:table-cell table:number-columns-repeated="4" table:style-name="ce126" office:value-type="string" calcext:value-type="string">
            <text:p>x</text:p>
          </table:table-cell>
          <table:table-cell table:style-name="ce126" table:number-columns-repeated="2"/>
          <table:table-cell table:number-columns-repeated="2" table:style-name="ce126" office:value-type="string" calcext:value-type="string">
            <text:p>x</text:p>
          </table:table-cell>
          <table:table-cell table:style-name="ce126"/>
          <table:table-cell table:number-columns-repeated="3" table:style-name="ce126" office:value-type="string" calcext:value-type="string">
            <text:p>x</text:p>
          </table:table-cell>
          <table:table-cell table:style-name="ce126" table:number-columns-repeated="2"/>
          <table:table-cell table:style-name="ce126" office:value-type="string" calcext:value-type="string">
            <text:p>x</text:p>
          </table:table-cell>
          <table:table-cell table:style-name="ce126"/>
          <table:table-cell table:number-columns-repeated="2" table:style-name="ce126" office:value-type="string" calcext:value-type="string">
            <text:p>x</text:p>
          </table:table-cell>
          <table:table-cell table:style-name="ce117"/>
          <table:table-cell table:style-name="ce126" office:value-type="string" calcext:value-type="string">
            <text:p>x</text:p>
          </table:table-cell>
          <table:table-cell table:style-name="ce126" table:number-columns-repeated="2"/>
          <table:table-cell table:style-name="ce126" office:value-type="string" calcext:value-type="string">
            <text:p>x</text:p>
          </table:table-cell>
          <table:table-cell table:style-name="ce126" table:number-columns-repeated="3"/>
          <table:table-cell table:number-columns-repeated="4" table:style-name="ce126" office:value-type="string" calcext:value-type="string">
            <text:p>x</text:p>
          </table:table-cell>
          <table:table-cell table:style-name="ce126"/>
          <table:table-cell table:style-name="ce117"/>
          <table:table-cell table:number-columns-repeated="4" table:style-name="ce126" office:value-type="string" calcext:value-type="string">
            <text:p>x</text:p>
          </table:table-cell>
          <table:table-cell table:style-name="ce126" table:number-columns-repeated="2"/>
          <table:table-cell table:number-columns-repeated="6" table:style-name="ce126" office:value-type="string" calcext:value-type="string">
            <text:p>x</text:p>
          </table:table-cell>
          <table:table-cell table:style-name="ce126"/>
          <table:table-cell table:style-name="ce126" office:value-type="string" calcext:value-type="string">
            <text:p>x</text:p>
          </table:table-cell>
          <table:table-cell table:style-name="ce126" table:number-columns-repeated="2"/>
          <table:table-cell table:number-columns-repeated="7" table:style-name="ce126" office:value-type="string" calcext:value-type="string">
            <text:p>x</text:p>
          </table:table-cell>
          <table:table-cell table:style-name="ce117" office:value-type="string" calcext:value-type="string">
            <text:p>x</text:p>
          </table:table-cell>
          <table:table-cell/>
          <table:table-cell table:style-name="ce117" table:number-columns-repeated="917"/>
          <table:table-cell table:number-columns-repeated="14"/>
        </table:table-row>
        <table:table-row table:style-name="ro1">
          <table:table-cell table:style-name="ce85"/>
          <table:table-cell table:style-name="ce36" office:value-type="string" calcext:value-type="string">
            <text:p>Notes to Alyse</text:p>
          </table:table-cell>
          <table:table-cell table:number-columns-repeated="5"/>
          <table:table-cell table:style-name="ce37" office:value-type="string" calcext:value-type="string">
            <text:p>hit 125 last time?</text:p>
          </table:table-cell>
          <table:table-cell table:number-columns-repeated="8"/>
          <table:table-cell table:style-name="ce37" office:value-type="string" calcext:value-type="string">
            <text:p>needs coaster</text:p>
          </table:table-cell>
          <table:table-cell/>
          <table:table-cell table:style-name="ce37"/>
          <table:table-cell table:number-columns-repeated="3"/>
          <table:table-cell table:style-name="ce37" table:number-columns-repeated="2"/>
          <table:table-cell table:style-name="ce37" office:value-type="string" calcext:value-type="string">
            <text:p>needs coaster</text:p>
          </table:table-cell>
          <table:table-cell table:number-columns-repeated="9"/>
          <table:table-cell table:style-name="ce37" office:value-type="string" calcext:value-type="string">
            <text:p>had 109 visits</text:p>
          </table:table-cell>
          <table:table-cell table:number-columns-repeated="5"/>
          <table:table-cell table:style-name="ce37" table:number-columns-repeated="2"/>
          <table:table-cell table:style-name="ce37" office:value-type="string" calcext:value-type="string">
            <text:p>Renewed 6/5/23 at 106</text:p>
          </table:table-cell>
          <table:table-cell table:number-columns-repeated="4"/>
          <table:table-cell table:style-name="ce37" table:number-columns-repeated="2"/>
          <table:table-cell/>
          <table:table-cell table:style-name="ce37" office:value-type="string" calcext:value-type="string">
            <text:p>purchased as xmas gift for Connor O'Brien, from Becky Lindberg</text:p>
          </table:table-cell>
          <table:table-cell table:number-columns-repeated="12"/>
          <table:table-cell table:style-name="ce37" office:value-type="string" calcext:value-type="string">
            <text:p>renewed, was at 11 before</text:p>
          </table:table-cell>
          <table:table-cell table:number-columns-repeated="7"/>
          <table:table-cell table:style-name="ce37" office:value-type="string" calcext:value-type="string">
            <text:p>was at 35 b4 renew</text:p>
          </table:table-cell>
          <table:table-cell table:number-columns-repeated="952"/>
        </table:table-row>
        <table:table-row table:style-name="ro1">
          <table:table-cell table:style-name="ce85"/>
          <table:table-cell table:style-name="ce36" office:value-type="string" calcext:value-type="string">
            <text:p>Email</text:p>
          </table:table-cell>
          <table:table-cell table:style-name="ce37" office:value-type="string" calcext:value-type="string">
            <text:p>mbc1209@gmail.com</text:p>
          </table:table-cell>
          <table:table-cell table:style-name="ce37" office:value-type="string" calcext:value-type="string">
            <text:p>gary@arndt.com</text:p>
          </table:table-cell>
          <table:table-cell table:style-name="ce37" office:value-type="string" calcext:value-type="string">
            <text:p>barthgp@gmail.com</text:p>
          </table:table-cell>
          <table:table-cell/>
          <table:table-cell table:style-name="ce37" office:value-type="string" calcext:value-type="string">
            <text:p>silverhat@live.com</text:p>
          </table:table-cell>
          <table:table-cell table:style-name="ce37" office:value-type="string" calcext:value-type="string">
            <text:p>markleebennetts@gmail.com</text:p>
          </table:table-cell>
          <table:table-cell table:style-name="ce37" office:value-type="string" calcext:value-type="string">
            <text:p>jbenti31@gmail.com</text:p>
          </table:table-cell>
          <table:table-cell table:style-name="ce37" office:value-type="string" calcext:value-type="string">
            <text:p>juliandboardman@gmail.com</text:p>
          </table:table-cell>
          <table:table-cell table:number-columns-repeated="2" table:style-name="ce94" office:value-type="string" calcext:value-type="string">
            <text:p>hazelb1006@hotmail.com</text:p>
          </table:table-cell>
          <table:table-cell table:style-name="ce37" table:number-columns-repeated="2"/>
          <table:table-cell table:style-name="ce37" office:value-type="string" calcext:value-type="string">
            <text:p>natebrunner5@gmail.com</text:p>
          </table:table-cell>
          <table:table-cell table:style-name="ce95" office:value-type="string" calcext:value-type="string">
            <text:p>andi.duncan0384@gmail.com</text:p>
          </table:table-cell>
          <table:table-cell table:style-name="ce37" office:value-type="string" calcext:value-type="string">
            <text:p>bussj74@gmail.com</text:p>
          </table:table-cell>
          <table:table-cell table:style-name="ce37" office:value-type="string" calcext:value-type="string">
            <text:p>rlclarke97@aol.com</text:p>
          </table:table-cell>
          <table:table-cell table:style-name="ce37" office:value-type="string" calcext:value-type="string">
            <text:p>rumblestumbles@hotmail.com</text:p>
          </table:table-cell>
          <table:table-cell/>
          <table:table-cell table:style-name="ce96" office:value-type="string" calcext:value-type="string">
            <text:p>jadevill13@gmail.com</text:p>
          </table:table-cell>
          <table:table-cell/>
          <table:table-cell table:style-name="ce37" office:value-type="string" calcext:value-type="string">
            <text:p>ssdoran00@icloud.com</text:p>
          </table:table-cell>
          <table:table-cell table:style-name="ce37" office:value-type="string" calcext:value-type="string">
            <text:p>ssdoran72@icloud.com</text:p>
          </table:table-cell>
          <table:table-cell table:style-name="ce37" office:value-type="string" calcext:value-type="string">
            <text:p>fantb1@yahoo.com</text:p>
          </table:table-cell>
          <table:table-cell table:style-name="ce96" office:value-type="string" calcext:value-type="string">
            <text:p>todd.g.fleming@gmail.com</text:p>
          </table:table-cell>
          <table:table-cell table:style-name="ce37" office:value-type="string" calcext:value-type="string">
            <text:p>bfoley1@new.rr.com</text:p>
          </table:table-cell>
          <table:table-cell table:style-name="ce37" office:value-type="string" calcext:value-type="string">
            <text:p>jake.frederick@lawrence.edu</text:p>
          </table:table-cell>
          <table:table-cell table:style-name="ce37" office:value-type="string" calcext:value-type="string">
            <text:p>jdgwi@att.net</text:p>
          </table:table-cell>
          <table:table-cell table:style-name="ce37" office:value-type="string" calcext:value-type="string">
            <text:p>zgoodacre971@gmail.com</text:p>
          </table:table-cell>
          <table:table-cell table:style-name="ce37" office:value-type="string" calcext:value-type="string">
            <text:p>m_gordley@hotmail.com</text:p>
          </table:table-cell>
          <table:table-cell table:style-name="ce37" office:value-type="string" calcext:value-type="string">
            <text:p>gordley@centurytel.net</text:p>
          </table:table-cell>
          <table:table-cell table:style-name="ce37" office:value-type="string" calcext:value-type="string">
            <text:p>gracie109@gmail.com</text:p>
          </table:table-cell>
          <table:table-cell/>
          <table:table-cell table:style-name="ce37" office:value-type="string" calcext:value-type="string">
            <text:p>cjguerin@ymail.com</text:p>
          </table:table-cell>
          <table:table-cell table:style-name="ce37" office:value-type="string" calcext:value-type="string">
            <text:p>ezriahhay@gmail.com</text:p>
          </table:table-cell>
          <table:table-cell table:style-name="ce37" office:value-type="string" calcext:value-type="string">
            <text:p>zeus@920photolife.com</text:p>
          </table:table-cell>
          <table:table-cell table:style-name="ce97" office:value-type="string" calcext:value-type="string">
            <text:p>jjacl3737@gmail.com</text:p>
          </table:table-cell>
          <table:table-cell table:style-name="ce97" office:value-type="string" calcext:value-type="string">
            <text:p>matthew.jayjack@gmail.com</text:p>
          </table:table-cell>
          <table:table-cell table:style-name="ce97" office:value-type="string" calcext:value-type="string">
            <text:p>dkachur@gmail.com</text:p>
          </table:table-cell>
          <table:table-cell table:style-name="ce37" office:value-type="string" calcext:value-type="string">
            <text:p>lmkerklin@gmail.com</text:p>
          </table:table-cell>
          <table:table-cell table:style-name="ce37" office:value-type="string" calcext:value-type="string">
            <text:p>adam.korber@gmail.com</text:p>
          </table:table-cell>
          <table:table-cell table:style-name="ce37" office:value-type="string" calcext:value-type="string">
            <text:p>deepwells2219@gmail.com</text:p>
          </table:table-cell>
          <table:table-cell table:style-name="ce37" office:value-type="string" calcext:value-type="string">
            <text:p>shanelathrop1@gmail.com</text:p>
          </table:table-cell>
          <table:table-cell table:style-name="ce98" office:value-type="string" calcext:value-type="string">
            <text:p>susie.leitch@gmail.com</text:p>
          </table:table-cell>
          <table:table-cell table:style-name="ce98" office:value-type="string" calcext:value-type="string">
            <text:p>slemery1@new.rr.com</text:p>
          </table:table-cell>
          <table:table-cell table:style-name="ce96" office:value-type="string" calcext:value-type="string">
            <text:p>james.phillip.long@gmail.com</text:p>
          </table:table-cell>
          <table:table-cell table:style-name="ce37" office:value-type="string" calcext:value-type="string">
            <text:p>Zmccabe07@gmail.com</text:p>
          </table:table-cell>
          <table:table-cell table:style-name="ce97" office:value-type="string" calcext:value-type="string">
            <text:p>morgenmoraine@gmail.com</text:p>
          </table:table-cell>
          <table:table-cell/>
          <table:table-cell table:style-name="ce97" office:value-type="string" calcext:value-type="string">
            <text:p>connorob10@gmail.com</text:p>
          </table:table-cell>
          <table:table-cell table:style-name="ce97" office:value-type="string" calcext:value-type="string">
            <text:p>reodonnell57@gmail.com</text:p>
          </table:table-cell>
          <table:table-cell table:style-name="ce97" office:value-type="string" calcext:value-type="string">
            <text:p>jamesolski4@gmail.com</text:p>
          </table:table-cell>
          <table:table-cell table:style-name="ce97" office:value-type="string" calcext:value-type="string">
            <text:p>torin.phaiah@gmail.com</text:p>
          </table:table-cell>
          <table:table-cell/>
          <table:table-cell table:style-name="ce97" office:value-type="string" calcext:value-type="string">
            <text:p>wpowell004@yahoo.com</text:p>
          </table:table-cell>
          <table:table-cell table:style-name="ce97" office:value-type="string" calcext:value-type="string">
            <text:p>rholzjd@gmail.com</text:p>
          </table:table-cell>
          <table:table-cell table:style-name="ce97" office:value-type="string" calcext:value-type="string">
            <text:p>stassoul_1@yahoo.com</text:p>
          </table:table-cell>
          <table:table-cell table:style-name="ce97" office:value-type="string" calcext:value-type="string">
            <text:p>sararabideau@gmail.com</text:p>
          </table:table-cell>
          <table:table-cell table:style-name="ce37"/>
          <table:table-cell table:style-name="ce37" office:value-type="string" calcext:value-type="string">
            <text:p>gerirex@gmail.com</text:p>
          </table:table-cell>
          <table:table-cell table:style-name="ce37" office:value-type="string" calcext:value-type="string">
            <text:p>jaserex@gmail.com</text:p>
          </table:table-cell>
          <table:table-cell table:style-name="ce37" office:value-type="string" calcext:value-type="string">
            <text:p>puddleduck5000@gmail.com</text:p>
          </table:table-cell>
          <table:table-cell/>
          <table:table-cell table:style-name="ce37" office:value-type="string" calcext:value-type="string">
            <text:p>dskrippy@gmail.com</text:p>
          </table:table-cell>
          <table:table-cell table:style-name="ce37" office:value-type="string" calcext:value-type="string">
            <text:p>tim.somers@twc.com</text:p>
          </table:table-cell>
          <table:table-cell table:style-name="ce37" office:value-type="string" calcext:value-type="string">
            <text:p>sprecherbailey@gmail.com</text:p>
          </table:table-cell>
          <table:table-cell table:style-name="ce37" office:value-type="string" calcext:value-type="string">
            <text:p>stadigeric@gmail.com</text:p>
          </table:table-cell>
          <table:table-cell table:style-name="ce37" office:value-type="string" calcext:value-type="string">
            <text:p>bigmike64@new.rr.com</text:p>
          </table:table-cell>
          <table:table-cell table:style-name="ce37" office:value-type="string" calcext:value-type="string">
            <text:p>estrader1987@gmail.com</text:p>
          </table:table-cell>
          <table:table-cell table:style-name="ce37" office:value-type="string" calcext:value-type="string">
            <text:p>logastellus@gmail.com</text:p>
          </table:table-cell>
          <table:table-cell/>
          <table:table-cell table:style-name="ce37" office:value-type="string" calcext:value-type="string">
            <text:p>kevin@foxvalleysymphony.com</text:p>
          </table:table-cell>
          <table:table-cell table:style-name="ce37" office:value-type="string" calcext:value-type="string">
            <text:p>zsurrency@gmail.com</text:p>
          </table:table-cell>
          <table:table-cell table:style-name="ce37" office:value-type="string" calcext:value-type="string">
            <text:p>jamestaylor54929@gmail.com</text:p>
          </table:table-cell>
          <table:table-cell/>
          <table:table-cell table:style-name="ce37" office:value-type="string" calcext:value-type="string">
            <text:p>cmvanlaanen@mac.com</text:p>
          </table:table-cell>
          <table:table-cell table:style-name="ce96" office:value-type="string" calcext:value-type="string">
            <text:p>michaelvan8@hotmail.com</text:p>
          </table:table-cell>
          <table:table-cell table:style-name="ce97" office:value-type="string" calcext:value-type="string">
            <text:p>braumaster@sbcglobal.net</text:p>
          </table:table-cell>
          <table:table-cell table:style-name="ce96" office:value-type="string" calcext:value-type="string">
            <text:p>sweekes22477@gmail.com</text:p>
          </table:table-cell>
          <table:table-cell table:style-name="ce37" office:value-type="string" calcext:value-type="string">
            <text:p>m.a.wilton@gmail.com</text:p>
          </table:table-cell>
          <table:table-cell table:style-name="ce37" office:value-type="string" calcext:value-type="string">
            <text:p>withbroeshelby@gmail.com</text:p>
          </table:table-cell>
          <table:table-cell table:number-columns-repeated="3"/>
          <table:table-cell table:style-name="ce37" office:value-type="string" calcext:value-type="string">
            <text:p>calovus@hotmail.com</text:p>
          </table:table-cell>
          <table:table-cell table:number-columns-repeated="2"/>
          <table:table-cell table:style-name="ce37" office:value-type="string" calcext:value-type="string">
            <text:p>rpgraves4@gmail.com</text:p>
          </table:table-cell>
          <table:table-cell table:number-columns-repeated="935"/>
        </table:table-row>
        <table:table-row table:style-name="ro1">
          <table:table-cell table:style-name="ce85"/>
          <table:table-cell table:style-name="ce36" office:value-type="string" calcext:value-type="string">
            <text:p>Phone #</text:p>
          </table:table-cell>
          <table:table-cell table:style-name="ce37" office:value-type="string" calcext:value-type="string">
            <text:p>920-460-5295</text:p>
          </table:table-cell>
          <table:table-cell/>
          <table:table-cell table:style-name="ce37" office:value-type="string" calcext:value-type="string">
            <text:p>262-388-8945</text:p>
          </table:table-cell>
          <table:table-cell/>
          <table:table-cell table:style-name="ce37" office:value-type="string" calcext:value-type="string">
            <text:p>920-851-2568</text:p>
          </table:table-cell>
          <table:table-cell/>
          <table:table-cell table:style-name="ce37" office:value-type="string" calcext:value-type="string">
            <text:p>920-815-7863</text:p>
          </table:table-cell>
          <table:table-cell table:style-name="ce37" office:value-type="string" calcext:value-type="string">
            <text:p>920-450-7782</text:p>
          </table:table-cell>
          <table:table-cell table:number-columns-repeated="6"/>
          <table:table-cell table:style-name="ce37" office:value-type="string" calcext:value-type="string">
            <text:p>920-475-4209</text:p>
          </table:table-cell>
          <table:table-cell table:style-name="ce37"/>
          <table:table-cell table:style-name="ce37" office:value-type="string" calcext:value-type="string">
            <text:p>224-234-1823</text:p>
          </table:table-cell>
          <table:table-cell table:number-columns-repeated="3"/>
          <table:table-cell table:style-name="ce37" office:value-type="string" calcext:value-type="string">
            <text:p>920-217-8709</text:p>
          </table:table-cell>
          <table:table-cell table:style-name="ce37" office:value-type="string" calcext:value-type="string">
            <text:p>920-609-6991</text:p>
          </table:table-cell>
          <table:table-cell table:style-name="ce37" office:value-type="string" calcext:value-type="string">
            <text:p>920-203-3759</text:p>
          </table:table-cell>
          <table:table-cell table:number-columns-repeated="3"/>
          <table:table-cell table:style-name="ce37" office:value-type="string" calcext:value-type="string">
            <text:p>920-284-5731</text:p>
          </table:table-cell>
          <table:table-cell table:style-name="ce37" office:value-type="string" calcext:value-type="string">
            <text:p>920-209-2878</text:p>
          </table:table-cell>
          <table:table-cell/>
          <table:table-cell table:style-name="ce37" office:value-type="float" office:value="7" calcext:value-type="float">
            <text:p>7</text:p>
          </table:table-cell>
          <table:table-cell table:number-columns-repeated="3"/>
          <table:table-cell table:style-name="ce37"/>
          <table:table-cell table:style-name="ce37" office:value-type="string" calcext:value-type="string">
            <text:p>562-208-5874</text:p>
          </table:table-cell>
          <table:table-cell table:number-columns-repeated="3"/>
          <table:table-cell table:style-name="ce37" office:value-type="string" calcext:value-type="string">
            <text:p>920-378-3913</text:p>
          </table:table-cell>
          <table:table-cell table:style-name="ce37" office:value-type="string" calcext:value-type="string">
            <text:p>847-624-3124</text:p>
          </table:table-cell>
          <table:table-cell table:number-columns-repeated="2"/>
          <table:table-cell table:style-name="ce37" office:value-type="string" calcext:value-type="string">
            <text:p>630-200-3286</text:p>
          </table:table-cell>
          <table:table-cell table:style-name="ce37" office:value-type="string" calcext:value-type="string">
            <text:p>920-216-2558</text:p>
          </table:table-cell>
          <table:table-cell table:style-name="ce37" office:value-type="string" calcext:value-type="string">
            <text:p>217-690-0876</text:p>
          </table:table-cell>
          <table:table-cell table:style-name="ce37"/>
          <table:table-cell table:style-name="ce37" office:value-type="string" calcext:value-type="string">
            <text:p>262-347-7461</text:p>
          </table:table-cell>
          <table:table-cell/>
          <table:table-cell table:style-name="ce37" office:value-type="string" calcext:value-type="string">
            <text:p>920-284-6715</text:p>
          </table:table-cell>
          <table:table-cell table:style-name="ce37" office:value-type="string" calcext:value-type="string">
            <text:p>920-422-0657</text:p>
          </table:table-cell>
          <table:table-cell table:style-name="ce37" office:value-type="string" calcext:value-type="string">
            <text:p>920-730-3991</text:p>
          </table:table-cell>
          <table:table-cell table:style-name="ce37" office:value-type="string" calcext:value-type="string">
            <text:p>920-475-8040</text:p>
          </table:table-cell>
          <table:table-cell/>
          <table:table-cell table:style-name="ce37" office:value-type="string" calcext:value-type="string">
            <text:p>920-475-0845</text:p>
          </table:table-cell>
          <table:table-cell table:style-name="ce37" office:value-type="string" calcext:value-type="string">
            <text:p>414-559-9360</text:p>
          </table:table-cell>
          <table:table-cell table:style-name="ce37" office:value-type="string" calcext:value-type="string">
            <text:p>920-850-3857</text:p>
          </table:table-cell>
          <table:table-cell table:style-name="ce37" office:value-type="string" calcext:value-type="string">
            <text:p>920-858-3828</text:p>
          </table:table-cell>
          <table:table-cell table:style-name="ce37"/>
          <table:table-cell table:style-name="ce37" office:value-type="string" calcext:value-type="string">
            <text:p>805-405-5125</text:p>
          </table:table-cell>
          <table:table-cell table:style-name="ce37" office:value-type="string" calcext:value-type="string">
            <text:p>805-405-5539</text:p>
          </table:table-cell>
          <table:table-cell table:style-name="ce37" office:value-type="string" calcext:value-type="string">
            <text:p>920-707-0029</text:p>
          </table:table-cell>
          <table:table-cell table:number-columns-repeated="2"/>
          <table:table-cell table:style-name="ce37" office:value-type="string" calcext:value-type="string">
            <text:p>920-716-1909</text:p>
          </table:table-cell>
          <table:table-cell table:style-name="ce37"/>
          <table:table-cell table:style-name="ce37" office:value-type="string" calcext:value-type="string">
            <text:p>815-245-9443</text:p>
          </table:table-cell>
          <table:table-cell table:style-name="ce37" office:value-type="string" calcext:value-type="string">
            <text:p>920-734-0974</text:p>
          </table:table-cell>
          <table:table-cell table:style-name="ce37" office:value-type="string" calcext:value-type="string">
            <text:p>920-574-7514</text:p>
          </table:table-cell>
          <table:table-cell table:number-columns-repeated="2"/>
          <table:table-cell table:style-name="ce37" office:value-type="string" calcext:value-type="string">
            <text:p>804-405-6699</text:p>
          </table:table-cell>
          <table:table-cell table:style-name="ce37" office:value-type="string" calcext:value-type="string">
            <text:p>912-424-5008</text:p>
          </table:table-cell>
          <table:table-cell table:number-columns-repeated="6"/>
          <table:table-cell table:style-name="ce37" office:value-type="string" calcext:value-type="string">
            <text:p>847-942-8501</text:p>
          </table:table-cell>
          <table:table-cell table:style-name="ce37"/>
          <table:table-cell table:style-name="ce37" office:value-type="string" calcext:value-type="string">
            <text:p>248-705-0327</text:p>
          </table:table-cell>
          <table:table-cell table:number-columns-repeated="941"/>
        </table:table-row>
        <table:table-row table:style-name="ro1">
          <table:table-cell table:style-name="ce85"/>
          <table:table-cell table:style-name="ce36"/>
          <table:table-cell table:style-name="ce118" table:number-columns-repeated="9"/>
          <table:table-cell table:style-name="ce104" table:number-columns-repeated="5"/>
          <table:table-cell/>
          <table:table-cell table:style-name="ce104"/>
          <table:table-cell table:style-name="ce118"/>
          <table:table-cell table:number-columns-repeated="71"/>
          <table:table-cell table:style-name="ce118" table:number-columns-repeated="2"/>
          <table:table-cell table:number-columns-repeated="932"/>
        </table:table-row>
        <table:table-row table:style-name="ro1">
          <table:table-cell table:style-name="ce85"/>
          <table:table-cell table:style-name="ce103"/>
          <table:table-cell table:style-name="ce104" table:number-columns-repeated="14"/>
          <table:table-cell/>
          <table:table-cell table:style-name="ce104" table:number-columns-repeated="2"/>
          <table:table-cell table:number-columns-repeated="71"/>
          <table:table-cell table:style-name="ce104" table:number-columns-repeated="2"/>
          <table:table-cell table:number-columns-repeated="932"/>
        </table:table-row>
        <table:table-row table:style-name="ro1">
          <table:table-cell table:style-name="ce85"/>
          <table:table-cell table:style-name="ce103"/>
          <table:table-cell table:style-name="ce104" table:formula="of:=[.C3]+4" office:value-type="float" office:value="25" calcext:value-type="float">
            <text:p>25</text:p>
          </table:table-cell>
          <table:table-cell table:style-name="ce104" table:formula="of:=[.D3]+4" office:value-type="float" office:value="42" calcext:value-type="float">
            <text:p>42</text:p>
          </table:table-cell>
          <table:table-cell table:style-name="ce104" table:formula="of:=[.E3]+4" office:value-type="float" office:value="12" calcext:value-type="float">
            <text:p>12</text:p>
          </table:table-cell>
          <table:table-cell table:style-name="ce104" table:formula="of:=[.F3]+4" office:value-type="float" office:value="20" calcext:value-type="float">
            <text:p>20</text:p>
          </table:table-cell>
          <table:table-cell table:style-name="ce104" table:formula="of:=[.G3]+4" office:value-type="float" office:value="15" calcext:value-type="float">
            <text:p>15</text:p>
          </table:table-cell>
          <table:table-cell table:style-name="ce104" table:formula="of:=[.H3]+4" office:value-type="float" office:value="31" calcext:value-type="float">
            <text:p>31</text:p>
          </table:table-cell>
          <table:table-cell table:style-name="ce104" table:formula="of:=[.I3]+4" office:value-type="float" office:value="34" calcext:value-type="float">
            <text:p>34</text:p>
          </table:table-cell>
          <table:table-cell table:style-name="ce104" table:formula="of:=[.J3]+4" office:value-type="float" office:value="23" calcext:value-type="float">
            <text:p>23</text:p>
          </table:table-cell>
          <table:table-cell table:style-name="ce104" table:formula="of:=[.K3]+4" office:value-type="float" office:value="34" calcext:value-type="float">
            <text:p>34</text:p>
          </table:table-cell>
          <table:table-cell table:style-name="ce104" table:formula="of:=[.L3]+4" office:value-type="float" office:value="34" calcext:value-type="float">
            <text:p>34</text:p>
          </table:table-cell>
          <table:table-cell table:style-name="ce104" table:formula="of:=[.M3]+4" office:value-type="float" office:value="10" calcext:value-type="float">
            <text:p>10</text:p>
          </table:table-cell>
          <table:table-cell table:style-name="ce104" table:formula="of:=[.N3]+4" office:value-type="float" office:value="10" calcext:value-type="float">
            <text:p>10</text:p>
          </table:table-cell>
          <table:table-cell table:style-name="ce104" table:formula="of:=[.O3]+4" office:value-type="float" office:value="40" calcext:value-type="float">
            <text:p>40</text:p>
          </table:table-cell>
          <table:table-cell table:style-name="ce104" table:formula="of:=[.P3]+4" office:value-type="float" office:value="46" calcext:value-type="float">
            <text:p>46</text:p>
          </table:table-cell>
          <table:table-cell table:style-name="ce104" table:formula="of:=[.Q3]+4" office:value-type="float" office:value="29" calcext:value-type="float">
            <text:p>29</text:p>
          </table:table-cell>
          <table:table-cell table:style-name="ce104" table:formula="of:=[.R3]+4" office:value-type="float" office:value="32" calcext:value-type="float">
            <text:p>32</text:p>
          </table:table-cell>
          <table:table-cell table:style-name="ce104" table:formula="of:=[.S3]+4" office:value-type="float" office:value="19" calcext:value-type="float">
            <text:p>19</text:p>
          </table:table-cell>
          <table:table-cell table:style-name="ce104" table:formula="of:=[.T3]+4" office:value-type="float" office:value="9" calcext:value-type="float">
            <text:p>9</text:p>
          </table:table-cell>
          <table:table-cell table:style-name="ce104" table:formula="of:=[.U3]+4" office:value-type="float" office:value="99" calcext:value-type="float">
            <text:p>99</text:p>
          </table:table-cell>
          <table:table-cell table:style-name="ce104" table:formula="of:=[.V3]+4" office:value-type="float" office:value="34" calcext:value-type="float">
            <text:p>34</text:p>
          </table:table-cell>
          <table:table-cell table:style-name="ce104" table:number-columns-repeated="2"/>
          <table:table-cell table:style-name="ce104" table:formula="of:=[.Y3]+4" office:value-type="float" office:value="28" calcext:value-type="float">
            <text:p>28</text:p>
          </table:table-cell>
          <table:table-cell table:style-name="ce104" table:formula="of:=[.Z3]+4" office:value-type="float" office:value="91" calcext:value-type="float">
            <text:p>91</text:p>
          </table:table-cell>
          <table:table-cell table:style-name="ce104" table:formula="of:=[.AA3]+4" office:value-type="float" office:value="63" calcext:value-type="float">
            <text:p>63</text:p>
          </table:table-cell>
          <table:table-cell table:style-name="ce104" table:formula="of:=[.AB3]+4" office:value-type="float" office:value="15" calcext:value-type="float">
            <text:p>15</text:p>
          </table:table-cell>
          <table:table-cell table:style-name="ce104" table:formula="of:=[.AC3]+4" office:value-type="float" office:value="9" calcext:value-type="float">
            <text:p>9</text:p>
          </table:table-cell>
          <table:table-cell table:style-name="ce104" table:formula="of:=[.AD3]+4" office:value-type="float" office:value="15" calcext:value-type="float">
            <text:p>15</text:p>
          </table:table-cell>
          <table:table-cell table:style-name="ce104" table:formula="of:=[.AE3]+4" office:value-type="float" office:value="10" calcext:value-type="float">
            <text:p>10</text:p>
          </table:table-cell>
          <table:table-cell table:style-name="ce104" table:formula="of:=[.AF3]+4" office:value-type="float" office:value="10" calcext:value-type="float">
            <text:p>10</text:p>
          </table:table-cell>
          <table:table-cell table:style-name="ce104" table:formula="of:=[.AG3]+4" office:value-type="float" office:value="10" calcext:value-type="float">
            <text:p>10</text:p>
          </table:table-cell>
          <table:table-cell table:style-name="ce104" table:formula="of:=[.AH3]+4" office:value-type="float" office:value="89" calcext:value-type="float">
            <text:p>89</text:p>
          </table:table-cell>
          <table:table-cell table:style-name="ce104" table:formula="of:=[.AI3]+4" office:value-type="float" office:value="157" calcext:value-type="float">
            <text:p>157</text:p>
          </table:table-cell>
          <table:table-cell table:style-name="ce104" table:formula="of:=[.AJ3]+4" office:value-type="float" office:value="15" calcext:value-type="float">
            <text:p>15</text:p>
          </table:table-cell>
          <table:table-cell table:style-name="ce104" table:formula="of:=[.AK3]+4" office:value-type="float" office:value="15" calcext:value-type="float">
            <text:p>15</text:p>
          </table:table-cell>
          <table:table-cell table:style-name="ce104" table:formula="of:=[.AL3]+4" office:value-type="float" office:value="45" calcext:value-type="float">
            <text:p>45</text:p>
          </table:table-cell>
          <table:table-cell table:style-name="ce104" table:formula="of:=[.AM3]+4" office:value-type="float" office:value="17" calcext:value-type="float">
            <text:p>17</text:p>
          </table:table-cell>
          <table:table-cell table:style-name="ce104" table:formula="of:=[.AN3]+4" office:value-type="float" office:value="26" calcext:value-type="float">
            <text:p>26</text:p>
          </table:table-cell>
          <table:table-cell table:style-name="ce104" table:formula="of:=[.AO3]+4" office:value-type="float" office:value="21" calcext:value-type="float">
            <text:p>21</text:p>
          </table:table-cell>
          <table:table-cell table:style-name="ce104" table:formula="of:=[.AP3]+4" office:value-type="float" office:value="16" calcext:value-type="float">
            <text:p>16</text:p>
          </table:table-cell>
          <table:table-cell table:style-name="ce104" table:formula="of:=[.AQ3]+4" office:value-type="float" office:value="58" calcext:value-type="float">
            <text:p>58</text:p>
          </table:table-cell>
          <table:table-cell table:style-name="ce104" table:formula="of:=[.AR3]+4" office:value-type="float" office:value="11" calcext:value-type="float">
            <text:p>11</text:p>
          </table:table-cell>
          <table:table-cell table:style-name="ce104" table:formula="of:=[.AS3]+4" office:value-type="float" office:value="14" calcext:value-type="float">
            <text:p>14</text:p>
          </table:table-cell>
          <table:table-cell table:style-name="ce104" table:formula="of:=[.AT3]+4" office:value-type="float" office:value="22" calcext:value-type="float">
            <text:p>22</text:p>
          </table:table-cell>
          <table:table-cell table:style-name="ce104" table:formula="of:=[.AU3]+4" office:value-type="float" office:value="28" calcext:value-type="float">
            <text:p>28</text:p>
          </table:table-cell>
          <table:table-cell table:style-name="ce104" table:formula="of:=[.AV3]+4" office:value-type="float" office:value="53" calcext:value-type="float">
            <text:p>53</text:p>
          </table:table-cell>
          <table:table-cell table:style-name="ce104" table:formula="of:=[.AW3]+4" office:value-type="float" office:value="20" calcext:value-type="float">
            <text:p>20</text:p>
          </table:table-cell>
          <table:table-cell table:style-name="ce104" table:formula="of:=[.AX3]+4" office:value-type="float" office:value="25" calcext:value-type="float">
            <text:p>25</text:p>
          </table:table-cell>
          <table:table-cell table:style-name="ce104" table:formula="of:=[.AY3]+4" office:value-type="float" office:value="29" calcext:value-type="float">
            <text:p>29</text:p>
          </table:table-cell>
          <table:table-cell table:style-name="ce104" table:formula="of:=[.AZ3]+4" office:value-type="float" office:value="28" calcext:value-type="float">
            <text:p>28</text:p>
          </table:table-cell>
          <table:table-cell table:style-name="ce104" table:formula="of:=[.BA3]+4" office:value-type="float" office:value="51" calcext:value-type="float">
            <text:p>51</text:p>
          </table:table-cell>
          <table:table-cell table:style-name="ce104" table:formula="of:=[.BB3]+4" office:value-type="float" office:value="32" calcext:value-type="float">
            <text:p>32</text:p>
          </table:table-cell>
          <table:table-cell table:style-name="ce104" table:formula="of:=[.BC3]+4" office:value-type="float" office:value="17" calcext:value-type="float">
            <text:p>17</text:p>
          </table:table-cell>
          <table:table-cell table:style-name="ce104" table:formula="of:=[.BD3]+4" office:value-type="float" office:value="16" calcext:value-type="float">
            <text:p>16</text:p>
          </table:table-cell>
          <table:table-cell table:style-name="ce104" table:formula="of:=[.BE3]+4" office:value-type="float" office:value="26" calcext:value-type="float">
            <text:p>26</text:p>
          </table:table-cell>
          <table:table-cell table:style-name="ce104" table:formula="of:=[.BF3]+4" office:value-type="float" office:value="37" calcext:value-type="float">
            <text:p>37</text:p>
          </table:table-cell>
          <table:table-cell table:style-name="ce104" table:formula="of:=[.BG3]+4" office:value-type="float" office:value="62" calcext:value-type="float">
            <text:p>62</text:p>
          </table:table-cell>
          <table:table-cell table:style-name="ce104" table:formula="of:=[.BH3]+4" office:value-type="float" office:value="11" calcext:value-type="float">
            <text:p>11</text:p>
          </table:table-cell>
          <table:table-cell table:style-name="ce104" table:formula="of:=[.BI3]+4" office:value-type="float" office:value="10" calcext:value-type="float">
            <text:p>10</text:p>
          </table:table-cell>
          <table:table-cell table:style-name="ce104" table:formula="of:=[.BJ3]+4" office:value-type="float" office:value="9" calcext:value-type="float">
            <text:p>9</text:p>
          </table:table-cell>
          <table:table-cell table:style-name="ce104" table:formula="of:=[.BK3]+4" office:value-type="float" office:value="81" calcext:value-type="float">
            <text:p>81</text:p>
          </table:table-cell>
          <table:table-cell table:style-name="ce104" table:formula="of:=[.BL3]+4" office:value-type="float" office:value="10" calcext:value-type="float">
            <text:p>10</text:p>
          </table:table-cell>
          <table:table-cell table:style-name="ce104" table:formula="of:=[.BM3]+4" office:value-type="float" office:value="10" calcext:value-type="float">
            <text:p>10</text:p>
          </table:table-cell>
          <table:table-cell table:style-name="ce104" table:formula="of:=[.BN3]+4" office:value-type="float" office:value="59" calcext:value-type="float">
            <text:p>59</text:p>
          </table:table-cell>
          <table:table-cell table:style-name="ce104" table:formula="of:=[.BO3]+4" office:value-type="float" office:value="19" calcext:value-type="float">
            <text:p>19</text:p>
          </table:table-cell>
          <table:table-cell table:style-name="ce104" table:formula="of:=[.BP3]+4" office:value-type="float" office:value="16" calcext:value-type="float">
            <text:p>16</text:p>
          </table:table-cell>
          <table:table-cell table:style-name="ce104" table:formula="of:=[.BQ3]+4" office:value-type="float" office:value="65" calcext:value-type="float">
            <text:p>65</text:p>
          </table:table-cell>
          <table:table-cell table:style-name="ce104" table:formula="of:=[.BR3]+4" office:value-type="float" office:value="64" calcext:value-type="float">
            <text:p>64</text:p>
          </table:table-cell>
          <table:table-cell table:style-name="ce104" table:formula="of:=[.BS3]+4" office:value-type="float" office:value="18" calcext:value-type="float">
            <text:p>18</text:p>
          </table:table-cell>
          <table:table-cell table:style-name="ce104" table:formula="of:=[.BT3]+4" office:value-type="float" office:value="17" calcext:value-type="float">
            <text:p>17</text:p>
          </table:table-cell>
          <table:table-cell table:style-name="ce104" table:formula="of:=[.BU3]+4" office:value-type="float" office:value="9" calcext:value-type="float">
            <text:p>9</text:p>
          </table:table-cell>
          <table:table-cell table:style-name="ce104"/>
          <table:table-cell table:style-name="ce104" table:formula="of:=[.BW3]+4" office:value-type="float" office:value="31" calcext:value-type="float">
            <text:p>31</text:p>
          </table:table-cell>
          <table:table-cell table:style-name="ce104" table:formula="of:=[.BX3]+4" office:value-type="float" office:value="47" calcext:value-type="float">
            <text:p>47</text:p>
          </table:table-cell>
          <table:table-cell table:style-name="ce104" table:formula="of:=[.BY3]+4" office:value-type="float" office:value="67" calcext:value-type="float">
            <text:p>67</text:p>
          </table:table-cell>
          <table:table-cell table:style-name="ce104" table:formula="of:=[.BZ3]+4" office:value-type="float" office:value="33" calcext:value-type="float">
            <text:p>33</text:p>
          </table:table-cell>
          <table:table-cell table:style-name="ce104" table:formula="of:=[.CA3]+4" office:value-type="float" office:value="136" calcext:value-type="float">
            <text:p>136</text:p>
          </table:table-cell>
          <table:table-cell table:style-name="ce104" table:formula="of:=[.CB3]+4" office:value-type="float" office:value="241" calcext:value-type="float">
            <text:p>241</text:p>
          </table:table-cell>
          <table:table-cell table:style-name="ce104" table:formula="of:=[.CC3]+4" office:value-type="float" office:value="9" calcext:value-type="float">
            <text:p>9</text:p>
          </table:table-cell>
          <table:table-cell table:style-name="ce104" table:formula="of:=[.CD3]+4" office:value-type="float" office:value="12" calcext:value-type="float">
            <text:p>12</text:p>
          </table:table-cell>
          <table:table-cell table:style-name="ce104" table:formula="of:=[.CE3]+4" office:value-type="float" office:value="24" calcext:value-type="float">
            <text:p>24</text:p>
          </table:table-cell>
          <table:table-cell table:style-name="ce104" table:formula="of:=[.CF3]+4" office:value-type="float" office:value="18" calcext:value-type="float">
            <text:p>18</text:p>
          </table:table-cell>
          <table:table-cell table:style-name="ce104" table:formula="of:=[.CG3]+4" office:value-type="float" office:value="38" calcext:value-type="float">
            <text:p>38</text:p>
          </table:table-cell>
          <table:table-cell table:style-name="ce104" table:formula="of:=[.CH3]+4" office:value-type="float" office:value="55" calcext:value-type="float">
            <text:p>55</text:p>
          </table:table-cell>
          <table:table-cell table:style-name="ce104" table:formula="of:=[.CI3]+4" office:value-type="float" office:value="27" calcext:value-type="float">
            <text:p>27</text:p>
          </table:table-cell>
          <table:table-cell table:style-name="ce104" table:formula="of:=[.CJ3]+4" office:value-type="float" office:value="13" calcext:value-type="float">
            <text:p>13</text:p>
          </table:table-cell>
          <table:table-cell table:style-name="ce104" table:formula="of:=[.CK3]+4" office:value-type="float" office:value="20" calcext:value-type="float">
            <text:p>20</text:p>
          </table:table-cell>
          <table:table-cell table:style-name="ce104" table:formula="of:=[.CL3]+4" office:value-type="float" office:value="13" calcext:value-type="float">
            <text:p>13</text:p>
          </table:table-cell>
          <table:table-cell table:style-name="ce104" table:formula="of:=[.CM3]+4" office:value-type="float" office:value="17" calcext:value-type="float">
            <text:p>17</text:p>
          </table:table-cell>
          <table:table-cell table:style-name="ce104" table:formula="of:=[.CN3]+4" office:value-type="float" office:value="13" calcext:value-type="float">
            <text:p>13</text:p>
          </table:table-cell>
          <table:table-cell table:number-columns-repeated="932"/>
        </table:table-row>
        <table:table-row table:style-name="ro1" table:number-rows-repeated="6">
          <table:table-cell table:style-name="ce85"/>
          <table:table-cell table:style-name="ce103"/>
          <table:table-cell table:number-columns-repeated="1022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0.C5:Sheet10.FA5">
            <calcext:condition calcext:apply-style-name="ConditionalStyle_1" calcext:value="formula-is(AND(ISNUMBER([.C5]);TRUNC([.C5])&lt;TODAY()))" calcext:base-cell-address="Sheet10.C5"/>
          </calcext:conditional-format>
          <calcext:conditional-format calcext:target-range-address="Sheet10.A3:Sheet10.ALV3 Sheet10.BC4:Sheet10.BC4">
            <calcext:condition calcext:apply-style-name="ConditionalStyle_2" calcext:value="=4" calcext:base-cell-address="Sheet10.A3"/>
          </calcext:conditional-format>
          <calcext:conditional-format calcext:target-range-address="Sheet10.A3:Sheet10.ALV3 Sheet10.BC4:Sheet10.BC4">
            <calcext:condition calcext:apply-style-name="ConditionalStyle_2" calcext:value="=9" calcext:base-cell-address="Sheet10.A3"/>
          </calcext:conditional-format>
          <calcext:conditional-format calcext:target-range-address="Sheet10.A3:Sheet10.ALV3 Sheet10.BC4:Sheet10.BC4">
            <calcext:condition calcext:apply-style-name="ConditionalStyle_2" calcext:value="=19" calcext:base-cell-address="Sheet10.A3"/>
          </calcext:conditional-format>
          <calcext:conditional-format calcext:target-range-address="Sheet10.A3:Sheet10.ALV3 Sheet10.BC4:Sheet10.BC4">
            <calcext:condition calcext:apply-style-name="ConditionalStyle_2" calcext:value="=29" calcext:base-cell-address="Sheet10.A3"/>
          </calcext:conditional-format>
          <calcext:conditional-format calcext:target-range-address="Sheet10.A3:Sheet10.ALV3 Sheet10.BC4:Sheet10.BC4">
            <calcext:condition calcext:apply-style-name="ConditionalStyle_2" calcext:value="=49" calcext:base-cell-address="Sheet10.A3"/>
          </calcext:conditional-format>
          <calcext:conditional-format calcext:target-range-address="Sheet10.A3:Sheet10.ALV3 Sheet10.BC4:Sheet10.BC4">
            <calcext:condition calcext:apply-style-name="ConditionalStyle_2" calcext:value="=74" calcext:base-cell-address="Sheet10.A3"/>
          </calcext:conditional-format>
          <calcext:conditional-format calcext:target-range-address="Sheet10.A3:Sheet10.ALV3 Sheet10.BC4:Sheet10.BC4">
            <calcext:condition calcext:apply-style-name="ConditionalStyle_2" calcext:value="=99" calcext:base-cell-address="Sheet10.A3"/>
          </calcext:conditional-format>
          <calcext:conditional-format calcext:target-range-address="Sheet10.A3:Sheet10.ALV3 Sheet10.BC4:Sheet10.BC4">
            <calcext:condition calcext:apply-style-name="ConditionalStyle_2" calcext:value="=124" calcext:base-cell-address="Sheet10.A3"/>
          </calcext:conditional-format>
          <calcext:conditional-format calcext:target-range-address="Sheet10.A3:Sheet10.ALV3 Sheet10.BC4:Sheet10.BC4">
            <calcext:condition calcext:apply-style-name="ConditionalStyle_2" calcext:value="=149" calcext:base-cell-address="Sheet10.A3"/>
          </calcext:conditional-format>
          <calcext:conditional-format calcext:target-range-address="Sheet10.A3:Sheet10.ALV3 Sheet10.BC4:Sheet10.BC4">
            <calcext:condition calcext:apply-style-name="ConditionalStyle_2" calcext:value="=199" calcext:base-cell-address="Sheet10.A3"/>
          </calcext:conditional-format>
          <calcext:conditional-format calcext:target-range-address="Sheet10.A5:Sheet10.ALV5">
            <calcext:condition calcext:apply-style-name="ConditionalStyle_3" calcext:value="formula-is(LEN(TRIM([.A5]))&gt;0)" calcext:base-cell-address="Sheet10.A5"/>
          </calcext:conditional-format>
          <calcext:conditional-format calcext:target-range-address="Sheet10.A3:Sheet10.ALV3 Sheet10.BC4:Sheet10.BC4">
            <calcext:condition calcext:apply-style-name="ConditionalStyle_4" calcext:value="=180" calcext:base-cell-address="Sheet10.A3"/>
          </calcext:conditional-format>
        </calcext:conditional-formats>
      </table:table>
      <table:table table:name="PRIZESMILESTONES" table:style-name="ta4">
        <table:table-column table:style-name="co1" table:number-columns-repeated="1024" table:default-cell-style-name="Default"/>
        <table:table-row table:style-name="ro1">
          <table:table-cell table:style-name="ce36" office:value-type="string" calcext:value-type="string">
            <text:p>PRIZES!!!</text:p>
          </table:table-cell>
          <table:table-cell table:style-name="ce103" table:number-columns-repeated="3"/>
          <table:table-cell table:number-columns-repeated="1020"/>
        </table:table-row>
        <table:table-row table:style-name="ro1">
          <table:table-cell table:style-name="ce118" office:value-type="string" calcext:value-type="string">
            <text:p># visits</text:p>
          </table:table-cell>
          <table:table-cell table:style-name="ce104" office:value-type="string" calcext:value-type="string">
            <text:p>prize</text:p>
          </table:table-cell>
          <table:table-cell table:style-name="ce104"/>
          <table:table-cell table:number-columns-repeated="2"/>
          <table:table-cell table:style-name="ce143" office:value-type="string" calcext:value-type="string">
            <text:p><text:a xlink:href="http://imprint.com/" xlink:type="simple">To order new temporary coasters, used imprint.com. Uploaded "welcome to pub club" file. </text:a></text:p>
          </table:table-cell>
          <table:table-cell table:number-columns-repeated="1018"/>
        </table:table-row>
        <table:table-row table:style-name="ro1">
          <table:table-cell table:style-name="ce118" office:value-type="float" office:value="1" calcext:value-type="float">
            <text:p>1</text:p>
          </table:table-cell>
          <table:table-cell table:style-name="ce104" office:value-type="string" calcext:value-type="string">
            <text:p>Sticker</text:p>
          </table:table-cell>
          <table:table-cell table:style-name="ce104" office:value-type="string" calcext:value-type="string">
            <text:p>temp coaster</text:p>
          </table:table-cell>
          <table:table-cell table:number-columns-repeated="2"/>
          <table:table-cell table:style-name="ce37" office:value-type="string" calcext:value-type="string">
            <text:p>each "temp" coaster cost 0.23</text:p>
          </table:table-cell>
          <table:table-cell table:number-columns-repeated="1018"/>
        </table:table-row>
        <table:table-row table:style-name="ro1">
          <table:table-cell table:style-name="ce118" office:value-type="float" office:value="5" calcext:value-type="float">
            <text:p>5</text:p>
          </table:table-cell>
          <table:table-cell table:style-name="ce104" office:value-type="string" calcext:value-type="string">
            <text:p>key chain</text:p>
          </table:table-cell>
          <table:table-cell table:style-name="ce104"/>
          <table:table-cell table:number-columns-repeated="1021"/>
        </table:table-row>
        <table:table-row table:style-name="ro1">
          <table:table-cell table:style-name="ce118" office:value-type="float" office:value="10" calcext:value-type="float">
            <text:p>10</text:p>
          </table:table-cell>
          <table:table-cell table:style-name="ce104" office:value-type="string" calcext:value-type="string">
            <text:p>wooden coaster</text:p>
          </table:table-cell>
          <table:table-cell table:style-name="ce104"/>
          <table:table-cell table:number-columns-repeated="1021"/>
        </table:table-row>
        <table:table-row table:style-name="ro1">
          <table:table-cell table:style-name="ce118" office:value-type="float" office:value="20" calcext:value-type="float">
            <text:p>20</text:p>
          </table:table-cell>
          <table:table-cell table:style-name="ce104" office:value-type="string" calcext:value-type="string">
            <text:p>6 or 4-pack</text:p>
          </table:table-cell>
          <table:table-cell table:style-name="ce104"/>
          <table:table-cell table:number-columns-repeated="1021"/>
        </table:table-row>
        <table:table-row table:style-name="ro1">
          <table:table-cell table:style-name="ce118" office:value-type="float" office:value="30" calcext:value-type="float">
            <text:p>30</text:p>
          </table:table-cell>
          <table:table-cell table:style-name="ce104" office:value-type="string" calcext:value-type="string">
            <text:p>Pub CLub T-Shirt</text:p>
          </table:table-cell>
          <table:table-cell table:style-name="ce104"/>
          <table:table-cell table:number-columns-repeated="1021"/>
        </table:table-row>
        <table:table-row table:style-name="ro1">
          <table:table-cell table:style-name="ce118" office:value-type="float" office:value="50" calcext:value-type="float">
            <text:p>50</text:p>
          </table:table-cell>
          <table:table-cell table:style-name="ce104" office:value-type="string" calcext:value-type="string">
            <text:p>DImple Mug</text:p>
          </table:table-cell>
          <table:table-cell table:style-name="ce104"/>
          <table:table-cell table:number-columns-repeated="1021"/>
        </table:table-row>
        <table:table-row table:style-name="ro1">
          <table:table-cell table:style-name="ce118" office:value-type="float" office:value="75" calcext:value-type="float">
            <text:p>75</text:p>
          </table:table-cell>
          <table:table-cell table:style-name="ce104" office:value-type="string" calcext:value-type="string">
            <text:p>75th Stein</text:p>
          </table:table-cell>
          <table:table-cell table:style-name="ce104"/>
          <table:table-cell table:number-columns-repeated="1021"/>
        </table:table-row>
        <table:table-row table:style-name="ro1">
          <table:table-cell table:style-name="ce118" office:value-type="float" office:value="100" calcext:value-type="float">
            <text:p>100</text:p>
          </table:table-cell>
          <table:table-cell table:style-name="ce104" office:value-type="string" calcext:value-type="string">
            <text:p>Name on Wall</text:p>
          </table:table-cell>
          <table:table-cell table:style-name="ce104" office:value-type="string" calcext:value-type="string">
            <text:p>Send name to Alyse</text:p>
          </table:table-cell>
          <table:table-cell table:number-columns-repeated="1021"/>
        </table:table-row>
        <table:table-row table:style-name="ro1">
          <table:table-cell table:style-name="ce118" office:value-type="float" office:value="125" calcext:value-type="float">
            <text:p>125</text:p>
          </table:table-cell>
          <table:table-cell table:style-name="ce104" office:value-type="string" calcext:value-type="string">
            <text:p>Renewed Pub CLub</text:p>
          </table:table-cell>
          <table:table-cell table:style-name="ce104" office:value-type="string" calcext:value-type="string">
            <text:p>Add year to their existing expitarion date</text:p>
          </table:table-cell>
          <table:table-cell table:number-columns-repeated="1021"/>
        </table:table-row>
        <table:table-row table:style-name="ro1" table:number-rows-repeated="3">
          <table:table-cell table:style-name="ce104" table:number-columns-repeated="3"/>
          <table:table-cell table:number-columns-repeated="1021"/>
        </table:table-row>
        <table:table-row table:style-name="ro1">
          <table:table-cell table:style-name="ce118" office:value-type="float" office:value="150" calcext:value-type="float">
            <text:p>150</text:p>
          </table:table-cell>
          <table:table-cell table:style-name="ce104" office:value-type="string" calcext:value-type="string">
            <text:p>Gertie or Specialty Bottle</text:p>
          </table:table-cell>
          <table:table-cell table:style-name="ce104"/>
          <table:table-cell table:number-columns-repeated="1021"/>
        </table:table-row>
        <table:table-row table:style-name="ro1">
          <table:table-cell table:style-name="ce104" table:number-columns-repeated="3"/>
          <table:table-cell table:number-columns-repeated="1021"/>
        </table:table-row>
        <table:table-row table:style-name="ro1">
          <table:table-cell table:style-name="ce118" office:value-type="float" office:value="200" calcext:value-type="float">
            <text:p>200</text:p>
          </table:table-cell>
          <table:table-cell table:style-name="ce104" office:value-type="string" calcext:value-type="string">
            <text:p>Specialty Stein</text:p>
          </table:table-cell>
          <table:table-cell table:style-name="ce104" office:value-type="string" calcext:value-type="string">
            <text:p>Personally from Bobby &amp; Al</text:p>
          </table:table-cell>
          <table:table-cell table:number-columns-repeated="1021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dustry Night" table:style-name="ta5">
        <table:table-column table:style-name="co1" table:default-cell-style-name="Default"/>
        <table:table-column table:style-name="co20" table:default-cell-style-name="Default"/>
        <table:table-column table:style-name="co1" table:number-columns-repeated="4" table:default-cell-style-name="Default"/>
        <table:table-column table:style-name="co21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44" office:value-type="string" calcext:value-type="string" table:number-columns-spanned="2" table:number-rows-spanned="1">
            <text:p>INDUSTRY NIGHT MONDAYS**</text:p>
          </table:table-cell>
          <table:covered-table-cell/>
          <table:table-cell table:style-name="ce146" office:value-type="string" calcext:value-type="string" table:number-columns-spanned="2" table:number-rows-spanned="1">
            <text:p>ANYONE ON THIS LIST GETS 50% off MONDAYS</text:p>
          </table:table-cell>
          <table:covered-table-cell/>
          <table:table-cell table:style-name="ce147" office:value-type="string" calcext:value-type="string" table:number-columns-spanned="2" table:number-rows-spanned="1">
            <text:p>ANYONE else in the industry (or at beertender discretion) gets 25% off.</text:p>
          </table:table-cell>
          <table:covered-table-cell/>
          <table:table-cell table:style-name="ce152" office:value-type="string" calcext:value-type="string">
            <text:p>CONNER PLEASE ADD WDI and TRIANGLE TEAMS</text:p>
          </table:table-cell>
          <table:table-cell table:style-name="ce153" office:value-type="string" calcext:value-type="string">
            <text:p>MERCH DEALS?</text:p>
          </table:table-cell>
          <table:table-cell table:style-name="ce145" table:number-columns-repeated="3"/>
          <table:table-cell table:style-name="ce157" table:number-columns-repeated="20"/>
          <table:table-cell table:number-columns-repeated="993"/>
        </table:table-row>
        <table:table-row table:style-name="ro1">
          <table:table-cell table:style-name="ce145" office:value-type="string" calcext:value-type="string">
            <text:p>name</text:p>
          </table:table-cell>
          <table:table-cell table:style-name="ce145" office:value-type="string" calcext:value-type="string">
            <text:p>where they work</text:p>
          </table:table-cell>
          <table:table-cell table:style-name="ce145" office:value-type="string" calcext:value-type="string">
            <text:p>what town</text:p>
          </table:table-cell>
          <table:table-cell table:style-name="ce145" office:value-type="string" calcext:value-type="string">
            <text:p>title</text:p>
          </table:table-cell>
          <table:table-cell table:style-name="ce148" office:value-type="string" calcext:value-type="string">
            <text:p>last check in</text:p>
          </table:table-cell>
          <table:table-cell table:style-name="ce150" office:value-type="string" calcext:value-type="string">
            <text:p>how many check-ins</text:p>
          </table:table-cell>
          <table:table-cell table:style-name="ce145" office:value-type="string" calcext:value-type="string">
            <text:p>Notes</text:p>
          </table:table-cell>
          <table:table-cell table:style-name="ce153" office:value-type="string" calcext:value-type="string">
            <text:p>contacted?</text:p>
          </table:table-cell>
          <table:table-cell table:style-name="ce145" office:value-type="string" calcext:value-type="string">
            <text:p>McF contact</text:p>
          </table:table-cell>
          <table:table-cell table:style-name="ce155" office:value-type="string" calcext:value-type="string">
            <text:p>email</text:p>
          </table:table-cell>
          <table:table-cell table:style-name="ce157" table:number-columns-repeated="21"/>
          <table:table-cell table:number-columns-repeated="993"/>
        </table:table-row>
        <table:table-row table:style-name="ro1">
          <table:table-cell table:style-name="ce104" office:value-type="string" calcext:value-type="string">
            <text:p>Sarah</text:p>
          </table:table-cell>
          <table:table-cell table:style-name="ce104" office:value-type="string" calcext:value-type="string">
            <text:p>Stoneyard Greenville</text:p>
          </table:table-cell>
          <table:table-cell table:style-name="ce104" office:value-type="string" calcext:value-type="string">
            <text:p>APL</text:p>
          </table:table-cell>
          <table:table-cell table:style-name="ce104" office:value-type="string" calcext:value-type="string">
            <text:p>GM</text:p>
          </table:table-cell>
          <table:table-cell table:style-name="ce149"/>
          <table:table-cell table:style-name="ce151" office:value-type="float" office:value="0" calcext:value-type="float">
            <text:p>0</text:p>
          </table:table-cell>
          <table:table-cell table:style-name="ce104"/>
          <table:table-cell table:style-name="ce154" office:value-type="string" calcext:value-type="string">
            <text:p>y</text:p>
          </table:table-cell>
          <table:table-cell table:style-name="ce104" office:value-type="string" calcext:value-type="string">
            <text:p>bobby</text:p>
          </table:table-cell>
          <table:table-cell table:style-name="ce156"/>
          <table:table-cell table:style-name="ce104" table:number-columns-repeated="21"/>
          <table:table-cell table:number-columns-repeated="993"/>
        </table:table-row>
        <table:table-row table:style-name="ro1">
          <table:table-cell table:style-name="ce104" office:value-type="string" calcext:value-type="string">
            <text:p>Tony</text:p>
          </table:table-cell>
          <table:table-cell table:style-name="ce104" office:value-type="string" calcext:value-type="string">
            <text:p>Wooden Nickel</text:p>
          </table:table-cell>
          <table:table-cell table:style-name="ce104" office:value-type="string" calcext:value-type="string">
            <text:p>APL</text:p>
          </table:table-cell>
          <table:table-cell table:style-name="ce104" office:value-type="string" calcext:value-type="string">
            <text:p>owner/GM</text:p>
          </table:table-cell>
          <table:table-cell table:style-name="ce149"/>
          <table:table-cell table:style-name="ce151" office:value-type="float" office:value="0" calcext:value-type="float">
            <text:p>0</text:p>
          </table:table-cell>
          <table:table-cell table:style-name="ce104"/>
          <table:table-cell table:style-name="ce154" office:value-type="string" calcext:value-type="string">
            <text:p>y</text:p>
          </table:table-cell>
          <table:table-cell table:style-name="ce104" office:value-type="string" calcext:value-type="string">
            <text:p>bobby</text:p>
          </table:table-cell>
          <table:table-cell table:style-name="ce104" table:number-columns-repeated="22"/>
          <table:table-cell table:number-columns-repeated="993"/>
        </table:table-row>
        <table:table-row table:style-name="ro1">
          <table:table-cell table:style-name="ce104" office:value-type="string" calcext:value-type="string">
            <text:p>Regina</text:p>
          </table:table-cell>
          <table:table-cell table:style-name="ce104" office:value-type="string" calcext:value-type="string">
            <text:p>Draft</text:p>
          </table:table-cell>
          <table:table-cell table:style-name="ce104" office:value-type="string" calcext:value-type="string">
            <text:p>APL</text:p>
          </table:table-cell>
          <table:table-cell table:style-name="ce104" office:value-type="string" calcext:value-type="string">
            <text:p>GM</text:p>
          </table:table-cell>
          <table:table-cell table:style-name="ce149"/>
          <table:table-cell table:style-name="ce151" office:value-type="float" office:value="0" calcext:value-type="float">
            <text:p>0</text:p>
          </table:table-cell>
          <table:table-cell table:style-name="ce104"/>
          <table:table-cell table:style-name="ce154" office:value-type="string" calcext:value-type="string">
            <text:p>y</text:p>
          </table:table-cell>
          <table:table-cell table:style-name="ce104" office:value-type="string" calcext:value-type="string">
            <text:p>bobby</text:p>
          </table:table-cell>
          <table:table-cell table:style-name="ce104" table:number-columns-repeated="22"/>
          <table:table-cell table:number-columns-repeated="993"/>
        </table:table-row>
        <table:table-row table:style-name="ro1">
          <table:table-cell table:style-name="ce104" office:value-type="string" calcext:value-type="string">
            <text:p>alicia</text:p>
          </table:table-cell>
          <table:table-cell table:style-name="ce104" office:value-type="string" calcext:value-type="string">
            <text:p>cleo's</text:p>
          </table:table-cell>
          <table:table-cell table:style-name="ce104" office:value-type="string" calcext:value-type="string">
            <text:p>apl</text:p>
          </table:table-cell>
          <table:table-cell table:style-name="ce104" office:value-type="string" calcext:value-type="string">
            <text:p>gm</text:p>
          </table:table-cell>
          <table:table-cell table:style-name="ce149"/>
          <table:table-cell table:style-name="ce151" office:value-type="float" office:value="0" calcext:value-type="float">
            <text:p>0</text:p>
          </table:table-cell>
          <table:table-cell table:style-name="ce104"/>
          <table:table-cell table:style-name="ce154" office:value-type="string" calcext:value-type="string">
            <text:p>y</text:p>
          </table:table-cell>
          <table:table-cell table:style-name="ce104" office:value-type="string" calcext:value-type="string">
            <text:p>bobby</text:p>
          </table:table-cell>
          <table:table-cell table:style-name="ce104" table:number-columns-repeated="22"/>
          <table:table-cell table:number-columns-repeated="993"/>
        </table:table-row>
        <table:table-row table:style-name="ro1">
          <table:table-cell table:style-name="ce104" office:value-type="string" calcext:value-type="string">
            <text:p>matt</text:p>
          </table:table-cell>
          <table:table-cell table:style-name="ce104" office:value-type="string" calcext:value-type="string">
            <text:p>fox river house</text:p>
          </table:table-cell>
          <table:table-cell table:style-name="ce104" office:value-type="string" calcext:value-type="string">
            <text:p>apl</text:p>
          </table:table-cell>
          <table:table-cell table:style-name="ce104" office:value-type="string" calcext:value-type="string">
            <text:p>gm</text:p>
          </table:table-cell>
          <table:table-cell table:style-name="ce149"/>
          <table:table-cell table:style-name="ce151" office:value-type="float" office:value="0" calcext:value-type="float">
            <text:p>0</text:p>
          </table:table-cell>
          <table:table-cell table:style-name="ce104"/>
          <table:table-cell table:style-name="ce154"/>
          <table:table-cell table:style-name="ce104" office:value-type="string" calcext:value-type="string">
            <text:p>bobby</text:p>
          </table:table-cell>
          <table:table-cell table:style-name="ce104" table:number-columns-repeated="22"/>
          <table:table-cell table:number-columns-repeated="993"/>
        </table:table-row>
        <table:table-row table:style-name="ro1">
          <table:table-cell table:style-name="ce104" office:value-type="string" calcext:value-type="string">
            <text:p>mark</text:p>
          </table:table-cell>
          <table:table-cell table:style-name="ce104" office:value-type="string" calcext:value-type="string">
            <text:p>abf</text:p>
          </table:table-cell>
          <table:table-cell table:style-name="ce104" office:value-type="string" calcext:value-type="string">
            <text:p>apl</text:p>
          </table:table-cell>
          <table:table-cell table:style-name="ce104" office:value-type="string" calcext:value-type="string">
            <text:p>man</text:p>
          </table:table-cell>
          <table:table-cell table:style-name="ce149"/>
          <table:table-cell table:style-name="ce151" office:value-type="float" office:value="0" calcext:value-type="float">
            <text:p>0</text:p>
          </table:table-cell>
          <table:table-cell table:style-name="ce104"/>
          <table:table-cell table:style-name="ce154"/>
          <table:table-cell table:style-name="ce104" office:value-type="string" calcext:value-type="string">
            <text:p>bobby</text:p>
          </table:table-cell>
          <table:table-cell table:style-name="ce104" table:number-columns-repeated="22"/>
          <table:table-cell table:number-columns-repeated="993"/>
        </table:table-row>
        <table:table-row table:style-name="ro1">
          <table:table-cell table:style-name="ce104" office:value-type="string" calcext:value-type="string">
            <text:p>bri</text:p>
          </table:table-cell>
          <table:table-cell table:style-name="ce104" office:value-type="string" calcext:value-type="string">
            <text:p>spat's</text:p>
          </table:table-cell>
          <table:table-cell table:style-name="ce104" office:value-type="string" calcext:value-type="string">
            <text:p>apl</text:p>
          </table:table-cell>
          <table:table-cell table:style-name="ce104" office:value-type="string" calcext:value-type="string">
            <text:p>owner/GM</text:p>
          </table:table-cell>
          <table:table-cell table:style-name="ce149"/>
          <table:table-cell table:style-name="ce151" office:value-type="float" office:value="0" calcext:value-type="float">
            <text:p>0</text:p>
          </table:table-cell>
          <table:table-cell table:style-name="ce104"/>
          <table:table-cell table:style-name="ce154" office:value-type="string" calcext:value-type="string">
            <text:p>y</text:p>
          </table:table-cell>
          <table:table-cell table:style-name="ce104" office:value-type="string" calcext:value-type="string">
            <text:p>bobby</text:p>
          </table:table-cell>
          <table:table-cell table:style-name="ce104" table:number-columns-repeated="22"/>
          <table:table-cell table:number-columns-repeated="993"/>
        </table:table-row>
        <table:table-row table:style-name="ro1">
          <table:table-cell table:style-name="ce104" office:value-type="string" calcext:value-type="string">
            <text:p>ben</text:p>
          </table:table-cell>
          <table:table-cell table:style-name="ce104" office:value-type="string" calcext:value-type="string">
            <text:p>hop yard</text:p>
          </table:table-cell>
          <table:table-cell table:style-name="ce104" office:value-type="string" calcext:value-type="string">
            <text:p>apl</text:p>
          </table:table-cell>
          <table:table-cell table:style-name="ce104" office:value-type="string" calcext:value-type="string">
            <text:p>brewmaster</text:p>
          </table:table-cell>
          <table:table-cell table:style-name="ce149" office:value-type="date" office:date-value="2023-06-26" calcext:value-type="date">
            <text:p>6/Mon/2023</text:p>
          </table:table-cell>
          <table:table-cell table:style-name="ce151" office:value-type="float" office:value="1" calcext:value-type="float">
            <text:p>1</text:p>
          </table:table-cell>
          <table:table-cell table:style-name="ce104"/>
          <table:table-cell table:style-name="ce154"/>
          <table:table-cell table:style-name="ce104" office:value-type="string" calcext:value-type="string">
            <text:p>bobby</text:p>
          </table:table-cell>
          <table:table-cell table:style-name="ce104" table:number-columns-repeated="22"/>
          <table:table-cell table:number-columns-repeated="993"/>
        </table:table-row>
        <table:table-row table:style-name="ro1">
          <table:table-cell table:style-name="ce104" office:value-type="string" calcext:value-type="string">
            <text:p>adam</text:p>
          </table:table-cell>
          <table:table-cell table:style-name="ce104" office:value-type="string" calcext:value-type="string">
            <text:p>draft</text:p>
          </table:table-cell>
          <table:table-cell table:style-name="ce104" office:value-type="string" calcext:value-type="string">
            <text:p>apl</text:p>
          </table:table-cell>
          <table:table-cell table:style-name="ce104" office:value-type="string" calcext:value-type="string">
            <text:p>bar manager</text:p>
          </table:table-cell>
          <table:table-cell table:style-name="ce149" office:value-type="date" office:date-value="2023-07-09" calcext:value-type="date">
            <text:p>7/Sun/2023</text:p>
          </table:table-cell>
          <table:table-cell table:style-name="ce151" office:value-type="float" office:value="1" calcext:value-type="float">
            <text:p>1</text:p>
          </table:table-cell>
          <table:table-cell table:style-name="ce104"/>
          <table:table-cell table:style-name="ce154"/>
          <table:table-cell table:style-name="ce104" office:value-type="string" calcext:value-type="string">
            <text:p>bobby</text:p>
          </table:table-cell>
          <table:table-cell table:style-name="ce104" table:number-columns-repeated="22"/>
          <table:table-cell table:number-columns-repeated="993"/>
        </table:table-row>
        <table:table-row table:style-name="ro1">
          <table:table-cell table:style-name="ce104" office:value-type="string" calcext:value-type="string">
            <text:p>adam</text:p>
          </table:table-cell>
          <table:table-cell table:style-name="ce104" office:value-type="string" calcext:value-type="string">
            <text:p>fox valley golf club</text:p>
          </table:table-cell>
          <table:table-cell table:style-name="ce104" office:value-type="string" calcext:value-type="string">
            <text:p>apl</text:p>
          </table:table-cell>
          <table:table-cell table:style-name="ce104" office:value-type="string" calcext:value-type="string">
            <text:p>head chef</text:p>
          </table:table-cell>
          <table:table-cell table:style-name="ce149"/>
          <table:table-cell table:style-name="ce151"/>
          <table:table-cell table:style-name="ce104"/>
          <table:table-cell table:style-name="ce154"/>
          <table:table-cell table:style-name="ce104" table:number-columns-repeated="23"/>
          <table:table-cell table:number-columns-repeated="993"/>
        </table:table-row>
        <table:table-row table:style-name="ro1">
          <table:table-cell table:style-name="ce104" office:value-type="string" calcext:value-type="string">
            <text:p>holly (isabel)</text:p>
          </table:table-cell>
          <table:table-cell table:style-name="ce104" office:value-type="string" calcext:value-type="string">
            <text:p>misfits</text:p>
          </table:table-cell>
          <table:table-cell table:style-name="ce104" office:value-type="string" calcext:value-type="string">
            <text:p>apl</text:p>
          </table:table-cell>
          <table:table-cell table:style-name="ce104" office:value-type="string" calcext:value-type="string">
            <text:p>owner/GM</text:p>
          </table:table-cell>
          <table:table-cell table:style-name="ce149"/>
          <table:table-cell table:style-name="ce151"/>
          <table:table-cell table:style-name="ce104"/>
          <table:table-cell table:style-name="ce154"/>
          <table:table-cell table:style-name="ce104" table:number-columns-repeated="23"/>
          <table:table-cell table:number-columns-repeated="993"/>
        </table:table-row>
        <table:table-row table:style-name="ro1">
          <table:table-cell table:style-name="ce104" office:value-type="string" calcext:value-type="string">
            <text:p>simon gordon</text:p>
          </table:table-cell>
          <table:table-cell table:style-name="ce104" office:value-type="string" calcext:value-type="string">
            <text:p>carmellos</text:p>
          </table:table-cell>
          <table:table-cell table:style-name="ce104" office:value-type="string" calcext:value-type="string">
            <text:p>apl</text:p>
          </table:table-cell>
          <table:table-cell table:style-name="ce104" office:value-type="string" calcext:value-type="string">
            <text:p>owner/GM</text:p>
          </table:table-cell>
          <table:table-cell table:style-name="ce149"/>
          <table:table-cell table:style-name="ce151"/>
          <table:table-cell table:style-name="ce104"/>
          <table:table-cell table:style-name="ce154"/>
          <table:table-cell table:style-name="ce104" table:number-columns-repeated="23"/>
          <table:table-cell table:number-columns-repeated="993"/>
        </table:table-row>
        <table:table-row table:style-name="ro1">
          <table:table-cell table:style-name="ce104" office:value-type="string" calcext:value-type="string">
            <text:p>steve/dana</text:p>
          </table:table-cell>
          <table:table-cell table:style-name="ce104" office:value-type="string" calcext:value-type="string">
            <text:p>rookies</text:p>
          </table:table-cell>
          <table:table-cell table:style-name="ce104" office:value-type="string" calcext:value-type="string">
            <text:p>apl</text:p>
          </table:table-cell>
          <table:table-cell table:style-name="ce104" office:value-type="string" calcext:value-type="string">
            <text:p>owner/manager</text:p>
          </table:table-cell>
          <table:table-cell table:style-name="ce149"/>
          <table:table-cell table:style-name="ce151"/>
          <table:table-cell table:style-name="ce104"/>
          <table:table-cell table:style-name="ce154"/>
          <table:table-cell table:style-name="ce104" table:number-columns-repeated="23"/>
          <table:table-cell table:number-columns-repeated="993"/>
        </table:table-row>
        <table:table-row table:style-name="ro1">
          <table:table-cell table:style-name="ce104" office:value-type="string" calcext:value-type="string">
            <text:p>angie schumacher</text:p>
          </table:table-cell>
          <table:table-cell table:style-name="ce104" office:value-type="string" calcext:value-type="string">
            <text:p>stonearch</text:p>
          </table:table-cell>
          <table:table-cell table:style-name="ce104" office:value-type="string" calcext:value-type="string">
            <text:p>apl</text:p>
          </table:table-cell>
          <table:table-cell table:style-name="ce104" office:value-type="string" calcext:value-type="string">
            <text:p>employee</text:p>
          </table:table-cell>
          <table:table-cell table:style-name="ce149"/>
          <table:table-cell table:style-name="ce151"/>
          <table:table-cell table:style-name="ce104"/>
          <table:table-cell table:style-name="ce154"/>
          <table:table-cell table:style-name="ce104" table:number-columns-repeated="23"/>
          <table:table-cell table:number-columns-repeated="993"/>
        </table:table-row>
        <table:table-row table:style-name="ro1">
          <table:table-cell table:style-name="ce104" office:value-type="string" calcext:value-type="string">
            <text:p>travis klein</text:p>
          </table:table-cell>
          <table:table-cell table:style-name="ce104" office:value-type="string" calcext:value-type="string">
            <text:p>jimmie johns</text:p>
          </table:table-cell>
          <table:table-cell table:style-name="ce104" office:value-type="string" calcext:value-type="string">
            <text:p>apl</text:p>
          </table:table-cell>
          <table:table-cell table:style-name="ce104" office:value-type="string" calcext:value-type="string">
            <text:p>manager</text:p>
          </table:table-cell>
          <table:table-cell table:style-name="ce149"/>
          <table:table-cell table:style-name="ce151"/>
          <table:table-cell table:style-name="ce104"/>
          <table:table-cell table:style-name="ce154"/>
          <table:table-cell table:style-name="ce104" table:number-columns-repeated="23"/>
          <table:table-cell table:number-columns-repeated="993"/>
        </table:table-row>
        <table:table-row table:style-name="ro1" table:number-rows-repeated="984">
          <table:table-cell table:style-name="ce104" table:number-columns-repeated="4"/>
          <table:table-cell table:style-name="ce149"/>
          <table:table-cell table:style-name="ce151"/>
          <table:table-cell table:style-name="ce104"/>
          <table:table-cell table:style-name="ce154"/>
          <table:table-cell table:style-name="ce104" table:number-columns-repeated="23"/>
          <table:table-cell table:number-columns-repeated="993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Industry Night'.H1:'Industry Night'.H1001">
            <calcext:condition calcext:apply-style-name="ConditionalStyle_3" calcext:value="=&quot;y&quot;" calcext:base-cell-address="'Industry Night'.H1"/>
          </calcext:conditional-format>
          <calcext:conditional-format calcext:target-range-address="'Industry Night'.H1:'Industry Night'.H1001">
            <calcext:condition calcext:apply-style-name="ConditionalStyle_7" calcext:value="=&quot;n&quot;" calcext:base-cell-address="'Industry Night'.H1"/>
          </calcext:conditional-format>
        </calcext:conditional-formats>
      </table:table>
      <table:table table:name="Analysis" table:style-name="ta6">
        <table:table-column table:style-name="co1" table:number-columns-repeated="1024" table:default-cell-style-name="Default"/>
        <table:table-row table:style-name="ro1">
          <table:table-cell table:style-name="ce158" table:formula="of:=[$'Current Members'.A2]" office:value-type="string" office:string-value="Last Name" calcext:value-type="string">
            <text:p>Last Name</text:p>
          </table:table-cell>
          <table:table-cell table:style-name="ce158" table:formula="of:=[$'Current Members'.B2]" office:value-type="string" office:string-value="First Name" calcext:value-type="string">
            <text:p>First Name</text:p>
          </table:table-cell>
          <table:table-cell table:style-name="ce158" table:formula="of:=[$'Current Members'.C2]" office:value-type="string" office:string-value="# Visits" calcext:value-type="string">
            <text:p># Visits</text:p>
          </table:table-cell>
          <table:table-cell table:style-name="ce63" table:formula="of:=[$'Current Members'.D2]" office:value-type="string" office:string-value="Last Visit" calcext:value-type="string">
            <text:p>Last Visit</text:p>
          </table:table-cell>
          <table:table-cell table:style-name="ce63" table:formula="of:=[$'Current Members'.E2]" office:value-type="string" office:string-value="Exp. Date" calcext:value-type="string">
            <text:p>Exp. Date</text:p>
          </table:table-cell>
          <table:table-cell table:style-name="ce37" office:value-type="string" calcext:value-type="string">
            <text:p>predicted for year</text:p>
          </table:table-cell>
          <table:table-cell table:number-columns-repeated="1018"/>
        </table:table-row>
        <table:table-row table:style-name="ro1">
          <table:table-cell table:style-name="ce158" table:formula="of:=[$'Current Members'.A107]" office:value-type="string" office:string-value="Vanderwerff" calcext:value-type="string">
            <text:p>Vanderwerff</text:p>
          </table:table-cell>
          <table:table-cell table:style-name="ce158" table:formula="of:=[$'Current Members'.B107]" office:value-type="string" office:string-value="Mike" calcext:value-type="string">
            <text:p>Mike</text:p>
          </table:table-cell>
          <table:table-cell table:style-name="ce158" table:formula="of:=[$'Current Members'.C107]" office:value-type="float" office:value="10" calcext:value-type="float">
            <text:p>10</text:p>
          </table:table-cell>
          <table:table-cell table:style-name="ce63" table:formula="of:=[$'Current Members'.D107]" office:value-type="date" office:date-value="2024-03-23" calcext:value-type="date">
            <text:p>3/23/2024</text:p>
          </table:table-cell>
          <table:table-cell table:style-name="ce159" table:formula="of:=[$'Current Members'.E107]" office:value-type="date" office:date-value="2025-02-01" calcext:value-type="date">
            <text:p>2/1/25</text:p>
          </table:table-cell>
          <table:table-cell table:style-name="ce162" table:formula="of:=[.C2]/(TODAY()-[.E2]+365)*365" office:value-type="float" office:value="58.8709677419355" calcext:value-type="float">
            <text:p>59</text:p>
          </table:table-cell>
          <table:table-cell table:number-columns-repeated="2"/>
          <table:table-cell table:style-name="ce3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58" table:formula="of:=[$'Current Members'.A94]" office:value-type="string" office:string-value="Somers" calcext:value-type="string">
            <text:p>Somers</text:p>
          </table:table-cell>
          <table:table-cell table:style-name="ce158" table:formula="of:=[$'Current Members'.B94]" office:value-type="string" office:string-value="Tim" calcext:value-type="string">
            <text:p>Tim</text:p>
          </table:table-cell>
          <table:table-cell table:style-name="ce158" table:formula="of:=[$'Current Members'.C94]" office:value-type="float" office:value="8" calcext:value-type="float">
            <text:p>8</text:p>
          </table:table-cell>
          <table:table-cell table:style-name="ce63" table:formula="of:=[$'Current Members'.D94]" office:value-type="date" office:date-value="2024-03-28" calcext:value-type="date">
            <text:p>3/28/2024</text:p>
          </table:table-cell>
          <table:table-cell table:style-name="ce63" table:formula="of:=[$'Current Members'.E94]" office:value-type="date" office:date-value="2025-02-28" calcext:value-type="date">
            <text:p>2/28/2025</text:p>
          </table:table-cell>
          <table:table-cell table:style-name="ce162" table:formula="of:=[.C3]/(TODAY()-[.E3]+365)*365" office:value-type="float" office:value="83.4285714285714" calcext:value-type="float">
            <text:p>83</text:p>
          </table:table-cell>
          <table:table-cell table:number-columns-repeated="2"/>
          <table:table-cell table:style-name="ce37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158" table:formula="of:=[$'Current Members'.A105]" office:value-type="string" office:string-value="Van Hout" calcext:value-type="string">
            <text:p>Van Hout</text:p>
          </table:table-cell>
          <table:table-cell table:style-name="ce158" table:formula="of:=[$'Current Members'.B105]" office:value-type="string" office:string-value="Mark " calcext:value-type="string">
            <text:p>Mark </text:p>
          </table:table-cell>
          <table:table-cell table:style-name="ce158" table:formula="of:=[$'Current Members'.C105]" office:value-type="float" office:value="1" calcext:value-type="float">
            <text:p>1</text:p>
          </table:table-cell>
          <table:table-cell table:style-name="ce63" table:formula="of:=[$'Current Members'.D105]" office:value-type="date" office:date-value="2023-12-19" calcext:value-type="date">
            <text:p>12/19/2023</text:p>
          </table:table-cell>
          <table:table-cell table:style-name="ce63" table:formula="of:=[$'Current Members'.E105]" office:value-type="date" office:date-value="2024-12-19" calcext:value-type="date">
            <text:p>12/19/2024</text:p>
          </table:table-cell>
          <table:table-cell table:style-name="ce162" table:formula="of:=[.C4]/(TODAY()-[.E4]+365)*365" office:value-type="float" office:value="3.44339622641509" calcext:value-type="float">
            <text:p>3</text:p>
          </table:table-cell>
          <table:table-cell table:number-columns-repeated="2"/>
          <table:table-cell table:style-name="ce3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58" table:formula="of:=[$'Current Members'.A7]" office:value-type="string" office:string-value="Bantes" calcext:value-type="string">
            <text:p>Bantes</text:p>
          </table:table-cell>
          <table:table-cell table:style-name="ce158" table:formula="of:=[$'Current Members'.B7]" office:value-type="string" office:string-value="Allison" calcext:value-type="string">
            <text:p>Allison</text:p>
          </table:table-cell>
          <table:table-cell table:style-name="ce158" table:formula="of:=[$'Current Members'.C7]" office:value-type="float" office:value="9" calcext:value-type="float">
            <text:p>9</text:p>
          </table:table-cell>
          <table:table-cell table:style-name="ce63" table:formula="of:=[$'Current Members'.D7]" office:value-type="date" office:date-value="2022-08-10" calcext:value-type="date">
            <text:p>8/10/2022</text:p>
          </table:table-cell>
          <table:table-cell table:style-name="ce63" table:formula="of:=[$'Current Members'.E7]" office:value-type="date" office:date-value="2023-07-14" calcext:value-type="date">
            <text:p>7/14/2023</text:p>
          </table:table-cell>
          <table:table-cell table:style-name="ce162" table:formula="of:=[.C5]/(TODAY()-[.E5]+365)*365" office:value-type="float" office:value="5.21428571428571" calcext:value-type="float">
            <text:p>5</text:p>
          </table:table-cell>
          <table:table-cell table:number-columns-repeated="2"/>
          <table:table-cell table:style-name="ce3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58" table:formula="of:=[$'Current Members'.A9]" office:value-type="string" office:string-value="Bates" calcext:value-type="string">
            <text:p>Bates</text:p>
          </table:table-cell>
          <table:table-cell table:style-name="ce158" table:formula="of:=[$'Current Members'.B9]" office:value-type="string" office:string-value="Thomas" calcext:value-type="string">
            <text:p>Thomas</text:p>
          </table:table-cell>
          <table:table-cell table:style-name="ce158" table:formula="of:=[$'Current Members'.C9]" office:value-type="float" office:value="11" calcext:value-type="float">
            <text:p>11</text:p>
          </table:table-cell>
          <table:table-cell table:style-name="ce63" table:formula="of:=[$'Current Members'.D9]" office:value-type="date" office:date-value="2024-03-13" calcext:value-type="date">
            <text:p>3/13/2024</text:p>
          </table:table-cell>
          <table:table-cell table:style-name="ce63" table:formula="of:=[$'Current Members'.E9]" office:value-type="date" office:date-value="2024-11-01" calcext:value-type="date">
            <text:p>11/1/2024</text:p>
          </table:table-cell>
          <table:table-cell table:style-name="ce162" table:formula="of:=[.C6]/(TODAY()-[.E6]+365)*365" office:value-type="float" office:value="26.0714285714286" calcext:value-type="float">
            <text:p>26</text:p>
          </table:table-cell>
          <table:table-cell table:number-columns-repeated="2"/>
          <table:table-cell table:style-name="ce37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158" table:formula="of:=[$'Current Members'.A10]" office:value-type="string" office:string-value="Baur" calcext:value-type="string">
            <text:p>Baur</text:p>
          </table:table-cell>
          <table:table-cell table:style-name="ce158" table:formula="of:=[$'Current Members'.B10]" office:value-type="string" office:string-value="Andrew J" calcext:value-type="string">
            <text:p>Andrew J</text:p>
          </table:table-cell>
          <table:table-cell table:style-name="ce158" table:formula="of:=[$'Current Members'.C10]" office:value-type="float" office:value="18" calcext:value-type="float">
            <text:p>18</text:p>
          </table:table-cell>
          <table:table-cell table:style-name="ce63" table:formula="of:=[$'Current Members'.D10]" office:value-type="date" office:date-value="2024-02-23" calcext:value-type="date">
            <text:p>2/23/2024</text:p>
          </table:table-cell>
          <table:table-cell table:style-name="ce63" table:formula="of:=[$'Current Members'.E10]" office:value-type="date" office:date-value="2024-12-08" calcext:value-type="date">
            <text:p>12/8/2024</text:p>
          </table:table-cell>
          <table:table-cell table:style-name="ce162" table:formula="of:=[.C7]/(TODAY()-[.E7]+365)*365" office:value-type="float" office:value="56.1538461538462" calcext:value-type="float">
            <text:p>56</text:p>
          </table:table-cell>
          <table:table-cell table:number-columns-repeated="1018"/>
        </table:table-row>
        <table:table-row table:style-name="ro1">
          <table:table-cell table:style-name="ce158" table:formula="of:=[$'Current Members'.A11]" office:value-type="string" office:string-value="Baur" calcext:value-type="string">
            <text:p>Baur</text:p>
          </table:table-cell>
          <table:table-cell table:style-name="ce158" table:formula="of:=[$'Current Members'.B11]" office:value-type="string" office:string-value="Justin" calcext:value-type="string">
            <text:p>Justin</text:p>
          </table:table-cell>
          <table:table-cell table:style-name="ce158" table:formula="of:=[$'Current Members'.C11]" office:value-type="float" office:value="32" calcext:value-type="float">
            <text:p>32</text:p>
          </table:table-cell>
          <table:table-cell table:style-name="ce63" table:formula="of:=[$'Current Members'.D11]" office:value-type="date" office:date-value="2024-03-12" calcext:value-type="date">
            <text:p>3/12/2024</text:p>
          </table:table-cell>
          <table:table-cell table:style-name="ce63" table:formula="of:=[$'Current Members'.E11]" office:value-type="date" office:date-value="2024-06-16" calcext:value-type="date">
            <text:p>6/16/2024</text:p>
          </table:table-cell>
          <table:table-cell table:style-name="ce162" table:formula="of:=[.C8]/(TODAY()-[.E8]+365)*365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58" table:formula="of:=[$'Current Members'.A12]" office:value-type="string" office:string-value="Bennett" calcext:value-type="string">
            <text:p>Bennett</text:p>
          </table:table-cell>
          <table:table-cell table:style-name="ce158" table:formula="of:=[$'Current Members'.B12]" office:value-type="string" office:string-value="Mark " calcext:value-type="string">
            <text:p>Mark </text:p>
          </table:table-cell>
          <table:table-cell table:style-name="ce158" table:formula="of:=[$'Current Members'.C12]" office:value-type="float" office:value="68" calcext:value-type="float">
            <text:p>68</text:p>
          </table:table-cell>
          <table:table-cell table:style-name="ce63" table:formula="of:=[$'Current Members'.D12]" office:value-type="date" office:date-value="2024-03-31" calcext:value-type="date">
            <text:p>3/31/2024</text:p>
          </table:table-cell>
          <table:table-cell table:style-name="ce63" table:formula="of:=[$'Current Members'.E12]" office:value-type="date" office:date-value="2024-06-17" calcext:value-type="date">
            <text:p>6/17/2024</text:p>
          </table:table-cell>
          <table:table-cell table:style-name="ce162" table:formula="of:=[.C9]/(TODAY()-[.E9]+365)*365" office:value-type="float" office:value="85.2920962199313" calcext:value-type="float">
            <text:p>85</text:p>
          </table:table-cell>
          <table:table-cell table:number-columns-repeated="1018"/>
        </table:table-row>
        <table:table-row table:style-name="ro1">
          <table:table-cell table:style-name="ce158" table:formula="of:=[$'Current Members'.A13]" office:value-type="string" office:string-value="Benti" calcext:value-type="string">
            <text:p>Benti</text:p>
          </table:table-cell>
          <table:table-cell table:style-name="ce158" table:formula="of:=[$'Current Members'.B13]" office:value-type="string" office:string-value="Josh" calcext:value-type="string">
            <text:p>Josh</text:p>
          </table:table-cell>
          <table:table-cell table:style-name="ce158" table:formula="of:=[$'Current Members'.C13]" office:value-type="float" office:value="71" calcext:value-type="float">
            <text:p>71</text:p>
          </table:table-cell>
          <table:table-cell table:style-name="ce159" table:formula="of:=[$'Current Members'.D13]" office:value-type="date" office:date-value="2024-03-31" calcext:value-type="date">
            <text:p>3/31/24</text:p>
          </table:table-cell>
          <table:table-cell table:style-name="ce63" table:formula="of:=[$'Current Members'.E13]" office:value-type="date" office:date-value="2024-03-24" calcext:value-type="date">
            <text:p>3/24/2024</text:p>
          </table:table-cell>
          <table:table-cell table:style-name="ce162" table:formula="of:=[.C10]/(TODAY()-[.E10]+365)*365" office:value-type="float" office:value="68.9228723404255" calcext:value-type="float">
            <text:p>69</text:p>
          </table:table-cell>
          <table:table-cell table:number-columns-repeated="1018"/>
        </table:table-row>
        <table:table-row table:style-name="ro1">
          <table:table-cell table:style-name="ce158" table:formula="of:=[$'Current Members'.A17]" office:value-type="string" office:string-value="Bolton" calcext:value-type="string">
            <text:p>Bolton</text:p>
          </table:table-cell>
          <table:table-cell table:style-name="ce158" table:formula="of:=[$'Current Members'.B17]" office:value-type="string" office:string-value="Holly" calcext:value-type="string">
            <text:p>Holly</text:p>
          </table:table-cell>
          <table:table-cell table:style-name="ce158" table:formula="of:=[$'Current Members'.C17]" office:value-type="float" office:value="24" calcext:value-type="float">
            <text:p>24</text:p>
          </table:table-cell>
          <table:table-cell table:style-name="ce63" table:formula="of:=[$'Current Members'.D17]" office:value-type="date" office:date-value="2024-03-21" calcext:value-type="date">
            <text:p>3/21/2024</text:p>
          </table:table-cell>
          <table:table-cell table:style-name="ce63" table:formula="of:=[$'Current Members'.E17]" office:value-type="date" office:date-value="2024-07-20" calcext:value-type="date">
            <text:p>7/20/2024</text:p>
          </table:table-cell>
          <table:table-cell table:style-name="ce162" table:formula="of:=[.C11]/(TODAY()-[.E11]+365)*365" office:value-type="float" office:value="33.953488372093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158" table:formula="of:=[$'Current Members'.A18]" office:value-type="string" office:string-value="Bolton" calcext:value-type="string">
            <text:p>Bolton</text:p>
          </table:table-cell>
          <table:table-cell table:style-name="ce158" table:formula="of:=[$'Current Members'.B18]" office:value-type="string" office:string-value="Jamie" calcext:value-type="string">
            <text:p>Jamie</text:p>
          </table:table-cell>
          <table:table-cell table:style-name="ce158" table:formula="of:=[$'Current Members'.C18]" office:value-type="float" office:value="24" calcext:value-type="float">
            <text:p>24</text:p>
          </table:table-cell>
          <table:table-cell table:style-name="ce63" table:formula="of:=[$'Current Members'.D18]" office:value-type="date" office:date-value="2024-03-21" calcext:value-type="date">
            <text:p>3/21/2024</text:p>
          </table:table-cell>
          <table:table-cell table:style-name="ce63" table:formula="of:=[$'Current Members'.E18]" office:value-type="date" office:date-value="2024-07-20" calcext:value-type="date">
            <text:p>7/20/2024</text:p>
          </table:table-cell>
          <table:table-cell table:style-name="ce162" table:formula="of:=[.C12]/(TODAY()-[.E12]+365)*365" office:value-type="float" office:value="33.953488372093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158" table:formula="of:=[$'Current Members'.A93]" office:value-type="string" office:string-value="Skypczak" calcext:value-type="string">
            <text:p>Skypczak</text:p>
          </table:table-cell>
          <table:table-cell table:style-name="ce158" table:formula="of:=[$'Current Members'.B93]" office:value-type="string" office:string-value="Dan" calcext:value-type="string">
            <text:p>Dan</text:p>
          </table:table-cell>
          <table:table-cell table:style-name="ce158" table:formula="of:=[$'Current Members'.C93]" office:value-type="float" office:value="52" calcext:value-type="float">
            <text:p>52</text:p>
          </table:table-cell>
          <table:table-cell table:style-name="ce159" table:formula="of:=[$'Current Members'.D93]" office:value-type="date" office:date-value="2024-03-30" calcext:value-type="date">
            <text:p>3/30/24</text:p>
          </table:table-cell>
          <table:table-cell table:style-name="ce63" table:formula="of:=[$'Current Members'.E93]" office:value-type="date" office:date-value="2024-05-04" calcext:value-type="date">
            <text:p>5/4/2024</text:p>
          </table:table-cell>
          <table:table-cell table:style-name="ce162" table:formula="of:=[.C13]/(TODAY()-[.E13]+365)*365" office:value-type="float" office:value="56.6567164179105" calcext:value-type="float">
            <text:p>57</text:p>
          </table:table-cell>
          <table:table-cell table:number-columns-repeated="1018"/>
        </table:table-row>
        <table:table-row table:style-name="ro1">
          <table:table-cell table:style-name="ce158" table:formula="of:=[$'Current Members'.A21]" office:value-type="string" office:string-value="Bugni" calcext:value-type="string">
            <text:p>Bugni</text:p>
          </table:table-cell>
          <table:table-cell table:style-name="ce158" table:formula="of:=[$'Current Members'.B21]" office:value-type="string" office:string-value="Troy" calcext:value-type="string">
            <text:p>Troy</text:p>
          </table:table-cell>
          <table:table-cell table:style-name="ce158" table:formula="of:=[$'Current Members'.C21]" office:value-type="float" office:value="7" calcext:value-type="float">
            <text:p>7</text:p>
          </table:table-cell>
          <table:table-cell table:style-name="ce63" table:formula="of:=[$'Current Members'.D21]" office:value-type="date" office:date-value="2024-03-11" calcext:value-type="date">
            <text:p>3/11/2024</text:p>
          </table:table-cell>
          <table:table-cell table:style-name="ce63" table:formula="of:=[$'Current Members'.E21]" office:value-type="date" office:date-value="2024-12-27" calcext:value-type="date">
            <text:p>12/27/2024</text:p>
          </table:table-cell>
          <table:table-cell table:style-name="ce162" table:formula="of:=[.C14]/(TODAY()-[.E14]+365)*365" office:value-type="float" office:value="26.071428571428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158" table:formula="of:=[$'Current Members'.A85]" office:value-type="string" office:string-value="Rex" calcext:value-type="string">
            <text:p>Rex</text:p>
          </table:table-cell>
          <table:table-cell table:style-name="ce158" table:formula="of:=[$'Current Members'.B85]" office:value-type="string" office:string-value="Jase" calcext:value-type="string">
            <text:p>Jase</text:p>
          </table:table-cell>
          <table:table-cell table:style-name="ce158" table:formula="of:=[$'Current Members'.C85]" office:value-type="float" office:value="12" calcext:value-type="float">
            <text:p>12</text:p>
          </table:table-cell>
          <table:table-cell table:style-name="ce63" table:formula="of:=[$'Current Members'.D85]" office:value-type="date" office:date-value="2023-11-27" calcext:value-type="date">
            <text:p>11/27/2023</text:p>
          </table:table-cell>
          <table:table-cell table:style-name="ce63" table:formula="of:=[$'Current Members'.E85]" office:value-type="date" office:date-value="2024-05-27" calcext:value-type="date">
            <text:p>5/27/2024</text:p>
          </table:table-cell>
          <table:table-cell table:style-name="ce162" table:formula="of:=[.C15]/(TODAY()-[.E15]+365)*365" office:value-type="float" office:value="14.0384615384615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58" table:formula="of:=[$'Current Members'.A23]" office:value-type="string" office:string-value="Camann" calcext:value-type="string">
            <text:p>Camann</text:p>
          </table:table-cell>
          <table:table-cell table:style-name="ce158" table:formula="of:=[$'Current Members'.B23]" office:value-type="string" office:string-value="Becca" calcext:value-type="string">
            <text:p>Becca</text:p>
          </table:table-cell>
          <table:table-cell table:style-name="ce158" table:formula="of:=[$'Current Members'.C23]" office:value-type="float" office:value="13" calcext:value-type="float">
            <text:p>13</text:p>
          </table:table-cell>
          <table:table-cell table:style-name="ce63" table:formula="of:=[$'Current Members'.D23]" office:value-type="date" office:date-value="2023-05-13" calcext:value-type="date">
            <text:p>5/13/2023</text:p>
          </table:table-cell>
          <table:table-cell table:style-name="ce63" table:formula="of:=[$'Current Members'.E23]" office:value-type="date" office:date-value="2023-07-16" calcext:value-type="date">
            <text:p>7/16/2023</text:p>
          </table:table-cell>
          <table:table-cell table:style-name="ce162" table:formula="of:=[.C16]/(TODAY()-[.E16]+365)*365" office:value-type="float" office:value="7.55573248407643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58" table:formula="of:=[$'Current Members'.A24]" office:value-type="string" office:string-value="Campbell" calcext:value-type="string">
            <text:p>Campbell</text:p>
          </table:table-cell>
          <table:table-cell table:style-name="ce158" table:formula="of:=[$'Current Members'.B24]" office:value-type="string" office:string-value="Tanner" calcext:value-type="string">
            <text:p>Tanner</text:p>
          </table:table-cell>
          <table:table-cell table:style-name="ce158" table:formula="of:=[$'Current Members'.C24]" office:value-type="float" office:value="5" calcext:value-type="float">
            <text:p>5</text:p>
          </table:table-cell>
          <table:table-cell table:style-name="ce63" table:formula="of:=[$'Current Members'.D24]" office:value-type="date" office:date-value="2024-03-31" calcext:value-type="date">
            <text:p>3/31/2024</text:p>
          </table:table-cell>
          <table:table-cell table:style-name="ce63" table:formula="of:=[$'Current Members'.E24]" office:value-type="date" office:date-value="2025-01-23" calcext:value-type="date">
            <text:p>1/23/2025</text:p>
          </table:table-cell>
          <table:table-cell table:style-name="ce162" table:formula="of:=[.C17]/(TODAY()-[.E17]+365)*365" office:value-type="float" office:value="25.7042253521127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158" table:formula="of:=[$'Current Members'.A103]" office:value-type="string" office:string-value="Udoekong" calcext:value-type="string">
            <text:p>Udoekong</text:p>
          </table:table-cell>
          <table:table-cell table:style-name="ce158" table:formula="of:=[$'Current Members'.B103]" office:value-type="string" office:string-value="Nerf" calcext:value-type="string">
            <text:p>Nerf</text:p>
          </table:table-cell>
          <table:table-cell table:style-name="ce158" table:formula="of:=[$'Current Members'.C103]" office:value-type="float" office:value="10" calcext:value-type="float">
            <text:p>10</text:p>
          </table:table-cell>
          <table:table-cell table:style-name="ce63" table:formula="of:=[$'Current Members'.D103]" office:value-type="date" office:date-value="2024-03-16" calcext:value-type="date">
            <text:p>3/16/2024</text:p>
          </table:table-cell>
          <table:table-cell table:style-name="ce63" table:formula="of:=[$'Current Members'.E103]" office:value-type="date" office:date-value="2025-02-07" calcext:value-type="date">
            <text:p>2/7/2025</text:p>
          </table:table-cell>
          <table:table-cell table:style-name="ce162" table:formula="of:=[.C18]/(TODAY()-[.E18]+365)*365" office:value-type="float" office:value="65.1785714285714" calcext:value-type="float">
            <text:p>65</text:p>
          </table:table-cell>
          <table:table-cell table:number-columns-repeated="1018"/>
        </table:table-row>
        <table:table-row table:style-name="ro1">
          <table:table-cell table:style-name="ce158" table:formula="of:=[$'Current Members'.A29]" office:value-type="string" office:string-value="Del Toro" calcext:value-type="string">
            <text:p>Del Toro</text:p>
          </table:table-cell>
          <table:table-cell table:style-name="ce158" table:formula="of:=[$'Current Members'.B29]" office:value-type="string" office:string-value="Israel" calcext:value-type="string">
            <text:p>Israel</text:p>
          </table:table-cell>
          <table:table-cell table:style-name="ce158" table:formula="of:=[$'Current Members'.C29]" office:value-type="float" office:value="15" calcext:value-type="float">
            <text:p>15</text:p>
          </table:table-cell>
          <table:table-cell table:style-name="ce63" table:formula="of:=[$'Current Members'.D29]" office:value-type="date" office:date-value="2024-03-28" calcext:value-type="date">
            <text:p>3/28/2024</text:p>
          </table:table-cell>
          <table:table-cell table:style-name="ce63" table:formula="of:=[$'Current Members'.E29]" office:value-type="date" office:date-value="2024-06-29" calcext:value-type="date">
            <text:p>6/29/2024</text:p>
          </table:table-cell>
          <table:table-cell table:style-name="ce162" table:formula="of:=[.C19]/(TODAY()-[.E19]+365)*365" office:value-type="float" office:value="19.6236559139785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58" table:formula="of:=[$'Current Members'.A99]" office:value-type="string" office:string-value="Strader" calcext:value-type="string">
            <text:p>Strader</text:p>
          </table:table-cell>
          <table:table-cell table:style-name="ce158" table:formula="of:=[$'Current Members'.B99]" office:value-type="string" office:string-value="Mike" calcext:value-type="string">
            <text:p>Mike</text:p>
          </table:table-cell>
          <table:table-cell table:style-name="ce158" table:formula="of:=[$'Current Members'.C99]" office:value-type="float" office:value="10" calcext:value-type="float">
            <text:p>10</text:p>
          </table:table-cell>
          <table:table-cell table:style-name="ce63" table:formula="of:=[$'Current Members'.D99]" office:value-type="date" office:date-value="2024-03-26" calcext:value-type="date">
            <text:p>3/26/2024</text:p>
          </table:table-cell>
          <table:table-cell table:style-name="ce63" table:formula="of:=[$'Current Members'.E99]" office:value-type="date" office:date-value="2025-03-01" calcext:value-type="date">
            <text:p>3/1/2025</text:p>
          </table:table-cell>
          <table:table-cell table:style-name="ce162" table:formula="of:=[.C20]/(TODAY()-[.E20]+365)*365" office:value-type="float" office:value="107.352941176471" calcext:value-type="float">
            <text:p>107</text:p>
          </table:table-cell>
          <table:table-cell table:number-columns-repeated="1018"/>
        </table:table-row>
        <table:table-row table:style-name="ro1">
          <table:table-cell table:style-name="ce158" table:formula="of:=[$'Current Members'.A86]" office:value-type="string" office:string-value="Sachs" calcext:value-type="string">
            <text:p>Sachs</text:p>
          </table:table-cell>
          <table:table-cell table:style-name="ce158" table:formula="of:=[$'Current Members'.B86]" office:value-type="string" office:string-value="Kat" calcext:value-type="string">
            <text:p>Kat</text:p>
          </table:table-cell>
          <table:table-cell table:style-name="ce158" table:formula="of:=[$'Current Members'.C86]" office:value-type="float" office:value="27" calcext:value-type="float">
            <text:p>27</text:p>
          </table:table-cell>
          <table:table-cell table:style-name="ce63" table:formula="of:=[$'Current Members'.D86]" office:value-type="date" office:date-value="2024-04-03" calcext:value-type="date">
            <text:p>4/3/2024</text:p>
          </table:table-cell>
          <table:table-cell table:style-name="ce63" table:formula="of:=[$'Current Members'.E86]" office:value-type="date" office:date-value="2025-02-26" calcext:value-type="date">
            <text:p>2/26/2025</text:p>
          </table:table-cell>
          <table:table-cell table:style-name="ce162" table:formula="of:=[.C21]/(TODAY()-[.E21]+365)*365" office:value-type="float" office:value="266.351351351351" calcext:value-type="float">
            <text:p>266</text:p>
          </table:table-cell>
          <table:table-cell table:number-columns-repeated="1018"/>
        </table:table-row>
        <table:table-row table:style-name="ro1">
          <table:table-cell table:style-name="ce158" table:formula="of:=[$'Current Members'.A32]" office:value-type="string" office:string-value="Doran" calcext:value-type="string">
            <text:p>Doran</text:p>
          </table:table-cell>
          <table:table-cell table:style-name="ce158" table:formula="of:=[$'Current Members'.B32]" office:value-type="string" office:string-value="Stacy" calcext:value-type="string">
            <text:p>Stacy</text:p>
          </table:table-cell>
          <table:table-cell table:style-name="ce158" table:formula="of:=[$'Current Members'.C32]" office:value-type="float" office:value="11" calcext:value-type="float">
            <text:p>11</text:p>
          </table:table-cell>
          <table:table-cell table:style-name="ce63" table:formula="of:=[$'Current Members'.D32]" office:value-type="date" office:date-value="2024-02-18" calcext:value-type="date">
            <text:p>2/18/2024</text:p>
          </table:table-cell>
          <table:table-cell table:style-name="ce63" table:formula="of:=[$'Current Members'.E32]" office:value-type="date" office:date-value="2024-08-25" calcext:value-type="date">
            <text:p>8/25/2024</text:p>
          </table:table-cell>
          <table:table-cell table:style-name="ce162" table:formula="of:=[.C22]/(TODAY()-[.E22]+365)*365" office:value-type="float" office:value="18.0855855855856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58" table:formula="of:=[$'Current Members'.A96]" office:value-type="string" office:string-value="Stadig" calcext:value-type="string">
            <text:p>Stadig</text:p>
          </table:table-cell>
          <table:table-cell table:style-name="ce158" table:formula="of:=[$'Current Members'.B96]" office:value-type="string" office:string-value="Eric" calcext:value-type="string">
            <text:p>Eric</text:p>
          </table:table-cell>
          <table:table-cell table:style-name="ce158" table:formula="of:=[$'Current Members'.C96]" office:value-type="float" office:value="30" calcext:value-type="float">
            <text:p>30</text:p>
          </table:table-cell>
          <table:table-cell table:style-name="ce63" table:formula="of:=[$'Current Members'.D96]" office:value-type="date" office:date-value="2024-04-03" calcext:value-type="date">
            <text:p>4/3/2024</text:p>
          </table:table-cell>
          <table:table-cell table:style-name="ce63" table:formula="of:=[$'Current Members'.E96]" office:value-type="date" office:date-value="2024-06-12" calcext:value-type="date">
            <text:p>6/12/2024</text:p>
          </table:table-cell>
          <table:table-cell table:style-name="ce162" table:formula="of:=[.C23]/(TODAY()-[.E23]+365)*365" office:value-type="float" office:value="36.9932432432432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158" table:formula="of:=[$'Current Members'.A97]" office:value-type="string" office:string-value="Stone " calcext:value-type="string">
            <text:p>Stone </text:p>
          </table:table-cell>
          <table:table-cell table:style-name="ce158" table:formula="of:=[$'Current Members'.B97]" office:value-type="string" office:string-value="Jenna" calcext:value-type="string">
            <text:p>Jenna</text:p>
          </table:table-cell>
          <table:table-cell table:style-name="ce158" table:formula="of:=[$'Current Members'.C97]" office:value-type="float" office:value="20" calcext:value-type="float">
            <text:p>20</text:p>
          </table:table-cell>
          <table:table-cell table:style-name="ce63" table:formula="of:=[$'Current Members'.D97]" office:value-type="date" office:date-value="2023-12-07" calcext:value-type="date">
            <text:p>12/7/2023</text:p>
          </table:table-cell>
          <table:table-cell table:style-name="ce63" table:formula="of:=[$'Current Members'.E97]" office:value-type="date" office:date-value="2024-12-08" calcext:value-type="date">
            <text:p>12/8/2024</text:p>
          </table:table-cell>
          <table:table-cell table:style-name="ce162" table:formula="of:=[.C24]/(TODAY()-[.E24]+365)*365" office:value-type="float" office:value="62.3931623931624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158" table:formula="of:=[$'Current Members'.A91]" office:value-type="string" office:string-value="Schwanke" calcext:value-type="string">
            <text:p>Schwanke</text:p>
          </table:table-cell>
          <table:table-cell table:style-name="ce158" table:formula="of:=[$'Current Members'.B91]" office:value-type="string" office:string-value="Pat" calcext:value-type="string">
            <text:p>Pat</text:p>
          </table:table-cell>
          <table:table-cell table:style-name="ce158" table:formula="of:=[$'Current Members'.C91]" office:value-type="float" office:value="7" calcext:value-type="float">
            <text:p>7</text:p>
          </table:table-cell>
          <table:table-cell table:style-name="ce63" table:formula="of:=[$'Current Members'.D91]" office:value-type="date" office:date-value="2023-09-17" calcext:value-type="date">
            <text:p>9/17/2023</text:p>
          </table:table-cell>
          <table:table-cell table:style-name="ce63" table:formula="of:=[$'Current Members'.E91]" office:value-type="date" office:date-value="2024-06-24" calcext:value-type="date">
            <text:p>6/24/2024</text:p>
          </table:table-cell>
          <table:table-cell table:style-name="ce162" table:formula="of:=[.C25]/(TODAY()-[.E25]+365)*365" office:value-type="float" office:value="8.99647887323944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58" table:formula="of:=[$'Current Members'.A34]" office:value-type="string" office:string-value="Eastman" calcext:value-type="string">
            <text:p>Eastman</text:p>
          </table:table-cell>
          <table:table-cell table:style-name="ce158" table:formula="of:=[$'Current Members'.B34]" office:value-type="string" office:string-value="Eric" calcext:value-type="string">
            <text:p>Eric</text:p>
          </table:table-cell>
          <table:table-cell table:style-name="ce158" table:formula="of:=[$'Current Members'.C34]" office:value-type="float" office:value="34" calcext:value-type="float">
            <text:p>34</text:p>
          </table:table-cell>
          <table:table-cell table:style-name="ce159" table:formula="of:=[$'Current Members'.D34]" office:value-type="date" office:date-value="2024-03-27" calcext:value-type="date">
            <text:p>3/27/24</text:p>
          </table:table-cell>
          <table:table-cell table:style-name="ce159" table:formula="of:=[$'Current Members'.E34]" office:value-type="date" office:date-value="2024-10-07" calcext:value-type="date">
            <text:p>10/7/24</text:p>
          </table:table-cell>
          <table:table-cell table:style-name="ce162" table:formula="of:=[.C26]/(TODAY()-[.E26]+365)*365" office:value-type="float" office:value="69.3296089385475" calcext:value-type="float">
            <text:p>69</text:p>
          </table:table-cell>
          <table:table-cell table:number-columns-repeated="1018"/>
        </table:table-row>
        <table:table-row table:style-name="ro1">
          <table:table-cell table:style-name="ce158" table:formula="of:=[$'Current Members'.A35]" office:value-type="string" office:string-value="Erspamer" calcext:value-type="string">
            <text:p>Erspamer</text:p>
          </table:table-cell>
          <table:table-cell table:style-name="ce158" table:formula="of:=[$'Current Members'.B35]" office:value-type="string" office:string-value="Tabitha" calcext:value-type="string">
            <text:p>Tabitha</text:p>
          </table:table-cell>
          <table:table-cell table:style-name="ce158" table:formula="of:=[$'Current Members'.C35]" office:value-type="float" office:value="71" calcext:value-type="float">
            <text:p>71</text:p>
          </table:table-cell>
          <table:table-cell table:style-name="ce63" table:formula="of:=[$'Current Members'.D35]" office:value-type="date" office:date-value="2024-03-31" calcext:value-type="date">
            <text:p>3/31/2024</text:p>
          </table:table-cell>
          <table:table-cell table:style-name="ce63" table:formula="of:=[$'Current Members'.E35]" office:value-type="date" office:date-value="2024-06-10" calcext:value-type="date">
            <text:p>6/10/2024</text:p>
          </table:table-cell>
          <table:table-cell table:style-name="ce162" table:formula="of:=[.C27]/(TODAY()-[.E27]+365)*365" office:value-type="float" office:value="86.9630872483221" calcext:value-type="float">
            <text:p>87</text:p>
          </table:table-cell>
          <table:table-cell table:number-columns-repeated="1018"/>
        </table:table-row>
        <table:table-row table:style-name="ro1">
          <table:table-cell table:style-name="ce158" table:formula="of:=[$'Current Members'.A89]" office:value-type="string" office:string-value="Scheel" calcext:value-type="string">
            <text:p>Scheel</text:p>
          </table:table-cell>
          <table:table-cell table:style-name="ce158" table:formula="of:=[$'Current Members'.B89]" office:value-type="string" office:string-value="Paul" calcext:value-type="string">
            <text:p>Paul</text:p>
          </table:table-cell>
          <table:table-cell table:style-name="ce158" table:formula="of:=[$'Current Members'.C89]" office:value-type="float" office:value="14" calcext:value-type="float">
            <text:p>14</text:p>
          </table:table-cell>
          <table:table-cell table:style-name="ce63" table:formula="of:=[$'Current Members'.D89]" office:value-type="date" office:date-value="2024-02-19" calcext:value-type="date">
            <text:p>2/19/2024</text:p>
          </table:table-cell>
          <table:table-cell table:style-name="ce63" table:formula="of:=[$'Current Members'.E89]" office:value-type="date" office:date-value="2024-12-29" calcext:value-type="date">
            <text:p>12/29/2024</text:p>
          </table:table-cell>
          <table:table-cell table:style-name="ce162" table:formula="of:=[.C28]/(TODAY()-[.E28]+365)*365" office:value-type="float" office:value="53.2291666666667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158" table:formula="of:=[$'Current Members'.A106]" office:value-type="string" office:string-value="Van Laanen" calcext:value-type="string">
            <text:p>Van Laanen</text:p>
          </table:table-cell>
          <table:table-cell table:style-name="ce158" table:formula="of:=[$'Current Members'.B106]" office:value-type="string" office:string-value="Chad" calcext:value-type="string">
            <text:p>Chad</text:p>
          </table:table-cell>
          <table:table-cell table:style-name="ce158" table:formula="of:=[$'Current Members'.C106]" office:value-type="float" office:value="2" calcext:value-type="float">
            <text:p>2</text:p>
          </table:table-cell>
          <table:table-cell table:style-name="ce63" table:formula="of:=[$'Current Members'.D106]" office:value-type="date" office:date-value="2024-03-30" calcext:value-type="date">
            <text:p>3/30/2024</text:p>
          </table:table-cell>
          <table:table-cell table:style-name="ce63" table:formula="of:=[$'Current Members'.E106]" office:value-type="date" office:date-value="2025-02-20" calcext:value-type="date">
            <text:p>2/20/2025</text:p>
          </table:table-cell>
          <table:table-cell table:style-name="ce162" table:formula="of:=[.C29]/(TODAY()-[.E29]+365)*365" office:value-type="float" office:value="16.9767441860465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58" table:formula="of:=[$'Current Members'.A92]" office:value-type="string" office:string-value="Sedo" calcext:value-type="string">
            <text:p>Sedo</text:p>
          </table:table-cell>
          <table:table-cell table:style-name="ce158" table:formula="of:=[$'Current Members'.B92]" office:value-type="string" office:string-value="Kurt" calcext:value-type="string">
            <text:p>Kurt</text:p>
          </table:table-cell>
          <table:table-cell table:style-name="ce158" table:formula="of:=[$'Current Members'.C92]" office:value-type="float" office:value="1" calcext:value-type="float">
            <text:p>1</text:p>
          </table:table-cell>
          <table:table-cell table:style-name="ce63" table:formula="of:=[$'Current Members'.D92]" office:value-type="date" office:date-value="2023-12-19" calcext:value-type="date">
            <text:p>12/19/2023</text:p>
          </table:table-cell>
          <table:table-cell table:style-name="ce63" table:formula="of:=[$'Current Members'.E92]" office:value-type="date" office:date-value="2024-12-19" calcext:value-type="date">
            <text:p>12/19/2024</text:p>
          </table:table-cell>
          <table:table-cell table:style-name="ce162" table:formula="of:=[.C30]/(TODAY()-[.E30]+365)*365" office:value-type="float" office:value="3.44339622641509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58" table:formula="of:=[$'Current Members'.A38]" office:value-type="string" office:string-value="Frederick" calcext:value-type="string">
            <text:p>Frederick</text:p>
          </table:table-cell>
          <table:table-cell table:style-name="ce158" table:formula="of:=[$'Current Members'.B38]" office:value-type="string" office:string-value="Jake" calcext:value-type="string">
            <text:p>Jake</text:p>
          </table:table-cell>
          <table:table-cell table:style-name="ce158" table:formula="of:=[$'Current Members'.C38]" office:value-type="float" office:value="33" calcext:value-type="float">
            <text:p>33</text:p>
          </table:table-cell>
          <table:table-cell table:style-name="ce159" table:formula="of:=[$'Current Members'.D38]" office:value-type="date" office:date-value="2024-03-29" calcext:value-type="date">
            <text:p>3/29/24</text:p>
          </table:table-cell>
          <table:table-cell table:style-name="ce63" table:formula="of:=[$'Current Members'.E38]" office:value-type="date" office:date-value="2024-04-14" calcext:value-type="date">
            <text:p>4/14/2024</text:p>
          </table:table-cell>
          <table:table-cell table:style-name="ce162" table:formula="of:=[.C31]/(TODAY()-[.E31]+365)*365" office:value-type="float" office:value="33.9295774647887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62" table:formula="of:=[.C32]/(TODAY()-[.E32]+365)*365" office:value-type="string" office:string-value="" calcext:value-type="error">
            <text:p>#REF!</text:p>
          </table:table-cell>
          <table:table-cell table:number-columns-repeated="1018"/>
        </table:table-row>
        <table:table-row table:style-name="ro1">
          <table:table-cell table:style-name="ce158" table:formula="of:=[$'Current Members'.A40]" office:value-type="string" office:string-value="Goodacre" calcext:value-type="string">
            <text:p>Goodacre</text:p>
          </table:table-cell>
          <table:table-cell table:style-name="ce158" table:formula="of:=[$'Current Members'.B40]" office:value-type="string" office:string-value="Zach" calcext:value-type="string">
            <text:p>Zach</text:p>
          </table:table-cell>
          <table:table-cell table:style-name="ce158" table:formula="of:=[$'Current Members'.C40]" office:value-type="float" office:value="11" calcext:value-type="float">
            <text:p>11</text:p>
          </table:table-cell>
          <table:table-cell table:style-name="ce63" table:formula="of:=[$'Current Members'.D40]" office:value-type="date" office:date-value="2023-04-20" calcext:value-type="date">
            <text:p>4/20/2023</text:p>
          </table:table-cell>
          <table:table-cell table:style-name="ce63" table:formula="of:=[$'Current Members'.E40]" office:value-type="date" office:date-value="2024-02-10" calcext:value-type="date">
            <text:p>2/10/2024</text:p>
          </table:table-cell>
          <table:table-cell table:style-name="ce162" table:formula="of:=[.C33]/(TODAY()-[.E33]+365)*365" office:value-type="float" office:value="9.58233890214797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58" table:formula="of:=[$'Current Members'.A41]" office:value-type="string" office:string-value="Goriup" calcext:value-type="string">
            <text:p>Goriup</text:p>
          </table:table-cell>
          <table:table-cell table:style-name="ce158" table:formula="of:=[$'Current Members'.B41]" office:value-type="string" office:string-value="Delaney" calcext:value-type="string">
            <text:p>Delaney</text:p>
          </table:table-cell>
          <table:table-cell table:style-name="ce158" table:formula="of:=[$'Current Members'.C41]" office:value-type="float" office:value="8" calcext:value-type="float">
            <text:p>8</text:p>
          </table:table-cell>
          <table:table-cell table:style-name="ce160" table:formula="of:=[$'Current Members'.D41]" office:value-type="date" office:date-value="2023-10-29" calcext:value-type="date">
            <text:p>10/29</text:p>
          </table:table-cell>
          <table:table-cell table:style-name="ce159" table:formula="of:=[$'Current Members'.E41]" office:value-type="date" office:date-value="2024-06-22" calcext:value-type="date">
            <text:p>6/22/24</text:p>
          </table:table-cell>
          <table:table-cell table:style-name="ce162" table:formula="of:=[.C34]/(TODAY()-[.E34]+365)*365" office:value-type="float" office:value="10.2097902097902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58" table:formula="of:=[$'Current Members'.A98]" office:value-type="string" office:string-value="Stoneking" calcext:value-type="string">
            <text:p>Stoneking</text:p>
          </table:table-cell>
          <table:table-cell table:style-name="ce158" table:formula="of:=[$'Current Members'.B98]" office:value-type="string" office:string-value="Matthew" calcext:value-type="string">
            <text:p>Matthew</text:p>
          </table:table-cell>
          <table:table-cell table:style-name="ce158" table:formula="of:=[$'Current Members'.C98]" office:value-type="float" office:value="21" calcext:value-type="float">
            <text:p>21</text:p>
          </table:table-cell>
          <table:table-cell table:style-name="ce63" table:formula="of:=[$'Current Members'.D98]" office:value-type="date" office:date-value="2024-03-17" calcext:value-type="date">
            <text:p>3/17/2024</text:p>
          </table:table-cell>
          <table:table-cell table:style-name="ce63" table:formula="of:=[$'Current Members'.E98]" office:value-type="date" office:date-value="2024-06-21" calcext:value-type="date">
            <text:p>6/21/2024</text:p>
          </table:table-cell>
          <table:table-cell table:style-name="ce162" table:formula="of:=[.C35]/(TODAY()-[.E35]+365)*365" office:value-type="float" office:value="26.707317073170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[$'Current Members'.B43]" office:value-type="string" office:string-value="Cari" calcext:value-type="string">
            <text:p>Cari</text:p>
          </table:table-cell>
          <table:table-cell table:style-name="ce158" table:formula="of:=[$'Current Members'.C43]" office:value-type="float" office:value="36" calcext:value-type="float">
            <text:p>36</text:p>
          </table:table-cell>
          <table:table-cell table:style-name="ce63" table:formula="of:=[$'Current Members'.D43]" office:value-type="date" office:date-value="2024-04-03" calcext:value-type="date">
            <text:p>4/3/2024</text:p>
          </table:table-cell>
          <table:table-cell table:style-name="ce63" table:formula="of:=[$'Current Members'.E43]" office:value-type="date" office:date-value="2025-12-31" calcext:value-type="date">
            <text:p>12/31/2025</text:p>
          </table:table-cell>
          <table:table-cell table:style-name="ce162" table:formula="of:=[.C36]/(TODAY()-[.E36]+365)*365" office:value-type="float" office:value="-48.4870848708487" calcext:value-type="float">
            <text:p>-48</text:p>
          </table:table-cell>
          <table:table-cell table:number-columns-repeated="1018"/>
        </table:table-row>
        <table:table-row table:style-name="ro1">
          <table:table-cell table:style-name="ce158" table:formula="of:=[$'Current Members'.A45]" office:value-type="string" office:string-value="Hakes" calcext:value-type="string">
            <text:p>Hakes</text:p>
          </table:table-cell>
          <table:table-cell table:style-name="ce158" table:formula="of:=[$'Current Members'.B45]" office:value-type="string" office:string-value="Jon" calcext:value-type="string">
            <text:p>Jon</text:p>
          </table:table-cell>
          <table:table-cell table:style-name="ce158" table:formula="of:=[$'Current Members'.C45]" office:value-type="float" office:value="23" calcext:value-type="float">
            <text:p>23</text:p>
          </table:table-cell>
          <table:table-cell table:style-name="ce63" table:formula="of:=[$'Current Members'.D45]" office:value-type="date" office:date-value="2023-06-18" calcext:value-type="date">
            <text:p>6/18/2023</text:p>
          </table:table-cell>
          <table:table-cell table:style-name="ce63" table:formula="of:=[$'Current Members'.E45]" office:value-type="date" office:date-value="2023-06-18" calcext:value-type="date">
            <text:p>6/18/2023</text:p>
          </table:table-cell>
          <table:table-cell table:style-name="ce162" table:formula="of:=[.C37]/(TODAY()-[.E37]+365)*365" office:value-type="float" office:value="12.797256097561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62" table:formula="of:=[.C38]/(TODAY()-[.E38]+365)*365" office:value-type="string" office:string-value="" calcext:value-type="error">
            <text:p>#REF!</text:p>
          </table:table-cell>
          <table:table-cell table:number-columns-repeated="1018"/>
        </table:table-row>
        <table:table-row table:style-name="ro1"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62" table:formula="of:=[.C39]/(TODAY()-[.E39]+365)*365" office:value-type="string" office:string-value="" calcext:value-type="error">
            <text:p>#REF!</text:p>
          </table:table-cell>
          <table:table-cell table:number-columns-repeated="1018"/>
        </table:table-row>
        <table:table-row table:style-name="ro1">
          <table:table-cell table:style-name="ce158" table:formula="of:=[$'Current Members'.A51]" office:value-type="string" office:string-value="Jackson" calcext:value-type="string">
            <text:p>Jackson</text:p>
          </table:table-cell>
          <table:table-cell table:style-name="ce158" table:formula="of:=[$'Current Members'.B51]" office:value-type="string" office:string-value="Jay" calcext:value-type="string">
            <text:p>Jay</text:p>
          </table:table-cell>
          <table:table-cell table:style-name="ce158" table:formula="of:=[$'Current Members'.C51]" office:value-type="float" office:value="158" calcext:value-type="float">
            <text:p>158</text:p>
          </table:table-cell>
          <table:table-cell table:style-name="ce63" table:formula="of:=[$'Current Members'.D51]" office:value-type="date" office:date-value="2024-04-03" calcext:value-type="date">
            <text:p>4/3/2024</text:p>
          </table:table-cell>
          <table:table-cell table:style-name="ce63" table:formula="of:=[$'Current Members'.E51]" office:value-type="date" office:date-value="2024-07-12" calcext:value-type="date">
            <text:p>7/12/2024</text:p>
          </table:table-cell>
          <table:table-cell table:style-name="ce162" table:formula="of:=[.C40]/(TODAY()-[.E40]+365)*365" office:value-type="float" office:value="216.804511278195" calcext:value-type="float">
            <text:p>217</text:p>
          </table:table-cell>
          <table:table-cell table:number-columns-repeated="1018"/>
        </table:table-row>
        <table:table-row table:style-name="ro1">
          <table:table-cell table:style-name="ce158" table:formula="of:=[$'Current Members'.A53]" office:value-type="string" office:string-value="Kachur" calcext:value-type="string">
            <text:p>Kachur</text:p>
          </table:table-cell>
          <table:table-cell table:style-name="ce158" table:formula="of:=[$'Current Members'.B53]" office:value-type="string" office:string-value="Dan" calcext:value-type="string">
            <text:p>Dan</text:p>
          </table:table-cell>
          <table:table-cell table:style-name="ce158" table:formula="of:=[$'Current Members'.C53]" office:value-type="float" office:value="179" calcext:value-type="float">
            <text:p>179</text:p>
          </table:table-cell>
          <table:table-cell table:style-name="ce63" table:formula="of:=[$'Current Members'.D53]" office:value-type="date" office:date-value="2024-04-03" calcext:value-type="date">
            <text:p>4/3/2024</text:p>
          </table:table-cell>
          <table:table-cell table:style-name="ce161" table:formula="of:=[$'Current Members'.E53]" office:value-type="date" office:date-value="2024-08-12" calcext:value-type="date">
            <text:p>08/12/2024</text:p>
          </table:table-cell>
          <table:table-cell table:style-name="ce162" table:formula="of:=[.C41]/(TODAY()-[.E41]+365)*365" office:value-type="float" office:value="278.021276595745" calcext:value-type="float">
            <text:p>278</text:p>
          </table:table-cell>
          <table:table-cell table:number-columns-repeated="1018"/>
        </table:table-row>
        <table:table-row table:style-name="ro1">
          <table:table-cell table:style-name="ce158" table:formula="of:=[$'Current Members'.A59]" office:value-type="string" office:string-value="Kramer" calcext:value-type="string">
            <text:p>Kramer</text:p>
          </table:table-cell>
          <table:table-cell table:style-name="ce158" table:formula="of:=[$'Current Members'.B59]" office:value-type="string" office:string-value="Danielle" calcext:value-type="string">
            <text:p>Danielle</text:p>
          </table:table-cell>
          <table:table-cell table:style-name="ce158" table:formula="of:=[$'Current Members'.C59]" office:value-type="float" office:value="137" calcext:value-type="float">
            <text:p>137</text:p>
          </table:table-cell>
          <table:table-cell table:style-name="ce63" table:formula="of:=[$'Current Members'.D59]" office:value-type="date" office:date-value="2024-03-31" calcext:value-type="date">
            <text:p>3/31/2024</text:p>
          </table:table-cell>
          <table:table-cell table:style-name="ce63" table:formula="of:=[$'Current Members'.E59]" office:value-type="date" office:date-value="2024-06-05" calcext:value-type="date">
            <text:p>6/5/2024</text:p>
          </table:table-cell>
          <table:table-cell table:style-name="ce162" table:formula="of:=[.C42]/(TODAY()-[.E42]+365)*365" office:value-type="float" office:value="165.03300330033" calcext:value-type="float">
            <text:p>165</text:p>
          </table:table-cell>
          <table:table-cell table:number-columns-repeated="1018"/>
        </table:table-row>
        <table:table-row table:style-name="ro1">
          <table:table-cell table:style-name="ce158" table:formula="of:=[$Expired.A59]" office:value-type="string" office:string-value="Reimers (AAF)" calcext:value-type="string">
            <text:p>Reimers (AAF)</text:p>
          </table:table-cell>
          <table:table-cell table:style-name="ce158" table:formula="of:=[$Expired.B59]" office:value-type="string" office:string-value="Aaron" calcext:value-type="string">
            <text:p>Aaron</text:p>
          </table:table-cell>
          <table:table-cell table:style-name="ce158" table:formula="of:=[$Expired.C59]" office:value-type="float" office:value="119" calcext:value-type="float">
            <text:p>119</text:p>
          </table:table-cell>
          <table:table-cell table:style-name="ce63" table:formula="of:=[$Expired.D59]" office:value-type="date" office:date-value="1899-12-30" calcext:value-type="date">
            <text:p>12/30/1899</text:p>
          </table:table-cell>
          <table:table-cell table:style-name="ce159" table:formula="of:=[$Expired.E59]" office:value-type="date" office:date-value="2022-12-11" calcext:value-type="date">
            <text:p>12/11/22</text:p>
          </table:table-cell>
          <table:table-cell table:style-name="ce162" table:formula="of:=[.C43]/(TODAY()-[.E43]+365)*365" office:value-type="float" office:value="51.4023668639053" calcext:value-type="float">
            <text:p>51</text:p>
          </table:table-cell>
          <table:table-cell table:number-columns-repeated="1018"/>
        </table:table-row>
        <table:table-row table:style-name="ro1">
          <table:table-cell table:style-name="ce158" table:formula="of:=[$'Current Members'.A65]" office:value-type="string" office:string-value="Mayo" calcext:value-type="string">
            <text:p>Mayo</text:p>
          </table:table-cell>
          <table:table-cell table:style-name="ce158" table:formula="of:=[$'Current Members'.B65]" office:value-type="string" office:string-value="Paul" calcext:value-type="string">
            <text:p>Paul</text:p>
          </table:table-cell>
          <table:table-cell table:style-name="ce158" table:formula="of:=[$'Current Members'.C65]" office:value-type="float" office:value="1" calcext:value-type="float">
            <text:p>1</text:p>
          </table:table-cell>
          <table:table-cell table:style-name="ce63" table:formula="of:=[$'Current Members'.D65]" office:value-type="date" office:date-value="2024-12-28" calcext:value-type="date">
            <text:p>12/28/2024</text:p>
          </table:table-cell>
          <table:table-cell table:style-name="ce63" table:formula="of:=[$'Current Members'.E65]" office:value-type="date" office:date-value="2025-12-29" calcext:value-type="date">
            <text:p>12/29/2025</text:p>
          </table:table-cell>
          <table:table-cell table:style-name="ce162" table:formula="of:=[.C44]/(TODAY()-[.E44]+365)*365" office:value-type="float" office:value="-1.35687732342007" calcext:value-type="float">
            <text:p>-1</text:p>
          </table:table-cell>
          <table:table-cell table:number-columns-repeated="1018"/>
        </table:table-row>
        <table:table-row table:style-name="ro1">
          <table:table-cell table:style-name="ce158" table:formula="of:=[$'Current Members'.A66]" office:value-type="string" office:string-value="McCabe" calcext:value-type="string">
            <text:p>McCabe</text:p>
          </table:table-cell>
          <table:table-cell table:style-name="ce158" table:formula="of:=[$'Current Members'.B66]" office:value-type="string" office:string-value="Zach" calcext:value-type="string">
            <text:p>Zach</text:p>
          </table:table-cell>
          <table:table-cell table:style-name="ce158" table:formula="of:=[$'Current Members'.C66]" office:value-type="float" office:value="125" calcext:value-type="float">
            <text:p>125</text:p>
          </table:table-cell>
          <table:table-cell table:style-name="ce161" table:formula="of:=[$'Current Members'.D66]" office:value-type="date" office:date-value="2024-04-01" calcext:value-type="date">
            <text:p>04/01/2024</text:p>
          </table:table-cell>
          <table:table-cell table:style-name="ce63" table:formula="of:=[$'Current Members'.E66]" office:value-type="date" office:date-value="2024-04-03" calcext:value-type="date">
            <text:p>4/3/2024</text:p>
          </table:table-cell>
          <table:table-cell table:style-name="ce162" table:formula="of:=[.C45]/(TODAY()-[.E45]+365)*365" office:value-type="float" office:value="124.658469945355" calcext:value-type="float">
            <text:p>125</text:p>
          </table:table-cell>
          <table:table-cell table:number-columns-repeated="1018"/>
        </table:table-row>
        <table:table-row table:style-name="ro1">
          <table:table-cell table:style-name="ce158" table:formula="of:=[$'Current Members'.A69]" office:value-type="string" office:string-value="Moraine" calcext:value-type="string">
            <text:p>Moraine</text:p>
          </table:table-cell>
          <table:table-cell table:style-name="ce158" table:formula="of:=[$'Current Members'.B69]" office:value-type="string" office:string-value="Morgen" calcext:value-type="string">
            <text:p>Morgen</text:p>
          </table:table-cell>
          <table:table-cell table:style-name="ce158" table:formula="of:=[$'Current Members'.C69]" office:value-type="float" office:value="42" calcext:value-type="float">
            <text:p>42</text:p>
          </table:table-cell>
          <table:table-cell table:style-name="ce63" table:formula="of:=[$'Current Members'.D69]" office:value-type="date" office:date-value="2024-03-17" calcext:value-type="date">
            <text:p>3/17/2024</text:p>
          </table:table-cell>
          <table:table-cell table:style-name="ce63" table:formula="of:=[$'Current Members'.E69]" office:value-type="date" office:date-value="2024-06-16" calcext:value-type="date">
            <text:p>6/16/2024</text:p>
          </table:table-cell>
          <table:table-cell table:style-name="ce162" table:formula="of:=[.C46]/(TODAY()-[.E46]+365)*365" office:value-type="float" office:value="52.5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158" table:formula="of:=[$'Current Members'.A72]" office:value-type="string" office:string-value="O'Donnell" calcext:value-type="string">
            <text:p>O'Donnell</text:p>
          </table:table-cell>
          <table:table-cell table:style-name="ce158" table:formula="of:=[$'Current Members'.B72]" office:value-type="string" office:string-value="Robert" calcext:value-type="string">
            <text:p>Robert</text:p>
          </table:table-cell>
          <table:table-cell table:style-name="ce158" table:formula="of:=[$'Current Members'.C72]" office:value-type="float" office:value="65" calcext:value-type="float">
            <text:p>65</text:p>
          </table:table-cell>
          <table:table-cell table:style-name="ce63" table:formula="of:=[$'Current Members'.D72]" office:value-type="date" office:date-value="2024-03-31" calcext:value-type="date">
            <text:p>3/31/2024</text:p>
          </table:table-cell>
          <table:table-cell table:style-name="ce63" table:formula="of:=[$'Current Members'.E72]" office:value-type="date" office:date-value="2024-07-16" calcext:value-type="date">
            <text:p>7/16/2024</text:p>
          </table:table-cell>
          <table:table-cell table:style-name="ce162" table:formula="of:=[.C47]/(TODAY()-[.E47]+365)*365" office:value-type="float" office:value="90.5534351145038" calcext:value-type="float">
            <text:p>91</text:p>
          </table:table-cell>
          <table:table-cell table:number-columns-repeated="1018"/>
        </table:table-row>
        <table:table-row table:style-name="ro1">
          <table:table-cell table:style-name="ce158" table:formula="of:=[$'Current Members'.A73]" office:value-type="string" office:string-value="Olesen" calcext:value-type="string">
            <text:p>Olesen</text:p>
          </table:table-cell>
          <table:table-cell table:style-name="ce158" table:formula="of:=[$'Current Members'.B73]" office:value-type="string" office:string-value="Eric" calcext:value-type="string">
            <text:p>Eric</text:p>
          </table:table-cell>
          <table:table-cell table:style-name="ce158" table:formula="of:=[$'Current Members'.C73]" office:value-type="float" office:value="5" calcext:value-type="float">
            <text:p>5</text:p>
          </table:table-cell>
          <table:table-cell table:style-name="ce63" table:formula="of:=[$'Current Members'.D73]" office:value-type="date" office:date-value="2024-03-18" calcext:value-type="date">
            <text:p>3/18/2024</text:p>
          </table:table-cell>
          <table:table-cell table:style-name="ce158" table:formula="of:=[$'Current Members'.E73]" office:value-type="string" office:string-value="2/29/25" calcext:value-type="string">
            <text:p>2/29/25</text:p>
          </table:table-cell>
          <table:table-cell table:style-name="ce162" table:formula="of:=[.C48]/(TODAY()-[.E48]+365)*365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>
          <table:table-cell table:style-name="ce158" table:formula="of:=[$'Current Members'.A68]" office:value-type="string" office:string-value="Morrow" calcext:value-type="string">
            <text:p>Morrow</text:p>
          </table:table-cell>
          <table:table-cell table:style-name="ce158" table:formula="of:=[$'Current Members'.B68]" office:value-type="string" office:string-value="Yvonne" calcext:value-type="string">
            <text:p>Yvonne</text:p>
          </table:table-cell>
          <table:table-cell table:style-name="ce158" table:formula="of:=[$'Current Members'.C68]" office:value-type="float" office:value="34" calcext:value-type="float">
            <text:p>34</text:p>
          </table:table-cell>
          <table:table-cell table:style-name="ce63" table:formula="of:=[$'Current Members'.D68]" office:value-type="date" office:date-value="2022-10-30" calcext:value-type="date">
            <text:p>10/30/2022</text:p>
          </table:table-cell>
          <table:table-cell table:style-name="ce63" table:formula="of:=[$'Current Members'.E68]" office:value-type="date" office:date-value="2023-04-30" calcext:value-type="date">
            <text:p>4/30/2023</text:p>
          </table:table-cell>
          <table:table-cell table:style-name="ce162" table:formula="of:=[.C49]/(TODAY()-[.E49]+365)*365" office:value-type="float" office:value="17.6028368794326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58" table:formula="of:=[$'Current Members'.A101]" office:value-type="string" office:string-value="Suetterlin" calcext:value-type="string">
            <text:p>Suetterlin</text:p>
          </table:table-cell>
          <table:table-cell table:style-name="ce158" table:formula="of:=[$'Current Members'.B101]" office:value-type="string" office:string-value="Kevin" calcext:value-type="string">
            <text:p>Kevin</text:p>
          </table:table-cell>
          <table:table-cell table:style-name="ce158" table:formula="of:=[$'Current Members'.C101]" office:value-type="float" office:value="5" calcext:value-type="float">
            <text:p>5</text:p>
          </table:table-cell>
          <table:table-cell table:style-name="ce63" table:formula="of:=[$'Current Members'.D101]" office:value-type="date" office:date-value="2023-05-11" calcext:value-type="date">
            <text:p>5/11/2023</text:p>
          </table:table-cell>
          <table:table-cell table:style-name="ce63" table:formula="of:=[$'Current Members'.E101]" office:value-type="date" office:date-value="2024-05-11" calcext:value-type="date">
            <text:p>5/11/2024</text:p>
          </table:table-cell>
          <table:table-cell table:style-name="ce162" table:formula="of:=[.C50]/(TODAY()-[.E50]+365)*365" office:value-type="float" office:value="5.5640243902439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58" table:formula="of:=[$'Current Members'.A74]" office:value-type="string" office:string-value="Olski" calcext:value-type="string">
            <text:p>Olski</text:p>
          </table:table-cell>
          <table:table-cell table:style-name="ce158" table:formula="of:=[$'Current Members'.B74]" office:value-type="string" office:string-value="James" calcext:value-type="string">
            <text:p>James</text:p>
          </table:table-cell>
          <table:table-cell table:style-name="ce158" table:formula="of:=[$'Current Members'.C74]" office:value-type="float" office:value="74" calcext:value-type="float">
            <text:p>74</text:p>
          </table:table-cell>
          <table:table-cell table:style-name="ce63" table:formula="of:=[$'Current Members'.D74]" office:value-type="date" office:date-value="2024-03-23" calcext:value-type="date">
            <text:p>3/23/2024</text:p>
          </table:table-cell>
          <table:table-cell table:style-name="ce63" table:formula="of:=[$'Current Members'.E74]" office:value-type="date" office:date-value="2025-03-17" calcext:value-type="date">
            <text:p>3/17/2025</text:p>
          </table:table-cell>
          <table:table-cell table:style-name="ce162" table:formula="of:=[.C51]/(TODAY()-[.E51]+365)*365" office:value-type="float" office:value="1500.55555555556" calcext:value-type="float">
            <text:p>1501</text:p>
          </table:table-cell>
          <table:table-cell table:number-columns-repeated="1018"/>
        </table:table-row>
        <table:table-row table:style-name="ro1">
          <table:table-cell table:style-name="ce158" table:formula="of:=[$'Current Members'.A104]" office:value-type="string" office:string-value="Velicer" calcext:value-type="string">
            <text:p>Velicer</text:p>
          </table:table-cell>
          <table:table-cell table:style-name="ce158" table:formula="of:=[$'Current Members'.B104]" office:value-type="string" office:string-value="Alex" calcext:value-type="string">
            <text:p>Alex</text:p>
          </table:table-cell>
          <table:table-cell table:style-name="ce158" table:formula="of:=[$'Current Members'.C104]" office:value-type="float" office:value="9" calcext:value-type="float">
            <text:p>9</text:p>
          </table:table-cell>
          <table:table-cell table:style-name="ce63" table:formula="of:=[$'Current Members'.D104]" office:value-type="date" office:date-value="2022-08-10" calcext:value-type="date">
            <text:p>8/10/2022</text:p>
          </table:table-cell>
          <table:table-cell table:style-name="ce63" table:formula="of:=[$'Current Members'.E104]" office:value-type="date" office:date-value="2023-06-19" calcext:value-type="date">
            <text:p>6/19/2023</text:p>
          </table:table-cell>
          <table:table-cell table:style-name="ce162" table:formula="of:=[.C52]/(TODAY()-[.E52]+365)*365" office:value-type="float" office:value="5.01526717557252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58" table:formula="of:=[$'Current Members'.A95]" office:value-type="string" office:string-value="Sprecher" calcext:value-type="string">
            <text:p>Sprecher</text:p>
          </table:table-cell>
          <table:table-cell table:style-name="ce158" table:formula="of:=[$'Current Members'.B95]" office:value-type="string" office:string-value="Bailey" calcext:value-type="string">
            <text:p>Bailey</text:p>
          </table:table-cell>
          <table:table-cell table:style-name="ce158" table:formula="of:=[$'Current Members'.C95]" office:value-type="float" office:value="32" calcext:value-type="float">
            <text:p>32</text:p>
          </table:table-cell>
          <table:table-cell table:style-name="ce159" table:formula="of:=[$'Current Members'.D95]" office:value-type="date" office:date-value="2024-03-13" calcext:value-type="date">
            <text:p>3/13/24</text:p>
          </table:table-cell>
          <table:table-cell table:style-name="ce63" table:formula="of:=[$'Current Members'.E95]" office:value-type="date" office:date-value="2024-05-18" calcext:value-type="date">
            <text:p>5/18/2024</text:p>
          </table:table-cell>
          <table:table-cell table:style-name="ce162" table:formula="of:=[.C53]/(TODAY()-[.E53]+365)*365" office:value-type="float" office:value="36.386292834891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158" table:formula="of:=[$'Current Members'.A88]" office:value-type="string" office:string-value="Sankey" calcext:value-type="string">
            <text:p>Sankey</text:p>
          </table:table-cell>
          <table:table-cell table:style-name="ce158" table:formula="of:=[$'Current Members'.B88]" office:value-type="string" office:string-value="Brad" calcext:value-type="string">
            <text:p>Brad</text:p>
          </table:table-cell>
          <table:table-cell table:style-name="ce158" table:formula="of:=[$'Current Members'.C88]" office:value-type="float" office:value="8" calcext:value-type="float">
            <text:p>8</text:p>
          </table:table-cell>
          <table:table-cell table:style-name="ce63" table:formula="of:=[$'Current Members'.D88]" office:value-type="date" office:date-value="2024-04-03" calcext:value-type="date">
            <text:p>4/3/2024</text:p>
          </table:table-cell>
          <table:table-cell table:style-name="ce63" table:formula="of:=[$'Current Members'.E88]" office:value-type="date" office:date-value="2025-03-22" calcext:value-type="date">
            <text:p>3/22/2025</text:p>
          </table:table-cell>
          <table:table-cell table:style-name="ce162" table:formula="of:=[.C54]/(TODAY()-[.E54]+365)*365" office:value-type="float" office:value="224.615384615385" calcext:value-type="float">
            <text:p>225</text:p>
          </table:table-cell>
          <table:table-cell table:number-columns-repeated="1018"/>
        </table:table-row>
        <table:table-row table:style-name="ro1">
          <table:table-cell table:style-name="ce158" table:formula="of:=[$'Current Members'.A100]" office:value-type="string" office:string-value="Strader" calcext:value-type="string">
            <text:p>Strader</text:p>
          </table:table-cell>
          <table:table-cell table:style-name="ce158" table:formula="of:=[$'Current Members'.B100]" office:value-type="string" office:string-value="Evan" calcext:value-type="string">
            <text:p>Evan</text:p>
          </table:table-cell>
          <table:table-cell table:style-name="ce158" table:formula="of:=[$'Current Members'.C100]" office:value-type="float" office:value="10" calcext:value-type="float">
            <text:p>10</text:p>
          </table:table-cell>
          <table:table-cell table:style-name="ce63" table:formula="of:=[$'Current Members'.D100]" office:value-type="date" office:date-value="2024-03-26" calcext:value-type="date">
            <text:p>3/26/2024</text:p>
          </table:table-cell>
          <table:table-cell table:style-name="ce63" table:formula="of:=[$'Current Members'.E100]" office:value-type="date" office:date-value="2025-03-01" calcext:value-type="date">
            <text:p>3/1/2025</text:p>
          </table:table-cell>
          <table:table-cell table:style-name="ce162" table:formula="of:=[.C55]/(TODAY()-[.E55]+365)*365" office:value-type="float" office:value="107.352941176471" calcext:value-type="float">
            <text:p>107</text:p>
          </table:table-cell>
          <table:table-cell table:number-columns-repeated="1018"/>
        </table:table-row>
        <table:table-row table:style-name="ro1">
          <table:table-cell table:style-name="ce158" table:formula="of:=[$'Current Members'.A102]" office:value-type="string" office:string-value="Surrency" calcext:value-type="string">
            <text:p>Surrency</text:p>
          </table:table-cell>
          <table:table-cell table:style-name="ce158" table:formula="of:=[$'Current Members'.B102]" office:value-type="string" office:string-value="Zachry" calcext:value-type="string">
            <text:p>Zachry</text:p>
          </table:table-cell>
          <table:table-cell table:style-name="ce158" table:formula="of:=[$'Current Members'.C102]" office:value-type="float" office:value="12" calcext:value-type="float">
            <text:p>12</text:p>
          </table:table-cell>
          <table:table-cell table:style-name="ce63" table:formula="of:=[$'Current Members'.D102]" office:value-type="date" office:date-value="2024-03-30" calcext:value-type="date">
            <text:p>3/30/2024</text:p>
          </table:table-cell>
          <table:table-cell table:style-name="ce63" table:formula="of:=[$'Current Members'.E102]" office:value-type="date" office:date-value="2024-09-02" calcext:value-type="date">
            <text:p>9/2/2024</text:p>
          </table:table-cell>
          <table:table-cell table:style-name="ce162" table:formula="of:=[.C56]/(TODAY()-[.E56]+365)*365" office:value-type="float" office:value="20.4672897196262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58" table:formula="of:=[$'Current Members'.A90]" office:value-type="string" office:string-value="Schumacher" calcext:value-type="string">
            <text:p>Schumacher</text:p>
          </table:table-cell>
          <table:table-cell table:style-name="ce158" table:formula="of:=[$'Current Members'.B90]" office:value-type="string" office:string-value="Angie" calcext:value-type="string">
            <text:p>Angie</text:p>
          </table:table-cell>
          <table:table-cell table:style-name="ce158" table:formula="of:=[$'Current Members'.C90]" office:value-type="float" office:value="9" calcext:value-type="float">
            <text:p>9</text:p>
          </table:table-cell>
          <table:table-cell table:style-name="ce63" table:formula="of:=[$'Current Members'.D90]" office:value-type="date" office:date-value="2024-04-01" calcext:value-type="date">
            <text:p>4/1/2024</text:p>
          </table:table-cell>
          <table:table-cell table:style-name="ce63" table:formula="of:=[$'Current Members'.E90]" office:value-type="date" office:date-value="2025-02-28" calcext:value-type="date">
            <text:p>2/28/2025</text:p>
          </table:table-cell>
          <table:table-cell table:style-name="ce162" table:formula="of:=[.C57]/(TODAY()-[.E57]+365)*365" office:value-type="float" office:value="93.8571428571428" calcext:value-type="float">
            <text:p>94</text:p>
          </table:table-cell>
          <table:table-cell table:number-columns-repeated="1018"/>
        </table:table-row>
        <table:table-row table:style-name="ro1">
          <table:table-cell table:style-name="ce158" table:formula="of:=[$'Current Members'.A81]" office:value-type="string" office:string-value="Rabideau" calcext:value-type="string">
            <text:p>Rabideau</text:p>
          </table:table-cell>
          <table:table-cell table:style-name="ce158" table:formula="of:=[$'Current Members'.B81]" office:value-type="string" office:string-value="Sam" calcext:value-type="string">
            <text:p>Sam</text:p>
          </table:table-cell>
          <table:table-cell table:style-name="ce158" table:formula="of:=[$'Current Members'.C81]" office:value-type="float" office:value="65" calcext:value-type="float">
            <text:p>65</text:p>
          </table:table-cell>
          <table:table-cell table:style-name="ce63" table:formula="of:=[$'Current Members'.D81]" office:value-type="date" office:date-value="2024-03-10" calcext:value-type="date">
            <text:p>3/10/2024</text:p>
          </table:table-cell>
          <table:table-cell table:style-name="ce63" table:formula="of:=[$'Current Members'.E81]" office:value-type="date" office:date-value="2024-05-07" calcext:value-type="date">
            <text:p>5/7/2024</text:p>
          </table:table-cell>
          <table:table-cell table:style-name="ce162" table:formula="of:=[.C58]/(TODAY()-[.E58]+365)*365" office:value-type="float" office:value="71.460843373494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158" table:formula="of:=[$'Current Members'.A82]" office:value-type="string" office:string-value="Ralph" calcext:value-type="string">
            <text:p>Ralph</text:p>
          </table:table-cell>
          <table:table-cell table:style-name="ce158" table:formula="of:=[$'Current Members'.B82]" office:value-type="string" office:string-value="John" calcext:value-type="string">
            <text:p>John</text:p>
          </table:table-cell>
          <table:table-cell table:style-name="ce158" table:formula="of:=[$'Current Members'.C82]" office:value-type="float" office:value="8" calcext:value-type="float">
            <text:p>8</text:p>
          </table:table-cell>
          <table:table-cell table:style-name="ce63" table:formula="of:=[$'Current Members'.D82]" office:value-type="date" office:date-value="2023-10-28" calcext:value-type="date">
            <text:p>10/28/2023</text:p>
          </table:table-cell>
          <table:table-cell table:style-name="ce63" table:formula="of:=[$'Current Members'.E82]" office:value-type="date" office:date-value="2024-07-02" calcext:value-type="date">
            <text:p>7/2/2024</text:p>
          </table:table-cell>
          <table:table-cell table:style-name="ce162" table:formula="of:=[.C59]/(TODAY()-[.E59]+365)*365" office:value-type="float" office:value="10.5797101449275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58" table:formula="of:=[$'Current Members'.A84]" office:value-type="string" office:string-value="Rex" calcext:value-type="string">
            <text:p>Rex</text:p>
          </table:table-cell>
          <table:table-cell table:style-name="ce158" table:formula="of:=[$'Current Members'.B84]" office:value-type="string" office:string-value="Geri" calcext:value-type="string">
            <text:p>Geri</text:p>
          </table:table-cell>
          <table:table-cell table:style-name="ce158" table:formula="of:=[$'Current Members'.C84]" office:value-type="float" office:value="12" calcext:value-type="float">
            <text:p>12</text:p>
          </table:table-cell>
          <table:table-cell table:style-name="ce63" table:formula="of:=[$'Current Members'.D84]" office:value-type="date" office:date-value="2023-11-27" calcext:value-type="date">
            <text:p>11/27/2023</text:p>
          </table:table-cell>
          <table:table-cell table:style-name="ce63" table:formula="of:=[$'Current Members'.E84]" office:value-type="date" office:date-value="2024-05-27" calcext:value-type="date">
            <text:p>5/27/2024</text:p>
          </table:table-cell>
          <table:table-cell table:style-name="ce162" table:formula="of:=[.C60]/(TODAY()-[.E60]+365)*365" office:value-type="float" office:value="14.0384615384615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62" table:formula="of:=[.C61]/(TODAY()-[.E61]+365)*365" office:value-type="string" office:string-value="" calcext:value-type="error">
            <text:p>#REF!</text:p>
          </table:table-cell>
          <table:table-cell table:number-columns-repeated="1018"/>
        </table:table-row>
        <table:table-row table:style-name="ro1"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"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">
          <table:table-cell table:style-name="ce158" table:formula="of:=[$'Current Members'.A87]" office:value-type="string" office:string-value="Sankey" calcext:value-type="string">
            <text:p>Sankey</text:p>
          </table:table-cell>
          <table:table-cell table:style-name="ce158" table:formula="of:=[$'Current Members'.B87]" office:value-type="string" office:string-value="Heidi" calcext:value-type="string">
            <text:p>Heidi</text:p>
          </table:table-cell>
          <table:table-cell table:style-name="ce158" table:formula="of:=[$'Current Members'.C87]" office:value-type="float" office:value="8" calcext:value-type="float">
            <text:p>8</text:p>
          </table:table-cell>
          <table:table-cell table:style-name="ce63" table:formula="of:=[$'Current Members'.D87]" office:value-type="date" office:date-value="2024-04-03" calcext:value-type="date">
            <text:p>4/3/2024</text:p>
          </table:table-cell>
          <table:table-cell table:style-name="ce63" table:formula="of:=[$'Current Members'.E87]" office:value-type="date" office:date-value="2025-03-22" calcext:value-type="date">
            <text:p>3/22/2025</text:p>
          </table:table-cell>
          <table:table-cell table:number-columns-repeated="1019"/>
        </table:table-row>
        <table:table-row table:style-name="ro1">
          <table:table-cell table:style-name="ce158" table:formula="of:=[$'Current Members'.A50]" office:value-type="string" office:string-value="Huenink" calcext:value-type="string">
            <text:p>Huenink</text:p>
          </table:table-cell>
          <table:table-cell table:style-name="ce158" table:formula="of:=[$'Current Members'.B50]" office:value-type="string" office:string-value="Greg" calcext:value-type="string">
            <text:p>Greg</text:p>
          </table:table-cell>
          <table:table-cell table:style-name="ce158" table:formula="of:=[$'Current Members'.C50]" office:value-type="float" office:value="1" calcext:value-type="float">
            <text:p>1</text:p>
          </table:table-cell>
          <table:table-cell table:style-name="ce63" table:formula="of:=[$'Current Members'.D50]" office:value-type="date" office:date-value="2024-03-13" calcext:value-type="date">
            <text:p>3/13/2024</text:p>
          </table:table-cell>
          <table:table-cell table:style-name="ce63" table:formula="of:=[$'Current Members'.E50]" office:value-type="date" office:date-value="2025-03-14" calcext:value-type="date">
            <text:p>3/14/2025</text:p>
          </table:table-cell>
          <table:table-cell table:number-columns-repeated="1019"/>
        </table:table-row>
        <table:table-row table:style-name="ro1"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"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"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"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"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style-name="ce158" table:formula="of:=#REF!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">
          <table:table-cell table:style-name="ce158" table:formula="of:=[$'Current Members'.A19]" office:value-type="string" office:string-value="Brunner" calcext:value-type="string">
            <text:p>Brunner</text:p>
          </table:table-cell>
          <table:table-cell table:style-name="ce158" table:formula="of:=[$'Current Members'.B19]" office:value-type="string" office:string-value="Nathan" calcext:value-type="string">
            <text:p>Nathan</text:p>
          </table:table-cell>
          <table:table-cell table:style-name="ce158" table:formula="of:=[$'Current Members'.C19]" office:value-type="float" office:value="20" calcext:value-type="float">
            <text:p>20</text:p>
          </table:table-cell>
          <table:table-cell table:style-name="ce63" table:formula="of:=[$'Current Members'.D19]" office:value-type="date" office:date-value="2024-03-22" calcext:value-type="date">
            <text:p>3/22/2024</text:p>
          </table:table-cell>
          <table:table-cell table:style-name="ce63" table:formula="of:=[$'Current Members'.E19]" office:value-type="date" office:date-value="2025-01-04" calcext:value-type="date">
            <text:p>1/4/2025</text:p>
          </table:table-cell>
          <table:table-cell table:number-columns-repeated="1019"/>
        </table:table-row>
        <table:table-row table:style-name="ro4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pired" table:style-name="ta7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63" office:value-type="string" calcext:value-type="string">
            <text:p>Last</text:p>
          </table:table-cell>
          <table:table-cell table:style-name="ce163" office:value-type="string" calcext:value-type="string">
            <text:p>First</text:p>
          </table:table-cell>
          <table:table-cell table:style-name="ce163" office:value-type="string" calcext:value-type="string">
            <text:p>Email</text:p>
          </table:table-cell>
          <table:table-cell table:style-name="ce169" office:value-type="string" calcext:value-type="string">
            <text:p>Phone</text:p>
          </table:table-cell>
          <table:table-cell table:style-name="ce170" office:value-type="string" calcext:value-type="string">
            <text:p>Notes</text:p>
          </table:table-cell>
          <table:table-cell table:style-name="ce198" office:value-type="string" calcext:value-type="string">
            <text:p># Visits</text:p>
          </table:table-cell>
          <table:table-cell table:style-name="ce201" office:value-type="string" calcext:value-type="string">
            <text:p>Last Check In</text:p>
          </table:table-cell>
          <table:table-cell table:style-name="ce201" office:value-type="string" calcext:value-type="string">
            <text:p>Exp Date</text:p>
          </table:table-cell>
          <table:table-cell table:style-name="ce201" office:value-type="string" calcext:value-type="string">
            <text:p>Sign Up Date</text:p>
          </table:table-cell>
          <table:table-cell table:style-name="ce169" office:value-type="string" calcext:value-type="string">
            <text:p>Needs Coaster</text:p>
          </table:table-cell>
          <table:table-cell table:style-name="ce210"/>
          <table:table-cell table:style-name="ce211" table:number-columns-repeated="14"/>
          <table:table-cell table:number-columns-repeated="999"/>
        </table:table-row>
        <table:table-row table:style-name="ro1">
          <table:table-cell table:style-name="ce164" office:value-type="string" calcext:value-type="string">
            <text:p>Bahr</text:p>
          </table:table-cell>
          <table:table-cell table:style-name="ce164" office:value-type="string" calcext:value-type="string">
            <text:p>Dan</text:p>
          </table:table-cell>
          <table:table-cell table:style-name="ce164" office:value-type="string" calcext:value-type="string">
            <text:p>Dan_bahr@yahoo.com</text:p>
          </table:table-cell>
          <table:table-cell table:style-name="ce165" office:value-type="string" calcext:value-type="string">
            <text:p>715-701-1701</text:p>
          </table:table-cell>
          <table:table-cell table:style-name="ce171"/>
          <table:table-cell table:style-name="ce199" office:value-type="float" office:value="57" calcext:value-type="float">
            <text:p>57</text:p>
          </table:table-cell>
          <table:table-cell table:style-name="ce202" office:value-type="string" calcext:value-type="string">
            <text:p>8.8.21</text:p>
          </table:table-cell>
          <table:table-cell table:style-name="ce202" office:value-type="date" office:date-value="2021-08-26" calcext:value-type="date">
            <text:p>8/26/21</text:p>
          </table:table-cell>
          <table:table-cell table:style-name="ce202" office:value-type="date" office:date-value="2020-02-16" calcext:value-type="date">
            <text:p>2/16/20</text:p>
          </table:table-cell>
          <table:table-cell table:style-name="ce165" office:value-type="string" calcext:value-type="string">
            <text:p>No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5" office:value-type="string" calcext:value-type="string">
            <text:p>Baur</text:p>
          </table:table-cell>
          <table:table-cell table:style-name="ce165" office:value-type="string" calcext:value-type="string">
            <text:p>Keegan</text:p>
          </table:table-cell>
          <table:table-cell table:style-name="ce165" office:value-type="string" calcext:value-type="string">
            <text:p>keegan.m.baur@gmail.com</text:p>
          </table:table-cell>
          <table:table-cell table:style-name="ce165" office:value-type="string" calcext:value-type="string">
            <text:p>920-585-5670</text:p>
          </table:table-cell>
          <table:table-cell table:style-name="ce172"/>
          <table:table-cell table:style-name="ce165" office:value-type="float" office:value="12" calcext:value-type="float">
            <text:p>12</text:p>
          </table:table-cell>
          <table:table-cell table:style-name="ce203" office:value-type="date" office:date-value="2021-08-08" calcext:value-type="date">
            <text:p>8/8/21</text:p>
          </table:table-cell>
          <table:table-cell table:style-name="ce203" office:value-type="date" office:date-value="2021-12-20" calcext:value-type="date">
            <text:p>12/20/21</text:p>
          </table:table-cell>
          <table:table-cell table:style-name="ce203" office:value-type="date" office:date-value="2020-11-20" calcext:value-type="date">
            <text:p>11/20/20</text:p>
          </table:table-cell>
          <table:table-cell table:style-name="ce165" office:value-type="string" calcext:value-type="string">
            <text:p>Yes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4" office:value-type="string" calcext:value-type="string">
            <text:p>Cherry</text:p>
          </table:table-cell>
          <table:table-cell table:style-name="ce164" office:value-type="string" calcext:value-type="string">
            <text:p>Todd</text:p>
          </table:table-cell>
          <table:table-cell table:style-name="ce164" office:value-type="string" calcext:value-type="string">
            <text:p>tmcherry1966@gmail.com</text:p>
          </table:table-cell>
          <table:table-cell table:style-name="ce165" office:value-type="string" calcext:value-type="string">
            <text:p>920-590-3633</text:p>
          </table:table-cell>
          <table:table-cell table:style-name="ce173"/>
          <table:table-cell table:style-name="ce199" office:value-type="float" office:value="38" calcext:value-type="float">
            <text:p>38</text:p>
          </table:table-cell>
          <table:table-cell table:style-name="ce202" office:value-type="string" calcext:value-type="string">
            <text:p>8.12.21</text:p>
          </table:table-cell>
          <table:table-cell table:style-name="ce202" office:value-type="date" office:date-value="2021-09-08" calcext:value-type="date">
            <text:p>9/8/21</text:p>
          </table:table-cell>
          <table:table-cell table:style-name="ce202" office:value-type="date" office:date-value="2020-02-29" calcext:value-type="date">
            <text:p>2/29/20</text:p>
          </table:table-cell>
          <table:table-cell table:style-name="ce165" office:value-type="string" calcext:value-type="string">
            <text:p>No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5" office:value-type="string" calcext:value-type="string">
            <text:p>Chronis</text:p>
          </table:table-cell>
          <table:table-cell table:style-name="ce164" office:value-type="string" calcext:value-type="string">
            <text:p>Nic</text:p>
          </table:table-cell>
          <table:table-cell table:style-name="ce165" office:value-type="string" calcext:value-type="string">
            <text:p>njchronis@gmail.com</text:p>
          </table:table-cell>
          <table:table-cell table:style-name="ce165" office:value-type="string" calcext:value-type="string">
            <text:p>920-515-9078</text:p>
          </table:table-cell>
          <table:table-cell table:style-name="ce171"/>
          <table:table-cell table:style-name="ce199" office:value-type="float" office:value="12" calcext:value-type="float">
            <text:p>12</text:p>
          </table:table-cell>
          <table:table-cell table:style-name="ce202" office:value-type="string" calcext:value-type="string">
            <text:p>8.8.21</text:p>
          </table:table-cell>
          <table:table-cell table:style-name="ce202" office:value-type="date" office:date-value="2021-08-18" calcext:value-type="date">
            <text:p>8/18/21</text:p>
          </table:table-cell>
          <table:table-cell table:style-name="ce202" office:value-type="date" office:date-value="2020-02-08" calcext:value-type="date">
            <text:p>2/8/20</text:p>
          </table:table-cell>
          <table:table-cell table:style-name="ce165" office:value-type="string" calcext:value-type="string">
            <text:p>No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5" office:value-type="string" calcext:value-type="string">
            <text:p>Cudnowski</text:p>
          </table:table-cell>
          <table:table-cell table:style-name="ce165" office:value-type="string" calcext:value-type="string">
            <text:p>Bill</text:p>
          </table:table-cell>
          <table:table-cell table:style-name="ce165" office:value-type="string" calcext:value-type="string">
            <text:p>billcud@sbcglobal.net</text:p>
          </table:table-cell>
          <table:table-cell table:style-name="ce165" office:value-type="string" calcext:value-type="string">
            <text:p>920-404-1831</text:p>
          </table:table-cell>
          <table:table-cell table:style-name="ce172"/>
          <table:table-cell table:style-name="ce165" office:value-type="float" office:value="32" calcext:value-type="float">
            <text:p>32</text:p>
          </table:table-cell>
          <table:table-cell table:style-name="ce203" office:value-type="date" office:date-value="2021-08-08" calcext:value-type="date">
            <text:p>8/8/21</text:p>
          </table:table-cell>
          <table:table-cell table:style-name="ce203" office:value-type="date" office:date-value="2021-12-21" calcext:value-type="date">
            <text:p>12/21/21</text:p>
          </table:table-cell>
          <table:table-cell table:style-name="ce203" office:value-type="date" office:date-value="2020-12-09" calcext:value-type="date">
            <text:p>12/9/20</text:p>
          </table:table-cell>
          <table:table-cell table:style-name="ce165" office:value-type="string" calcext:value-type="string">
            <text:p>No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5" office:value-type="string" calcext:value-type="string">
            <text:p>Cudnowski</text:p>
          </table:table-cell>
          <table:table-cell table:style-name="ce165" office:value-type="string" calcext:value-type="string">
            <text:p>Betsy</text:p>
          </table:table-cell>
          <table:table-cell table:style-name="ce165" office:value-type="string" calcext:value-type="string">
            <text:p>thecuds@sbcglobal.net</text:p>
          </table:table-cell>
          <table:table-cell table:style-name="ce165" office:value-type="string" calcext:value-type="string">
            <text:p>920-205-3277</text:p>
          </table:table-cell>
          <table:table-cell table:style-name="ce172"/>
          <table:table-cell table:style-name="ce165" office:value-type="float" office:value="31" calcext:value-type="float">
            <text:p>31</text:p>
          </table:table-cell>
          <table:table-cell table:style-name="ce203" office:value-type="date" office:date-value="2021-08-08" calcext:value-type="date">
            <text:p>8/8/21</text:p>
          </table:table-cell>
          <table:table-cell table:style-name="ce203" office:value-type="date" office:date-value="2021-12-22" calcext:value-type="date">
            <text:p>12/22/21</text:p>
          </table:table-cell>
          <table:table-cell table:style-name="ce203" office:value-type="date" office:date-value="2020-12-10" calcext:value-type="date">
            <text:p>12/10/20</text:p>
          </table:table-cell>
          <table:table-cell table:style-name="ce165" office:value-type="string" calcext:value-type="string">
            <text:p>No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5" office:value-type="string" calcext:value-type="string">
            <text:p>DeWall</text:p>
          </table:table-cell>
          <table:table-cell table:style-name="ce165" office:value-type="string" calcext:value-type="string">
            <text:p>Bruce</text:p>
          </table:table-cell>
          <table:table-cell table:style-name="ce165" office:value-type="string" calcext:value-type="string">
            <text:p>bruce.dewall@gmail.com</text:p>
          </table:table-cell>
          <table:table-cell table:style-name="ce165" office:value-type="string" calcext:value-type="string">
            <text:p>920-570-1210</text:p>
          </table:table-cell>
          <table:table-cell table:style-name="ce172"/>
          <table:table-cell table:style-name="ce165" office:value-type="float" office:value="61" calcext:value-type="float">
            <text:p>61</text:p>
          </table:table-cell>
          <table:table-cell table:style-name="ce203" office:value-type="date" office:date-value="2021-12-02" calcext:value-type="date">
            <text:p>12/2/21</text:p>
          </table:table-cell>
          <table:table-cell table:style-name="ce203" office:value-type="date" office:date-value="2021-12-28" calcext:value-type="date">
            <text:p>12/28/21</text:p>
          </table:table-cell>
          <table:table-cell table:style-name="ce203" office:value-type="date" office:date-value="2020-10-28" calcext:value-type="date">
            <text:p>10/28/20</text:p>
          </table:table-cell>
          <table:table-cell table:style-name="ce165" office:value-type="string" calcext:value-type="string">
            <text:p>No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5" office:value-type="string" calcext:value-type="string">
            <text:p>Fleming</text:p>
          </table:table-cell>
          <table:table-cell table:style-name="ce164" office:value-type="string" calcext:value-type="string">
            <text:p>Todd</text:p>
          </table:table-cell>
          <table:table-cell table:style-name="ce165" office:value-type="string" calcext:value-type="string">
            <text:p>todd.g.fleming@gmail.com</text:p>
          </table:table-cell>
          <table:table-cell table:style-name="ce165" office:value-type="string" calcext:value-type="string">
            <text:p>920-372-3514</text:p>
          </table:table-cell>
          <table:table-cell table:style-name="ce171"/>
          <table:table-cell table:style-name="ce199" office:value-type="float" office:value="64" calcext:value-type="float">
            <text:p>64</text:p>
          </table:table-cell>
          <table:table-cell table:style-name="ce202" office:value-type="string" calcext:value-type="string">
            <text:p>12.2.21</text:p>
          </table:table-cell>
          <table:table-cell table:style-name="ce202" office:value-type="date" office:date-value="2021-12-05" calcext:value-type="date">
            <text:p>12/5/21</text:p>
          </table:table-cell>
          <table:table-cell table:style-name="ce202" office:value-type="date" office:date-value="2020-11-04" calcext:value-type="date">
            <text:p>11/4/20</text:p>
          </table:table-cell>
          <table:table-cell table:style-name="ce165" office:value-type="string" calcext:value-type="string">
            <text:p>No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5" office:value-type="string" calcext:value-type="string">
            <text:p>Fouts</text:p>
          </table:table-cell>
          <table:table-cell table:style-name="ce165" office:value-type="string" calcext:value-type="string">
            <text:p>Ben</text:p>
          </table:table-cell>
          <table:table-cell table:style-name="ce165" office:value-type="string" calcext:value-type="string">
            <text:p>btfouts@gmail.com</text:p>
          </table:table-cell>
          <table:table-cell table:style-name="ce165" office:value-type="string" calcext:value-type="string">
            <text:p>920-450-0315</text:p>
          </table:table-cell>
          <table:table-cell table:style-name="ce172"/>
          <table:table-cell table:style-name="ce165" office:value-type="float" office:value="19" calcext:value-type="float">
            <text:p>19</text:p>
          </table:table-cell>
          <table:table-cell table:style-name="ce203" office:value-type="date" office:date-value="2021-08-14" calcext:value-type="date">
            <text:p>8/14/21</text:p>
          </table:table-cell>
          <table:table-cell table:style-name="ce208" office:value-type="date" office:date-value="2021-12-20" calcext:value-type="date">
            <text:p>12/20/21</text:p>
          </table:table-cell>
          <table:table-cell table:style-name="ce203" office:value-type="date" office:date-value="2020-09-20" calcext:value-type="date">
            <text:p>9/20/20</text:p>
          </table:table-cell>
          <table:table-cell table:style-name="ce165" office:value-type="string" calcext:value-type="string">
            <text:p>No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6" office:value-type="string" calcext:value-type="string">
            <text:p>Grim</text:p>
          </table:table-cell>
          <table:table-cell table:style-name="ce168" office:value-type="string" calcext:value-type="string">
            <text:p>Jess</text:p>
          </table:table-cell>
          <table:table-cell table:style-name="ce166" office:value-type="string" calcext:value-type="string">
            <text:p>grim.jessica@yahoo.com</text:p>
          </table:table-cell>
          <table:table-cell table:style-name="ce166" office:value-type="string" calcext:value-type="string">
            <text:p>610-597-1515</text:p>
          </table:table-cell>
          <table:table-cell table:style-name="ce174"/>
          <table:table-cell table:style-name="ce200" office:value-type="float" office:value="110" calcext:value-type="float">
            <text:p>110</text:p>
          </table:table-cell>
          <table:table-cell table:style-name="ce204" office:value-type="string" calcext:value-type="string">
            <text:p>8.8.21</text:p>
          </table:table-cell>
          <table:table-cell table:style-name="ce204" office:value-type="date" office:date-value="2021-09-08" calcext:value-type="date">
            <text:p>9/8/21</text:p>
          </table:table-cell>
          <table:table-cell table:style-name="ce204" office:value-type="date" office:date-value="2020-02-29" calcext:value-type="date">
            <text:p>2/29/20</text:p>
          </table:table-cell>
          <table:table-cell table:style-name="ce166" office:value-type="string" calcext:value-type="string">
            <text:p>No</text:p>
          </table:table-cell>
          <table:table-cell table:style-name="ce166"/>
          <table:table-cell table:style-name="ce212" table:number-columns-repeated="14"/>
          <table:table-cell table:number-columns-repeated="999"/>
        </table:table-row>
        <table:table-row table:style-name="ro1">
          <table:table-cell table:style-name="ce165" office:value-type="string" calcext:value-type="string">
            <text:p>Gustafson</text:p>
          </table:table-cell>
          <table:table-cell table:style-name="ce164" office:value-type="string" calcext:value-type="string">
            <text:p>Nate</text:p>
          </table:table-cell>
          <table:table-cell table:style-name="ce165" office:value-type="string" calcext:value-type="string">
            <text:p>ngustafson95@gmail.com</text:p>
          </table:table-cell>
          <table:table-cell table:style-name="ce165" office:value-type="string" calcext:value-type="string">
            <text:p>920-404-1745</text:p>
          </table:table-cell>
          <table:table-cell table:style-name="ce171"/>
          <table:table-cell table:style-name="ce199" office:value-type="float" office:value="21" calcext:value-type="float">
            <text:p>21</text:p>
          </table:table-cell>
          <table:table-cell table:style-name="ce202" office:value-type="string" calcext:value-type="string">
            <text:p>7.6.21</text:p>
          </table:table-cell>
          <table:table-cell table:style-name="ce202" office:value-type="date" office:date-value="2021-07-31" calcext:value-type="date">
            <text:p>7/31/21</text:p>
          </table:table-cell>
          <table:table-cell table:style-name="ce202" office:value-type="date" office:date-value="2020-01-21" calcext:value-type="date">
            <text:p>1/21/20</text:p>
          </table:table-cell>
          <table:table-cell table:style-name="ce165" office:value-type="string" calcext:value-type="string">
            <text:p>No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5" office:value-type="string" calcext:value-type="string">
            <text:p>Hales</text:p>
          </table:table-cell>
          <table:table-cell table:style-name="ce164" office:value-type="string" calcext:value-type="string">
            <text:p>Tim</text:p>
          </table:table-cell>
          <table:table-cell table:style-name="ce165" office:value-type="string" calcext:value-type="string">
            <text:p>tjhales@orangearrow.com</text:p>
          </table:table-cell>
          <table:table-cell table:style-name="ce165" office:value-type="string" calcext:value-type="string">
            <text:p>NA</text:p>
          </table:table-cell>
          <table:table-cell table:style-name="ce171"/>
          <table:table-cell table:style-name="ce199" office:value-type="float" office:value="76" calcext:value-type="float">
            <text:p>76</text:p>
          </table:table-cell>
          <table:table-cell table:style-name="ce203" office:value-type="date" office:date-value="2021-06-10" calcext:value-type="date">
            <text:p>6/10/21</text:p>
          </table:table-cell>
          <table:table-cell table:style-name="ce202" office:value-type="date" office:date-value="2021-08-01" calcext:value-type="date">
            <text:p>8/1/21</text:p>
          </table:table-cell>
          <table:table-cell table:style-name="ce202" office:value-type="date" office:date-value="2020-01-22" calcext:value-type="date">
            <text:p>1/22/20</text:p>
          </table:table-cell>
          <table:table-cell table:style-name="ce165" office:value-type="string" calcext:value-type="string">
            <text:p>Yes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6" office:value-type="string" calcext:value-type="string">
            <text:p>Hatch</text:p>
          </table:table-cell>
          <table:table-cell table:style-name="ce168" office:value-type="string" calcext:value-type="string">
            <text:p>Jon</text:p>
          </table:table-cell>
          <table:table-cell table:style-name="ce166" office:value-type="string" calcext:value-type="string">
            <text:p>jhatch@gmail.com</text:p>
          </table:table-cell>
          <table:table-cell table:style-name="ce166" office:value-type="string" calcext:value-type="string">
            <text:p>920-949-1570</text:p>
          </table:table-cell>
          <table:table-cell table:style-name="ce174"/>
          <table:table-cell table:style-name="ce200" office:value-type="float" office:value="127" calcext:value-type="float">
            <text:p>127</text:p>
          </table:table-cell>
          <table:table-cell table:style-name="ce204"/>
          <table:table-cell table:style-name="ce204" office:value-type="date" office:date-value="2021-09-08" calcext:value-type="date">
            <text:p>9/8/21</text:p>
          </table:table-cell>
          <table:table-cell table:style-name="ce204" office:value-type="date" office:date-value="2020-02-29" calcext:value-type="date">
            <text:p>2/29/20</text:p>
          </table:table-cell>
          <table:table-cell table:style-name="ce166" office:value-type="string" calcext:value-type="string">
            <text:p>No</text:p>
          </table:table-cell>
          <table:table-cell table:style-name="ce166"/>
          <table:table-cell table:style-name="ce212" table:number-columns-repeated="14"/>
          <table:table-cell table:number-columns-repeated="999"/>
        </table:table-row>
        <table:table-row table:style-name="ro1">
          <table:table-cell table:style-name="ce165" office:value-type="string" calcext:value-type="string">
            <text:p>Hayhurst</text:p>
          </table:table-cell>
          <table:table-cell table:style-name="ce164" office:value-type="string" calcext:value-type="string">
            <text:p>Brittney</text:p>
          </table:table-cell>
          <table:table-cell table:style-name="ce165" office:value-type="string" calcext:value-type="string">
            <text:p>brittney.hayhurst@gmail.com</text:p>
          </table:table-cell>
          <table:table-cell table:style-name="ce165" office:value-type="string" calcext:value-type="string">
            <text:p>715-330-1040</text:p>
          </table:table-cell>
          <table:table-cell table:style-name="ce171"/>
          <table:table-cell table:style-name="ce199" office:value-type="float" office:value="51" calcext:value-type="float">
            <text:p>51</text:p>
          </table:table-cell>
          <table:table-cell table:style-name="ce202" office:value-type="string" calcext:value-type="string">
            <text:p>8.21.21</text:p>
          </table:table-cell>
          <table:table-cell table:style-name="ce202" office:value-type="date" office:date-value="2021-10-07" calcext:value-type="date">
            <text:p>10/7/21</text:p>
          </table:table-cell>
          <table:table-cell table:style-name="ce202" office:value-type="string" calcext:value-type="string">
            <text:p><text:s/></text:p>
          </table:table-cell>
          <table:table-cell table:style-name="ce165" office:value-type="string" calcext:value-type="string">
            <text:p>No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6" office:value-type="string" calcext:value-type="string">
            <text:p>Hayward</text:p>
          </table:table-cell>
          <table:table-cell table:style-name="ce168" office:value-type="string" calcext:value-type="string">
            <text:p>Robert</text:p>
          </table:table-cell>
          <table:table-cell table:style-name="ce166" office:value-type="string" calcext:value-type="string">
            <text:p>rhayward@liebovich.com</text:p>
          </table:table-cell>
          <table:table-cell table:style-name="ce166" office:value-type="string" calcext:value-type="string">
            <text:p>920-370-9594</text:p>
          </table:table-cell>
          <table:table-cell table:style-name="ce174"/>
          <table:table-cell table:style-name="ce200" office:value-type="float" office:value="116" calcext:value-type="float">
            <text:p>116</text:p>
          </table:table-cell>
          <table:table-cell table:style-name="ce204" office:value-type="string" calcext:value-type="string">
            <text:p>8.14.21</text:p>
          </table:table-cell>
          <table:table-cell table:style-name="ce204" office:value-type="date" office:date-value="2021-09-10" calcext:value-type="date">
            <text:p>9/10/21</text:p>
          </table:table-cell>
          <table:table-cell table:style-name="ce204" office:value-type="date" office:date-value="2020-03-10" calcext:value-type="date">
            <text:p>3/10/20</text:p>
          </table:table-cell>
          <table:table-cell table:style-name="ce166" office:value-type="string" calcext:value-type="string">
            <text:p>No</text:p>
          </table:table-cell>
          <table:table-cell table:style-name="ce166"/>
          <table:table-cell table:style-name="ce212" table:number-columns-repeated="14"/>
          <table:table-cell table:number-columns-repeated="999"/>
        </table:table-row>
        <table:table-row table:style-name="ro1">
          <table:table-cell table:style-name="ce165" office:value-type="string" calcext:value-type="string">
            <text:p>Hazlett</text:p>
          </table:table-cell>
          <table:table-cell table:style-name="ce164" office:value-type="string" calcext:value-type="string">
            <text:p>Anthony</text:p>
          </table:table-cell>
          <table:table-cell table:style-name="ce165" office:value-type="string" calcext:value-type="string">
            <text:p>chillhaze@gmail.com</text:p>
          </table:table-cell>
          <table:table-cell table:style-name="ce165" office:value-type="string" calcext:value-type="string">
            <text:p>925-321-5618</text:p>
          </table:table-cell>
          <table:table-cell table:style-name="ce171" office:value-type="string" calcext:value-type="string">
            <text:p>needs 25 check in</text:p>
          </table:table-cell>
          <table:table-cell table:style-name="ce199" office:value-type="float" office:value="27" calcext:value-type="float">
            <text:p>27</text:p>
          </table:table-cell>
          <table:table-cell table:style-name="ce202" office:value-type="string" calcext:value-type="string">
            <text:p>8.8.21</text:p>
          </table:table-cell>
          <table:table-cell table:style-name="ce202" office:value-type="date" office:date-value="2021-09-14" calcext:value-type="date">
            <text:p>9/14/21</text:p>
          </table:table-cell>
          <table:table-cell table:style-name="ce202" office:value-type="date" office:date-value="2020-04-18" calcext:value-type="date">
            <text:p>4/18/20</text:p>
          </table:table-cell>
          <table:table-cell table:style-name="ce165" office:value-type="string" calcext:value-type="string">
            <text:p>No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5" office:value-type="string" calcext:value-type="string">
            <text:p>Kline</text:p>
          </table:table-cell>
          <table:table-cell table:style-name="ce164" office:value-type="string" calcext:value-type="string">
            <text:p>Tim</text:p>
          </table:table-cell>
          <table:table-cell table:style-name="ce165" office:value-type="string" calcext:value-type="string">
            <text:p>klinerg@hotmail.com</text:p>
          </table:table-cell>
          <table:table-cell table:style-name="ce165" office:value-type="string" calcext:value-type="string">
            <text:p>920-268-6058</text:p>
          </table:table-cell>
          <table:table-cell table:style-name="ce171"/>
          <table:table-cell table:style-name="ce199" office:value-type="float" office:value="16" calcext:value-type="float">
            <text:p>16</text:p>
          </table:table-cell>
          <table:table-cell table:style-name="ce205" office:value-type="string" calcext:value-type="string">
            <text:p>8.8.21</text:p>
          </table:table-cell>
          <table:table-cell table:style-name="ce202" office:value-type="date" office:date-value="2021-09-14" calcext:value-type="date">
            <text:p>9/14/21</text:p>
          </table:table-cell>
          <table:table-cell table:style-name="ce202" office:value-type="date" office:date-value="2020-04-18" calcext:value-type="date">
            <text:p>4/18/20</text:p>
          </table:table-cell>
          <table:table-cell table:style-name="ce165" office:value-type="string" calcext:value-type="string">
            <text:p>Yes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5" office:value-type="string" calcext:value-type="string">
            <text:p>Kolbe</text:p>
          </table:table-cell>
          <table:table-cell table:style-name="ce164" office:value-type="string" calcext:value-type="string">
            <text:p>Cindy</text:p>
          </table:table-cell>
          <table:table-cell table:style-name="ce165" office:value-type="string" calcext:value-type="string">
            <text:p>cindy.kolbe@gmail.com</text:p>
          </table:table-cell>
          <table:table-cell table:style-name="ce165" office:value-type="string" calcext:value-type="string">
            <text:p>920-810-4019</text:p>
          </table:table-cell>
          <table:table-cell table:style-name="ce171" office:value-type="string" calcext:value-type="string">
            <text:p>needs sticker or pin</text:p>
          </table:table-cell>
          <table:table-cell table:style-name="ce199" office:value-type="float" office:value="19" calcext:value-type="float">
            <text:p>19</text:p>
          </table:table-cell>
          <table:table-cell table:style-name="ce202" office:value-type="string" calcext:value-type="string">
            <text:p>8.8.21</text:p>
          </table:table-cell>
          <table:table-cell table:style-name="ce202" office:value-type="date" office:date-value="2021-09-05" calcext:value-type="date">
            <text:p>9/5/21</text:p>
          </table:table-cell>
          <table:table-cell table:style-name="ce202" office:value-type="date" office:date-value="2020-02-26" calcext:value-type="date">
            <text:p>2/26/20</text:p>
          </table:table-cell>
          <table:table-cell table:style-name="ce165" office:value-type="string" calcext:value-type="string">
            <text:p>Yes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5" office:value-type="string" calcext:value-type="string">
            <text:p>Kolbe</text:p>
          </table:table-cell>
          <table:table-cell table:style-name="ce164" office:value-type="string" calcext:value-type="string">
            <text:p>Brandon</text:p>
          </table:table-cell>
          <table:table-cell table:style-name="ce165" office:value-type="string" calcext:value-type="string">
            <text:p>chezteth@gmail.com</text:p>
          </table:table-cell>
          <table:table-cell table:style-name="ce165" office:value-type="string" calcext:value-type="string">
            <text:p>920-268-7014</text:p>
          </table:table-cell>
          <table:table-cell table:style-name="ce171"/>
          <table:table-cell table:style-name="ce199" office:value-type="float" office:value="16" calcext:value-type="float">
            <text:p>16</text:p>
          </table:table-cell>
          <table:table-cell table:style-name="ce202" office:value-type="string" calcext:value-type="string">
            <text:p>8.8.21</text:p>
          </table:table-cell>
          <table:table-cell table:style-name="ce202" office:value-type="date" office:date-value="2021-09-05" calcext:value-type="date">
            <text:p>9/5/21</text:p>
          </table:table-cell>
          <table:table-cell table:style-name="ce202" office:value-type="date" office:date-value="2020-02-26" calcext:value-type="date">
            <text:p>2/26/20</text:p>
          </table:table-cell>
          <table:table-cell table:style-name="ce165" office:value-type="string" calcext:value-type="string">
            <text:p>Yes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5" office:value-type="string" calcext:value-type="string">
            <text:p>Liedel</text:p>
          </table:table-cell>
          <table:table-cell table:style-name="ce164" office:value-type="string" calcext:value-type="string">
            <text:p>Sarah</text:p>
          </table:table-cell>
          <table:table-cell table:style-name="ce165" office:value-type="string" calcext:value-type="string">
            <text:p>sarah_liedel@hotmail.com</text:p>
          </table:table-cell>
          <table:table-cell table:style-name="ce165" office:value-type="string" calcext:value-type="string">
            <text:p>906-203-7170</text:p>
          </table:table-cell>
          <table:table-cell table:style-name="ce171"/>
          <table:table-cell table:style-name="ce199" office:value-type="float" office:value="78" calcext:value-type="float">
            <text:p>78</text:p>
          </table:table-cell>
          <table:table-cell table:style-name="ce202" office:value-type="date" office:date-value="2021-08-17" calcext:value-type="date">
            <text:p>8/17/21</text:p>
          </table:table-cell>
          <table:table-cell table:style-name="ce202" office:value-type="date" office:date-value="2021-09-08" calcext:value-type="date">
            <text:p>9/8/21</text:p>
          </table:table-cell>
          <table:table-cell table:style-name="ce202" office:value-type="date" office:date-value="2020-02-29" calcext:value-type="date">
            <text:p>2/29/20</text:p>
          </table:table-cell>
          <table:table-cell table:style-name="ce165" office:value-type="string" calcext:value-type="string">
            <text:p>No (she took)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5" office:value-type="string" calcext:value-type="string">
            <text:p>Mayer</text:p>
          </table:table-cell>
          <table:table-cell table:style-name="ce164" office:value-type="string" calcext:value-type="string">
            <text:p>Hunter</text:p>
          </table:table-cell>
          <table:table-cell table:style-name="ce165" office:value-type="string" calcext:value-type="string">
            <text:p>hmayer95@gmail.com</text:p>
          </table:table-cell>
          <table:table-cell table:style-name="ce165" office:value-type="string" calcext:value-type="string">
            <text:p>920-659-1988</text:p>
          </table:table-cell>
          <table:table-cell table:style-name="ce171" office:value-type="string" calcext:value-type="string">
            <text:p>needs 5 check in </text:p>
          </table:table-cell>
          <table:table-cell table:style-name="ce199" office:value-type="string" calcext:value-type="string">
            <text:p><text:s/></text:p>
          </table:table-cell>
          <table:table-cell table:style-name="ce202" office:value-type="string" calcext:value-type="string">
            <text:p>8.8.21</text:p>
          </table:table-cell>
          <table:table-cell table:style-name="ce202" office:value-type="date" office:date-value="2021-09-15" calcext:value-type="date">
            <text:p>9/15/21</text:p>
          </table:table-cell>
          <table:table-cell table:style-name="ce202" office:value-type="date" office:date-value="2020-03-07" calcext:value-type="date">
            <text:p>3/7/20</text:p>
          </table:table-cell>
          <table:table-cell table:style-name="ce165" office:value-type="string" calcext:value-type="string">
            <text:p>No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5" office:value-type="string" calcext:value-type="string">
            <text:p>Morrow</text:p>
          </table:table-cell>
          <table:table-cell table:style-name="ce165" office:value-type="string" calcext:value-type="string">
            <text:p>Yvonne</text:p>
          </table:table-cell>
          <table:table-cell table:style-name="ce165" office:value-type="string" calcext:value-type="string">
            <text:p>skibunnyrn@hotmail.com</text:p>
          </table:table-cell>
          <table:table-cell table:style-name="ce165" office:value-type="string" calcext:value-type="string">
            <text:p>920-915-3305</text:p>
          </table:table-cell>
          <table:table-cell table:style-name="ce172"/>
          <table:table-cell table:style-name="ce165" office:value-type="float" office:value="14" calcext:value-type="float">
            <text:p>14</text:p>
          </table:table-cell>
          <table:table-cell table:style-name="ce203" office:value-type="date" office:date-value="2021-11-20" calcext:value-type="date">
            <text:p>11/20/21</text:p>
          </table:table-cell>
          <table:table-cell table:style-name="ce203" office:value-type="date" office:date-value="2021-12-22" calcext:value-type="date">
            <text:p>12/22/21</text:p>
          </table:table-cell>
          <table:table-cell table:style-name="ce203" office:value-type="date" office:date-value="2020-10-31" calcext:value-type="date">
            <text:p>10/31/20</text:p>
          </table:table-cell>
          <table:table-cell table:style-name="ce165" office:value-type="string" calcext:value-type="string">
            <text:p>Yes</text:p>
          </table:table-cell>
          <table:table-cell table:style-name="ce167" table:number-columns-repeated="15"/>
          <table:table-cell table:number-columns-repeated="999"/>
        </table:table-row>
        <table:table-row table:style-name="ro1">
          <table:table-cell table:style-name="ce165" office:value-type="string" calcext:value-type="string">
            <text:p>Niebergall</text:p>
          </table:table-cell>
          <table:table-cell table:style-name="ce165" office:value-type="string" calcext:value-type="string">
            <text:p>Fritz</text:p>
          </table:table-cell>
          <table:table-cell table:style-name="ce165" office:value-type="string" calcext:value-type="string">
            <text:p>fritzniebergall@gmail.com</text:p>
          </table:table-cell>
          <table:table-cell table:style-name="ce165" office:value-type="string" calcext:value-type="string">
            <text:p>920-237-9821</text:p>
          </table:table-cell>
          <table:table-cell table:style-name="ce172"/>
          <table:table-cell table:style-name="ce165" office:value-type="float" office:value="17" calcext:value-type="float">
            <text:p>17</text:p>
          </table:table-cell>
          <table:table-cell table:style-name="ce203" office:value-type="date" office:date-value="2021-11-23" calcext:value-type="date">
            <text:p>11/23/21</text:p>
          </table:table-cell>
          <table:table-cell table:style-name="ce203" office:value-type="date" office:date-value="2021-12-14" calcext:value-type="date">
            <text:p>12/14/21</text:p>
          </table:table-cell>
          <table:table-cell table:style-name="ce203" office:value-type="date" office:date-value="2020-08-18" calcext:value-type="date">
            <text:p>8/18/20</text:p>
          </table:table-cell>
          <table:table-cell table:style-name="ce165" office:value-type="string" calcext:value-type="string">
            <text:p>No</text:p>
          </table:table-cell>
          <table:table-cell table:style-name="ce167" table:number-columns-repeated="15"/>
          <table:table-cell table:number-columns-repeated="999"/>
        </table:table-row>
        <table:table-row table:style-name="ro1">
          <table:table-cell table:style-name="ce165" office:value-type="string" calcext:value-type="string">
            <text:p>Olski</text:p>
          </table:table-cell>
          <table:table-cell table:style-name="ce164" office:value-type="string" calcext:value-type="string">
            <text:p>James</text:p>
          </table:table-cell>
          <table:table-cell table:style-name="ce165" office:value-type="string" calcext:value-type="string">
            <text:p>jamesolski4@gmail.com</text:p>
          </table:table-cell>
          <table:table-cell table:style-name="ce165" office:value-type="string" calcext:value-type="string">
            <text:p>920-730-3991</text:p>
          </table:table-cell>
          <table:table-cell table:style-name="ce171"/>
          <table:table-cell table:style-name="ce199" office:value-type="float" office:value="44" calcext:value-type="float">
            <text:p>44</text:p>
          </table:table-cell>
          <table:table-cell table:style-name="ce202" office:value-type="string" calcext:value-type="string">
            <text:p>8.8.21</text:p>
          </table:table-cell>
          <table:table-cell table:style-name="ce202" office:value-type="date" office:date-value="2021-10-01" calcext:value-type="date">
            <text:p>10/1/21</text:p>
          </table:table-cell>
          <table:table-cell table:style-name="ce202" office:value-type="date" office:date-value="2020-07-12" calcext:value-type="date">
            <text:p>7/12/20</text:p>
          </table:table-cell>
          <table:table-cell table:style-name="ce165" office:value-type="string" calcext:value-type="string">
            <text:p>No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5" office:value-type="string" calcext:value-type="string">
            <text:p>Romenesko</text:p>
          </table:table-cell>
          <table:table-cell table:style-name="ce164" office:value-type="string" calcext:value-type="string">
            <text:p>Paul</text:p>
          </table:table-cell>
          <table:table-cell table:style-name="ce165" office:value-type="string" calcext:value-type="string">
            <text:p>promenesko@new.rr.com</text:p>
          </table:table-cell>
          <table:table-cell table:style-name="ce165" office:value-type="string" calcext:value-type="string">
            <text:p>920-680-7294</text:p>
          </table:table-cell>
          <table:table-cell table:style-name="ce171"/>
          <table:table-cell table:style-name="ce199" office:value-type="float" office:value="17" calcext:value-type="float">
            <text:p>17</text:p>
          </table:table-cell>
          <table:table-cell table:style-name="ce202" office:value-type="string" calcext:value-type="string">
            <text:p>8.8.21</text:p>
          </table:table-cell>
          <table:table-cell table:style-name="ce202" office:value-type="date" office:date-value="2021-09-16" calcext:value-type="date">
            <text:p>9/16/21</text:p>
          </table:table-cell>
          <table:table-cell table:style-name="ce202" office:value-type="date" office:date-value="2020-03-08" calcext:value-type="date">
            <text:p>3/8/20</text:p>
          </table:table-cell>
          <table:table-cell table:style-name="ce165" office:value-type="string" calcext:value-type="string">
            <text:p>No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5" office:value-type="string" calcext:value-type="string">
            <text:p>Romenesko</text:p>
          </table:table-cell>
          <table:table-cell table:style-name="ce164" office:value-type="string" calcext:value-type="string">
            <text:p>Carol</text:p>
          </table:table-cell>
          <table:table-cell table:style-name="ce165" office:value-type="string" calcext:value-type="string">
            <text:p>pcromenesko@gmail.com</text:p>
          </table:table-cell>
          <table:table-cell table:style-name="ce165" office:value-type="string" calcext:value-type="string">
            <text:p>920-428-4914</text:p>
          </table:table-cell>
          <table:table-cell table:style-name="ce171"/>
          <table:table-cell table:style-name="ce199" office:value-type="float" office:value="17" calcext:value-type="float">
            <text:p>17</text:p>
          </table:table-cell>
          <table:table-cell table:style-name="ce202" office:value-type="string" calcext:value-type="string">
            <text:p>8.8.21</text:p>
          </table:table-cell>
          <table:table-cell table:style-name="ce202" office:value-type="date" office:date-value="2021-09-08" calcext:value-type="date">
            <text:p>9/8/21</text:p>
          </table:table-cell>
          <table:table-cell table:style-name="ce202" office:value-type="date" office:date-value="2020-02-29" calcext:value-type="date">
            <text:p>2/29/20</text:p>
          </table:table-cell>
          <table:table-cell table:style-name="ce165" office:value-type="string" calcext:value-type="string">
            <text:p>No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6" office:value-type="string" calcext:value-type="string">
            <text:p>Schweigert</text:p>
          </table:table-cell>
          <table:table-cell table:style-name="ce168" office:value-type="string" calcext:value-type="string">
            <text:p>Colin</text:p>
          </table:table-cell>
          <table:table-cell table:style-name="ce166" office:value-type="string" calcext:value-type="string">
            <text:p>colin.schweigert@gmail.com</text:p>
          </table:table-cell>
          <table:table-cell table:style-name="ce166" office:value-type="string" calcext:value-type="string">
            <text:p>715-505-7545</text:p>
          </table:table-cell>
          <table:table-cell table:style-name="ce174"/>
          <table:table-cell table:style-name="ce200" office:value-type="float" office:value="118" calcext:value-type="float">
            <text:p>118</text:p>
          </table:table-cell>
          <table:table-cell table:style-name="ce204" office:value-type="date" office:date-value="2021-08-17" calcext:value-type="date">
            <text:p>8/17/21</text:p>
          </table:table-cell>
          <table:table-cell table:style-name="ce204" office:value-type="date" office:date-value="2021-09-08" calcext:value-type="date">
            <text:p>9/8/21</text:p>
          </table:table-cell>
          <table:table-cell table:style-name="ce204" office:value-type="date" office:date-value="2020-02-29" calcext:value-type="date">
            <text:p>2/29/20</text:p>
          </table:table-cell>
          <table:table-cell table:style-name="ce166" office:value-type="string" calcext:value-type="string">
            <text:p>No (he took)</text:p>
          </table:table-cell>
          <table:table-cell table:style-name="ce166"/>
          <table:table-cell table:style-name="ce212" table:number-columns-repeated="14"/>
          <table:table-cell table:number-columns-repeated="999"/>
        </table:table-row>
        <table:table-row table:style-name="ro1">
          <table:table-cell table:style-name="ce165" office:value-type="string" calcext:value-type="string">
            <text:p>VanLandghen</text:p>
          </table:table-cell>
          <table:table-cell table:style-name="ce165" office:value-type="string" calcext:value-type="string">
            <text:p>Boyd</text:p>
          </table:table-cell>
          <table:table-cell table:style-name="ce165" office:value-type="string" calcext:value-type="string">
            <text:p>boydvan131@gmail.com</text:p>
          </table:table-cell>
          <table:table-cell table:style-name="ce165" office:value-type="string" calcext:value-type="string">
            <text:p>920-809-9377</text:p>
          </table:table-cell>
          <table:table-cell table:style-name="ce172"/>
          <table:table-cell table:style-name="ce165" office:value-type="float" office:value="21" calcext:value-type="float">
            <text:p>21</text:p>
          </table:table-cell>
          <table:table-cell table:style-name="ce203" office:value-type="date" office:date-value="2021-10-30" calcext:value-type="date">
            <text:p>10/30/21</text:p>
          </table:table-cell>
          <table:table-cell table:style-name="ce203" office:value-type="date" office:date-value="2021-12-25" calcext:value-type="date">
            <text:p>12/25/21</text:p>
          </table:table-cell>
          <table:table-cell table:style-name="ce203" office:value-type="date" office:date-value="2020-11-25" calcext:value-type="date">
            <text:p>11/25/20</text:p>
          </table:table-cell>
          <table:table-cell table:style-name="ce165" office:value-type="string" calcext:value-type="string">
            <text:p>No</text:p>
          </table:table-cell>
          <table:table-cell table:style-name="ce167" table:number-columns-repeated="15"/>
          <table:table-cell table:number-columns-repeated="999"/>
        </table:table-row>
        <table:table-row table:style-name="ro1">
          <table:table-cell table:style-name="ce165" office:value-type="string" calcext:value-type="string">
            <text:p>Wagner</text:p>
          </table:table-cell>
          <table:table-cell table:style-name="ce164" office:value-type="string" calcext:value-type="string">
            <text:p>Shawna</text:p>
          </table:table-cell>
          <table:table-cell table:style-name="ce165" office:value-type="string" calcext:value-type="string">
            <text:p>shawnawagner@yahoo.com</text:p>
          </table:table-cell>
          <table:table-cell table:style-name="ce165" office:value-type="string" calcext:value-type="string">
            <text:p>920-205-1450</text:p>
          </table:table-cell>
          <table:table-cell table:style-name="ce171"/>
          <table:table-cell table:style-name="ce199" office:value-type="float" office:value="48" calcext:value-type="float">
            <text:p>48</text:p>
          </table:table-cell>
          <table:table-cell table:style-name="ce202" office:value-type="date" office:date-value="2021-09-23" calcext:value-type="date">
            <text:p>9/23/21</text:p>
          </table:table-cell>
          <table:table-cell table:style-name="ce202" office:value-type="date" office:date-value="2021-10-07" calcext:value-type="date">
            <text:p>10/7/21</text:p>
          </table:table-cell>
          <table:table-cell table:style-name="ce202" office:value-type="date" office:date-value="2020-07-15" calcext:value-type="date">
            <text:p>7/15/20</text:p>
          </table:table-cell>
          <table:table-cell table:style-name="ce165" office:value-type="string" calcext:value-type="string">
            <text:p>No</text:p>
          </table:table-cell>
          <table:table-cell table:style-name="ce96"/>
          <table:table-cell table:style-name="ce167" table:number-columns-repeated="14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96" office:value-type="string" calcext:value-type="string">
            <text:p>last</text:p>
          </table:table-cell>
          <table:table-cell table:style-name="ce96" office:value-type="string" calcext:value-type="string">
            <text:p>first</text:p>
          </table:table-cell>
          <table:table-cell table:style-name="ce96" office:value-type="string" calcext:value-type="string">
            <text:p># visits</text:p>
          </table:table-cell>
          <table:table-cell table:style-name="ce96" office:value-type="string" calcext:value-type="string">
            <text:p>last check in</text:p>
          </table:table-cell>
          <table:table-cell table:style-name="ce97" office:value-type="string" calcext:value-type="string">
            <text:p>exp date</text:p>
          </table:table-cell>
          <table:table-cell table:style-name="ce96"/>
          <table:table-cell table:style-name="ce207" office:value-type="string" calcext:value-type="string">
            <text:p>sign up date</text:p>
          </table:table-cell>
          <table:table-cell table:style-name="ce206" table:number-columns-repeated="2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37" office:value-type="string" calcext:value-type="string">
            <text:p>Bare</text:p>
          </table:table-cell>
          <table:table-cell table:style-name="ce37" office:value-type="string" calcext:value-type="string">
            <text:p>Kinsey</text:p>
          </table:table-cell>
          <table:table-cell table:style-name="ce37" office:value-type="float" office:value="30" calcext:value-type="float">
            <text:p>30</text:p>
          </table:table-cell>
          <table:table-cell table:style-name="ce53" office:value-type="date" office:date-value="2022-08-20" calcext:value-type="date">
            <text:p>8/20/2022</text:p>
          </table:table-cell>
          <table:table-cell table:style-name="ce175" office:value-type="date" office:date-value="2022-04-03" calcext:value-type="date">
            <text:p>4/3/2022</text:p>
          </table:table-cell>
          <table:table-cell table:style-name="ce53"/>
          <table:table-cell table:style-name="ce53" office:value-type="date" office:date-value="2021-04-03" calcext:value-type="date">
            <text:p>4/3/2021</text:p>
          </table:table-cell>
          <table:table-cell table:style-name="ce117" office:value-type="string" calcext:value-type="string">
            <text:p>n</text:p>
          </table:table-cell>
          <table:table-cell table:style-name="ce37" office:value-type="string" calcext:value-type="string">
            <text:p>kb</text:p>
          </table:table-cell>
          <table:table-cell table:style-name="ce94" office:value-type="string" calcext:value-type="string">
            <text:p>mkclark3@wisc.edu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40" office:value-type="string" calcext:value-type="string">
            <text:p>Bare</text:p>
          </table:table-cell>
          <table:table-cell table:style-name="ce40" office:value-type="string" calcext:value-type="string">
            <text:p>Alex</text:p>
          </table:table-cell>
          <table:table-cell table:style-name="ce40" office:value-type="float" office:value="32" calcext:value-type="float">
            <text:p>32</text:p>
          </table:table-cell>
          <table:table-cell table:style-name="ce62" office:value-type="date" office:date-value="2022-09-14" calcext:value-type="date">
            <text:p>9/14/2022</text:p>
          </table:table-cell>
          <table:table-cell table:style-name="ce176" office:value-type="date" office:date-value="2022-04-03" calcext:value-type="date">
            <text:p>4/3/2022</text:p>
          </table:table-cell>
          <table:table-cell table:style-name="ce62"/>
          <table:table-cell table:style-name="ce62" office:value-type="date" office:date-value="2021-04-03" calcext:value-type="date">
            <text:p>4/3/2021</text:p>
          </table:table-cell>
          <table:table-cell table:style-name="ce122" office:value-type="string" calcext:value-type="string">
            <text:p>n</text:p>
          </table:table-cell>
          <table:table-cell table:style-name="ce40" office:value-type="string" calcext:value-type="string">
            <text:p>ab</text:p>
          </table:table-cell>
          <table:table-cell table:style-name="ce94" office:value-type="string" calcext:value-type="string">
            <text:p>alex.bare93@gmail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Basar - WDI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float" office:value="5" calcext:value-type="float">
            <text:p>5</text:p>
          </table:table-cell>
          <table:table-cell table:style-name="ce54" office:value-type="date" office:date-value="2021-08-08" calcext:value-type="date">
            <text:p>8/8/2021</text:p>
          </table:table-cell>
          <table:table-cell table:style-name="ce177" office:value-type="date" office:date-value="2022-07-14" calcext:value-type="date">
            <text:p>7/14/2022</text:p>
          </table:table-cell>
          <table:table-cell table:style-name="ce38" office:value-type="string" calcext:value-type="string">
            <text:p>#5 visit - sticker or pin</text:p>
          </table:table-cell>
          <table:table-cell table:style-name="ce54" office:value-type="date" office:date-value="2021-07-14" calcext:value-type="date">
            <text:p>7/14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ae</text:p>
          </table:table-cell>
          <table:table-cell table:number-columns-repeated="13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Baur</text:p>
          </table:table-cell>
          <table:table-cell table:style-name="ce38" office:value-type="string" calcext:value-type="string">
            <text:p>Justin</text:p>
          </table:table-cell>
          <table:table-cell table:style-name="ce38" office:value-type="float" office:value="31" calcext:value-type="float">
            <text:p>31</text:p>
          </table:table-cell>
          <table:table-cell table:style-name="ce55" office:value-type="date" office:date-value="2023-02-15" calcext:value-type="date">
            <text:p>2/15/23</text:p>
          </table:table-cell>
          <table:table-cell table:style-name="ce178" office:value-type="date" office:date-value="2022-10-30" calcext:value-type="date">
            <text:p>10/30/2022</text:p>
          </table:table-cell>
          <table:table-cell table:style-name="ce54"/>
          <table:table-cell table:style-name="ce54" office:value-type="date" office:date-value="2021-10-30" calcext:value-type="date">
            <text:p>10/30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jb</text:p>
          </table:table-cell>
          <table:table-cell table:style-name="ce95" office:value-type="string" calcext:value-type="string">
            <text:p>silverhat@live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Beam</text:p>
          </table:table-cell>
          <table:table-cell table:style-name="ce38" office:value-type="string" calcext:value-type="string">
            <text:p>Andy</text:p>
          </table:table-cell>
          <table:table-cell table:style-name="ce38" office:value-type="float" office:value="106" calcext:value-type="float">
            <text:p>106</text:p>
          </table:table-cell>
          <table:table-cell table:style-name="ce55" office:value-type="date" office:date-value="2022-12-21" calcext:value-type="date">
            <text:p>12/21/22</text:p>
          </table:table-cell>
          <table:table-cell table:style-name="ce179" office:value-type="date" office:date-value="2022-12-31" calcext:value-type="date">
            <text:p>12/31/2022</text:p>
          </table:table-cell>
          <table:table-cell table:style-name="ce38" office:value-type="string" calcext:value-type="string">
            <text:p>coaster shirt picked up</text:p>
          </table:table-cell>
          <table:table-cell table:style-name="ce54" office:value-type="date" office:date-value="2021-12-31" calcext:value-type="date">
            <text:p>12/31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ab</text:p>
          </table:table-cell>
          <table:table-cell table:style-name="ce37" office:value-type="string" calcext:value-type="string">
            <text:p>qween_naberrie@yahoo.com</text:p>
          </table:table-cell>
          <table:table-cell/>
          <table:table-cell table:style-name="ce37" office:value-type="string" calcext:value-type="string">
            <text:p>`</text:p>
          </table:table-cell>
          <table:table-cell table:number-columns-repeated="10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Borgardt</text:p>
          </table:table-cell>
          <table:table-cell table:style-name="ce38" office:value-type="string" calcext:value-type="string">
            <text:p>Chris</text:p>
          </table:table-cell>
          <table:table-cell table:style-name="ce38" office:value-type="float" office:value="20" calcext:value-type="float">
            <text:p>20</text:p>
          </table:table-cell>
          <table:table-cell table:style-name="ce54" office:value-type="date" office:date-value="2022-02-19" calcext:value-type="date">
            <text:p>2/19/2022</text:p>
          </table:table-cell>
          <table:table-cell table:style-name="ce180" office:value-type="date" office:date-value="2022-07-30" calcext:value-type="date">
            <text:p>7/30/2022</text:p>
          </table:table-cell>
          <table:table-cell table:style-name="ce38" office:value-type="string" calcext:value-type="string">
            <text:p>#5 visit - sticker or pin</text:p>
          </table:table-cell>
          <table:table-cell table:style-name="ce54" office:value-type="date" office:date-value="2021-07-30" calcext:value-type="date">
            <text:p>7/30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cb</text:p>
          </table:table-cell>
          <table:table-cell table:style-name="ce94" office:value-type="string" calcext:value-type="string">
            <text:p>borgac22@gmail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Borkowski</text:p>
          </table:table-cell>
          <table:table-cell table:style-name="ce38" office:value-type="string" calcext:value-type="string">
            <text:p>Josh</text:p>
          </table:table-cell>
          <table:table-cell table:style-name="ce38" office:value-type="float" office:value="62" calcext:value-type="float">
            <text:p>62</text:p>
          </table:table-cell>
          <table:table-cell table:style-name="ce54" office:value-type="date" office:date-value="2022-08-26" calcext:value-type="date">
            <text:p>8/26/2022</text:p>
          </table:table-cell>
          <table:table-cell table:style-name="ce180" office:value-type="date" office:date-value="2022-06-25" calcext:value-type="date">
            <text:p>6/25/2022</text:p>
          </table:table-cell>
          <table:table-cell table:style-name="ce38" office:value-type="string" calcext:value-type="string">
            <text:p>Needs 50</text:p>
          </table:table-cell>
          <table:table-cell table:style-name="ce54" office:value-type="date" office:date-value="2021-06-25" calcext:value-type="date">
            <text:p>6/25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jb</text:p>
          </table:table-cell>
          <table:table-cell table:number-columns-repeated="13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Bougie</text:p>
          </table:table-cell>
          <table:table-cell table:style-name="ce38" office:value-type="string" calcext:value-type="string">
            <text:p>Peter</text:p>
          </table:table-cell>
          <table:table-cell table:style-name="ce38" office:value-type="float" office:value="31" calcext:value-type="float">
            <text:p>31</text:p>
          </table:table-cell>
          <table:table-cell table:style-name="ce54" office:value-type="date" office:date-value="2022-08-23" calcext:value-type="date">
            <text:p>8/23/2022</text:p>
          </table:table-cell>
          <table:table-cell table:style-name="ce180" office:value-type="date" office:date-value="2022-09-18" calcext:value-type="date">
            <text:p>9/18/2022</text:p>
          </table:table-cell>
          <table:table-cell table:style-name="ce54"/>
          <table:table-cell table:style-name="ce54" office:value-type="date" office:date-value="2021-09-18" calcext:value-type="date">
            <text:p>9/18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pb</text:p>
          </table:table-cell>
          <table:table-cell table:style-name="ce96" office:value-type="string" calcext:value-type="string">
            <text:p>petebougie@gmail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Bougie</text:p>
          </table:table-cell>
          <table:table-cell table:style-name="ce38" office:value-type="string" calcext:value-type="string">
            <text:p>Catherine</text:p>
          </table:table-cell>
          <table:table-cell table:style-name="ce38" office:value-type="float" office:value="10" calcext:value-type="float">
            <text:p>10</text:p>
          </table:table-cell>
          <table:table-cell table:style-name="ce54" office:value-type="date" office:date-value="2022-08-23" calcext:value-type="date">
            <text:p>8/23/2022</text:p>
          </table:table-cell>
          <table:table-cell table:style-name="ce180" office:value-type="date" office:date-value="2022-09-18" calcext:value-type="date">
            <text:p>9/18/2022</text:p>
          </table:table-cell>
          <table:table-cell table:style-name="ce54"/>
          <table:table-cell table:style-name="ce54" office:value-type="date" office:date-value="2021-09-18" calcext:value-type="date">
            <text:p>9/18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cb</text:p>
          </table:table-cell>
          <table:table-cell table:style-name="ce96" office:value-type="string" calcext:value-type="string">
            <text:p>CML82189@gmail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Broten</text:p>
          </table:table-cell>
          <table:table-cell table:style-name="ce38" office:value-type="string" calcext:value-type="string">
            <text:p>Eric</text:p>
          </table:table-cell>
          <table:table-cell table:style-name="ce38" office:value-type="float" office:value="5" calcext:value-type="float">
            <text:p>5</text:p>
          </table:table-cell>
          <table:table-cell table:style-name="ce54" office:value-type="date" office:date-value="2022-08-10" calcext:value-type="date">
            <text:p>8/10/2022</text:p>
          </table:table-cell>
          <table:table-cell table:style-name="ce180" office:value-type="date" office:date-value="2022-08-18" calcext:value-type="date">
            <text:p>8/18/2022</text:p>
          </table:table-cell>
          <table:table-cell table:style-name="ce54"/>
          <table:table-cell table:style-name="ce54" office:value-type="date" office:date-value="2021-08-18" calcext:value-type="date">
            <text:p>8/18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eb</text:p>
          </table:table-cell>
          <table:table-cell table:style-name="ce96" office:value-type="string" calcext:value-type="string">
            <text:p>ebroten@gmail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Clarke</text:p>
          </table:table-cell>
          <table:table-cell table:style-name="ce38" office:value-type="string" calcext:value-type="string">
            <text:p>Bob</text:p>
          </table:table-cell>
          <table:table-cell table:style-name="ce38" office:value-type="float" office:value="27" calcext:value-type="float">
            <text:p>27</text:p>
          </table:table-cell>
          <table:table-cell table:style-name="ce55" office:value-type="date" office:date-value="2023-02-19" calcext:value-type="date">
            <text:p>2/19/23</text:p>
          </table:table-cell>
          <table:table-cell table:style-name="ce181" office:value-type="date" office:date-value="2022-12-22" calcext:value-type="date">
            <text:p>12/22/2022</text:p>
          </table:table-cell>
          <table:table-cell table:style-name="ce38" office:value-type="string" calcext:value-type="string">
            <text:p>Needs Glass</text:p>
          </table:table-cell>
          <table:table-cell table:style-name="ce54" office:value-type="date" office:date-value="2021-11-30" calcext:value-type="date">
            <text:p>11/30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bc</text:p>
          </table:table-cell>
          <table:table-cell table:number-columns-repeated="13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Cronmiller</text:p>
          </table:table-cell>
          <table:table-cell table:style-name="ce38" office:value-type="string" calcext:value-type="string">
            <text:p>Alex</text:p>
          </table:table-cell>
          <table:table-cell table:style-name="ce38" office:value-type="float" office:value="9" calcext:value-type="float">
            <text:p>9</text:p>
          </table:table-cell>
          <table:table-cell table:style-name="ce54" office:value-type="date" office:date-value="2021-11-04" calcext:value-type="date">
            <text:p>11/4/2021</text:p>
          </table:table-cell>
          <table:table-cell table:style-name="ce181" office:value-type="date" office:date-value="2022-07-01" calcext:value-type="date">
            <text:p>7/1/2022</text:p>
          </table:table-cell>
          <table:table-cell table:style-name="ce54"/>
          <table:table-cell table:style-name="ce54" office:value-type="date" office:date-value="2021-07-01" calcext:value-type="date">
            <text:p>7/1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ac</text:p>
          </table:table-cell>
          <table:table-cell table:number-columns-repeated="13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Erspamer</text:p>
          </table:table-cell>
          <table:table-cell table:style-name="ce38" office:value-type="string" calcext:value-type="string">
            <text:p>Tabitha</text:p>
          </table:table-cell>
          <table:table-cell table:style-name="ce38" office:value-type="float" office:value="44" calcext:value-type="float">
            <text:p>44</text:p>
          </table:table-cell>
          <table:table-cell table:style-name="ce54" office:value-type="date" office:date-value="2022-01-14" calcext:value-type="date">
            <text:p>1/14/2022</text:p>
          </table:table-cell>
          <table:table-cell table:style-name="ce182" office:value-type="date" office:date-value="2022-06-18" calcext:value-type="date">
            <text:p>6/18/2022</text:p>
          </table:table-cell>
          <table:table-cell table:style-name="ce54"/>
          <table:table-cell table:style-name="ce54" office:value-type="date" office:date-value="2021-06-18" calcext:value-type="date">
            <text:p>6/18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te</text:p>
          </table:table-cell>
          <table:table-cell table:style-name="ce97" office:value-type="string" calcext:value-type="string">
            <text:p>fantab1@yahoo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Evansen</text:p>
          </table:table-cell>
          <table:table-cell table:style-name="ce38" office:value-type="string" calcext:value-type="string">
            <text:p>Mike</text:p>
          </table:table-cell>
          <table:table-cell table:style-name="ce38" office:value-type="float" office:value="25" calcext:value-type="float">
            <text:p>25</text:p>
          </table:table-cell>
          <table:table-cell table:style-name="ce54" office:value-type="date" office:date-value="2022-07-14" calcext:value-type="date">
            <text:p>7/14/2022</text:p>
          </table:table-cell>
          <table:table-cell table:style-name="ce182" office:value-type="date" office:date-value="2022-09-14" calcext:value-type="date">
            <text:p>9/14/2022</text:p>
          </table:table-cell>
          <table:table-cell table:style-name="ce38" office:value-type="string" calcext:value-type="string">
            <text:p>needs coaster?</text:p>
          </table:table-cell>
          <table:table-cell table:style-name="ce54" office:value-type="date" office:date-value="2021-09-14" calcext:value-type="date">
            <text:p>9/14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me</text:p>
          </table:table-cell>
          <table:table-cell table:style-name="ce96" office:value-type="string" calcext:value-type="string">
            <text:p>newnoise02@hotmail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Heckner</text:p>
          </table:table-cell>
          <table:table-cell table:style-name="ce38" office:value-type="string" calcext:value-type="string">
            <text:p>Craig</text:p>
          </table:table-cell>
          <table:table-cell table:style-name="ce38" office:value-type="float" office:value="7" calcext:value-type="float">
            <text:p>7</text:p>
          </table:table-cell>
          <table:table-cell table:style-name="ce54" office:value-type="date" office:date-value="2022-08-10" calcext:value-type="date">
            <text:p>8/10/2022</text:p>
          </table:table-cell>
          <table:table-cell table:style-name="ce183" office:value-type="date" office:date-value="2022-11-11" calcext:value-type="date">
            <text:p>11/11/2022</text:p>
          </table:table-cell>
          <table:table-cell table:style-name="ce54"/>
          <table:table-cell table:style-name="ce54" office:value-type="date" office:date-value="2021-11-11" calcext:value-type="date">
            <text:p>11/11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ch</text:p>
          </table:table-cell>
          <table:table-cell table:style-name="ce97" office:value-type="string" calcext:value-type="string">
            <text:p>hecknerc@gmail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Hooker-Moericke</text:p>
          </table:table-cell>
          <table:table-cell table:style-name="ce38" office:value-type="string" calcext:value-type="string">
            <text:p>Larkin</text:p>
          </table:table-cell>
          <table:table-cell table:style-name="ce38" office:value-type="float" office:value="56" calcext:value-type="float">
            <text:p>56</text:p>
          </table:table-cell>
          <table:table-cell table:style-name="ce54" office:value-type="date" office:date-value="2022-08-26" calcext:value-type="date">
            <text:p>8/26/2022</text:p>
          </table:table-cell>
          <table:table-cell table:style-name="ce184" office:value-type="date" office:date-value="2022-06-25" calcext:value-type="date">
            <text:p>6/25/2022</text:p>
          </table:table-cell>
          <table:table-cell table:style-name="ce38"/>
          <table:table-cell table:style-name="ce54" office:value-type="date" office:date-value="2021-06-25" calcext:value-type="date">
            <text:p>6/25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lh</text:p>
          </table:table-cell>
          <table:table-cell table:style-name="ce97" office:value-type="string" calcext:value-type="string">
            <text:p>lhookermoericke@rocketmail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Huss</text:p>
          </table:table-cell>
          <table:table-cell table:style-name="ce38" office:value-type="string" calcext:value-type="string">
            <text:p>Kevin</text:p>
          </table:table-cell>
          <table:table-cell table:style-name="ce38" office:value-type="float" office:value="10" calcext:value-type="float">
            <text:p>10</text:p>
          </table:table-cell>
          <table:table-cell table:style-name="ce54" office:value-type="date" office:date-value="2022-08-10" calcext:value-type="date">
            <text:p>8/10/2022</text:p>
          </table:table-cell>
          <table:table-cell table:style-name="ce185" office:value-type="date" office:date-value="2022-09-28" calcext:value-type="date">
            <text:p>9/28/2022</text:p>
          </table:table-cell>
          <table:table-cell table:style-name="ce54"/>
          <table:table-cell table:style-name="ce54" office:value-type="date" office:date-value="2021-09-28" calcext:value-type="date">
            <text:p>9/28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kh</text:p>
          </table:table-cell>
          <table:table-cell table:number-columns-repeated="13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Jayjack</text:p>
          </table:table-cell>
          <table:table-cell table:style-name="ce38" office:value-type="string" calcext:value-type="string">
            <text:p>Melanie</text:p>
          </table:table-cell>
          <table:table-cell table:style-name="ce38" office:value-type="float" office:value="47" calcext:value-type="float">
            <text:p>47</text:p>
          </table:table-cell>
          <table:table-cell table:style-name="ce54" office:value-type="date" office:date-value="2022-06-17" calcext:value-type="date">
            <text:p>6/17/2022</text:p>
          </table:table-cell>
          <table:table-cell table:style-name="ce186" office:value-type="date" office:date-value="2022-05-22" calcext:value-type="date">
            <text:p>5/22/2022</text:p>
          </table:table-cell>
          <table:table-cell table:style-name="ce54"/>
          <table:table-cell table:style-name="ce54" office:value-type="date" office:date-value="2021-05-22" calcext:value-type="date">
            <text:p>5/22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mh</text:p>
          </table:table-cell>
          <table:table-cell table:style-name="ce97" office:value-type="string" calcext:value-type="string">
            <text:p>mellioli@hotmail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Kerklin</text:p>
          </table:table-cell>
          <table:table-cell table:style-name="ce38" office:value-type="string" calcext:value-type="string">
            <text:p>Michelle</text:p>
          </table:table-cell>
          <table:table-cell table:style-name="ce38" office:value-type="float" office:value="40" calcext:value-type="float">
            <text:p>40</text:p>
          </table:table-cell>
          <table:table-cell table:style-name="ce54" office:value-type="date" office:date-value="2022-01-14" calcext:value-type="date">
            <text:p>1/14/2022</text:p>
          </table:table-cell>
          <table:table-cell table:style-name="ce187" office:value-type="date" office:date-value="2022-06-18" calcext:value-type="date">
            <text:p>6/18/2022</text:p>
          </table:table-cell>
          <table:table-cell table:style-name="ce54"/>
          <table:table-cell table:style-name="ce54" office:value-type="date" office:date-value="2021-06-18" calcext:value-type="date">
            <text:p>6/18/2021</text:p>
          </table:table-cell>
          <table:table-cell table:style-name="ce126" office:value-type="string" calcext:value-type="string">
            <text:p>n</text:p>
          </table:table-cell>
          <table:table-cell table:style-name="ce38"/>
          <table:table-cell table:style-name="ce97" office:value-type="string" calcext:value-type="string">
            <text:p>lmkerklin@gmail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Kocken</text:p>
          </table:table-cell>
          <table:table-cell table:style-name="ce38" office:value-type="string" calcext:value-type="string">
            <text:p>Sam</text:p>
          </table:table-cell>
          <table:table-cell table:style-name="ce38" office:value-type="float" office:value="2" calcext:value-type="float">
            <text:p>2</text:p>
          </table:table-cell>
          <table:table-cell table:style-name="ce54" office:value-type="date" office:date-value="2021-09-07" calcext:value-type="date">
            <text:p>9/7/2021</text:p>
          </table:table-cell>
          <table:table-cell table:style-name="ce187" office:value-type="date" office:date-value="2022-04-17" calcext:value-type="date">
            <text:p>4/17/2022</text:p>
          </table:table-cell>
          <table:table-cell table:style-name="ce54"/>
          <table:table-cell table:style-name="ce54" office:value-type="date" office:date-value="2021-04-17" calcext:value-type="date">
            <text:p>4/17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sk</text:p>
          </table:table-cell>
          <table:table-cell table:style-name="ce97" office:value-type="string" calcext:value-type="string">
            <text:p>sam.kocken@snc.edu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Lewis</text:p>
          </table:table-cell>
          <table:table-cell table:style-name="ce38" office:value-type="string" calcext:value-type="string">
            <text:p>Marcus</text:p>
          </table:table-cell>
          <table:table-cell table:style-name="ce38" office:value-type="float" office:value="35" calcext:value-type="float">
            <text:p>35</text:p>
          </table:table-cell>
          <table:table-cell table:style-name="ce54" office:value-type="date" office:date-value="2022-08-10" calcext:value-type="date">
            <text:p>8/10/2022</text:p>
          </table:table-cell>
          <table:table-cell table:style-name="ce188" office:value-type="date" office:date-value="2022-08-25" calcext:value-type="date">
            <text:p>8/25/2022</text:p>
          </table:table-cell>
          <table:table-cell table:style-name="ce54"/>
          <table:table-cell table:style-name="ce54" office:value-type="date" office:date-value="2021-08-25" calcext:value-type="date">
            <text:p>8/25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ml</text:p>
          </table:table-cell>
          <table:table-cell table:style-name="ce98" office:value-type="string" calcext:value-type="string">
            <text:p>marcus.frank.lewis@gmail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McCabe</text:p>
          </table:table-cell>
          <table:table-cell table:style-name="ce38" office:value-type="string" calcext:value-type="string">
            <text:p>Zach</text:p>
          </table:table-cell>
          <table:table-cell table:style-name="ce38" office:value-type="float" office:value="10" calcext:value-type="float">
            <text:p>10</text:p>
          </table:table-cell>
          <table:table-cell table:style-name="ce55" office:value-type="date" office:date-value="2022-08-10" calcext:value-type="date">
            <text:p>8/10/22</text:p>
          </table:table-cell>
          <table:table-cell table:style-name="ce189" office:value-type="date" office:date-value="2022-09-28" calcext:value-type="date">
            <text:p>9/28/2022</text:p>
          </table:table-cell>
          <table:table-cell table:style-name="ce54"/>
          <table:table-cell table:style-name="ce54" office:value-type="date" office:date-value="2021-09-28" calcext:value-type="date">
            <text:p>9/28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zm</text:p>
          </table:table-cell>
          <table:table-cell table:style-name="ce96" office:value-type="string" calcext:value-type="string">
            <text:p>zmaccabe07@gmail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Neubert</text:p>
          </table:table-cell>
          <table:table-cell table:style-name="ce38" office:value-type="string" calcext:value-type="string">
            <text:p>Bill</text:p>
          </table:table-cell>
          <table:table-cell table:style-name="ce38" office:value-type="float" office:value="10" calcext:value-type="float">
            <text:p>10</text:p>
          </table:table-cell>
          <table:table-cell table:style-name="ce54" office:value-type="date" office:date-value="2022-10-05" calcext:value-type="date">
            <text:p>10/5/2022</text:p>
          </table:table-cell>
          <table:table-cell table:style-name="ce190" office:value-type="date" office:date-value="2023-02-02" calcext:value-type="date">
            <text:p>2/2/2023</text:p>
          </table:table-cell>
          <table:table-cell table:style-name="ce54"/>
          <table:table-cell table:style-name="ce54" office:value-type="date" office:date-value="2022-02-02" calcext:value-type="date">
            <text:p>2/2/2022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bn</text:p>
          </table:table-cell>
          <table:table-cell table:style-name="ce97" office:value-type="string" calcext:value-type="string">
            <text:p>bill_54952@yahoo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Neubert</text:p>
          </table:table-cell>
          <table:table-cell table:style-name="ce38" office:value-type="string" calcext:value-type="string">
            <text:p>Julie</text:p>
          </table:table-cell>
          <table:table-cell table:style-name="ce38" office:value-type="float" office:value="10" calcext:value-type="float">
            <text:p>10</text:p>
          </table:table-cell>
          <table:table-cell table:style-name="ce54" office:value-type="date" office:date-value="2022-10-05" calcext:value-type="date">
            <text:p>10/5/2022</text:p>
          </table:table-cell>
          <table:table-cell table:style-name="ce190" office:value-type="date" office:date-value="2023-02-02" calcext:value-type="date">
            <text:p>2/2/2023</text:p>
          </table:table-cell>
          <table:table-cell table:style-name="ce54"/>
          <table:table-cell table:style-name="ce54" office:value-type="date" office:date-value="2022-02-02" calcext:value-type="date">
            <text:p>2/2/2022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jn</text:p>
          </table:table-cell>
          <table:table-cell table:style-name="ce97" office:value-type="string" calcext:value-type="string">
            <text:p>bill_54952@yahoo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Otis</text:p>
          </table:table-cell>
          <table:table-cell table:style-name="ce38" office:value-type="string" calcext:value-type="string">
            <text:p>Corey</text:p>
          </table:table-cell>
          <table:table-cell table:style-name="ce38" office:value-type="float" office:value="32" calcext:value-type="float">
            <text:p>32</text:p>
          </table:table-cell>
          <table:table-cell table:style-name="ce54" office:value-type="date" office:date-value="2022-02-24" calcext:value-type="date">
            <text:p>2/24/2022</text:p>
          </table:table-cell>
          <table:table-cell table:style-name="ce191" office:value-type="date" office:date-value="2022-03-26" calcext:value-type="date">
            <text:p>3/26/2022</text:p>
          </table:table-cell>
          <table:table-cell table:style-name="ce54"/>
          <table:table-cell table:style-name="ce54" office:value-type="date" office:date-value="2021-03-26" calcext:value-type="date">
            <text:p>3/26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co</text:p>
          </table:table-cell>
          <table:table-cell table:style-name="ce97" office:value-type="string" calcext:value-type="string">
            <text:p>lambeaucurly@gmail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Ralph</text:p>
          </table:table-cell>
          <table:table-cell table:style-name="ce38" office:value-type="string" calcext:value-type="string">
            <text:p>John</text:p>
          </table:table-cell>
          <table:table-cell table:style-name="ce38" office:value-type="float" office:value="8" calcext:value-type="float">
            <text:p>8</text:p>
          </table:table-cell>
          <table:table-cell table:style-name="ce55" office:value-type="date" office:date-value="2022-08-10" calcext:value-type="date">
            <text:p>8/10/22</text:p>
          </table:table-cell>
          <table:table-cell table:style-name="ce192" office:value-type="date" office:date-value="2022-12-29" calcext:value-type="date">
            <text:p>12/29/2022</text:p>
          </table:table-cell>
          <table:table-cell table:style-name="ce54"/>
          <table:table-cell table:style-name="ce54" office:value-type="date" office:date-value="2021-12-29" calcext:value-type="date">
            <text:p>12/29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jr</text:p>
          </table:table-cell>
          <table:table-cell table:style-name="ce97" office:value-type="string" calcext:value-type="string">
            <text:p>jjralph32312@gmail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Reimers (AAF)</text:p>
          </table:table-cell>
          <table:table-cell table:style-name="ce38" office:value-type="string" calcext:value-type="string">
            <text:p>Aaron</text:p>
          </table:table-cell>
          <table:table-cell table:style-name="ce38" office:value-type="float" office:value="119" calcext:value-type="float">
            <text:p>119</text:p>
          </table:table-cell>
          <table:table-cell table:style-name="ce54"/>
          <table:table-cell table:style-name="ce193" office:value-type="date" office:date-value="2022-12-11" calcext:value-type="date">
            <text:p>12/11/22</text:p>
          </table:table-cell>
          <table:table-cell table:style-name="ce38" office:value-type="string" calcext:value-type="string">
            <text:p>75 picked up</text:p>
          </table:table-cell>
          <table:table-cell table:style-name="ce54" office:value-type="date" office:date-value="2021-12-11" calcext:value-type="date">
            <text:p>12/11/2021</text:p>
          </table:table-cell>
          <table:table-cell table:style-name="ce126"/>
          <table:table-cell table:style-name="ce38"/>
          <table:table-cell table:style-name="ce37" office:value-type="string" calcext:value-type="string">
            <text:p>anarchyfurniture13@gmail.com</text:p>
          </table:table-cell>
          <table:table-cell table:style-name="ce37"/>
          <table:table-cell table:number-columns-repeated="12"/>
          <table:table-cell table:style-name="ce167" table:number-columns-repeated="2"/>
          <table:table-cell table:number-columns-repeated="999"/>
        </table:table-row>
        <table:table-row table:style-name="ro1">
          <table:table-cell table:style-name="ce38" office:value-type="string" calcext:value-type="string">
            <text:p>Rosenberg Foley</text:p>
          </table:table-cell>
          <table:table-cell table:style-name="ce38" office:value-type="string" calcext:value-type="string">
            <text:p>Chris</text:p>
          </table:table-cell>
          <table:table-cell table:style-name="ce38" office:value-type="float" office:value="23" calcext:value-type="float">
            <text:p>23</text:p>
          </table:table-cell>
          <table:table-cell table:style-name="ce54" office:value-type="date" office:date-value="2022-05-03" calcext:value-type="date">
            <text:p>5/3/2022</text:p>
          </table:table-cell>
          <table:table-cell table:style-name="ce194" office:value-type="date" office:date-value="2022-06-19" calcext:value-type="date">
            <text:p>6/19/2022</text:p>
          </table:table-cell>
          <table:table-cell table:style-name="ce54"/>
          <table:table-cell table:style-name="ce54" office:value-type="date" office:date-value="2021-06-19" calcext:value-type="date">
            <text:p>6/19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cr</text:p>
          </table:table-cell>
          <table:table-cell table:style-name="ce97" office:value-type="string" calcext:value-type="string">
            <text:p>rosenbergfoley@gmail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Rosenberg Foley</text:p>
          </table:table-cell>
          <table:table-cell table:style-name="ce38" office:value-type="string" calcext:value-type="string">
            <text:p>Lina</text:p>
          </table:table-cell>
          <table:table-cell table:style-name="ce38" office:value-type="float" office:value="72" calcext:value-type="float">
            <text:p>72</text:p>
          </table:table-cell>
          <table:table-cell table:style-name="ce54" office:value-type="date" office:date-value="2022-05-03" calcext:value-type="date">
            <text:p>5/3/2022</text:p>
          </table:table-cell>
          <table:table-cell table:style-name="ce194" office:value-type="date" office:date-value="2022-06-19" calcext:value-type="date">
            <text:p>6/19/2022</text:p>
          </table:table-cell>
          <table:table-cell table:style-name="ce54"/>
          <table:table-cell table:style-name="ce54" office:value-type="date" office:date-value="2021-06-19" calcext:value-type="date">
            <text:p>6/19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lr</text:p>
          </table:table-cell>
          <table:table-cell table:style-name="ce97" office:value-type="string" calcext:value-type="string">
            <text:p>rosenbergfoley@gmail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Rottier</text:p>
          </table:table-cell>
          <table:table-cell table:style-name="ce38" office:value-type="string" calcext:value-type="string">
            <text:p>Pete </text:p>
          </table:table-cell>
          <table:table-cell table:style-name="ce38" office:value-type="float" office:value="13" calcext:value-type="float">
            <text:p>13</text:p>
          </table:table-cell>
          <table:table-cell table:style-name="ce54" office:value-type="date" office:date-value="2022-06-10" calcext:value-type="date">
            <text:p>6/10/2022</text:p>
          </table:table-cell>
          <table:table-cell table:style-name="ce194" office:value-type="date" office:date-value="2022-06-26" calcext:value-type="date">
            <text:p>6/26/2022</text:p>
          </table:table-cell>
          <table:table-cell table:style-name="ce38" office:value-type="string" calcext:value-type="string">
            <text:p>#5 - sticker or pin</text:p>
          </table:table-cell>
          <table:table-cell table:style-name="ce54" office:value-type="date" office:date-value="2021-06-26" calcext:value-type="date">
            <text:p>6/26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pr</text:p>
          </table:table-cell>
          <table:table-cell table:style-name="ce97" office:value-type="string" calcext:value-type="string">
            <text:p>rottiep1951@gmail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VandenHeuvel - WDI</text:p>
          </table:table-cell>
          <table:table-cell table:style-name="ce38" office:value-type="string" calcext:value-type="string">
            <text:p>Tyler</text:p>
          </table:table-cell>
          <table:table-cell table:style-name="ce38" office:value-type="float" office:value="5" calcext:value-type="float">
            <text:p>5</text:p>
          </table:table-cell>
          <table:table-cell table:style-name="ce54" office:value-type="date" office:date-value="2021-08-08" calcext:value-type="date">
            <text:p>8/8/2021</text:p>
          </table:table-cell>
          <table:table-cell table:style-name="ce195" office:value-type="date" office:date-value="2022-07-14" calcext:value-type="date">
            <text:p>7/14/2022</text:p>
          </table:table-cell>
          <table:table-cell table:style-name="ce38" office:value-type="string" calcext:value-type="string">
            <text:p>#5 - sticker or pin</text:p>
          </table:table-cell>
          <table:table-cell table:style-name="ce54" office:value-type="date" office:date-value="2021-07-14" calcext:value-type="date">
            <text:p>7/14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tv</text:p>
          </table:table-cell>
          <table:table-cell table:style-name="ce209" office:value-type="string" calcext:value-type="string">
            <text:p><text:a xlink:href="mailto:tylerv@wisconsindistributors.com" xlink:type="simple">tylerv@wisconsindistributors.com</text:a>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Vanenkevort</text:p>
          </table:table-cell>
          <table:table-cell table:style-name="ce38" office:value-type="string" calcext:value-type="string">
            <text:p>Emma</text:p>
          </table:table-cell>
          <table:table-cell table:style-name="ce38" office:value-type="float" office:value="11" calcext:value-type="float">
            <text:p>11</text:p>
          </table:table-cell>
          <table:table-cell table:style-name="ce54" office:value-type="date" office:date-value="2022-08-10" calcext:value-type="date">
            <text:p>8/10/2022</text:p>
          </table:table-cell>
          <table:table-cell table:style-name="ce196" office:value-type="date" office:date-value="2022-10-20" calcext:value-type="date">
            <text:p>10/20/2022</text:p>
          </table:table-cell>
          <table:table-cell table:style-name="ce38" office:value-type="string" calcext:value-type="string">
            <text:p>needs coaster?</text:p>
          </table:table-cell>
          <table:table-cell table:style-name="ce54" office:value-type="date" office:date-value="2021-10-20" calcext:value-type="date">
            <text:p>10/20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ev</text:p>
          </table:table-cell>
          <table:table-cell table:style-name="ce97" office:value-type="string" calcext:value-type="string">
            <text:p>emmavontnkevort@gmail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VanSickle</text:p>
          </table:table-cell>
          <table:table-cell table:style-name="ce38" office:value-type="string" calcext:value-type="string">
            <text:p>Daniel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string" calcext:value-type="string">
            <text:p>2.24.22</text:p>
          </table:table-cell>
          <table:table-cell table:style-name="ce196" office:value-type="date" office:date-value="2022-02-26" calcext:value-type="date">
            <text:p>2/26/2022</text:p>
          </table:table-cell>
          <table:table-cell table:style-name="ce54"/>
          <table:table-cell table:style-name="ce54" office:value-type="date" office:date-value="2021-02-26" calcext:value-type="date">
            <text:p>2/26/2021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dv</text:p>
          </table:table-cell>
          <table:table-cell table:style-name="ce97" office:value-type="string" calcext:value-type="string">
            <text:p>danvansickle@hotmail.com</text:p>
          </table:table-cell>
          <table:table-cell table:number-columns-repeated="12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38" office:value-type="string" calcext:value-type="string">
            <text:p>Witt</text:p>
          </table:table-cell>
          <table:table-cell table:style-name="ce38" office:value-type="string" calcext:value-type="string">
            <text:p>Mark</text:p>
          </table:table-cell>
          <table:table-cell table:style-name="ce38" office:value-type="float" office:value="38" calcext:value-type="float">
            <text:p>38</text:p>
          </table:table-cell>
          <table:table-cell table:style-name="ce55" office:value-type="date" office:date-value="2023-01-05" calcext:value-type="date">
            <text:p>1/5/23</text:p>
          </table:table-cell>
          <table:table-cell table:style-name="ce197" office:value-type="date" office:date-value="2023-02-11" calcext:value-type="date">
            <text:p>2/11/2023</text:p>
          </table:table-cell>
          <table:table-cell table:style-name="ce38" office:value-type="string" calcext:value-type="string">
            <text:p>needs coaster</text:p>
          </table:table-cell>
          <table:table-cell table:style-name="ce54" office:value-type="date" office:date-value="2022-02-11" calcext:value-type="date">
            <text:p>2/11/2022</text:p>
          </table:table-cell>
          <table:table-cell table:style-name="ce126" office:value-type="string" calcext:value-type="string">
            <text:p>n</text:p>
          </table:table-cell>
          <table:table-cell table:style-name="ce38" office:value-type="string" calcext:value-type="string">
            <text:p>mw</text:p>
          </table:table-cell>
          <table:table-cell table:number-columns-repeated="2"/>
          <table:table-cell table:style-name="ce37" office:value-type="string" calcext:value-type="string">
            <text:p>920-841-7592</text:p>
          </table:table-cell>
          <table:table-cell table:number-columns-repeated="10"/>
          <table:table-cell table:style-name="ce167" table:number-columns-repeated="3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 table:number-rows-repeated="3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 table:number-rows-repeated="2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 table:number-rows-repeated="3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 table:number-rows-repeated="3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 table:number-rows-repeated="2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 table:number-rows-repeated="2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1" table:number-rows-repeated="891">
          <table:table-cell table:style-name="ce167" table:number-columns-repeated="4"/>
          <table:table-cell table:style-name="ce97"/>
          <table:table-cell table:style-name="ce167"/>
          <table:table-cell table:style-name="ce206" table:number-columns-repeated="3"/>
          <table:table-cell table:style-name="ce167" table:number-columns-repeated="16"/>
          <table:table-cell table:number-columns-repeated="999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Expired.E59:Expired.E59">
            <calcext:condition calcext:apply-style-name="ConditionalStyle_1" calcext:value="formula-is(AND(ISNUMBER([.E59]);TRUNC([.E59])&lt;TODAY()))" calcext:base-cell-address="Expired.E59"/>
          </calcext:conditional-format>
          <calcext:conditional-format calcext:target-range-address="Expired.E66:Expired.E66">
            <calcext:condition calcext:apply-style-name="ConditionalStyle_1" calcext:value="formula-is(AND(ISNUMBER([.E66]);TRUNC([.E66])&lt;TODAY()))" calcext:base-cell-address="Expired.E66"/>
          </calcext:conditional-format>
          <calcext:conditional-format calcext:target-range-address="Expired.E64:Expired.E65">
            <calcext:condition calcext:apply-style-name="ConditionalStyle_1" calcext:value="formula-is(AND(ISNUMBER([.E64]);TRUNC([.E64])&lt;TODAY()))" calcext:base-cell-address="Expired.E64"/>
          </calcext:conditional-format>
          <calcext:conditional-format calcext:target-range-address="Expired.E63:Expired.E63">
            <calcext:condition calcext:apply-style-name="ConditionalStyle_1" calcext:value="formula-is(AND(ISNUMBER([.E63]);TRUNC([.E63])&lt;TODAY()))" calcext:base-cell-address="Expired.E63"/>
          </calcext:conditional-format>
          <calcext:conditional-format calcext:target-range-address="Expired.E60:Expired.E62">
            <calcext:condition calcext:apply-style-name="ConditionalStyle_1" calcext:value="formula-is(AND(ISNUMBER([.E60]);TRUNC([.E60])&lt;TODAY()))" calcext:base-cell-address="Expired.E60"/>
          </calcext:conditional-format>
          <calcext:conditional-format calcext:target-range-address="Expired.E58:Expired.E58">
            <calcext:condition calcext:apply-style-name="ConditionalStyle_1" calcext:value="formula-is(AND(ISNUMBER([.E58]);TRUNC([.E58])&lt;TODAY()))" calcext:base-cell-address="Expired.E58"/>
          </calcext:conditional-format>
          <calcext:conditional-format calcext:target-range-address="Expired.E57:Expired.E57">
            <calcext:condition calcext:apply-style-name="ConditionalStyle_1" calcext:value="formula-is(AND(ISNUMBER([.E57]);TRUNC([.E57])&lt;TODAY()))" calcext:base-cell-address="Expired.E57"/>
          </calcext:conditional-format>
          <calcext:conditional-format calcext:target-range-address="Expired.E55:Expired.E56">
            <calcext:condition calcext:apply-style-name="ConditionalStyle_1" calcext:value="formula-is(AND(ISNUMBER([.E55]);TRUNC([.E55])&lt;TODAY()))" calcext:base-cell-address="Expired.E55"/>
          </calcext:conditional-format>
          <calcext:conditional-format calcext:target-range-address="Expired.E54:Expired.E54">
            <calcext:condition calcext:apply-style-name="ConditionalStyle_1" calcext:value="formula-is(AND(ISNUMBER([.E54]);TRUNC([.E54])&lt;TODAY()))" calcext:base-cell-address="Expired.E54"/>
          </calcext:conditional-format>
          <calcext:conditional-format calcext:target-range-address="Expired.E53:Expired.E53">
            <calcext:condition calcext:apply-style-name="ConditionalStyle_1" calcext:value="formula-is(AND(ISNUMBER([.E53]);TRUNC([.E53])&lt;TODAY()))" calcext:base-cell-address="Expired.E53"/>
          </calcext:conditional-format>
          <calcext:conditional-format calcext:target-range-address="Expired.E51:Expired.E52">
            <calcext:condition calcext:apply-style-name="ConditionalStyle_1" calcext:value="formula-is(AND(ISNUMBER([.E51]);TRUNC([.E51])&lt;TODAY()))" calcext:base-cell-address="Expired.E51"/>
          </calcext:conditional-format>
          <calcext:conditional-format calcext:target-range-address="Expired.E50:Expired.E50">
            <calcext:condition calcext:apply-style-name="ConditionalStyle_1" calcext:value="formula-is(AND(ISNUMBER([.E50]);TRUNC([.E50])&lt;TODAY()))" calcext:base-cell-address="Expired.E50"/>
          </calcext:conditional-format>
          <calcext:conditional-format calcext:target-range-address="Expired.E49:Expired.E49">
            <calcext:condition calcext:apply-style-name="ConditionalStyle_1" calcext:value="formula-is(AND(ISNUMBER([.E49]);TRUNC([.E49])&lt;TODAY()))" calcext:base-cell-address="Expired.E49"/>
          </calcext:conditional-format>
          <calcext:conditional-format calcext:target-range-address="Expired.E48:Expired.E48">
            <calcext:condition calcext:apply-style-name="ConditionalStyle_1" calcext:value="formula-is(AND(ISNUMBER([.E48]);TRUNC([.E48])&lt;TODAY()))" calcext:base-cell-address="Expired.E48"/>
          </calcext:conditional-format>
          <calcext:conditional-format calcext:target-range-address="Expired.E47:Expired.E47">
            <calcext:condition calcext:apply-style-name="ConditionalStyle_1" calcext:value="formula-is(AND(ISNUMBER([.E47]);TRUNC([.E47])&lt;TODAY()))" calcext:base-cell-address="Expired.E47"/>
          </calcext:conditional-format>
          <calcext:conditional-format calcext:target-range-address="Expired.E45:Expired.E46">
            <calcext:condition calcext:apply-style-name="ConditionalStyle_1" calcext:value="formula-is(AND(ISNUMBER([.E45]);TRUNC([.E45])&lt;TODAY()))" calcext:base-cell-address="Expired.E45"/>
          </calcext:conditional-format>
          <calcext:conditional-format calcext:target-range-address="Expired.E43:Expired.E44">
            <calcext:condition calcext:apply-style-name="ConditionalStyle_1" calcext:value="formula-is(AND(ISNUMBER([.E43]);TRUNC([.E43])&lt;TODAY()))" calcext:base-cell-address="Expired.E43"/>
          </calcext:conditional-format>
          <calcext:conditional-format calcext:target-range-address="Expired.E38:Expired.E42">
            <calcext:condition calcext:apply-style-name="ConditionalStyle_1" calcext:value="formula-is(AND(ISNUMBER([.E38]);TRUNC([.E38])&lt;TODAY()))" calcext:base-cell-address="Expired.E38"/>
          </calcext:conditional-format>
          <calcext:conditional-format calcext:target-range-address="Expired.E37:Expired.E37">
            <calcext:condition calcext:apply-style-name="ConditionalStyle_1" calcext:value="formula-is(AND(ISNUMBER([.E37]);TRUNC([.E37])&lt;TODAY()))" calcext:base-cell-address="Expired.E37"/>
          </calcext:conditional-format>
          <calcext:conditional-format calcext:target-range-address="Expired.E35:Expired.E35">
            <calcext:condition calcext:apply-style-name="ConditionalStyle_1" calcext:value="formula-is(AND(ISNUMBER([.E35]);TRUNC([.E35])&lt;TODAY()))" calcext:base-cell-address="Expired.E35"/>
          </calcext:conditional-format>
          <calcext:conditional-format calcext:target-range-address="Expired.E36:Expired.E36">
            <calcext:condition calcext:apply-style-name="ConditionalStyle_1" calcext:value="formula-is(AND(ISNUMBER([.E36]);TRUNC([.E36])&lt;TODAY()))" calcext:base-cell-address="Expired.E36"/>
          </calcext:conditional-format>
          <calcext:conditional-format calcext:target-range-address="Expired.E33:Expired.E34">
            <calcext:condition calcext:apply-style-name="ConditionalStyle_1" calcext:value="formula-is(AND(ISNUMBER([.E33]);TRUNC([.E33])&lt;TODAY()))" calcext:base-cell-address="Expired.E33"/>
          </calcext:conditional-format>
        </calcext:conditional-formats>
      </table:table>
      <table:table table:name="Old sheet" table:style-name="ta8"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1015" table:default-cell-style-name="Default"/>
        <table:table-row table:style-name="ro7">
          <table:table-cell table:style-name="ce213" office:value-type="string" calcext:value-type="string">
            <text:p>Last</text:p>
          </table:table-cell>
          <table:table-cell table:style-name="ce213" office:value-type="string" calcext:value-type="string">
            <text:p>First</text:p>
          </table:table-cell>
          <table:table-cell table:style-name="ce213" office:value-type="string" calcext:value-type="string">
            <text:p># Visits</text:p>
          </table:table-cell>
          <table:table-cell table:style-name="ce218" office:value-type="string" calcext:value-type="string">
            <text:p>Last Date Checked In</text:p>
          </table:table-cell>
          <table:table-cell table:style-name="ce220" office:value-type="string" calcext:value-type="string">
            <text:p>exp date</text:p>
          </table:table-cell>
          <table:table-cell table:style-name="ce218" office:value-type="string" calcext:value-type="string">
            <text:p>Sign Up Date</text:p>
          </table:table-cell>
          <table:table-cell table:style-name="ce213" office:value-type="string" calcext:value-type="string">
            <text:p>Needs Coaster</text:p>
          </table:table-cell>
          <table:table-cell table:style-name="ce213" office:value-type="string" calcext:value-type="string">
            <text:p>Email</text:p>
          </table:table-cell>
          <table:table-cell table:style-name="ce222" office:value-type="string" calcext:value-type="string">
            <text:p>Phone</text:p>
          </table:table-cell>
          <table:table-cell table:style-name="ce211" table:number-columns-repeated="15"/>
          <table:table-cell table:number-columns-repeated="1000"/>
        </table:table-row>
        <table:table-row table:style-name="ro8">
          <table:table-cell table:style-name="ce94" office:value-type="string" calcext:value-type="string">
            <text:p>Bare</text:p>
          </table:table-cell>
          <table:table-cell table:style-name="ce94" office:value-type="string" calcext:value-type="string">
            <text:p>Alex</text:p>
          </table:table-cell>
          <table:table-cell table:style-name="ce217" office:value-type="float" office:value="25" calcext:value-type="float">
            <text:p>25</text:p>
          </table:table-cell>
          <table:table-cell table:style-name="ce219" office:value-type="date" office:date-value="2021-10-23" calcext:value-type="date">
            <text:p>10/23/21</text:p>
          </table:table-cell>
          <table:table-cell table:style-name="ce219" office:value-type="date" office:date-value="2022-04-03" calcext:value-type="date">
            <text:p>4/3/22</text:p>
          </table:table-cell>
          <table:table-cell table:style-name="ce219" office:value-type="date" office:date-value="2021-04-03" calcext:value-type="date">
            <text:p>4/3/21</text:p>
          </table:table-cell>
          <table:table-cell table:style-name="ce96" office:value-type="string" calcext:value-type="string">
            <text:p>Yes</text:p>
          </table:table-cell>
          <table:table-cell table:style-name="ce94" office:value-type="string" calcext:value-type="string">
            <text:p>alex.bare93@gmail.com</text:p>
          </table:table-cell>
          <table:table-cell table:style-name="ce97" office:value-type="string" calcext:value-type="string">
            <text:p>763-355-4958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4" office:value-type="string" calcext:value-type="string">
            <text:p>Bare</text:p>
          </table:table-cell>
          <table:table-cell table:style-name="ce94" office:value-type="string" calcext:value-type="string">
            <text:p>Kinsey</text:p>
          </table:table-cell>
          <table:table-cell table:style-name="ce217" office:value-type="float" office:value="20" calcext:value-type="float">
            <text:p>20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4-03" calcext:value-type="date">
            <text:p>4/3/22</text:p>
          </table:table-cell>
          <table:table-cell table:style-name="ce219" office:value-type="date" office:date-value="2021-04-03" calcext:value-type="date">
            <text:p>4/3/21</text:p>
          </table:table-cell>
          <table:table-cell table:style-name="ce96" office:value-type="string" calcext:value-type="string">
            <text:p>Yes</text:p>
          </table:table-cell>
          <table:table-cell table:style-name="ce94" office:value-type="string" calcext:value-type="string">
            <text:p>mkclark3@wisc.edu</text:p>
          </table:table-cell>
          <table:table-cell table:style-name="ce97" office:value-type="string" calcext:value-type="string">
            <text:p>763-807-1555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4" office:value-type="string" calcext:value-type="string">
            <text:p>Basar- WDI</text:p>
          </table:table-cell>
          <table:table-cell table:style-name="ce94" office:value-type="string" calcext:value-type="string">
            <text:p>Adam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21" office:value-type="string" calcext:value-type="string">
            <text:p><text:a xlink:href="mailto:adamb@wisconsindistributors.com" xlink:type="simple">adamb@wisconsindistributors.com</text:a></text:p>
          </table:table-cell>
          <table:table-cell table:style-name="ce97" office:value-type="string" calcext:value-type="string">
            <text:p>608-572-0390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5" office:value-type="string" calcext:value-type="string">
            <text:p>Baur</text:p>
          </table:table-cell>
          <table:table-cell table:style-name="ce94" office:value-type="string" calcext:value-type="string">
            <text:p>Justin</text:p>
          </table:table-cell>
          <table:table-cell table:style-name="ce217" office:value-type="float" office:value="2" calcext:value-type="float">
            <text:p>2</text:p>
          </table:table-cell>
          <table:table-cell table:style-name="ce219" office:value-type="string" calcext:value-type="string">
            <text:p>10.30.21</text:p>
          </table:table-cell>
          <table:table-cell table:style-name="ce219" office:value-type="string" calcext:value-type="string">
            <text:p>10.30.22</text:p>
          </table:table-cell>
          <table:table-cell table:style-name="ce219" office:value-type="string" calcext:value-type="string">
            <text:p>10.30.21</text:p>
          </table:table-cell>
          <table:table-cell table:style-name="ce96" office:value-type="string" calcext:value-type="string">
            <text:p>YES</text:p>
          </table:table-cell>
          <table:table-cell table:style-name="ce95" office:value-type="string" calcext:value-type="string">
            <text:p>silverhat@live.com</text:p>
          </table:table-cell>
          <table:table-cell table:style-name="ce97" office:value-type="string" calcext:value-type="string">
            <text:p>920-851-2568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6" office:value-type="string" calcext:value-type="string">
            <text:p>Blohowiak- WDI</text:p>
          </table:table-cell>
          <table:table-cell table:style-name="ce94" office:value-type="string" calcext:value-type="string">
            <text:p>Greg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21" office:value-type="string" calcext:value-type="string">
            <text:p><text:a xlink:href="mailto:gregb@wisconsindistributors.com" xlink:type="simple">gregb@wisconsindistributors.com</text:a></text:p>
          </table:table-cell>
          <table:table-cell table:style-name="ce97" office:value-type="string" calcext:value-type="string">
            <text:p>920-585-3003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4" office:value-type="string" calcext:value-type="string">
            <text:p>Boehm</text:p>
          </table:table-cell>
          <table:table-cell table:style-name="ce94" office:value-type="string" calcext:value-type="string">
            <text:p>Chris</text:p>
          </table:table-cell>
          <table:table-cell table:style-name="ce217" office:value-type="float" office:value="17" calcext:value-type="float">
            <text:p>17</text:p>
          </table:table-cell>
          <table:table-cell table:style-name="ce219" office:value-type="string" calcext:value-type="string">
            <text:p>10.1.21</text:p>
          </table:table-cell>
          <table:table-cell table:style-name="ce219" office:value-type="date" office:date-value="2022-06-04" calcext:value-type="date">
            <text:p>6/4/22</text:p>
          </table:table-cell>
          <table:table-cell table:style-name="ce219" office:value-type="date" office:date-value="2021-06-04" calcext:value-type="date">
            <text:p>6/4/21</text:p>
          </table:table-cell>
          <table:table-cell table:style-name="ce96" office:value-type="string" calcext:value-type="string">
            <text:p>yes</text:p>
          </table:table-cell>
          <table:table-cell table:style-name="ce94" office:value-type="string" calcext:value-type="string">
            <text:p>hazelb1006@hotmail.com</text:p>
          </table:table-cell>
          <table:table-cell table:style-name="ce97" office:value-type="string" calcext:value-type="string">
            <text:p>920-277-2688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4" office:value-type="string" calcext:value-type="string">
            <text:p>Boehm</text:p>
          </table:table-cell>
          <table:table-cell table:style-name="ce94" office:value-type="string" calcext:value-type="string">
            <text:p>Daisy</text:p>
          </table:table-cell>
          <table:table-cell table:style-name="ce217" office:value-type="float" office:value="15" calcext:value-type="float">
            <text:p>15</text:p>
          </table:table-cell>
          <table:table-cell table:style-name="ce219" office:value-type="string" calcext:value-type="string">
            <text:p>10.1.21</text:p>
          </table:table-cell>
          <table:table-cell table:style-name="ce219" office:value-type="date" office:date-value="2022-06-04" calcext:value-type="date">
            <text:p>6/4/22</text:p>
          </table:table-cell>
          <table:table-cell table:style-name="ce219" office:value-type="date" office:date-value="2021-06-04" calcext:value-type="date">
            <text:p>6/4/21</text:p>
          </table:table-cell>
          <table:table-cell table:style-name="ce96" office:value-type="string" calcext:value-type="string">
            <text:p>yes</text:p>
          </table:table-cell>
          <table:table-cell table:style-name="ce94" office:value-type="string" calcext:value-type="string">
            <text:p>hazelb1006@hotmail.com</text:p>
          </table:table-cell>
          <table:table-cell table:style-name="ce97" office:value-type="string" calcext:value-type="string">
            <text:p>920-277-2688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4" office:value-type="string" calcext:value-type="string">
            <text:p>Borgardt</text:p>
          </table:table-cell>
          <table:table-cell table:style-name="ce94" office:value-type="string" calcext:value-type="string">
            <text:p>Chris</text:p>
          </table:table-cell>
          <table:table-cell table:style-name="ce217" office:value-type="float" office:value="13" calcext:value-type="float">
            <text:p>13</text:p>
          </table:table-cell>
          <table:table-cell table:style-name="ce219" office:value-type="string" calcext:value-type="string">
            <text:p>8.27.21</text:p>
          </table:table-cell>
          <table:table-cell table:style-name="ce219" office:value-type="date" office:date-value="2022-07-30" calcext:value-type="date">
            <text:p>7/30/22</text:p>
          </table:table-cell>
          <table:table-cell table:style-name="ce219" office:value-type="date" office:date-value="2021-07-30" calcext:value-type="date">
            <text:p>7/30/21</text:p>
          </table:table-cell>
          <table:table-cell table:style-name="ce96" office:value-type="string" calcext:value-type="string">
            <text:p>yes</text:p>
          </table:table-cell>
          <table:table-cell table:style-name="ce94" office:value-type="string" calcext:value-type="string">
            <text:p>borgac22@gmail.com</text:p>
          </table:table-cell>
          <table:table-cell table:style-name="ce97" office:value-type="string" calcext:value-type="string">
            <text:p>920-279-5044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4" office:value-type="string" calcext:value-type="string">
            <text:p>Borkowski</text:p>
          </table:table-cell>
          <table:table-cell table:style-name="ce94" office:value-type="string" calcext:value-type="string">
            <text:p>Josh</text:p>
          </table:table-cell>
          <table:table-cell table:style-name="ce217" office:value-type="float" office:value="34" calcext:value-type="float">
            <text:p>34</text:p>
          </table:table-cell>
          <table:table-cell table:style-name="ce219" office:value-type="string" calcext:value-type="string">
            <text:p>10.14.21</text:p>
          </table:table-cell>
          <table:table-cell table:style-name="ce219" office:value-type="date" office:date-value="2022-06-25" calcext:value-type="date">
            <text:p>6/25/22</text:p>
          </table:table-cell>
          <table:table-cell table:style-name="ce219" office:value-type="date" office:date-value="2021-06-25" calcext:value-type="date">
            <text:p>6/25/21</text:p>
          </table:table-cell>
          <table:table-cell table:style-name="ce96" office:value-type="string" calcext:value-type="string">
            <text:p>Yes</text:p>
          </table:table-cell>
          <table:table-cell table:style-name="ce94" office:value-type="string" calcext:value-type="string">
            <text:p>jmborkow@gmail.com</text:p>
          </table:table-cell>
          <table:table-cell table:style-name="ce97" office:value-type="string" calcext:value-type="string">
            <text:p>262-923-0213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6" office:value-type="string" calcext:value-type="string">
            <text:p>Bougie</text:p>
          </table:table-cell>
          <table:table-cell table:style-name="ce96" office:value-type="string" calcext:value-type="string">
            <text:p>Catherine</text:p>
          </table:table-cell>
          <table:table-cell table:style-name="ce96" office:value-type="float" office:value="2" calcext:value-type="float">
            <text:p>2</text:p>
          </table:table-cell>
          <table:table-cell table:style-name="ce206" office:value-type="date" office:date-value="2021-09-18" calcext:value-type="date">
            <text:p>9/18/21</text:p>
          </table:table-cell>
          <table:table-cell table:style-name="ce206" office:value-type="date" office:date-value="2022-09-18" calcext:value-type="date">
            <text:p>9/18/22</text:p>
          </table:table-cell>
          <table:table-cell table:style-name="ce206" office:value-type="date" office:date-value="2021-09-18" calcext:value-type="date">
            <text:p>9/18/21</text:p>
          </table:table-cell>
          <table:table-cell table:style-name="ce96" office:value-type="string" calcext:value-type="string">
            <text:p>yes</text:p>
          </table:table-cell>
          <table:table-cell table:style-name="ce96" office:value-type="string" calcext:value-type="string">
            <text:p>CML82189@gmail.com</text:p>
          </table:table-cell>
          <table:table-cell table:style-name="ce97" office:value-type="string" calcext:value-type="string">
            <text:p>920-379-4056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6" office:value-type="string" calcext:value-type="string">
            <text:p>Bougie</text:p>
          </table:table-cell>
          <table:table-cell table:style-name="ce96" office:value-type="string" calcext:value-type="string">
            <text:p>Peter</text:p>
          </table:table-cell>
          <table:table-cell table:style-name="ce96" office:value-type="float" office:value="2" calcext:value-type="float">
            <text:p>2</text:p>
          </table:table-cell>
          <table:table-cell table:style-name="ce206" office:value-type="date" office:date-value="2021-09-18" calcext:value-type="date">
            <text:p>9/18/21</text:p>
          </table:table-cell>
          <table:table-cell table:style-name="ce206" office:value-type="date" office:date-value="2022-09-18" calcext:value-type="date">
            <text:p>9/18/22</text:p>
          </table:table-cell>
          <table:table-cell table:style-name="ce206" office:value-type="date" office:date-value="2021-09-18" calcext:value-type="date">
            <text:p>9/18/21</text:p>
          </table:table-cell>
          <table:table-cell table:style-name="ce96" office:value-type="string" calcext:value-type="string">
            <text:p>yes</text:p>
          </table:table-cell>
          <table:table-cell table:style-name="ce96" office:value-type="string" calcext:value-type="string">
            <text:p>petebougie@gmail.com</text:p>
          </table:table-cell>
          <table:table-cell table:style-name="ce97" office:value-type="string" calcext:value-type="string">
            <text:p>920-475-8857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6" office:value-type="string" calcext:value-type="string">
            <text:p>Broten</text:p>
          </table:table-cell>
          <table:table-cell table:style-name="ce96" office:value-type="string" calcext:value-type="string">
            <text:p>Eric</text:p>
          </table:table-cell>
          <table:table-cell table:style-name="ce96" office:value-type="float" office:value="1" calcext:value-type="float">
            <text:p>1</text:p>
          </table:table-cell>
          <table:table-cell table:style-name="ce206" office:value-type="string" calcext:value-type="string">
            <text:p>8.18.21</text:p>
          </table:table-cell>
          <table:table-cell table:style-name="ce206" office:value-type="date" office:date-value="2022-08-18" calcext:value-type="date">
            <text:p>8/18/22</text:p>
          </table:table-cell>
          <table:table-cell table:style-name="ce206" office:value-type="date" office:date-value="2021-08-18" calcext:value-type="date">
            <text:p>8/18/21</text:p>
          </table:table-cell>
          <table:table-cell table:style-name="ce96" office:value-type="string" calcext:value-type="string">
            <text:p>yes</text:p>
          </table:table-cell>
          <table:table-cell table:style-name="ce96" office:value-type="string" calcext:value-type="string">
            <text:p>ebroten@gmail.com</text:p>
          </table:table-cell>
          <table:table-cell table:style-name="ce97" office:value-type="string" calcext:value-type="string">
            <text:p>920-362-3865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214" office:value-type="string" calcext:value-type="string">
            <text:p>Brunner</text:p>
          </table:table-cell>
          <table:table-cell table:style-name="ce168" office:value-type="string" calcext:value-type="string">
            <text:p><text:s/>Andrea</text:p>
          </table:table-cell>
          <table:table-cell table:style-name="ce200" office:value-type="float" office:value="113" calcext:value-type="float">
            <text:p>113</text:p>
          </table:table-cell>
          <table:table-cell table:style-name="ce204" office:value-type="date" office:date-value="2021-12-02" calcext:value-type="date">
            <text:p>12/2/21</text:p>
          </table:table-cell>
          <table:table-cell table:style-name="ce204" office:value-type="date" office:date-value="2021-12-30" calcext:value-type="date">
            <text:p>12/30/21</text:p>
          </table:table-cell>
          <table:table-cell table:style-name="ce204" office:value-type="date" office:date-value="2020-08-30" calcext:value-type="date">
            <text:p>8/30/20</text:p>
          </table:table-cell>
          <table:table-cell table:style-name="ce166" office:value-type="string" calcext:value-type="string">
            <text:p>Yes</text:p>
          </table:table-cell>
          <table:table-cell table:style-name="ce214" office:value-type="string" calcext:value-type="string">
            <text:p>andi.duncan0384@gmail.com</text:p>
          </table:table-cell>
          <table:table-cell table:style-name="ce215" office:value-type="string" calcext:value-type="string">
            <text:p>414-378-2875</text:p>
          </table:table-cell>
          <table:table-cell table:style-name="ce96" office:value-type="string" calcext:value-type="string">
            <text:p><text:s/></text:p>
          </table:table-cell>
          <table:table-cell table:style-name="ce167" table:number-columns-repeated="14"/>
          <table:table-cell table:number-columns-repeated="1000"/>
        </table:table-row>
        <table:table-row table:style-name="ro8">
          <table:table-cell table:style-name="ce97" office:value-type="string" calcext:value-type="string">
            <text:p>Clarke</text:p>
          </table:table-cell>
          <table:table-cell table:style-name="ce94" office:value-type="string" calcext:value-type="string">
            <text:p>Bob</text:p>
          </table:table-cell>
          <table:table-cell table:style-name="ce217" office:value-type="float" office:value="9" calcext:value-type="float">
            <text:p>9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12-22" calcext:value-type="date">
            <text:p>12/22/22</text:p>
          </table:table-cell>
          <table:table-cell table:style-name="ce219" office:value-type="date" office:date-value="2020-12-09" calcext:value-type="date">
            <text:p>12/9/20</text:p>
          </table:table-cell>
          <table:table-cell table:style-name="ce96" office:value-type="string" calcext:value-type="string">
            <text:p>No</text:p>
          </table:table-cell>
          <table:table-cell table:style-name="ce97" office:value-type="string" calcext:value-type="string">
            <text:p>Bounced: rlclarke97@aol.com</text:p>
          </table:table-cell>
          <table:table-cell table:style-name="ce97" office:value-type="string" calcext:value-type="string">
            <text:p>920-279-7861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Clavette- WDI</text:p>
          </table:table-cell>
          <table:table-cell table:style-name="ce94" office:value-type="string" calcext:value-type="string">
            <text:p>Jake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jakec@wisconsindistributors.com" xlink:type="simple">jakec@wisconsindistributors.com</text:a></text:p>
          </table:table-cell>
          <table:table-cell table:style-name="ce97" office:value-type="string" calcext:value-type="string">
            <text:p>262-343-2333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6" office:value-type="string" calcext:value-type="string">
            <text:p>Cronmiller</text:p>
          </table:table-cell>
          <table:table-cell table:style-name="ce96" office:value-type="string" calcext:value-type="string">
            <text:p>Alex</text:p>
          </table:table-cell>
          <table:table-cell table:style-name="ce96" office:value-type="float" office:value="9" calcext:value-type="float">
            <text:p>9</text:p>
          </table:table-cell>
          <table:table-cell table:style-name="ce206" office:value-type="string" calcext:value-type="string">
            <text:p>11.4.21</text:p>
          </table:table-cell>
          <table:table-cell table:style-name="ce206" office:value-type="date" office:date-value="2022-07-01" calcext:value-type="date">
            <text:p>7/1/22</text:p>
          </table:table-cell>
          <table:table-cell table:style-name="ce206" office:value-type="date" office:date-value="2021-07-01" calcext:value-type="date">
            <text:p>7/1/21</text:p>
          </table:table-cell>
          <table:table-cell table:style-name="ce96" office:value-type="string" calcext:value-type="string">
            <text:p>Yes?</text:p>
          </table:table-cell>
          <table:table-cell table:style-name="ce96" office:value-type="string" calcext:value-type="string">
            <text:p>get email</text:p>
          </table:table-cell>
          <table:table-cell table:style-name="ce97" office:value-type="string" calcext:value-type="string">
            <text:p>get phone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6" office:value-type="string" calcext:value-type="string">
            <text:p>Devillers</text:p>
          </table:table-cell>
          <table:table-cell table:style-name="ce96" office:value-type="string" calcext:value-type="string">
            <text:p>Jeremy </text:p>
          </table:table-cell>
          <table:table-cell table:style-name="ce96" office:value-type="float" office:value="10" calcext:value-type="float">
            <text:p>10</text:p>
          </table:table-cell>
          <table:table-cell table:style-name="ce206" office:value-type="date" office:date-value="2021-11-27" calcext:value-type="date">
            <text:p>11/27/21</text:p>
          </table:table-cell>
          <table:table-cell table:style-name="ce206" office:value-type="date" office:date-value="2022-11-14" calcext:value-type="date">
            <text:p>11/14/22</text:p>
          </table:table-cell>
          <table:table-cell table:style-name="ce206" office:value-type="date" office:date-value="2021-11-14" calcext:value-type="date">
            <text:p>11/14/21</text:p>
          </table:table-cell>
          <table:table-cell table:style-name="ce96" office:value-type="string" calcext:value-type="string">
            <text:p>yes</text:p>
          </table:table-cell>
          <table:table-cell table:style-name="ce96" office:value-type="string" calcext:value-type="string">
            <text:p>jadevill13@gmail.com</text:p>
          </table:table-cell>
          <table:table-cell table:style-name="ce97" office:value-type="string" calcext:value-type="string">
            <text:p>920-737-7072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Dohr- WDI</text:p>
          </table:table-cell>
          <table:table-cell table:style-name="ce94" office:value-type="string" calcext:value-type="string">
            <text:p>Dan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dand@wisconsindistributors.com" xlink:type="simple">dand@wisconsindistributors.com</text:a></text:p>
          </table:table-cell>
          <table:table-cell table:style-name="ce97" office:value-type="string" calcext:value-type="string">
            <text:p>920-740-3395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Dohr- WDI</text:p>
          </table:table-cell>
          <table:table-cell table:style-name="ce94" office:value-type="string" calcext:value-type="string">
            <text:p>Jesse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jessed@wisconsindistributors.com" xlink:type="simple">jessed@wisconsindistributors.com</text:a></text:p>
          </table:table-cell>
          <table:table-cell table:style-name="ce97" office:value-type="string" calcext:value-type="string">
            <text:p>920-740-4121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Eichmeier- WDI</text:p>
          </table:table-cell>
          <table:table-cell table:style-name="ce96" office:value-type="string" calcext:value-type="string">
            <text:p>Adam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adame@wisconsindistributors.com" xlink:type="simple">adame@wisconsindistributors.com</text:a></text:p>
          </table:table-cell>
          <table:table-cell table:style-name="ce97" office:value-type="string" calcext:value-type="string">
            <text:p>920-585-1467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Elias- WDI</text:p>
          </table:table-cell>
          <table:table-cell table:style-name="ce96" office:value-type="string" calcext:value-type="string">
            <text:p>Steve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stevee@wisconsindistributors.com" xlink:type="simple">stevee@wisconsindistributors.com</text:a></text:p>
          </table:table-cell>
          <table:table-cell table:style-name="ce97" office:value-type="string" calcext:value-type="string">
            <text:p>920-851-5957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Erspamer</text:p>
          </table:table-cell>
          <table:table-cell table:style-name="ce95" office:value-type="string" calcext:value-type="string">
            <text:p>Tabitha</text:p>
          </table:table-cell>
          <table:table-cell table:style-name="ce217" office:value-type="float" office:value="22" calcext:value-type="float">
            <text:p>22</text:p>
          </table:table-cell>
          <table:table-cell table:style-name="ce219" office:value-type="string" calcext:value-type="string">
            <text:p>11.23.21</text:p>
          </table:table-cell>
          <table:table-cell table:style-name="ce219" office:value-type="date" office:date-value="2022-06-18" calcext:value-type="date">
            <text:p>6/18/22</text:p>
          </table:table-cell>
          <table:table-cell table:style-name="ce219" office:value-type="date" office:date-value="2019-12-07" calcext:value-type="date">
            <text:p>12/7/19</text:p>
          </table:table-cell>
          <table:table-cell table:style-name="ce96" office:value-type="string" calcext:value-type="string">
            <text:p>No</text:p>
          </table:table-cell>
          <table:table-cell table:style-name="ce97" office:value-type="string" calcext:value-type="string">
            <text:p>fantab1@yahoo.com</text:p>
          </table:table-cell>
          <table:table-cell table:style-name="ce97" office:value-type="string" calcext:value-type="string">
            <text:p>920-203-3759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6" office:value-type="string" calcext:value-type="string">
            <text:p>Evansen</text:p>
          </table:table-cell>
          <table:table-cell table:style-name="ce96" office:value-type="string" calcext:value-type="string">
            <text:p>Mike</text:p>
          </table:table-cell>
          <table:table-cell table:style-name="ce96" office:value-type="float" office:value="7" calcext:value-type="float">
            <text:p>7</text:p>
          </table:table-cell>
          <table:table-cell table:style-name="ce206" office:value-type="string" calcext:value-type="string">
            <text:p>9.29.21</text:p>
          </table:table-cell>
          <table:table-cell table:style-name="ce206" office:value-type="date" office:date-value="2022-09-14" calcext:value-type="date">
            <text:p>9/14/22</text:p>
          </table:table-cell>
          <table:table-cell table:style-name="ce206" office:value-type="date" office:date-value="2021-09-14" calcext:value-type="date">
            <text:p>9/14/21</text:p>
          </table:table-cell>
          <table:table-cell table:style-name="ce96" office:value-type="string" calcext:value-type="string">
            <text:p>Yes</text:p>
          </table:table-cell>
          <table:table-cell table:style-name="ce96" office:value-type="string" calcext:value-type="string">
            <text:p>newnoise02@hotmail.com</text:p>
          </table:table-cell>
          <table:table-cell table:style-name="ce97" office:value-type="string" calcext:value-type="string">
            <text:p>920-475-3409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Fields- WDI</text:p>
          </table:table-cell>
          <table:table-cell table:style-name="ce94" office:value-type="string" calcext:value-type="string">
            <text:p>Alex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alexf@wisconsindistributors.com" xlink:type="simple">alexf@wisconsindistributors.com</text:a></text:p>
          </table:table-cell>
          <table:table-cell table:style-name="ce97" office:value-type="string" calcext:value-type="string">
            <text:p>920-279-1811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Garbrecht- WDI</text:p>
          </table:table-cell>
          <table:table-cell table:style-name="ce94" office:value-type="string" calcext:value-type="string">
            <text:p>Dave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97" office:value-type="string" calcext:value-type="string">
            <text:p>daveg@wisconsindistributors..com</text:p>
          </table:table-cell>
          <table:table-cell table:style-name="ce97" office:value-type="string" calcext:value-type="string">
            <text:p>920-475-3280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Gerred- WDI</text:p>
          </table:table-cell>
          <table:table-cell table:style-name="ce94" office:value-type="string" calcext:value-type="string">
            <text:p>Dan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dang@wisconsindistributors.com" xlink:type="simple">dang@wisconsindistributors.com</text:a></text:p>
          </table:table-cell>
          <table:table-cell table:style-name="ce97" office:value-type="string" calcext:value-type="string">
            <text:p>608-438-4720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Harrell- WDI</text:p>
          </table:table-cell>
          <table:table-cell table:style-name="ce94" office:value-type="string" calcext:value-type="string">
            <text:p>Grey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date" office:date-value="1900-02-27" calcext:value-type="date">
            <text:p>2/27/00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greyh@wisconsindistributors.com" xlink:type="simple">greyh@wisconsindistributors.com</text:a></text:p>
          </table:table-cell>
          <table:table-cell table:style-name="ce97" office:value-type="string" calcext:value-type="string">
            <text:p>920-840-3106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Heckner</text:p>
          </table:table-cell>
          <table:table-cell table:style-name="ce94" office:value-type="string" calcext:value-type="string">
            <text:p>Craig</text:p>
          </table:table-cell>
          <table:table-cell table:style-name="ce217" office:value-type="float" office:value="2" calcext:value-type="float">
            <text:p>2</text:p>
          </table:table-cell>
          <table:table-cell table:style-name="ce219" office:value-type="date" office:date-value="2021-11-11" calcext:value-type="date">
            <text:p>11/11/21</text:p>
          </table:table-cell>
          <table:table-cell table:style-name="ce219" office:value-type="date" office:date-value="2022-11-11" calcext:value-type="date">
            <text:p>11/11/22</text:p>
          </table:table-cell>
          <table:table-cell table:style-name="ce219" office:value-type="date" office:date-value="2021-11-11" calcext:value-type="date">
            <text:p>11/11/21</text:p>
          </table:table-cell>
          <table:table-cell table:style-name="ce96" office:value-type="string" calcext:value-type="string">
            <text:p>Yes</text:p>
          </table:table-cell>
          <table:table-cell table:style-name="ce97" office:value-type="string" calcext:value-type="string">
            <text:p>hecknerc@gmail.com</text:p>
          </table:table-cell>
          <table:table-cell table:style-name="ce97" office:value-type="string" calcext:value-type="string">
            <text:p>920-851-4728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Herm- WDI</text:p>
          </table:table-cell>
          <table:table-cell table:style-name="ce96" office:value-type="string" calcext:value-type="string">
            <text:p>Kelly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kellyh@wisconsindistributors.com" xlink:type="simple">kellyh@wisconsindistributors.com</text:a></text:p>
          </table:table-cell>
          <table:table-cell table:style-name="ce97" office:value-type="string" calcext:value-type="string">
            <text:p>920-205-8688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Hietpas- WDI</text:p>
          </table:table-cell>
          <table:table-cell table:style-name="ce96" office:value-type="string" calcext:value-type="string">
            <text:p>Troy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troyh@wisconsindistributors.com" xlink:type="simple">troyh@wisconsindistributors.com</text:a></text:p>
          </table:table-cell>
          <table:table-cell table:style-name="ce97" office:value-type="string" calcext:value-type="string">
            <text:p>920-850-8671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Hooker-Moericke</text:p>
          </table:table-cell>
          <table:table-cell table:style-name="ce94" office:value-type="string" calcext:value-type="string">
            <text:p>Larkin</text:p>
          </table:table-cell>
          <table:table-cell table:style-name="ce217" office:value-type="float" office:value="32" calcext:value-type="float">
            <text:p>32</text:p>
          </table:table-cell>
          <table:table-cell table:style-name="ce219" office:value-type="string" calcext:value-type="string">
            <text:p>10.14.21</text:p>
          </table:table-cell>
          <table:table-cell table:style-name="ce219" office:value-type="date" office:date-value="2022-06-25" calcext:value-type="date">
            <text:p>6/25/22</text:p>
          </table:table-cell>
          <table:table-cell table:style-name="ce219" office:value-type="date" office:date-value="2021-06-25" calcext:value-type="date">
            <text:p>6/25/21</text:p>
          </table:table-cell>
          <table:table-cell table:style-name="ce96" office:value-type="string" calcext:value-type="string">
            <text:p>Yes</text:p>
          </table:table-cell>
          <table:table-cell table:style-name="ce97" office:value-type="string" calcext:value-type="string">
            <text:p>lhookermoericke@rocketmail.com</text:p>
          </table:table-cell>
          <table:table-cell table:style-name="ce97" office:value-type="string" calcext:value-type="string">
            <text:p>715-321-1578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Hornes- WDI</text:p>
          </table:table-cell>
          <table:table-cell table:style-name="ce96" office:value-type="string" calcext:value-type="string">
            <text:p>John</text:p>
          </table:table-cell>
          <table:table-cell table:style-name="ce217" office:value-type="float" office:value="8" calcext:value-type="float">
            <text:p>8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Johnh@wisconsindistributors.com" xlink:type="simple">Johnh@wisconsindistributors.com</text:a></text:p>
          </table:table-cell>
          <table:table-cell table:style-name="ce97" office:value-type="string" calcext:value-type="string">
            <text:p>920-470-1474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6" office:value-type="string" calcext:value-type="string">
            <text:p>Huss</text:p>
          </table:table-cell>
          <table:table-cell table:style-name="ce96" office:value-type="string" calcext:value-type="string">
            <text:p>Kevin</text:p>
          </table:table-cell>
          <table:table-cell table:style-name="ce96" office:value-type="float" office:value="3" calcext:value-type="float">
            <text:p>3</text:p>
          </table:table-cell>
          <table:table-cell table:style-name="ce206" office:value-type="string" calcext:value-type="string">
            <text:p>11.23.21</text:p>
          </table:table-cell>
          <table:table-cell table:style-name="ce206" office:value-type="date" office:date-value="2022-09-28" calcext:value-type="date">
            <text:p>9/28/22</text:p>
          </table:table-cell>
          <table:table-cell table:style-name="ce206" office:value-type="date" office:date-value="2021-09-28" calcext:value-type="date">
            <text:p>9/28/21</text:p>
          </table:table-cell>
          <table:table-cell table:style-name="ce96" office:value-type="string" calcext:value-type="string">
            <text:p>yes</text:p>
          </table:table-cell>
          <table:table-cell table:style-name="ce96" office:value-type="string" calcext:value-type="string">
            <text:p>kvnhuss@yahoo.com</text:p>
          </table:table-cell>
          <table:table-cell table:style-name="ce97" office:value-type="string" calcext:value-type="string">
            <text:p>920-740-5808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Jackson</text:p>
          </table:table-cell>
          <table:table-cell table:style-name="ce95" office:value-type="string" calcext:value-type="string">
            <text:p>Jay</text:p>
          </table:table-cell>
          <table:table-cell table:style-name="ce217" office:value-type="float" office:value="66" calcext:value-type="float">
            <text:p>66</text:p>
          </table:table-cell>
          <table:table-cell table:style-name="ce219" office:value-type="date" office:date-value="2021-12-09" calcext:value-type="date">
            <text:p>12/9/21</text:p>
          </table:table-cell>
          <table:table-cell table:style-name="ce219" office:value-type="date" office:date-value="2022-07-10" calcext:value-type="date">
            <text:p>7/10/22</text:p>
          </table:table-cell>
          <table:table-cell table:style-name="ce219" office:value-type="date" office:date-value="2021-07-10" calcext:value-type="date">
            <text:p>7/10/21</text:p>
          </table:table-cell>
          <table:table-cell table:style-name="ce96" office:value-type="string" calcext:value-type="string">
            <text:p>No</text:p>
          </table:table-cell>
          <table:table-cell table:style-name="ce97" office:value-type="string" calcext:value-type="string">
            <text:p>jjacl3737@gmail.com</text:p>
          </table:table-cell>
          <table:table-cell table:style-name="ce97" office:value-type="string" calcext:value-type="string">
            <text:p>920-450-3869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Jayjack</text:p>
          </table:table-cell>
          <table:table-cell table:style-name="ce94" office:value-type="string" calcext:value-type="string">
            <text:p>Matt</text:p>
          </table:table-cell>
          <table:table-cell table:style-name="ce217" office:value-type="float" office:value="9" calcext:value-type="float">
            <text:p>9</text:p>
          </table:table-cell>
          <table:table-cell table:style-name="ce219" office:value-type="string" calcext:value-type="string">
            <text:p>8.28.21</text:p>
          </table:table-cell>
          <table:table-cell table:style-name="ce219" office:value-type="date" office:date-value="2022-05-22" calcext:value-type="date">
            <text:p>5/22/22</text:p>
          </table:table-cell>
          <table:table-cell table:style-name="ce219" office:value-type="date" office:date-value="2021-05-22" calcext:value-type="date">
            <text:p>5/22/21</text:p>
          </table:table-cell>
          <table:table-cell table:style-name="ce96" office:value-type="string" calcext:value-type="string">
            <text:p>Yes</text:p>
          </table:table-cell>
          <table:table-cell table:style-name="ce97" office:value-type="string" calcext:value-type="string">
            <text:p>matthew.jayjack@gmail.com</text:p>
          </table:table-cell>
          <table:table-cell table:style-name="ce97" office:value-type="string" calcext:value-type="string">
            <text:p>920-809-4433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Jayjack</text:p>
          </table:table-cell>
          <table:table-cell table:style-name="ce94" office:value-type="string" calcext:value-type="string">
            <text:p>Melanie</text:p>
          </table:table-cell>
          <table:table-cell table:style-name="ce217" office:value-type="float" office:value="33" calcext:value-type="float">
            <text:p>33</text:p>
          </table:table-cell>
          <table:table-cell table:style-name="ce219" office:value-type="string" calcext:value-type="string">
            <text:p>8.28.21</text:p>
          </table:table-cell>
          <table:table-cell table:style-name="ce219" office:value-type="date" office:date-value="2022-05-22" calcext:value-type="date">
            <text:p>5/22/22</text:p>
          </table:table-cell>
          <table:table-cell table:style-name="ce219" office:value-type="date" office:date-value="2021-05-22" calcext:value-type="date">
            <text:p>5/22/21</text:p>
          </table:table-cell>
          <table:table-cell table:style-name="ce96" office:value-type="string" calcext:value-type="string">
            <text:p>Yes</text:p>
          </table:table-cell>
          <table:table-cell table:style-name="ce97" office:value-type="string" calcext:value-type="string">
            <text:p>mellioli@hotmail.com</text:p>
          </table:table-cell>
          <table:table-cell table:style-name="ce97" office:value-type="string" calcext:value-type="string">
            <text:p>920-809-4434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Johnson- WDI</text:p>
          </table:table-cell>
          <table:table-cell table:style-name="ce94" office:value-type="string" calcext:value-type="string">
            <text:p>Greg</text:p>
          </table:table-cell>
          <table:table-cell table:style-name="ce217" office:value-type="float" office:value="21" calcext:value-type="float">
            <text:p>21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gregj@wisconsindistributors.com" xlink:type="simple">gregj@wisconsindistributors.com</text:a></text:p>
          </table:table-cell>
          <table:table-cell table:style-name="ce97" office:value-type="string" calcext:value-type="string">
            <text:p>920-858-9579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Kachur</text:p>
          </table:table-cell>
          <table:table-cell table:style-name="ce95" office:value-type="string" calcext:value-type="string">
            <text:p>Dan</text:p>
          </table:table-cell>
          <table:table-cell table:style-name="ce217" office:value-type="float" office:value="60" calcext:value-type="float">
            <text:p>60</text:p>
          </table:table-cell>
          <table:table-cell table:style-name="ce219" office:value-type="string" calcext:value-type="string">
            <text:p>12.9.21</text:p>
          </table:table-cell>
          <table:table-cell table:style-name="ce219" office:value-type="date" office:date-value="2022-08-12" calcext:value-type="date">
            <text:p>8/12/22</text:p>
          </table:table-cell>
          <table:table-cell table:style-name="ce219" office:value-type="string" calcext:value-type="string">
            <text:p>8.12.2021</text:p>
          </table:table-cell>
          <table:table-cell table:style-name="ce96" office:value-type="string" calcext:value-type="string">
            <text:p>yes-has old one, will submit new desgn</text:p>
          </table:table-cell>
          <table:table-cell table:style-name="ce97" office:value-type="string" calcext:value-type="string">
            <text:p>dkachur@gmail.com</text:p>
          </table:table-cell>
          <table:table-cell table:style-name="ce97" office:value-type="string" calcext:value-type="string">
            <text:p>434-962-6390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Kerklin</text:p>
          </table:table-cell>
          <table:table-cell table:style-name="ce95" office:value-type="string" calcext:value-type="string">
            <text:p>Michelle</text:p>
          </table:table-cell>
          <table:table-cell table:style-name="ce217" office:value-type="float" office:value="22" calcext:value-type="float">
            <text:p>22</text:p>
          </table:table-cell>
          <table:table-cell table:style-name="ce219" office:value-type="string" calcext:value-type="string">
            <text:p>11.23.21</text:p>
          </table:table-cell>
          <table:table-cell table:style-name="ce219" office:value-type="date" office:date-value="2022-06-18" calcext:value-type="date">
            <text:p>6/18/22</text:p>
          </table:table-cell>
          <table:table-cell table:style-name="ce219" office:value-type="date" office:date-value="2019-12-07" calcext:value-type="date">
            <text:p>12/7/19</text:p>
          </table:table-cell>
          <table:table-cell table:style-name="ce96" office:value-type="string" calcext:value-type="string">
            <text:p>No</text:p>
          </table:table-cell>
          <table:table-cell table:style-name="ce97" office:value-type="string" calcext:value-type="string">
            <text:p>lmkerklin@gmail.com</text:p>
          </table:table-cell>
          <table:table-cell table:style-name="ce97" office:value-type="string" calcext:value-type="string">
            <text:p>920-378-3913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Kocken</text:p>
          </table:table-cell>
          <table:table-cell table:style-name="ce94" office:value-type="string" calcext:value-type="string">
            <text:p>Sam</text:p>
          </table:table-cell>
          <table:table-cell table:style-name="ce217" office:value-type="float" office:value="12" calcext:value-type="float">
            <text:p>12</text:p>
          </table:table-cell>
          <table:table-cell table:style-name="ce219" office:value-type="date" office:date-value="2021-09-07" calcext:value-type="date">
            <text:p>9/7/21</text:p>
          </table:table-cell>
          <table:table-cell table:style-name="ce219" office:value-type="date" office:date-value="2022-04-17" calcext:value-type="date">
            <text:p>4/17/22</text:p>
          </table:table-cell>
          <table:table-cell table:style-name="ce219" office:value-type="date" office:date-value="2021-04-17" calcext:value-type="date">
            <text:p>4/17/21</text:p>
          </table:table-cell>
          <table:table-cell table:style-name="ce96" office:value-type="string" calcext:value-type="string">
            <text:p>No</text:p>
          </table:table-cell>
          <table:table-cell table:style-name="ce97" office:value-type="string" calcext:value-type="string">
            <text:p>sam.kocken@snc.edu</text:p>
          </table:table-cell>
          <table:table-cell table:style-name="ce97" office:value-type="string" calcext:value-type="string">
            <text:p>920-915-9628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Kohlbeck- WDI</text:p>
          </table:table-cell>
          <table:table-cell table:style-name="ce96" office:value-type="string" calcext:value-type="string">
            <text:p>Rachel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rachelr@wisconsindistributors.com" xlink:type="simple">rachelr@wisconsindistributors.com</text:a></text:p>
          </table:table-cell>
          <table:table-cell table:style-name="ce97" office:value-type="string" calcext:value-type="string">
            <text:p>920-427-7703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Kohlman- WDI</text:p>
          </table:table-cell>
          <table:table-cell table:style-name="ce96" office:value-type="string" calcext:value-type="string">
            <text:p>Matt</text:p>
          </table:table-cell>
          <table:table-cell table:style-name="ce217" office:value-type="float" office:value="6" calcext:value-type="float">
            <text:p>6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No</text:p>
          </table:table-cell>
          <table:table-cell table:style-name="ce209" office:value-type="string" calcext:value-type="string">
            <text:p><text:a xlink:href="mailto:mattk@wisconsindistributors.com" xlink:type="simple">mattk@wisconsindistributors.com</text:a></text:p>
          </table:table-cell>
          <table:table-cell table:style-name="ce97" office:value-type="string" calcext:value-type="string">
            <text:p>920-588-0057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Laatsch- WDI</text:p>
          </table:table-cell>
          <table:table-cell table:style-name="ce96" office:value-type="string" calcext:value-type="string">
            <text:p>Troy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troyl@wisconsindistributors.com" xlink:type="simple">troyl@wisconsindistributors.com</text:a></text:p>
          </table:table-cell>
          <table:table-cell table:style-name="ce97" office:value-type="string" calcext:value-type="string">
            <text:p>920-740-4108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Lewis</text:p>
          </table:table-cell>
          <table:table-cell table:style-name="ce96" office:value-type="string" calcext:value-type="string">
            <text:p>Marcus</text:p>
          </table:table-cell>
          <table:table-cell table:style-name="ce217" office:value-type="float" office:value="21" calcext:value-type="float">
            <text:p>21</text:p>
          </table:table-cell>
          <table:table-cell table:style-name="ce219" office:value-type="string" calcext:value-type="string">
            <text:p>10.12.21</text:p>
          </table:table-cell>
          <table:table-cell table:style-name="ce219" office:value-type="date" office:date-value="2022-08-25" calcext:value-type="date">
            <text:p>8/25/22</text:p>
          </table:table-cell>
          <table:table-cell table:style-name="ce219" office:value-type="date" office:date-value="2021-08-25" calcext:value-type="date">
            <text:p>8/25/21</text:p>
          </table:table-cell>
          <table:table-cell table:style-name="ce96" office:value-type="string" calcext:value-type="string">
            <text:p>Yes</text:p>
          </table:table-cell>
          <table:table-cell table:style-name="ce98" office:value-type="string" calcext:value-type="string">
            <text:p>marcus.frank.lewis@gmail.com</text:p>
          </table:table-cell>
          <table:table-cell table:style-name="ce97" office:value-type="string" calcext:value-type="string">
            <text:p>715-299-0349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Marose- WDI</text:p>
          </table:table-cell>
          <table:table-cell table:style-name="ce96" office:value-type="string" calcext:value-type="string">
            <text:p>Mike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mikem@wisconsindistributors.com" xlink:type="simple">mikem@wisconsindistributors.com</text:a></text:p>
          </table:table-cell>
          <table:table-cell table:style-name="ce97" office:value-type="string" calcext:value-type="string">
            <text:p>608-317-6402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6" office:value-type="string" calcext:value-type="string">
            <text:p>McCabe</text:p>
          </table:table-cell>
          <table:table-cell table:style-name="ce96" office:value-type="string" calcext:value-type="string">
            <text:p>Zach</text:p>
          </table:table-cell>
          <table:table-cell table:style-name="ce96" office:value-type="float" office:value="4" calcext:value-type="float">
            <text:p>4</text:p>
          </table:table-cell>
          <table:table-cell table:style-name="ce206" office:value-type="string" calcext:value-type="string">
            <text:p>11.23.21</text:p>
          </table:table-cell>
          <table:table-cell table:style-name="ce206" office:value-type="date" office:date-value="2022-09-28" calcext:value-type="date">
            <text:p>9/28/22</text:p>
          </table:table-cell>
          <table:table-cell table:style-name="ce206" office:value-type="date" office:date-value="2021-09-28" calcext:value-type="date">
            <text:p>9/28/21</text:p>
          </table:table-cell>
          <table:table-cell table:style-name="ce96" office:value-type="string" calcext:value-type="string">
            <text:p>yes</text:p>
          </table:table-cell>
          <table:table-cell table:style-name="ce96" office:value-type="string" calcext:value-type="string">
            <text:p>zmaccabe07@gmail.com</text:p>
          </table:table-cell>
          <table:table-cell table:style-name="ce97" office:value-type="string" calcext:value-type="string">
            <text:p>920-585-3685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Meuller- WDI</text:p>
          </table:table-cell>
          <table:table-cell table:style-name="ce96" office:value-type="string" calcext:value-type="string">
            <text:p>Joe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josephm@wisconsindistributors.com" xlink:type="simple">josephm@wisconsindistributors.com</text:a></text:p>
          </table:table-cell>
          <table:table-cell table:style-name="ce97" office:value-type="string" calcext:value-type="string">
            <text:p>262-957-7980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Moderson- WDI</text:p>
          </table:table-cell>
          <table:table-cell table:style-name="ce94" office:value-type="string" calcext:value-type="string">
            <text:p>Dan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danmoderson@wisconsindistributors.com" xlink:type="simple">danmoderson@wisconsindistributors.com</text:a></text:p>
          </table:table-cell>
          <table:table-cell table:style-name="ce97" office:value-type="string" calcext:value-type="string">
            <text:p>920-427-1799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Neubert</text:p>
          </table:table-cell>
          <table:table-cell table:style-name="ce94" office:value-type="string" calcext:value-type="string">
            <text:p>Bill</text:p>
          </table:table-cell>
          <table:table-cell table:style-name="ce217" office:value-type="float" office:value="12" calcext:value-type="float">
            <text:p>12</text:p>
          </table:table-cell>
          <table:table-cell table:style-name="ce219" office:value-type="string" calcext:value-type="string">
            <text:p>11`.23.21</text:p>
          </table:table-cell>
          <table:table-cell table:style-name="ce219" office:value-type="date" office:date-value="2022-01-09" calcext:value-type="date">
            <text:p>1/9/22</text:p>
          </table:table-cell>
          <table:table-cell table:style-name="ce219" office:value-type="date" office:date-value="2021-01-09" calcext:value-type="date">
            <text:p>1/9/21</text:p>
          </table:table-cell>
          <table:table-cell table:style-name="ce96" office:value-type="string" calcext:value-type="string">
            <text:p>Yes</text:p>
          </table:table-cell>
          <table:table-cell table:style-name="ce97" office:value-type="string" calcext:value-type="string">
            <text:p>bill_54952@yahoo.com</text:p>
          </table:table-cell>
          <table:table-cell table:style-name="ce97" office:value-type="string" calcext:value-type="string">
            <text:p>920-850-1057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Neubert</text:p>
          </table:table-cell>
          <table:table-cell table:style-name="ce94" office:value-type="string" calcext:value-type="string">
            <text:p>Julie</text:p>
          </table:table-cell>
          <table:table-cell table:style-name="ce217" office:value-type="float" office:value="12" calcext:value-type="float">
            <text:p>12</text:p>
          </table:table-cell>
          <table:table-cell table:style-name="ce219" office:value-type="string" calcext:value-type="string">
            <text:p>11.23.21</text:p>
          </table:table-cell>
          <table:table-cell table:style-name="ce219" office:value-type="date" office:date-value="2022-01-09" calcext:value-type="date">
            <text:p>1/9/22</text:p>
          </table:table-cell>
          <table:table-cell table:style-name="ce219" office:value-type="date" office:date-value="2021-01-09" calcext:value-type="date">
            <text:p>1/9/21</text:p>
          </table:table-cell>
          <table:table-cell table:style-name="ce96" office:value-type="string" calcext:value-type="string">
            <text:p>Yes</text:p>
          </table:table-cell>
          <table:table-cell table:style-name="ce97" office:value-type="string" calcext:value-type="string">
            <text:p>bill_54952@yahoo.com</text:p>
          </table:table-cell>
          <table:table-cell table:style-name="ce97" office:value-type="string" calcext:value-type="string">
            <text:p>920-427-8274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Otis</text:p>
          </table:table-cell>
          <table:table-cell table:style-name="ce94" office:value-type="string" calcext:value-type="string">
            <text:p>Corey</text:p>
          </table:table-cell>
          <table:table-cell table:style-name="ce217" office:value-type="float" office:value="30" calcext:value-type="float">
            <text:p>30</text:p>
          </table:table-cell>
          <table:table-cell table:style-name="ce219" office:value-type="string" calcext:value-type="string">
            <text:p>12.2.21</text:p>
          </table:table-cell>
          <table:table-cell table:style-name="ce219" office:value-type="date" office:date-value="2022-03-26" calcext:value-type="date">
            <text:p>3/26/22</text:p>
          </table:table-cell>
          <table:table-cell table:style-name="ce219" office:value-type="date" office:date-value="2021-03-26" calcext:value-type="date">
            <text:p>3/26/21</text:p>
          </table:table-cell>
          <table:table-cell table:style-name="ce96" office:value-type="string" calcext:value-type="string">
            <text:p>No</text:p>
          </table:table-cell>
          <table:table-cell table:style-name="ce97" office:value-type="string" calcext:value-type="string">
            <text:p>lambeaucurly@gmail.com</text:p>
          </table:table-cell>
          <table:table-cell table:style-name="ce97" office:value-type="string" calcext:value-type="string">
            <text:p>920-277-3534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Pagel- WDI</text:p>
          </table:table-cell>
          <table:table-cell table:style-name="ce96" office:value-type="string" calcext:value-type="string">
            <text:p>Scot</text:p>
          </table:table-cell>
          <table:table-cell table:style-name="ce217" office:value-type="float" office:value="6" calcext:value-type="float">
            <text:p>6</text:p>
          </table:table-cell>
          <table:table-cell table:style-name="ce219" office:value-type="date" office:date-value="2021-11-11" calcext:value-type="date">
            <text:p>11/11/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scotp@wisconsindistributors.com" xlink:type="simple">scotp@wisconsindistributors.com</text:a></text:p>
          </table:table-cell>
          <table:table-cell table:style-name="ce97" office:value-type="string" calcext:value-type="string">
            <text:p>920-419-7260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Pierce- WDI</text:p>
          </table:table-cell>
          <table:table-cell table:style-name="ce94" office:value-type="string" calcext:value-type="string">
            <text:p>Amanda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amandap@wisconsindistributors.com" xlink:type="simple">amandap@wisconsindistributors.com</text:a></text:p>
          </table:table-cell>
          <table:table-cell table:style-name="ce97" office:value-type="string" calcext:value-type="string">
            <text:p>920-254-4083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Ralph</text:p>
          </table:table-cell>
          <table:table-cell table:style-name="ce94" office:value-type="string" calcext:value-type="string">
            <text:p>John</text:p>
          </table:table-cell>
          <table:table-cell table:style-name="ce217" office:value-type="float" office:value="67" calcext:value-type="float">
            <text:p>67</text:p>
          </table:table-cell>
          <table:table-cell table:style-name="ce219" office:value-type="string" calcext:value-type="string">
            <text:p>12.7.21</text:p>
          </table:table-cell>
          <table:table-cell table:style-name="ce219" office:value-type="date" office:date-value="2021-12-23" calcext:value-type="date">
            <text:p>12/23/21</text:p>
          </table:table-cell>
          <table:table-cell table:style-name="ce219" office:value-type="date" office:date-value="2020-12-23" calcext:value-type="date">
            <text:p>12/23/20</text:p>
          </table:table-cell>
          <table:table-cell table:style-name="ce216" office:value-type="string" calcext:value-type="string">
            <text:p>no</text:p>
          </table:table-cell>
          <table:table-cell table:style-name="ce97" office:value-type="string" calcext:value-type="string">
            <text:p>jjralph32312@gmail.com</text:p>
          </table:table-cell>
          <table:table-cell table:style-name="ce97" office:value-type="string" calcext:value-type="string">
            <text:p>920-279-0566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166" office:value-type="string" calcext:value-type="string">
            <text:p>Reimer</text:p>
          </table:table-cell>
          <table:table-cell table:style-name="ce168" office:value-type="string" calcext:value-type="string">
            <text:p>Aaron</text:p>
          </table:table-cell>
          <table:table-cell table:style-name="ce200" office:value-type="float" office:value="120" calcext:value-type="float">
            <text:p>120</text:p>
          </table:table-cell>
          <table:table-cell table:style-name="ce204" office:value-type="string" calcext:value-type="string">
            <text:p>9.23.21</text:p>
          </table:table-cell>
          <table:table-cell table:style-name="ce204" office:value-type="date" office:date-value="2021-12-04" calcext:value-type="date">
            <text:p>12/4/21</text:p>
          </table:table-cell>
          <table:table-cell table:style-name="ce204" office:value-type="date" office:date-value="2020-08-13" calcext:value-type="date">
            <text:p>8/13/20</text:p>
          </table:table-cell>
          <table:table-cell table:style-name="ce166" office:value-type="string" calcext:value-type="string">
            <text:p>Yes</text:p>
          </table:table-cell>
          <table:table-cell table:style-name="ce166" office:value-type="string" calcext:value-type="string">
            <text:p>anarchyfurniture13@gmail.com</text:p>
          </table:table-cell>
          <table:table-cell table:style-name="ce166" office:value-type="string" calcext:value-type="string">
            <text:p>616-262-0445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Reindl- WDI</text:p>
          </table:table-cell>
          <table:table-cell table:style-name="ce96" office:value-type="string" calcext:value-type="string">
            <text:p>Steve</text:p>
          </table:table-cell>
          <table:table-cell table:style-name="ce217" office:value-type="float" office:value="7" calcext:value-type="float">
            <text:p>7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No</text:p>
          </table:table-cell>
          <table:table-cell table:style-name="ce209" office:value-type="string" calcext:value-type="string">
            <text:p><text:a xlink:href="mailto:stever@wisconsindistributors.com" xlink:type="simple">stever@wisconsindistributors.com</text:a></text:p>
          </table:table-cell>
          <table:table-cell table:style-name="ce97" office:value-type="string" calcext:value-type="string">
            <text:p>920-740-3518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Rosenberg Foley</text:p>
          </table:table-cell>
          <table:table-cell table:style-name="ce94" office:value-type="string" calcext:value-type="string">
            <text:p>Chris</text:p>
          </table:table-cell>
          <table:table-cell table:style-name="ce217" office:value-type="float" office:value="13" calcext:value-type="float">
            <text:p>13</text:p>
          </table:table-cell>
          <table:table-cell table:style-name="ce219" office:value-type="date" office:date-value="2021-12-04" calcext:value-type="date">
            <text:p>12/4/21</text:p>
          </table:table-cell>
          <table:table-cell table:style-name="ce219" office:value-type="date" office:date-value="2022-06-19" calcext:value-type="date">
            <text:p>6/19/22</text:p>
          </table:table-cell>
          <table:table-cell table:style-name="ce219" office:value-type="date" office:date-value="2021-06-19" calcext:value-type="date">
            <text:p>6/19/21</text:p>
          </table:table-cell>
          <table:table-cell table:style-name="ce96" office:value-type="string" calcext:value-type="string">
            <text:p>No</text:p>
          </table:table-cell>
          <table:table-cell table:style-name="ce97" office:value-type="string" calcext:value-type="string">
            <text:p>rosenbergfoley@gmail.com</text:p>
          </table:table-cell>
          <table:table-cell table:style-name="ce97" office:value-type="string" calcext:value-type="string">
            <text:p>608-698-6218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Rosenberg Foley</text:p>
          </table:table-cell>
          <table:table-cell table:style-name="ce94" office:value-type="string" calcext:value-type="string">
            <text:p>Lina</text:p>
          </table:table-cell>
          <table:table-cell table:style-name="ce217" office:value-type="float" office:value="13" calcext:value-type="float">
            <text:p>13</text:p>
          </table:table-cell>
          <table:table-cell table:style-name="ce219" office:value-type="date" office:date-value="2021-12-04" calcext:value-type="date">
            <text:p>12/4/21</text:p>
          </table:table-cell>
          <table:table-cell table:style-name="ce219" office:value-type="date" office:date-value="2022-06-19" calcext:value-type="date">
            <text:p>6/19/22</text:p>
          </table:table-cell>
          <table:table-cell table:style-name="ce219" office:value-type="date" office:date-value="2021-06-19" calcext:value-type="date">
            <text:p>6/19/21</text:p>
          </table:table-cell>
          <table:table-cell table:style-name="ce96" office:value-type="string" calcext:value-type="string">
            <text:p>No</text:p>
          </table:table-cell>
          <table:table-cell table:style-name="ce97" office:value-type="string" calcext:value-type="string">
            <text:p>rosenbergfoley@gmail.com</text:p>
          </table:table-cell>
          <table:table-cell table:style-name="ce97" office:value-type="string" calcext:value-type="string">
            <text:p>608-698-6219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Rottier</text:p>
          </table:table-cell>
          <table:table-cell table:style-name="ce94" office:value-type="string" calcext:value-type="string">
            <text:p>Pete</text:p>
          </table:table-cell>
          <table:table-cell table:style-name="ce217" office:value-type="float" office:value="7" calcext:value-type="float">
            <text:p>7</text:p>
          </table:table-cell>
          <table:table-cell table:style-name="ce219" office:value-type="string" calcext:value-type="string">
            <text:p>12.7.21</text:p>
          </table:table-cell>
          <table:table-cell table:style-name="ce219" office:value-type="date" office:date-value="2022-06-26" calcext:value-type="date">
            <text:p>6/26/22</text:p>
          </table:table-cell>
          <table:table-cell table:style-name="ce219" office:value-type="string" calcext:value-type="string">
            <text:p>6.26.21</text:p>
          </table:table-cell>
          <table:table-cell table:style-name="ce96" office:value-type="string" calcext:value-type="string">
            <text:p>yes</text:p>
          </table:table-cell>
          <table:table-cell table:style-name="ce97" office:value-type="string" calcext:value-type="string">
            <text:p>rottiep1951@gmail.com</text:p>
          </table:table-cell>
          <table:table-cell table:style-name="ce97" office:value-type="string" calcext:value-type="string">
            <text:p>920-205-9312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Rueger- WDI</text:p>
          </table:table-cell>
          <table:table-cell table:style-name="ce94" office:value-type="string" calcext:value-type="string">
            <text:p>John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Johnr@wisconsindistributors.com" xlink:type="simple">Johnr@wisconsindistributors.com</text:a></text:p>
          </table:table-cell>
          <table:table-cell table:style-name="ce97" office:value-type="string" calcext:value-type="string">
            <text:p>920-841-3197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Rutlin- WDI</text:p>
          </table:table-cell>
          <table:table-cell table:style-name="ce94" office:value-type="string" calcext:value-type="string">
            <text:p>John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johnrutlin@wisconsindistributors.com" xlink:type="simple">johnrutlin@wisconsindistributors.com</text:a></text:p>
          </table:table-cell>
          <table:table-cell table:style-name="ce97" office:value-type="string" calcext:value-type="string">
            <text:p>920-979-6795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Schroth- WDI</text:p>
          </table:table-cell>
          <table:table-cell table:style-name="ce96" office:value-type="string" calcext:value-type="string">
            <text:p>Terry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terrys@wisconsindistributors.com" xlink:type="simple">terrys@wisconsindistributors.com</text:a></text:p>
          </table:table-cell>
          <table:table-cell table:style-name="ce97" office:value-type="string" calcext:value-type="string">
            <text:p>920-915-3358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Seidl- WDI</text:p>
          </table:table-cell>
          <table:table-cell table:style-name="ce96" office:value-type="string" calcext:value-type="string">
            <text:p>Aaron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aaronseidl@wisconsindistributors.com" xlink:type="simple">aaronseidl@wisconsindistributors.com</text:a></text:p>
          </table:table-cell>
          <table:table-cell table:style-name="ce97" office:value-type="string" calcext:value-type="string">
            <text:p>920-277-4952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Smits- WDI</text:p>
          </table:table-cell>
          <table:table-cell table:style-name="ce216" office:value-type="string" calcext:value-type="string">
            <text:p>Brian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2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briansmits@wisconsindistributors.com" xlink:type="simple">briansmits@wisconsindistributors.com</text:a></text:p>
          </table:table-cell>
          <table:table-cell table:style-name="ce97" office:value-type="string" calcext:value-type="string">
            <text:p>920-471-9496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Stoffel- WDI</text:p>
          </table:table-cell>
          <table:table-cell table:style-name="ce96" office:value-type="string" calcext:value-type="string">
            <text:p>John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3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johns@wisconsindistributors.com" xlink:type="simple">johns@wisconsindistributors.com</text:a></text:p>
          </table:table-cell>
          <table:table-cell table:style-name="ce97" office:value-type="string" calcext:value-type="string">
            <text:p>608-438-4914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Talady- WDI</text:p>
          </table:table-cell>
          <table:table-cell table:style-name="ce96" office:value-type="string" calcext:value-type="string">
            <text:p>Todd</text:p>
          </table:table-cell>
          <table:table-cell table:style-name="ce217" office:value-type="float" office:value="8" calcext:value-type="float">
            <text:p>8</text:p>
          </table:table-cell>
          <table:table-cell table:style-name="ce219" office:value-type="date" office:date-value="2021-11-18" calcext:value-type="date">
            <text:p>11/18/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toddt@wisconsindistributors.com" xlink:type="simple">toddt@wisconsindistributors.com</text:a></text:p>
          </table:table-cell>
          <table:table-cell table:style-name="ce97" office:value-type="string" calcext:value-type="string">
            <text:p>920-740-4113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Tessner- WDI</text:p>
          </table:table-cell>
          <table:table-cell table:style-name="ce96" office:value-type="string" calcext:value-type="string">
            <text:p>Mike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5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miket@wisconsindistributors.com" xlink:type="simple">miket@wisconsindistributors.com</text:a></text:p>
          </table:table-cell>
          <table:table-cell table:style-name="ce97" office:value-type="string" calcext:value-type="string">
            <text:p>920-470-2226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Thomson</text:p>
          </table:table-cell>
          <table:table-cell table:style-name="ce94" office:value-type="string" calcext:value-type="string">
            <text:p><text:s/>Ian</text:p>
          </table:table-cell>
          <table:table-cell table:style-name="ce217" office:value-type="float" office:value="15" calcext:value-type="float">
            <text:p>15</text:p>
          </table:table-cell>
          <table:table-cell table:style-name="ce219" office:value-type="string" calcext:value-type="string">
            <text:p>12.4.21</text:p>
          </table:table-cell>
          <table:table-cell table:style-name="ce219" office:value-type="date" office:date-value="2022-09-30" calcext:value-type="date">
            <text:p>9/30/22</text:p>
          </table:table-cell>
          <table:table-cell table:style-name="ce219" office:value-type="date" office:date-value="2021-09-30" calcext:value-type="date">
            <text:p>9/30/21</text:p>
          </table:table-cell>
          <table:table-cell table:style-name="ce96" office:value-type="string" calcext:value-type="string">
            <text:p>No</text:p>
          </table:table-cell>
          <table:table-cell table:style-name="ce97" office:value-type="string" calcext:value-type="string">
            <text:p>ithomson15@gmail.com</text:p>
          </table:table-cell>
          <table:table-cell table:style-name="ce97" office:value-type="string" calcext:value-type="string">
            <text:p>610-762-3177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215" office:value-type="string" calcext:value-type="string">
            <text:p>Toppe</text:p>
          </table:table-cell>
          <table:table-cell table:style-name="ce214" office:value-type="string" calcext:value-type="string">
            <text:p>John</text:p>
          </table:table-cell>
          <table:table-cell table:style-name="ce200" office:value-type="float" office:value="101" calcext:value-type="float">
            <text:p>101</text:p>
          </table:table-cell>
          <table:table-cell table:style-name="ce204" office:value-type="string" calcext:value-type="string">
            <text:p>12.7.21</text:p>
          </table:table-cell>
          <table:table-cell table:style-name="ce204" office:value-type="date" office:date-value="2022-06-05" calcext:value-type="date">
            <text:p>6/5/22</text:p>
          </table:table-cell>
          <table:table-cell table:style-name="ce204" office:value-type="date" office:date-value="2021-06-05" calcext:value-type="date">
            <text:p>6/5/21</text:p>
          </table:table-cell>
          <table:table-cell table:style-name="ce166" office:value-type="string" calcext:value-type="string">
            <text:p>No</text:p>
          </table:table-cell>
          <table:table-cell table:style-name="ce215" office:value-type="string" calcext:value-type="string">
            <text:p>calovus@hotmail.com</text:p>
          </table:table-cell>
          <table:table-cell table:style-name="ce215"/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Vanden Heuvel- WDI</text:p>
          </table:table-cell>
          <table:table-cell table:style-name="ce96" office:value-type="string" calcext:value-type="string">
            <text:p>Tyler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tylerv@wisconsindistributors.com" xlink:type="simple">tylerv@wisconsindistributors.com</text:a></text:p>
          </table:table-cell>
          <table:table-cell table:style-name="ce97" office:value-type="string" calcext:value-type="string">
            <text:p>920-737-5174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6" office:value-type="string" calcext:value-type="string">
            <text:p>Vanderwerff</text:p>
          </table:table-cell>
          <table:table-cell table:style-name="ce94" office:value-type="string" calcext:value-type="string">
            <text:p>Mike</text:p>
          </table:table-cell>
          <table:table-cell table:style-name="ce217" office:value-type="float" office:value="56" calcext:value-type="float">
            <text:p>56</text:p>
          </table:table-cell>
          <table:table-cell table:style-name="ce219" office:value-type="date" office:date-value="2021-12-02" calcext:value-type="date">
            <text:p>12/2/21</text:p>
          </table:table-cell>
          <table:table-cell table:style-name="ce219" office:value-type="date" office:date-value="2021-12-11" calcext:value-type="date">
            <text:p>12/11/21</text:p>
          </table:table-cell>
          <table:table-cell table:style-name="ce219" office:value-type="date" office:date-value="2020-10-10" calcext:value-type="date">
            <text:p>10/10/20</text:p>
          </table:table-cell>
          <table:table-cell table:style-name="ce94" office:value-type="string" calcext:value-type="string">
            <text:p>No</text:p>
          </table:table-cell>
          <table:table-cell table:style-name="ce96" office:value-type="string" calcext:value-type="string">
            <text:p>michaelvan8@hotmail.com</text:p>
          </table:table-cell>
          <table:table-cell table:style-name="ce96" office:value-type="string" calcext:value-type="string">
            <text:p>920-202-4005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Vannes- WDI</text:p>
          </table:table-cell>
          <table:table-cell table:style-name="ce96" office:value-type="string" calcext:value-type="string">
            <text:p>Paul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paulv@wisconsindistributors.com" xlink:type="simple">paulv@wisconsindistributors.com</text:a></text:p>
          </table:table-cell>
          <table:table-cell table:style-name="ce97" office:value-type="string" calcext:value-type="string">
            <text:p>920-284-0605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VanSickle</text:p>
          </table:table-cell>
          <table:table-cell table:style-name="ce94" office:value-type="string" calcext:value-type="string">
            <text:p>Daniel</text:p>
          </table:table-cell>
          <table:table-cell table:style-name="ce217" office:value-type="float" office:value="50" calcext:value-type="float">
            <text:p>50</text:p>
          </table:table-cell>
          <table:table-cell table:style-name="ce219" office:value-type="string" calcext:value-type="string">
            <text:p>12.2.21</text:p>
          </table:table-cell>
          <table:table-cell table:style-name="ce219" office:value-type="date" office:date-value="2022-02-26" calcext:value-type="date">
            <text:p>2/26/22</text:p>
          </table:table-cell>
          <table:table-cell table:style-name="ce219" office:value-type="date" office:date-value="2021-02-26" calcext:value-type="date">
            <text:p>2/26/21</text:p>
          </table:table-cell>
          <table:table-cell table:style-name="ce96" office:value-type="string" calcext:value-type="string">
            <text:p>No</text:p>
          </table:table-cell>
          <table:table-cell table:style-name="ce97" office:value-type="string" calcext:value-type="string">
            <text:p>danvansickle@hotmail.com</text:p>
          </table:table-cell>
          <table:table-cell table:style-name="ce97" office:value-type="string" calcext:value-type="string">
            <text:p>785-969-6852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Vontnkevort</text:p>
          </table:table-cell>
          <table:table-cell table:style-name="ce94" office:value-type="string" calcext:value-type="string">
            <text:p>Emma</text:p>
          </table:table-cell>
          <table:table-cell table:style-name="ce217" office:value-type="float" office:value="1" calcext:value-type="float">
            <text:p>1</text:p>
          </table:table-cell>
          <table:table-cell table:style-name="ce219" office:value-type="string" calcext:value-type="string">
            <text:p>10.20.21</text:p>
          </table:table-cell>
          <table:table-cell table:style-name="ce219" office:value-type="date" office:date-value="2022-10-20" calcext:value-type="date">
            <text:p>10/20/22</text:p>
          </table:table-cell>
          <table:table-cell table:style-name="ce219" office:value-type="date" office:date-value="2021-10-20" calcext:value-type="date">
            <text:p>10/20/21</text:p>
          </table:table-cell>
          <table:table-cell table:style-name="ce96" office:value-type="string" calcext:value-type="string">
            <text:p>Yes</text:p>
          </table:table-cell>
          <table:table-cell table:style-name="ce97" office:value-type="string" calcext:value-type="string">
            <text:p>emmavontnkevort@gmail.com</text:p>
          </table:table-cell>
          <table:table-cell table:style-name="ce97" office:value-type="string" calcext:value-type="string">
            <text:p>920-450-7941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Weatherwax- WDI</text:p>
          </table:table-cell>
          <table:table-cell table:style-name="ce96" office:value-type="string" calcext:value-type="string">
            <text:p>Scott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scottw@wisconsindistributors.com" xlink:type="simple">scottw@wisconsindistributors.com</text:a></text:p>
          </table:table-cell>
          <table:table-cell table:style-name="ce97" office:value-type="string" calcext:value-type="string">
            <text:p>920-585-1465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Weaver</text:p>
          </table:table-cell>
          <table:table-cell table:style-name="ce95" office:value-type="string" calcext:value-type="string">
            <text:p>Konrad</text:p>
          </table:table-cell>
          <table:table-cell table:style-name="ce217" office:value-type="float" office:value="52" calcext:value-type="float">
            <text:p>52</text:p>
          </table:table-cell>
          <table:table-cell table:style-name="ce219" office:value-type="string" calcext:value-type="string">
            <text:p>11.16.21</text:p>
          </table:table-cell>
          <table:table-cell table:style-name="ce219" office:value-type="date" office:date-value="2021-12-22" calcext:value-type="date">
            <text:p>12/22/21</text:p>
          </table:table-cell>
          <table:table-cell table:style-name="ce219" office:value-type="date" office:date-value="2020-10-01" calcext:value-type="date">
            <text:p>10/1/20</text:p>
          </table:table-cell>
          <table:table-cell table:style-name="ce96" office:value-type="string" calcext:value-type="string">
            <text:p>No</text:p>
          </table:table-cell>
          <table:table-cell table:style-name="ce97" office:value-type="string" calcext:value-type="string">
            <text:p>braumaster@sbcglobal.net</text:p>
          </table:table-cell>
          <table:table-cell table:style-name="ce97" office:value-type="string" calcext:value-type="string">
            <text:p>920-759-2138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6" office:value-type="string" calcext:value-type="string">
            <text:p>Weeks</text:p>
          </table:table-cell>
          <table:table-cell table:style-name="ce96" office:value-type="string" calcext:value-type="string">
            <text:p>Steven</text:p>
          </table:table-cell>
          <table:table-cell table:style-name="ce96" office:value-type="float" office:value="17" calcext:value-type="float">
            <text:p>17</text:p>
          </table:table-cell>
          <table:table-cell table:style-name="ce206" office:value-type="string" calcext:value-type="string">
            <text:p>12.7.21</text:p>
          </table:table-cell>
          <table:table-cell table:style-name="ce206" office:value-type="string" calcext:value-type="string">
            <text:p>10.14.22</text:p>
          </table:table-cell>
          <table:table-cell table:style-name="ce206" office:value-type="string" calcext:value-type="string">
            <text:p>10.14.21</text:p>
          </table:table-cell>
          <table:table-cell table:style-name="ce96" office:value-type="string" calcext:value-type="string">
            <text:p>yes</text:p>
          </table:table-cell>
          <table:table-cell table:style-name="ce96" office:value-type="string" calcext:value-type="string">
            <text:p>sweekes22477@gmmail.com</text:p>
          </table:table-cell>
          <table:table-cell table:style-name="ce97" office:value-type="string" calcext:value-type="string">
            <text:p>920-362-4710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Wendell- WDI</text:p>
          </table:table-cell>
          <table:table-cell table:style-name="ce96" office:value-type="string" calcext:value-type="string">
            <text:p>Jeremy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jeremyw@wisconsindistributors.com" xlink:type="simple">jeremyw@wisconsindistributors.com</text:a></text:p>
          </table:table-cell>
          <table:table-cell table:style-name="ce97" office:value-type="string" calcext:value-type="string">
            <text:p>920-740-3029</text:p>
          </table:table-cell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97" office:value-type="string" calcext:value-type="string">
            <text:p>Zink- WDI</text:p>
          </table:table-cell>
          <table:table-cell table:style-name="ce94" office:value-type="string" calcext:value-type="string">
            <text:p>Eric</text:p>
          </table:table-cell>
          <table:table-cell table:style-name="ce217" office:value-type="float" office:value="5" calcext:value-type="float">
            <text:p>5</text:p>
          </table:table-cell>
          <table:table-cell table:style-name="ce219" office:value-type="string" calcext:value-type="string">
            <text:p>8.8.21</text:p>
          </table:table-cell>
          <table:table-cell table:style-name="ce219" office:value-type="date" office:date-value="2022-07-14" calcext:value-type="date">
            <text:p>7/14/22</text:p>
          </table:table-cell>
          <table:table-cell table:style-name="ce219" office:value-type="date" office:date-value="2021-07-14" calcext:value-type="date">
            <text:p>7/14/21</text:p>
          </table:table-cell>
          <table:table-cell table:style-name="ce96" office:value-type="string" calcext:value-type="string">
            <text:p>Yes</text:p>
          </table:table-cell>
          <table:table-cell table:style-name="ce209" office:value-type="string" calcext:value-type="string">
            <text:p><text:a xlink:href="mailto:ericz@wisconsindistributors.com" xlink:type="simple">ericz@wisconsindistributors.com</text:a></text:p>
          </table:table-cell>
          <table:table-cell table:style-name="ce97" office:value-type="string" calcext:value-type="string">
            <text:p>920-312-1071</text:p>
          </table:table-cell>
          <table:table-cell table:style-name="ce167" table:number-columns-repeated="15"/>
          <table:table-cell table:number-columns-repeated="1000"/>
        </table:table-row>
        <table:table-row table:style-name="ro8" table:number-rows-repeated="4">
          <table:table-cell table:style-name="ce167" table:number-columns-repeated="3"/>
          <table:table-cell table:style-name="ce206" table:number-columns-repeated="3"/>
          <table:table-cell table:style-name="ce167" table:number-columns-repeated="2"/>
          <table:table-cell table:style-name="ce97"/>
          <table:table-cell table:style-name="ce167" table:number-columns-repeated="15"/>
          <table:table-cell table:number-columns-repeated="1000"/>
        </table:table-row>
        <table:table-row table:style-name="ro8" table:number-rows-repeated="3">
          <table:table-cell table:style-name="ce167" table:number-columns-repeated="3"/>
          <table:table-cell table:style-name="ce206" table:number-columns-repeated="3"/>
          <table:table-cell table:style-name="ce167" table:number-columns-repeated="2"/>
          <table:table-cell table:style-name="ce97"/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167" table:number-columns-repeated="3"/>
          <table:table-cell table:style-name="ce206" table:number-columns-repeated="3"/>
          <table:table-cell table:style-name="ce167" table:number-columns-repeated="2"/>
          <table:table-cell table:style-name="ce97"/>
          <table:table-cell table:style-name="ce167" table:number-columns-repeated="15"/>
          <table:table-cell table:number-columns-repeated="1000"/>
        </table:table-row>
        <table:table-row table:style-name="ro8">
          <table:table-cell table:style-name="ce167" table:number-columns-repeated="3"/>
          <table:table-cell table:style-name="ce206" table:number-columns-repeated="3"/>
          <table:table-cell table:style-name="ce167" table:number-columns-repeated="2"/>
          <table:table-cell table:style-name="ce97"/>
          <table:table-cell table:style-name="ce167" table:number-columns-repeated="15"/>
          <table:table-cell table:number-columns-repeated="1000"/>
        </table:table-row>
        <table:table-row table:style-name="ro8" table:number-rows-repeated="12">
          <table:table-cell table:style-name="ce167" table:number-columns-repeated="3"/>
          <table:table-cell table:style-name="ce206" table:number-columns-repeated="3"/>
          <table:table-cell table:style-name="ce167" table:number-columns-repeated="2"/>
          <table:table-cell table:style-name="ce97"/>
          <table:table-cell table:style-name="ce167" table:number-columns-repeated="15"/>
          <table:table-cell table:number-columns-repeated="1000"/>
        </table:table-row>
        <table:table-row table:style-name="ro8" table:number-rows-repeated="923">
          <table:table-cell table:style-name="ce167" table:number-columns-repeated="3"/>
          <table:table-cell table:style-name="ce206" table:number-columns-repeated="3"/>
          <table:table-cell table:style-name="ce167" table:number-columns-repeated="2"/>
          <table:table-cell table:style-name="ce97"/>
          <table:table-cell table:style-name="ce167" table:number-columns-repeated="15"/>
          <table:table-cell table:number-columns-repeated="1000"/>
        </table:table-row>
        <table:table-row table:style-name="ro4" table:number-rows-repeated="1047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-of-week/>
    </number:date-style>
    <number:date-style style:name="N127">
      <number:month/>
      <number:text>/</number:text>
      <number:day/>
    </number:date-style>
    <number:date-style style:name="N128">
      <number:month/>
      <number:text>/</number:text>
      <number:day-of-week/>
      <number:text>/</number:text>
      <number:year number:style="long"/>
    </number:date-style>
    <number:date-style style:name="N129">
      <number:month/>
      <number:text>/</number:text>
      <number:day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Georgia" fo:font-family="Georgia" style:font-name-asian="Linux Libertine G" style:font-family-asian="'Linux Libertine G'" style:font-family-generic-asian="system" style:font-pitch-asian="variable" style:font-name-complex="Georgia" style:font-family-complex="Georgi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ff00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ff00"/>
    </style:style>
    <style:style style:name="ConditionalStyle_5f_6" style:display-name="ConditionalStyle_6" style:family="table-cell" style:parent-style-name="Default">
      <style:table-cell-properties fo:background-color="#ff0000"/>
      <style:text-properties fo:color="#000000"/>
    </style:style>
    <style:style style:name="ConditionalStyle_5f_7" style:display-name="ConditionalStyle_7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66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_20_Portal" style:display-name="PageStyle_TR Por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t_20_Members" style:display-name="PageStyle_Current Me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0" style:display-name="PageStyle_Sheet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ZESMILESTONES" style:display-name="PageStyle_PRIZESMILEST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ustry_20_Night" style:display-name="PageStyle_Industry Nigh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alysis" style:display-name="PageStyle_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ired" style:display-name="PageStyle_Expi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_20_sheet" style:display-name="PageStyle_Old 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5048" meta:object-count="0"/>
    <meta:generator>LibreOfficeDev/6.0.5.2$Linux_X86_64 LibreOffice_project/</meta:generator>
  </office:meta>
</office:document-meta>
</file>